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ource Sans Pro" svg:font-family="'Source Sans Pro',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center" style:justify-single-word="false">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2" style:family="paragraph" style:parent-style-name="Heading_20_2">
      <style:paragraph-properties fo:text-align="center" style:justify-single-word="false"/>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P3" style:family="paragraph" style:parent-style-name="Heading_20_2">
      <style:paragraph-properties fo:text-align="center" style:justify-single-word="false"/>
    </style:style>
    <style:style style:name="P4" style:family="paragraph" style:parent-style-name="Preformatted_20_Text">
      <style:text-properties style:font-name="Arial" fo:font-size="12pt" fo:font-weight="bold" style:font-size-asian="12pt" style:font-weight-asian="bold" style:font-name-complex="Arial" style:font-size-complex="12pt" style:font-weight-complex="bold"/>
    </style:style>
    <style:style style:name="P5" style:family="paragraph" style:parent-style-name="Preformatted_20_Text">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6" style:family="paragraph" style:parent-style-name="Preformatted_20_Text">
      <style:text-properties style:font-name="Aria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7" style:family="paragraph" style:parent-style-name="Preformatted_20_Text">
      <style:text-properties style:font-name="Arial" fo:font-size="12pt" style:text-underline-style="none" fo:font-weight="normal" style:font-size-asian="12pt" style:font-weight-asian="normal" style:font-name-complex="Arial" style:font-size-complex="12pt" style:font-weight-complex="normal"/>
    </style:style>
    <style:style style:name="P8" style:family="paragraph" style:parent-style-name="Preformatted_20_Text">
      <style:text-properties style:font-name="Arial" fo:font-size="12pt" style:text-underline-style="none" fo:font-weight="bold" style:font-size-asian="12pt" style:font-weight-asian="bold" style:font-name-complex="Arial" style:font-size-complex="12pt" style:font-weight-complex="bold"/>
    </style:style>
    <style:style style:name="P9" style:family="paragraph" style:parent-style-name="Preformatted_20_Text">
      <style:text-properties style:font-name="Arial" fo:font-size="12pt" style:font-size-asian="12pt" style:font-name-complex="Arial" style:font-size-complex="12pt"/>
    </style:style>
    <style:style style:name="P10" style:family="paragraph" style:parent-style-name="Preformatted_20_Text">
      <style:text-properties fo:font-variant="normal" fo:text-transform="none" style:font-name="Arial" fo:font-size="12pt" fo:letter-spacing="normal" fo:font-style="normal" style:text-underline-style="none" fo:font-weight="normal" style:font-size-asian="12pt" style:font-weight-asian="normal" style:font-name-complex="Arial" style:font-size-complex="12pt" style:font-weight-complex="normal"/>
    </style:style>
    <style:style style:name="P11" style:family="paragraph" style:parent-style-name="Preformatted_20_Text">
      <style:paragraph-properties fo:margin-top="0cm" fo:margin-bottom="0.499cm"/>
    </style:style>
    <style:style style:name="P12" style:family="paragraph" style:parent-style-name="Preformatted_20_Text">
      <style:paragraph-properties fo:margin-top="0cm" fo:margin-bottom="0.499cm"/>
      <style:text-properties style:font-name="Arial" fo:font-size="12pt" fo:font-weight="bold" style:font-size-asian="12pt" style:font-weight-asian="bold" style:font-name-complex="Arial" style:font-size-complex="12pt" style:font-weight-complex="bold"/>
    </style:style>
    <style:style style:name="P13" style:family="paragraph" style:parent-style-name="Preformatted_20_Text">
      <style:paragraph-properties fo:margin-top="0cm" fo:margin-bottom="0.499cm"/>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4" style:family="paragraph" style:parent-style-name="Preformatted_20_Text">
      <style:paragraph-properties fo:margin-top="0cm" fo:margin-bottom="0.499cm"/>
      <style:text-properties style:font-name="Arial" fo:font-size="12pt" style:font-size-asian="12pt" style:font-name-complex="Arial" style:font-size-complex="12pt"/>
    </style:style>
    <style:style style:name="P15" style:family="paragraph" style:parent-style-name="Preformatted_20_Text">
      <style:paragraph-properties fo:margin-top="0cm" fo:margin-bottom="0.499cm"/>
      <style:text-properties style:font-name="Arial" fo:font-size="12pt" fo:font-weight="normal" style:font-size-asian="12pt" style:font-weight-asian="normal" style:font-name-complex="Arial" style:font-size-complex="12pt" style:font-weight-complex="normal"/>
    </style:style>
    <style:style style:name="P16" style:family="paragraph" style:parent-style-name="Preformatted_20_Text">
      <style:paragraph-properties fo:margin-top="0cm" fo:margin-bottom="0.499cm"/>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Preformatted_20_Text">
      <style:paragraph-properties fo:margin-top="0cm" fo:margin-bottom="0.499cm"/>
      <style:text-properties style:font-name="Arial" fo:font-size="12pt" fo:font-weight="bold" style:font-size-asian="12pt" style:font-weight-asian="bold" style:font-size-complex="12pt" style:font-weight-complex="bold"/>
    </style:style>
    <style:style style:name="P18" style:family="paragraph" style:parent-style-name="Heading_20_4">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size-complex="12pt" style:font-weight-complex="bold"/>
    </style:style>
    <style:style style:name="P19" style:family="paragraph" style:parent-style-name="Heading_20_4">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P20" style:family="paragraph" style:parent-style-name="Heading_20_4">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P21" style:family="paragraph" style:parent-style-name="Heading_20_4">
      <style:paragraph-properties>
        <style:tab-stops>
          <style:tab-stop style:position="5.953cm"/>
        </style:tab-stops>
      </style:paragraph-properties>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P22" style:family="paragraph" style:parent-style-name="Heading_20_4">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P23" style:family="paragraph" style:parent-style-name="Heading_20_4">
      <style:paragraph-properties>
        <style:tab-stops>
          <style:tab-stop style:position="5.953cm"/>
        </style:tab-stops>
      </style:paragraph-properties>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P24" style:family="paragraph" style:parent-style-name="Heading_20_4">
      <style:paragraph-properties>
        <style:tab-stops>
          <style:tab-stop style:position="5.953cm"/>
        </style:tab-stops>
      </style:paragraph-properties>
      <style:text-properties fo:font-variant="normal" fo:text-transform="none" fo:color="#000000" style:font-name="Arial" fo:font-size="12pt" fo:letter-spacing="normal" fo:font-style="normal" style:text-underline-style="none" fo:font-weight="bold" style:font-size-asian="12pt" style:font-weight-asian="bold" style:font-name-complex="Arial" style:font-size-complex="12pt" style:font-weight-complex="bold"/>
    </style:style>
    <style:style style:name="P25" style:family="paragraph" style:parent-style-name="Heading_20_4">
      <style:text-properties fo:font-variant="normal" fo:text-transform="none" style:font-name="Arial" fo:font-size="12pt" fo:letter-spacing="normal" fo:font-style="normal" fo:font-weight="bold" style:font-size-asian="12pt" style:font-weight-asian="bold" style:font-name-complex="Arial" style:font-size-complex="12pt" style:font-weight-complex="bold"/>
    </style:style>
    <style:style style:name="P26" style:family="paragraph" style:parent-style-name="Heading_20_4">
      <style:text-properties style:font-name="Arial" fo:font-size="12pt" style:font-size-asian="12pt" style:font-name-complex="Arial" style:font-size-complex="12pt"/>
    </style:style>
    <style:style style:name="P27" style:family="paragraph" style:parent-style-name="Heading_20_4">
      <style:paragraph-properties>
        <style:tab-stops>
          <style:tab-stop style:position="5.953cm"/>
        </style:tab-stops>
      </style:paragraph-properties>
    </style:style>
    <style:style style:name="P28" style:family="paragraph" style:parent-style-name="Heading_20_4">
      <style:paragraph-properties fo:margin-top="0cm" fo:margin-bottom="0.499cm" fo:text-align="start" style:justify-single-word="false"/>
    </style:style>
    <style:style style:name="P29" style:family="paragraph" style:parent-style-name="Heading_20_5">
      <style:text-properties fo:font-variant="normal" fo:text-transform="none" style:font-name="Arial" fo:font-size="12pt" fo:letter-spacing="normal" fo:font-style="normal" fo:font-weight="bold" style:font-size-asian="12pt" style:font-weight-asian="bold" style:font-name-complex="Arial" style:font-size-complex="12pt" style:font-weight-complex="bold"/>
    </style:style>
    <style:style style:name="P30" style:family="paragraph" style:parent-style-name="Heading_20_5">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P31" style:family="paragraph" style:parent-style-name="Heading_20_5">
      <style:paragraph-properties>
        <style:tab-stops>
          <style:tab-stop style:position="5.953cm"/>
        </style:tab-stops>
      </style:paragraph-properties>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P32" style:family="paragraph" style:parent-style-name="Heading_20_5">
      <style:paragraph-properties>
        <style:tab-stops>
          <style:tab-stop style:position="5.953cm"/>
        </style:tab-stops>
      </style:paragraph-properties>
      <style:text-properties fo:font-variant="normal" fo:text-transform="none" fo:color="#000000" style:font-name="Arial" fo:font-size="12pt" fo:letter-spacing="normal" fo:font-style="normal" fo:font-weight="bold" style:font-size-asian="12pt" style:font-weight-asian="normal" style:font-name-complex="Arial" style:font-size-complex="12pt" style:font-weight-complex="normal"/>
    </style:style>
    <style:style style:name="P33" style:family="paragraph" style:parent-style-name="Heading_20_5">
      <style:text-properties style:font-name="Arial" fo:font-size="12pt" style:font-size-asian="12pt" style:font-name-complex="Arial" style:font-size-complex="12pt"/>
    </style:style>
    <style:style style:name="P34" style:family="paragraph" style:parent-style-name="Heading_20_5">
      <style:paragraph-properties fo:margin-top="0cm" fo:margin-bottom="0.499cm" fo:text-align="start" style:justify-single-word="false"/>
      <style:text-properties style:font-name="Arial" fo:font-size="12pt" fo:font-weight="bold" style:font-size-asian="12pt" style:font-weight-asian="bold" style:font-name-complex="Arial" style:font-size-complex="12pt" style:font-weight-complex="bold"/>
    </style:style>
    <style:style style:name="P35" style:family="paragraph" style:parent-style-name="Heading_20_3">
      <style:text-properties style:font-name="Arial" fo:font-size="12pt" style:text-underline-style="solid" style:text-underline-width="auto" style:text-underline-color="font-color" style:font-size-asian="12pt" style:font-name-complex="Arial" style:font-size-complex="12pt"/>
    </style:style>
    <style:style style:name="P36" style:family="paragraph" style:parent-style-name="Heading_20_3">
      <style:text-properties style:font-name="Arial" fo:font-size="12pt" style:font-size-asian="12pt" style:font-name-complex="Arial" style:font-size-complex="12pt"/>
    </style:style>
    <style:style style:name="P37" style:family="paragraph" style:parent-style-name="Heading_20_3">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38" style:family="paragraph" style:parent-style-name="Heading_20_3">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39" style:family="paragraph" style:parent-style-name="Heading_20_3">
      <style:paragraph-properties>
        <style:tab-stops>
          <style:tab-stop style:position="5.953cm"/>
        </style:tab-stops>
      </style:paragraph-properties>
      <style:text-properties fo:font-variant="normal" fo:text-transform="none" fo:color="#e95325" style:text-line-through-style="none" style:font-name="Arial" fo:font-size="12pt" fo:letter-spacing="normal" fo:font-style="normal" style:text-underline-style="none" fo:font-weight="normal" style:text-blinking="false" style:font-size-asian="12pt" style:font-name-complex="Arial" style:font-size-complex="12pt"/>
    </style:style>
    <style:style style:name="P40" style:family="paragraph" style:parent-style-name="Heading_20_3">
      <style:paragraph-properties>
        <style:tab-stops>
          <style:tab-stop style:position="5.953cm"/>
        </style:tab-stops>
      </style:paragraph-properties>
      <style:text-properties fo:color="#000000" style:font-name="Arial" fo:font-size="12pt" fo:font-weight="bold" style:font-size-asian="12pt" style:font-weight-asian="bold" style:font-size-complex="12pt" style:font-weight-complex="bold"/>
    </style:style>
    <style:style style:name="P41" style:family="paragraph" style:parent-style-name="Heading_20_3">
      <style:paragraph-properties fo:margin-top="0cm" fo:margin-bottom="0.499cm"/>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42" style:family="paragraph" style:parent-style-name="Standard">
      <style:paragraph-properties fo:text-align="start" style:justify-single-word="false"/>
    </style:style>
    <style:style style:name="P43" style:family="paragraph" style:parent-style-name="Standard" style:list-style-name="L8">
      <style:paragraph-properties fo:text-align="start" style:justify-single-word="false"/>
    </style:style>
    <style:style style:name="P44" style:family="paragraph" style:parent-style-name="Standard">
      <style:paragraph-properties fo:text-align="start" style:justify-single-word="false">
        <style:tab-stops>
          <style:tab-stop style:position="6.429cm"/>
        </style:tab-stops>
      </style:paragraph-properties>
    </style:style>
    <style:style style:name="P45" style:family="paragraph" style:parent-style-name="Standard">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46"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normal" style:font-name-complex="Arial" style:font-size-complex="12pt" style:font-weight-complex="normal"/>
    </style:style>
    <style:style style:name="P47" style:family="paragraph" style:parent-style-name="Standard">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P48" style:family="paragraph" style:parent-style-name="Standard">
      <style:text-properties fo:font-variant="normal" fo:text-transform="none" fo:color="#000000" style:font-name="Arial" fo:font-size="12pt" fo:letter-spacing="normal" fo:font-style="normal" fo:font-weight="normal" style:font-size-asian="12pt" style:font-weight-asian="normal" style:font-name-complex="Arial" style:font-size-complex="12pt" style:font-weight-complex="normal"/>
    </style:style>
    <style:style style:name="P49" style:family="paragraph" style:parent-style-name="Standard">
      <style:paragraph-properties fo:text-align="start" style:justify-single-word="false"/>
      <style:text-properties fo:font-variant="normal" fo:text-transform="none" style:font-name="Arial" fo:font-size="12pt" fo:letter-spacing="normal" fo:font-style="normal" style:text-underline-style="none" fo:font-weight="normal" style:font-size-asian="12pt" style:font-weight-asian="normal" style:font-name-complex="Arial" style:font-size-complex="12pt" style:font-weight-complex="normal"/>
    </style:style>
    <style:style style:name="P50" style:family="paragraph" style:parent-style-name="Standard">
      <style:paragraph-properties fo:text-align="center" style:justify-single-word="false"/>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P51" style:family="paragraph" style:parent-style-name="Standard">
      <style:text-properties fo:font-variant="normal" fo:text-transform="none" style:font-name="Arial" fo:font-size="12pt" fo:letter-spacing="normal" fo:font-style="normal" fo:font-weight="normal" style:font-size-asian="12pt" style:font-name-complex="Arial" style:font-size-complex="12pt"/>
    </style:style>
    <style:style style:name="P52" style:family="paragraph" style:parent-style-name="Standard">
      <style:text-properties style:font-name="Arial" fo:font-weight="bold" style:font-weight-asian="bold" style:font-weight-complex="bold"/>
    </style:style>
    <style:style style:name="P53" style:family="paragraph" style:parent-style-name="Standard">
      <style:paragraph-properties fo:text-align="start" style:justify-single-word="false"/>
      <style:text-properties style:font-name="Arial" fo:font-weight="bold" style:font-weight-asian="bold" style:font-weight-complex="bold"/>
    </style:style>
    <style:style style:name="P54" style:family="paragraph" style:parent-style-name="Standard">
      <style:paragraph-properties fo:text-align="start" style:justify-single-word="false"/>
      <style:text-properties style:font-name="Arial" fo:font-weight="normal" style:font-weight-asian="normal" style:font-weight-complex="normal"/>
    </style:style>
    <style:style style:name="P55" style:family="paragraph" style:parent-style-name="Standard">
      <style:paragraph-properties fo:text-align="start" style:justify-single-word="false"/>
      <style:text-properties style:font-name="Arial"/>
    </style:style>
    <style:style style:name="P56"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57"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5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59" style:family="paragraph" style:parent-style-name="Standard">
      <style:paragraph-properties fo:text-align="start" style:justify-single-word="false"/>
      <style:text-properties style:font-name="Arial" fo:font-size="12pt" style:text-underline-style="solid" style:text-underline-width="auto" style:text-underline-color="font-color" style:font-size-asian="12pt" style:font-name-complex="Arial" style:font-size-complex="12pt"/>
    </style:style>
    <style:style style:name="P6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6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name-complex="Arial" style:font-size-complex="12pt" style:font-weight-complex="normal"/>
    </style:style>
    <style:style style:name="P62" style:family="paragraph" style:parent-style-name="Standard">
      <style:text-properties style:font-name="Arial" fo:font-size="12pt" style:text-underline-style="none" style:font-size-asian="12pt" style:font-name-complex="Arial" style:font-size-complex="12pt"/>
    </style:style>
    <style:style style:name="P63" style:family="paragraph" style:parent-style-name="Standard">
      <style:paragraph-properties fo:text-align="start" style:justify-single-word="false"/>
      <style:text-properties style:font-name="Arial" fo:font-size="12pt" style:text-underline-style="none" style:font-size-asian="12pt" style:font-name-complex="Arial" style:font-size-complex="12pt"/>
    </style:style>
    <style:style style:name="P64" style:family="paragraph" style:parent-style-name="Standard">
      <style:paragraph-properties fo:text-align="start" style:justify-single-word="false"/>
      <style:text-properties style:font-name="Arial" fo:font-size="12pt" style:text-underline-style="none" fo:font-weight="bold" style:font-size-asian="12pt" style:font-weight-asian="bold" style:font-name-complex="Arial" style:font-size-complex="12pt" style:font-weight-complex="bold"/>
    </style:style>
    <style:style style:name="P65" style:family="paragraph" style:parent-style-name="Standard">
      <style:text-properties style:font-name="Arial" fo:font-size="12pt" style:font-size-asian="12pt" style:font-name-complex="Arial" style:font-size-complex="12pt"/>
    </style:style>
    <style:style style:name="P66"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6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68" style:family="paragraph" style:parent-style-name="Standard">
      <style:text-properties style:font-name="Arial" fo:font-size="12pt" fo:font-weight="bold" style:font-size-asian="12pt" style:font-weight-asian="bold" style:font-name-complex="Arial" style:font-size-complex="12pt" style:font-weight-complex="bold"/>
    </style:style>
    <style:style style:name="P69"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70"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71" style:family="paragraph" style:parent-style-name="Standard">
      <style:text-properties style:font-name="Arial" fo:font-size="12pt" fo:font-weight="normal" style:font-size-asian="12pt" style:font-weight-asian="normal" style:font-name-complex="Arial"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75" style:family="paragraph" style:parent-style-name="Standard">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76" style:family="paragraph" style:parent-style-name="Standard">
      <style:text-properties fo:color="#000000" style:font-name="Arial" fo:font-size="12pt" fo:font-weight="bold" style:font-size-asian="12pt" style:font-weight-asian="bold" style:font-name-complex="Arial" style:font-size-complex="12pt" style:font-weight-complex="bold"/>
    </style:style>
    <style:style style:name="P77"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78" style:family="paragraph" style:parent-style-name="Standard">
      <style:text-properties fo:color="#000000" style:font-name="Arial" fo:font-size="12pt" fo:font-weight="bold"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text-underline-style="none" fo:font-weight="normal" style:font-weight-asian="normal" style:font-weight-complex="normal"/>
    </style:style>
    <style:style style:name="P80" style:family="paragraph" style:parent-style-name="Standard">
      <style:paragraph-properties fo:text-align="start" style:justify-single-word="false"/>
      <style:text-properties style:text-underline-style="none"/>
    </style:style>
    <style:style style:name="P81" style:family="paragraph" style:parent-style-name="Standard">
      <style:paragraph-properties>
        <style:tab-stops>
          <style:tab-stop style:position="6.403cm"/>
        </style:tab-stops>
      </style:paragraph-properties>
    </style:style>
    <style:style style:name="P82" style:family="paragraph" style:parent-style-name="Standard">
      <style:paragraph-properties fo:text-align="start" style:justify-single-word="false"/>
      <style:text-properties fo:font-weight="normal" style:font-weight-asian="normal" style:font-weight-complex="normal"/>
    </style:style>
    <style:style style:name="P83" style:family="paragraph" style:parent-style-name="Standard">
      <style:paragraph-properties fo:text-align="start" style:justify-single-word="false"/>
      <style:text-properties style:text-underline-style="solid" style:text-underline-width="auto" style:text-underline-color="font-color"/>
    </style:style>
    <style:style style:name="P84" style:family="paragraph" style:parent-style-name="Standard">
      <style:paragraph-properties fo:text-align="center" style:justify-single-word="false"/>
    </style:style>
    <style:style style:name="P85" style:family="paragraph" style:parent-style-name="Standard">
      <style:paragraph-properties fo:margin-top="0cm" fo:margin-bottom="0.499cm"/>
    </style:style>
    <style:style style:name="P86" style:family="paragraph" style:parent-style-name="Standard">
      <style:paragraph-properties fo:margin-top="0cm" fo:margin-bottom="0.499cm"/>
      <style:text-properties style:font-name="Arial" fo:font-size="12pt" style:font-size-asian="12pt" style:font-name-complex="Arial" style:font-size-complex="12pt"/>
    </style:style>
    <style:style style:name="P87" style:family="paragraph" style:parent-style-name="Standard">
      <style:paragraph-properties fo:margin-top="0cm" fo:margin-bottom="0.499cm" fo:text-align="start" style:justify-single-word="false"/>
      <style:text-properties style:font-name="Arial" fo:font-size="12pt" style:font-size-asian="12pt" style:font-name-complex="Arial" style:font-size-complex="12pt"/>
    </style:style>
    <style:style style:name="P88" style:family="paragraph" style:parent-style-name="Standard">
      <style:paragraph-properties fo:margin-top="0cm" fo:margin-bottom="0.499cm" fo:text-align="center" style:justify-single-word="false"/>
      <style:text-properties style:font-name="Arial" fo:font-size="12pt" style:font-size-asian="12pt" style:font-name-complex="Arial" style:font-size-complex="12pt"/>
    </style:style>
    <style:style style:name="P89" style:family="paragraph" style:parent-style-name="Standard">
      <style:paragraph-properties fo:margin-top="0cm" fo:margin-bottom="0.499cm"/>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90" style:family="paragraph" style:parent-style-name="Standard">
      <style:paragraph-properties fo:margin-top="0cm" fo:margin-bottom="0.499cm"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91" style:family="paragraph" style:parent-style-name="Standard">
      <style:paragraph-properties fo:margin-top="0cm" fo:margin-bottom="0.499cm"/>
      <style:text-properties style:font-name="Arial" fo:font-size="12pt" fo:font-weight="normal" style:font-size-asian="12pt" style:font-weight-asian="normal" style:font-name-complex="Arial" style:font-size-complex="12pt" style:font-weight-complex="normal"/>
    </style:style>
    <style:style style:name="P92" style:family="paragraph" style:parent-style-name="Standard">
      <style:paragraph-properties fo:margin-top="0cm" fo:margin-bottom="0.499cm"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93" style:family="paragraph" style:parent-style-name="Standard">
      <style:paragraph-properties fo:margin-top="0cm" fo:margin-bottom="0.499cm"/>
      <style:text-properties style:font-name="Arial" fo:font-size="12pt" style:text-underline-style="none" fo:font-weight="normal" style:font-size-asian="12pt" style:font-weight-asian="normal" style:font-name-complex="Arial" style:font-size-complex="12pt" style:font-weight-complex="normal"/>
    </style:style>
    <style:style style:name="P94" style:family="paragraph" style:parent-style-name="Standard">
      <style:paragraph-properties fo:margin-top="0cm" fo:margin-bottom="0.499cm" fo:text-align="start" style:justify-single-word="false"/>
      <style:text-properties style:font-name="Arial" fo:font-size="12pt" style:text-underline-style="none" fo:font-weight="normal" style:font-size-asian="12pt" style:font-weight-asian="normal" style:font-name-complex="Arial" style:font-size-complex="12pt" style:font-weight-complex="normal"/>
    </style:style>
    <style:style style:name="P95" style:family="paragraph" style:parent-style-name="Standard">
      <style:paragraph-properties fo:margin-top="0cm" fo:margin-bottom="0.499cm" fo:text-align="start" style:justify-single-word="false"/>
      <style:text-properties style:font-name="Arial" fo:font-size="12pt" style:text-underline-style="none" style:font-size-asian="12pt" style:font-name-complex="Arial" style:font-size-complex="12pt"/>
    </style:style>
    <style:style style:name="P96" style:family="paragraph" style:parent-style-name="Standard">
      <style:paragraph-properties fo:margin-top="0cm" fo:margin-bottom="0.499cm"/>
      <style:text-properties style:font-name="Arial" fo:font-size="12pt" fo:font-weight="bold" style:font-size-asian="12pt" style:font-weight-asian="bold" style:font-name-complex="Arial" style:font-size-complex="12pt" style:font-weight-complex="bold"/>
    </style:style>
    <style:style style:name="P97" style:family="paragraph" style:parent-style-name="Standard">
      <style:paragraph-properties fo:margin-top="0cm" fo:margin-bottom="0.499cm" fo:text-align="start" style:justify-single-word="false"/>
      <style:text-properties style:font-name="Arial" fo:font-size="12pt" fo:font-weight="bold" style:font-size-asian="12pt" style:font-weight-asian="bold" style:font-name-complex="Arial" style:font-size-complex="12pt" style:font-weight-complex="bold"/>
    </style:style>
    <style:style style:name="P98" style:family="paragraph" style:parent-style-name="Standard">
      <style:paragraph-properties fo:margin-top="0cm" fo:margin-bottom="0.499cm"/>
      <style:text-properties style:text-underline-style="none" fo:font-weight="normal" style:font-weight-asian="normal" style:font-weight-complex="normal"/>
    </style:style>
    <style:style style:name="P99" style:family="paragraph" style:parent-style-name="Standard">
      <style:paragraph-properties fo:margin-top="0cm" fo:margin-bottom="0.499cm" fo:text-align="start" style:justify-single-word="false"/>
    </style:style>
    <style:style style:name="P100" style:family="paragraph" style:parent-style-name="Standard">
      <style:paragraph-properties fo:margin-top="0cm" fo:margin-bottom="0.499cm"/>
      <style:text-properties fo:font-weight="normal" style:font-weight-asian="normal" style:font-weight-complex="normal"/>
    </style:style>
    <style:style style:name="P101" style:family="paragraph" style:parent-style-name="Standard">
      <style:paragraph-properties fo:margin-top="0cm" fo:margin-bottom="0.499cm" fo:text-align="start" style:justify-single-word="false"/>
      <style:text-properties fo:font-weight="normal" style:font-weight-asian="normal" style:font-weight-complex="normal"/>
    </style:style>
    <style:style style:name="P102" style:family="paragraph" style:parent-style-name="Standard">
      <style:paragraph-properties fo:margin-top="0cm" fo:margin-bottom="0.499cm" fo:text-align="start" style:justify-single-word="false"/>
      <style:text-properties style:font-name="Arial" style:text-underline-style="none" fo:font-weight="normal" style:font-weight-asian="normal" style:font-weight-complex="normal"/>
    </style:style>
    <style:style style:name="P103" style:family="paragraph" style:parent-style-name="Text_20_body" style:list-style-name="L1"/>
    <style:style style:name="P104" style:family="paragraph" style:parent-style-name="Text_20_body" style:list-style-name="L2"/>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5"/>
    <style:style style:name="P108" style:family="paragraph" style:parent-style-name="Text_20_body">
      <style:text-properties style:font-name="Arial"/>
    </style:style>
    <style:style style:name="P109" style:family="paragraph" style:parent-style-name="Text_20_body">
      <style:paragraph-properties>
        <style:tab-stops>
          <style:tab-stop style:position="5.953cm"/>
        </style:tab-stops>
      </style:paragraph-properties>
      <style:text-properties style:font-name="Arial" fo:font-size="12pt" style:font-size-asian="12pt" style:font-size-complex="12pt"/>
    </style:style>
    <style:style style:name="P110" style:family="paragraph" style:parent-style-name="Text_20_body">
      <style:text-properties style:font-name="Arial" fo:font-size="12pt" style:font-size-asian="12pt" style:font-name-complex="Arial" style:font-size-complex="12pt"/>
    </style:style>
    <style:style style:name="P111" style:family="paragraph" style:parent-style-name="Text_20_body">
      <style:text-properties style:font-name="Arial" fo:font-weight="bold" style:font-weight-asian="bold" style:font-weight-complex="bold"/>
    </style:style>
    <style:style style:name="P112" style:family="paragraph" style:parent-style-name="Text_20_body">
      <style:paragraph-properties>
        <style:tab-stops>
          <style:tab-stop style:position="5.953cm"/>
        </style:tab-stops>
      </style:paragraph-properties>
      <style:text-properties style:font-name="Arial" fo:font-weight="bold" style:font-weight-asian="bold" style:font-weight-complex="bold"/>
    </style:style>
    <style:style style:name="P113" style:family="paragraph" style:parent-style-name="Text_20_body">
      <style:text-properties style:font-name="Arial" fo:font-weight="normal" style:font-weight-asian="normal" style:font-name-complex="Arial" style:font-weight-complex="normal"/>
    </style:style>
    <style:style style:name="P114" style:family="paragraph" style:parent-style-name="Text_20_body">
      <style:text-properties style:font-name="Arial" fo:font-weight="normal" style:font-weight-asian="normal" style:font-weight-complex="normal"/>
    </style:style>
    <style:style style:name="P115" style:family="paragraph" style:parent-style-name="Text_20_body" style:list-style-name="L7"/>
    <style:style style:name="P116" style:family="paragraph" style:parent-style-name="Text_20_body" style:list-style-name="L9"/>
    <style:style style:name="P117" style:family="paragraph" style:parent-style-name="Text_20_body" style:list-style-name="L10"/>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text-properties fo:color="#000000" style:text-line-through-style="none" style:font-name="Arial" fo:font-size="12pt" style:text-underline-style="none" fo:font-weight="bold" style:text-blinking="false" style:font-size-asian="12pt" style:font-weight-asian="bold" style:font-name-complex="Arial" style:font-size-complex="12pt" style:font-weight-complex="bold"/>
    </style:style>
    <style:style style:name="P121" style:family="paragraph" style:parent-style-name="Text_20_body">
      <style:text-properties fo:color="#000000" style:font-name="Arial" fo:font-size="12pt" fo:font-weight="bold" style:font-size-asian="12pt" style:font-weight-asian="bold" style:font-size-complex="12pt" style:font-weight-complex="bold"/>
    </style:style>
    <style:style style:name="P122" style:family="paragraph" style:parent-style-name="Text_20_body">
      <style:paragraph-properties>
        <style:tab-stops>
          <style:tab-stop style:position="5.953cm"/>
        </style:tab-stops>
      </style:paragraph-properties>
      <style:text-properties fo:color="#000000" style:font-name="Arial" fo:font-size="12pt" fo:font-weight="bold" style:font-size-asian="12pt" style:font-weight-asian="bold" style:font-size-complex="12pt" style:font-weight-complex="bold"/>
    </style:style>
    <style:style style:name="P123" style:family="paragraph" style:parent-style-name="Text_20_body">
      <style:text-properties fo:color="#000000" style:font-name="Arial" fo:font-size="12pt" style:text-underline-style="solid" style:text-underline-width="auto" style:text-underline-color="font-color" fo:font-weight="bold" style:font-size-asian="12pt" style:font-weight-asian="bold" style:font-size-complex="12pt" style:font-weight-complex="bold"/>
    </style:style>
    <style:style style:name="P124" style:family="paragraph" style:parent-style-name="Text_20_body">
      <style:paragraph-properties fo:text-align="center" style:justify-single-word="false"/>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25" style:family="paragraph" style:parent-style-name="Text_20_body">
      <style:text-properties fo:color="#000000" style:font-name="Aria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26" style:family="paragraph" style:parent-style-name="Text_20_body">
      <style:text-properties fo:color="#000000" style:font-name="Arial" fo:font-size="12pt" fo:font-weight="bold" style:font-size-asian="12pt" style:font-weight-asian="bold" style:font-name-complex="Arial" style:font-size-complex="12pt" style:font-weight-complex="bold"/>
    </style:style>
    <style:style style:name="P127" style:family="paragraph" style:parent-style-name="Text_20_body">
      <style:paragraph-properties>
        <style:tab-stops>
          <style:tab-stop style:position="5.953cm"/>
        </style:tab-stops>
      </style:paragraph-properties>
      <style:text-properties fo:color="#000000" style:font-name="Arial" fo:font-size="12pt" fo:font-weight="bold" style:font-size-asian="12pt" style:font-weight-asian="bold" style:font-name-complex="Arial" style:font-size-complex="12pt" style:font-weight-complex="bold"/>
    </style:style>
    <style:style style:name="P128" style:family="paragraph" style:parent-style-name="Text_20_body">
      <style:paragraph-properties>
        <style:tab-stops>
          <style:tab-stop style:position="5.953cm"/>
        </style:tab-stops>
      </style:paragraph-properties>
      <style:text-properties fo:color="#000000" style:font-name="Arial" fo:font-size="12pt" fo:font-weight="normal" style:font-size-asian="12pt" style:font-weight-asian="normal" style:font-name-complex="Arial" style:font-size-complex="12pt" style:font-weight-complex="normal"/>
    </style:style>
    <style:style style:name="P129" style:family="paragraph" style:parent-style-name="Text_20_body">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30"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131" style:family="paragraph" style:parent-style-name="Text_20_body">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P132" style:family="paragraph" style:parent-style-name="Text_20_body">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size-complex="12pt" style:font-weight-complex="bold"/>
    </style:style>
    <style:style style:name="P133" style:family="paragraph" style:parent-style-name="Text_20_body">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P134" style:family="paragraph" style:parent-style-name="Text_20_body">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P135"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bold" style:font-name-complex="Arial" style:font-size-complex="12pt" style:font-weight-complex="bold"/>
    </style:style>
    <style:style style:name="P136" style:family="paragraph" style:parent-style-name="Text_20_body">
      <style:paragraph-properties>
        <style:tab-stops>
          <style:tab-stop style:position="5.953cm"/>
        </style:tab-stops>
      </style:paragraph-properties>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bold" style:font-name-complex="Arial" style:font-size-complex="12pt" style:font-weight-complex="bold"/>
    </style:style>
    <style:style style:name="P137" style:family="paragraph" style:parent-style-name="Text_20_body">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138" style:family="paragraph" style:parent-style-name="Text_20_body">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P139"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P140" style:family="paragraph" style:parent-style-name="Text_20_body">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P141"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fo:font-weight="normal" style:font-size-asian="12pt" style:font-weight-asian="normal" style:font-name-complex="Arial" style:font-size-complex="12pt" style:font-weight-complex="normal"/>
    </style:style>
    <style:style style:name="P142"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fo:font-weight="normal" style:font-size-asian="12pt" style:font-weight-asian="bold" style:font-name-complex="Arial" style:font-size-complex="12pt" style:font-weight-complex="bold"/>
    </style:style>
    <style:style style:name="P143"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fo:font-weight="normal" style:font-size-asian="12pt" style:font-name-complex="Arial" style:font-size-complex="12pt"/>
    </style:style>
    <style:style style:name="P144" style:family="paragraph" style:parent-style-name="Text_20_body">
      <style:text-properties fo:font-variant="normal" fo:text-transform="none" fo:color="#000000" style:font-name="Arial" fo:font-size="12pt" fo:letter-spacing="normal" fo:font-style="normal" style:text-underline-style="none" fo:font-weight="normal" style:font-size-asian="12pt" style:font-weight-asian="normal" style:font-name-complex="Arial" style:font-size-complex="12pt" style:font-weight-complex="normal"/>
    </style:style>
    <style:style style:name="P145"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style:text-underline-style="none" fo:font-weight="normal" style:font-size-asian="12pt" style:font-weight-asian="normal" style:font-name-complex="Arial" style:font-size-complex="12pt" style:font-weight-complex="normal"/>
    </style:style>
    <style:style style:name="P146" style:family="paragraph" style:parent-style-name="Text_20_body">
      <style:text-properties fo:font-variant="normal" fo:text-transform="none" fo:color="#000000" style:font-name="Arial" fo:font-size="12pt" fo:letter-spacing="normal" fo:font-style="normal" style:text-underline-style="none" fo:font-weight="bold" style:font-size-asian="12pt" style:font-weight-asian="bold" style:font-name-complex="Arial" style:font-size-complex="12pt" style:font-weight-complex="bold"/>
    </style:style>
    <style:style style:name="P147" style:family="paragraph" style:parent-style-name="Text_20_body">
      <style:paragraph-properties>
        <style:tab-stops>
          <style:tab-stop style:position="5.953cm"/>
        </style:tab-stops>
      </style:paragraph-properties>
      <style:text-properties fo:font-variant="normal" fo:text-transform="none" fo:color="#000000" style:font-name="Arial" fo:font-size="12pt" fo:letter-spacing="normal" fo:font-style="normal" style:text-underline-style="none" fo:font-weight="bold" style:font-size-asian="12pt" style:font-weight-asian="bold" style:font-name-complex="Arial" style:font-size-complex="12pt" style:font-weight-complex="bold"/>
    </style:style>
    <style:style style:name="P148" style:family="paragraph" style:parent-style-name="Text_20_body">
      <style:paragraph-properties>
        <style:tab-stops>
          <style:tab-stop style:position="5.953cm"/>
        </style:tab-stops>
      </style:paragraph-properties>
      <style:text-properties fo:font-variant="normal" fo:text-transform="none" style:text-line-through-style="none" style:font-name="Arial" fo:font-size="12pt" fo:letter-spacing="normal" fo:font-style="normal" style:text-underline-style="none" fo:font-weight="normal" style:text-blinking="false" style:font-size-asian="12pt" style:font-name-complex="Arial" style:font-size-complex="12pt"/>
    </style:style>
    <style:style style:name="P149" style:family="paragraph" style:parent-style-name="Text_20_body">
      <style:text-properties fo:font-variant="normal" fo:text-transform="none" style:font-name="Arial" fo:font-size="12pt" fo:letter-spacing="normal" fo:font-style="normal" fo:font-weight="bold" style:font-size-asian="12pt" style:font-weight-asian="bold" style:font-name-complex="Arial" style:font-size-complex="12pt" style:font-weight-complex="bold"/>
    </style:style>
    <style:style style:name="P150" style:family="paragraph" style:parent-style-name="Text_20_body">
      <style:paragraph-properties>
        <style:tab-stops>
          <style:tab-stop style:position="5.953cm"/>
        </style:tab-stops>
      </style:paragraph-properties>
      <style:text-properties fo:font-variant="normal" fo:text-transform="none" style:font-name="Arial" fo:font-size="12pt" fo:letter-spacing="normal" fo:font-style="normal" fo:font-weight="bold" style:font-size-asian="12pt" style:font-weight-asian="bold" style:font-name-complex="Arial" style:font-size-complex="12pt" style:font-weight-complex="bold"/>
    </style:style>
    <style:style style:name="P151" style:family="paragraph" style:parent-style-name="Text_20_body">
      <style:paragraph-properties>
        <style:tab-stops>
          <style:tab-stop style:position="5.953cm"/>
        </style:tab-stops>
      </style:paragraph-properties>
      <style:text-properties fo:font-variant="normal" fo:text-transform="none" style:font-name="Arial" fo:font-size="12pt" fo:letter-spacing="normal" fo:font-style="normal" fo:font-weight="normal" style:font-size-asian="12pt" style:font-name-complex="Arial" style:font-size-complex="12pt"/>
    </style:style>
    <style:style style:name="P152" style:family="paragraph" style:parent-style-name="Text_20_body">
      <style:text-properties fo:font-variant="normal" fo:text-transform="none" style:font-name="Arial" fo:font-size="12pt" fo:letter-spacing="normal" fo:font-style="normal" fo:font-weight="normal" style:font-size-asian="12pt" style:font-weight-asian="normal" style:font-name-complex="Arial" style:font-size-complex="12pt" style:font-weight-complex="normal"/>
    </style:style>
    <style:style style:name="P153" style:family="paragraph" style:parent-style-name="Text_20_body">
      <style:text-properties fo:font-variant="normal" fo:text-transform="none" style:font-name="Arial" fo:font-size="12pt" fo:letter-spacing="normal" fo:font-style="normal" style:text-underline-style="none" fo:font-weight="normal" style:font-size-asian="12pt" style:font-weight-asian="bold" style:font-name-complex="Arial" style:font-size-complex="12pt" style:font-weight-complex="bold"/>
    </style:style>
    <style:style style:name="P154" style:family="paragraph" style:parent-style-name="Text_20_body">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P155" style:family="paragraph" style:parent-style-name="Text_20_body">
      <style:paragraph-properties>
        <style:tab-stops>
          <style:tab-stop style:position="5.953cm"/>
        </style:tab-stops>
      </style:paragraph-properties>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P156" style:family="paragraph" style:parent-style-name="Text_20_body">
      <style:paragraph-properties>
        <style:tab-stops>
          <style:tab-stop style:position="5.953cm"/>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name-complex="Arial" style:font-size-complex="12pt" style:font-weight-complex="normal"/>
    </style:style>
    <style:style style:name="P157" style:family="paragraph" style:parent-style-name="Text_20_body" style:list-style-name="L13"/>
    <style:style style:name="P158" style:family="paragraph" style:parent-style-name="Text_20_body" style:list-style-name="L14"/>
    <style:style style:name="P159" style:family="paragraph" style:parent-style-name="Text_20_body">
      <style:text-properties style:font-name="Arial" fo:font-size="12pt" fo:font-weight="bold" style:font-size-asian="12pt" style:font-weight-asian="bold" style:font-name-complex="Arial" style:font-size-complex="12pt" style:font-weight-complex="bold"/>
    </style:style>
    <style:style style:name="P160" style:family="paragraph" style:parent-style-name="Text_20_body">
      <style:paragraph-properties>
        <style:tab-stops>
          <style:tab-stop style:position="5.953cm"/>
        </style:tab-stops>
      </style:paragraph-properties>
      <style:text-properties style:font-name="Arial" fo:font-size="12pt" fo:font-weight="bold" style:font-size-asian="12pt" style:font-weight-asian="bold" style:font-name-complex="Arial" style:font-size-complex="12pt" style:font-weight-complex="bold"/>
    </style:style>
    <style:style style:name="P161" style:family="paragraph" style:parent-style-name="Text_20_body">
      <style:text-properties style:font-name="Arial" fo:font-size="12pt" fo:font-weight="normal" style:font-size-asian="12pt" style:font-weight-asian="normal" style:font-name-complex="Arial" style:font-size-complex="12pt" style:font-weight-complex="normal"/>
    </style:style>
    <style:style style:name="P162" style:family="paragraph" style:parent-style-name="Text_20_body">
      <style:text-properties style:font-name="Arial" fo:font-size="12pt" style:font-size-asian="12pt" style:font-name-complex="Arial" style:font-size-complex="12pt"/>
    </style:style>
    <style:style style:name="P163" style:family="paragraph" style:parent-style-name="Text_20_body">
      <style:paragraph-properties>
        <style:tab-stops>
          <style:tab-stop style:position="5.953cm"/>
        </style:tab-stops>
      </style:paragraph-properties>
      <style:text-properties style:font-name="Arial" fo:font-size="12pt" style:font-size-asian="12pt" style:font-name-complex="Arial" style:font-size-complex="12pt"/>
    </style:style>
    <style:style style:name="P164" style:family="paragraph" style:parent-style-name="Text_20_body" style:list-style-name="L6">
      <style:text-properties style:font-name="Arial" fo:font-size="12pt" style:font-size-asian="12pt" style:font-name-complex="Arial" style:font-size-complex="12pt"/>
    </style:style>
    <style:style style:name="P165" style:family="paragraph" style:parent-style-name="Text_20_body">
      <style:text-properties style:font-name="Arial" fo:font-size="12pt" style:text-underline-style="none" style:font-size-asian="12pt" style:font-name-complex="Arial" style:font-size-complex="12pt"/>
    </style:style>
    <style:style style:name="P166" style:family="paragraph" style:parent-style-name="Text_20_body">
      <style:text-properties style:font-name="Arial" fo:font-size="12pt" style:text-underline-style="solid" style:text-underline-width="auto" style:text-underline-color="font-color" style:font-size-asian="12pt" style:font-name-complex="Arial" style:font-size-complex="12pt"/>
    </style:style>
    <style:style style:name="P167" style:family="paragraph" style:parent-style-name="Text_20_body">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68" style:family="paragraph" style:parent-style-name="Text_20_body">
      <style:paragraph-properties fo:text-align="start" style:justify-single-word="false"/>
    </style:style>
    <style:style style:name="P169" style:family="paragraph" style:parent-style-name="Text_20_body">
      <style:paragraph-properties>
        <style:tab-stops>
          <style:tab-stop style:position="5.953cm"/>
        </style:tab-stops>
      </style:paragraph-properties>
    </style:style>
    <style:style style:name="P170" style:family="paragraph" style:parent-style-name="Text_20_body">
      <style:paragraph-properties fo:text-align="center" style:justify-single-word="false"/>
    </style:style>
    <style:style style:name="P171" style:family="paragraph" style:parent-style-name="Text_20_body" style:list-style-name="L15">
      <style:paragraph-properties fo:margin-left="0cm" fo:margin-right="0cm" fo:margin-top="0cm" fo:margin-bottom="0cm" fo:line-height="150%" fo:text-indent="0cm" style:auto-text-indent="false"/>
    </style:style>
    <style:style style:name="P172" style:family="paragraph" style:parent-style-name="Text_20_body" style:list-style-name="L17">
      <style:paragraph-properties fo:margin-left="0cm" fo:margin-right="0cm" fo:margin-top="0cm" fo:margin-bottom="0cm" fo:line-height="150%" fo:orphans="2" fo:widows="2" fo:text-indent="0cm" style:auto-text-indent="false"/>
    </style:style>
    <style:style style:name="P173" style:family="paragraph" style:parent-style-name="Text_20_body" style:list-style-name="L16">
      <style:paragraph-properties fo:margin-left="0cm" fo:margin-right="0cm" fo:margin-top="0cm" fo:margin-bottom="0cm" fo:line-height="150%" fo:orphans="2" fo:widows="2" fo:text-indent="0cm" style:auto-text-indent="false"/>
      <style:text-properties fo:font-variant="normal" fo:text-transform="none" fo:color="#000000" style:font-name="Arial" fo:font-size="12pt" fo:letter-spacing="normal" fo:font-style="normal" fo:font-weight="normal" style:font-size-asian="12pt" style:font-name-complex="Arial" style:font-size-complex="12pt"/>
    </style:style>
    <style:style style:name="P174" style:family="paragraph" style:parent-style-name="Text_20_body">
      <style:paragraph-properties fo:margin-top="0cm" fo:margin-bottom="0.499cm"/>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175" style:family="paragraph" style:parent-style-name="Text_20_body">
      <style:paragraph-properties fo:margin-top="0cm" fo:margin-bottom="0.499cm"/>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P176" style:family="paragraph" style:parent-style-name="Text_20_body">
      <style:paragraph-properties fo:margin-top="0cm" fo:margin-bottom="0.499cm" fo:text-align="start" style:justify-single-word="false"/>
    </style:style>
    <style:style style:name="T1" style:family="text">
      <style:text-properties fo:font-variant="normal" fo:text-transform="none" fo:color="#e95325" style:text-line-through-style="none" style:font-name="Arial" fo:font-size="12pt" fo:letter-spacing="normal" fo:font-style="normal" style:text-underline-style="none" fo:font-weight="normal" style:text-blinking="false" style:font-size-asian="12pt" style:font-weight-asian="normal" style:font-name-complex="Arial" style:font-size-complex="12pt" style:font-weight-complex="normal"/>
    </style:style>
    <style:style style:name="T2" style:family="text">
      <style:text-properties fo:font-variant="normal" fo:text-transform="none" fo:color="#e95325" style:font-name="Arial" fo:font-size="12pt" fo:letter-spacing="normal" fo:font-style="normal" style:text-underline-style="solid" style:text-underline-width="auto" style:text-underline-color="font-color" fo:font-weight="normal" style:font-size-asian="12pt" style:font-weight-asian="normal" style:font-name-complex="Arial" style:font-size-complex="12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fo:letter-spacing="normal" fo:font-style="normal" style:text-underline-style="none"/>
    </style:style>
    <style:style style:name="T6" style:family="text">
      <style:text-properties fo:font-variant="normal" fo:text-transform="none" fo:letter-spacing="normal" fo:font-style="normal" style:text-underline-style="none" fo:font-weight="bold" style:font-weight-asian="bold" style:font-weight-complex="bold"/>
    </style:style>
    <style:style style:name="T7" style:family="text">
      <style:text-properties fo:font-variant="normal" fo:text-transform="none" fo:letter-spacing="normal" fo:font-style="normal" style:text-underline-style="none" fo:font-weight="normal" style:font-weight-asian="normal" style:font-weight-complex="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style:font-weight-asian="normal" style:font-weight-complex="normal"/>
    </style:style>
    <style:style style:name="T10" style:family="text">
      <style:text-properties fo:font-variant="normal" fo:text-transform="none" fo:letter-spacing="normal" fo:font-style="normal" style:text-underline-style="solid" style:text-underline-width="auto" style:text-underline-color="font-color"/>
    </style:style>
    <style:style style:name="T11" style:family="text">
      <style:text-properties fo:font-variant="normal" fo:text-transform="none" fo:color="#000000" style:text-line-through-style="none" fo:letter-spacing="normal" fo:font-style="normal" style:text-underline-style="none" fo:font-weight="normal" style:text-blinking="false"/>
    </style:style>
    <style:style style:name="T12" style:family="text">
      <style:text-properties fo:font-variant="normal" fo:text-transform="none" fo:color="#000000" style:text-line-through-style="none" fo:letter-spacing="normal" fo:font-style="normal" style:text-underline-style="none" fo:font-weight="normal" style:text-blinking="false" style:font-weight-asian="normal" style:font-weight-complex="normal"/>
    </style:style>
    <style:style style:name="T13" style:family="text">
      <style:text-properties fo:font-variant="normal" fo:text-transform="none" fo:color="#000000" style:text-line-through-style="none" fo:letter-spacing="normal" fo:font-style="normal" style:text-underline-style="none" fo:font-weight="normal" style:text-blinking="false" style:font-weight-asian="bold" style:font-weight-complex="bold"/>
    </style:style>
    <style:style style:name="T14" style:family="text">
      <style:text-properties fo:font-variant="normal" fo:text-transform="none" fo:color="#000000" style:text-line-through-style="none" fo:letter-spacing="normal" fo:font-style="normal" style:text-underline-style="none" fo:font-weight="bold" style:text-blinking="false" style:font-weight-asian="bold" style:font-weight-complex="bold"/>
    </style:style>
    <style:style style:name="T15" style:family="text">
      <style:text-properties fo:font-variant="normal" fo:text-transform="none" fo:color="#000000" style:text-line-through-style="none" fo:letter-spacing="normal" fo:font-style="normal" style:text-underline-style="none" style:text-blinking="false"/>
    </style:style>
    <style:style style:name="T16" style:family="text">
      <style:text-properties fo:font-variant="normal" fo:text-transform="none" fo:color="#000000" style:text-line-through-style="none" fo:letter-spacing="normal" fo:font-style="normal" style:text-underline-style="solid" style:text-underline-width="auto" style:text-underline-color="font-color" fo:font-weight="bold" style:text-blinking="false" style:font-weight-asian="bold" style:font-weight-complex="bold"/>
    </style:style>
    <style:style style:name="T17" style:family="text">
      <style:text-properties fo:font-variant="normal" fo:text-transform="none" fo:color="#000000" style:text-line-through-style="none" style:font-name="Arial" fo:font-size="12pt" fo:letter-spacing="normal" fo:font-style="normal" style:text-underline-style="solid" style:text-underline-width="auto" style:text-underline-color="font-color" fo:font-weight="bold" style:text-blinking="false" style:font-size-asian="12pt" style:font-weight-asian="bold" style:font-name-complex="Arial" style:font-size-complex="12pt" style:font-weight-complex="bold"/>
    </style:style>
    <style:style style:name="T18"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name-complex="Arial" style:font-size-complex="12pt"/>
    </style:style>
    <style:style style:name="T19"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normal" style:font-name-complex="Arial" style:font-size-complex="12pt" style:font-weight-complex="normal"/>
    </style:style>
    <style:style style:name="T20" style:family="text">
      <style:text-properties fo:font-variant="normal" fo:text-transform="none" fo:color="#000000" style:text-line-through-style="none" style:font-name="Arial" fo:font-size="12pt" fo:letter-spacing="normal" fo:font-style="normal" style:text-underline-style="none" fo:font-weight="normal" style:text-blinking="false" style:font-size-asian="12pt" style:font-weight-asian="bold" style:font-name-complex="Arial" style:font-size-complex="12pt" style:font-weight-complex="bold"/>
    </style:style>
    <style:style style:name="T21" style:family="text">
      <style:text-properties fo:font-variant="normal" fo:text-transform="none" fo:color="#000000"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T22" style:family="text">
      <style:text-properties fo:font-variant="normal" fo:text-transform="none" fo:color="#000000" style:text-line-through-style="none" style:font-name="Arial" fo:font-size="12pt" fo:letter-spacing="normal" fo:font-style="normal" style:text-underline-style="none" style:text-blinking="false" style:font-size-asian="12pt" style:font-name-complex="Arial" style:font-size-complex="12pt"/>
    </style:style>
    <style:style style:name="T23" style:family="text">
      <style:text-properties fo:font-variant="normal" fo:text-transform="none" fo:color="#000000" fo:letter-spacing="normal" fo:font-style="normal" fo:font-weight="bold" style:font-weight-asian="bold" style:font-weight-complex="bold"/>
    </style:style>
    <style:style style:name="T24" style:family="text">
      <style:text-properties fo:font-variant="normal" fo:text-transform="none" fo:color="#000000" fo:letter-spacing="normal" fo:font-style="normal" fo:font-weight="bold" style:font-weight-asian="normal" style:font-weight-complex="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fo:letter-spacing="normal" fo:font-style="normal" fo:font-weight="normal" style:font-weight-asian="bold" style:font-weight-complex="bold"/>
    </style:style>
    <style:style style:name="T27" style:family="text">
      <style:text-properties fo:font-variant="normal" fo:text-transform="none" fo:color="#000000" style:font-name="Arial" fo:font-size="12pt" fo:letter-spacing="normal" fo:font-style="normal" fo:font-weight="bold" style:font-size-asian="12pt" style:font-weight-asian="bold" style:font-name-complex="Arial" style:font-size-complex="12pt" style:font-weight-complex="bold"/>
    </style:style>
    <style:style style:name="T28" style:family="text">
      <style:text-properties fo:font-variant="normal" fo:text-transform="none" fo:color="#000000" style:font-name="Arial" fo:font-size="12pt" fo:letter-spacing="normal" fo:font-style="normal" fo:font-weight="bold" style:font-size-asian="12pt" style:font-name-complex="Arial" style:font-size-complex="12pt"/>
    </style:style>
    <style:style style:name="T29" style:family="text">
      <style:text-properties fo:font-variant="normal" fo:text-transform="none" fo:color="#000000" style:font-name="Arial" fo:font-size="12pt" fo:letter-spacing="normal" fo:font-style="normal" fo:font-weight="bold" style:font-size-asian="12pt" style:font-weight-asian="normal" style:font-name-complex="Arial" style:font-size-complex="12pt" style:font-weight-complex="normal"/>
    </style:style>
    <style:style style:name="T30" style:family="text">
      <style:text-properties fo:font-variant="normal" fo:text-transform="none" fo:color="#000000" style:font-name="Arial" fo:font-size="12pt" fo:letter-spacing="normal" fo:font-style="normal" fo:font-weight="normal" style:font-size-asian="12pt" style:font-name-complex="Arial" style:font-size-complex="12pt"/>
    </style:style>
    <style:style style:name="T31" style:family="text">
      <style:text-properties fo:font-variant="normal" fo:text-transform="none" fo:color="#000000" style:font-name="Arial" fo:font-size="12pt" fo:letter-spacing="normal" fo:font-style="normal" fo:font-weight="normal" style:font-size-asian="12pt" style:font-weight-asian="normal" style:font-name-complex="Arial" style:font-size-complex="12pt" style:font-weight-complex="normal"/>
    </style:style>
    <style:style style:name="T32" style:family="text">
      <style:text-properties fo:font-variant="normal" fo:text-transform="none" fo:color="#000000" style:font-name="Arial" fo:font-size="12pt" fo:letter-spacing="normal" fo:font-style="normal" fo:font-weight="normal" style:font-size-asian="12pt" style:font-weight-asian="bold" style:font-name-complex="Arial" style:font-size-complex="12pt" style:font-weight-complex="bold"/>
    </style:style>
    <style:style style:name="T33" style:family="text">
      <style:text-properties fo:font-variant="normal" fo:text-transform="none" fo:color="#000000" style:font-name="Arial" fo:font-size="12pt" fo:letter-spacing="normal" fo:font-style="normal" style:font-size-asian="12pt" style:font-name-complex="Arial" style:font-size-complex="12pt"/>
    </style:style>
    <style:style style:name="T34" style:family="text">
      <style:text-properties fo:font-variant="normal" fo:text-transform="none" fo:color="#000000"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T35" style:family="text">
      <style:text-properties fo:font-variant="normal" fo:text-transform="none" fo:color="#000000" style:font-name="Arial" fo:font-size="12pt" fo:letter-spacing="normal" fo:font-weight="normal" style:font-size-asian="12pt" style:font-weight-asian="bold" style:font-name-complex="Arial" style:font-size-complex="12pt" style:font-weight-complex="bold"/>
    </style:style>
    <style:style style:name="T36" style:family="text">
      <style:text-properties fo:font-variant="normal" fo:text-transform="none" fo:color="#000000" style:font-name="Arial" fo:font-size="12pt" fo:letter-spacing="normal" fo:font-weight="normal" style:font-size-asian="12pt" style:font-weight-asian="normal" style:font-name-complex="Arial" style:font-size-complex="12pt" style:font-weight-complex="normal"/>
    </style:style>
    <style:style style:name="T37" style:family="text">
      <style:text-properties fo:font-variant="normal" fo:text-transform="none" style:text-line-through-style="none" fo:letter-spacing="normal" fo:font-style="normal" style:text-underline-style="none" style:text-blinking="false"/>
    </style:style>
    <style:style style:name="T38" style:family="text">
      <style:text-properties fo:font-variant="normal" fo:text-transform="none" style:text-line-through-style="none" style:font-name="Arial" fo:letter-spacing="normal" fo:font-style="normal" style:text-underline-style="none" fo:font-weight="normal" style:text-blinking="false" style:font-name-complex="Arial"/>
    </style:style>
    <style:style style:name="T39" style:family="text">
      <style:text-properties fo:font-variant="normal" fo:text-transform="none" style:text-line-through-style="none" style:font-name="Arial" fo:letter-spacing="normal" fo:font-style="normal" style:text-underline-style="none" style:text-blinking="false" style:font-name-complex="Arial"/>
    </style:style>
    <style:style style:name="T40" style:family="text">
      <style:text-properties fo:font-variant="normal" fo:text-transform="none" style:text-line-through-style="none" style:font-name="Arial" fo:letter-spacing="normal" fo:font-style="normal" style:text-underline-style="solid" style:text-underline-width="auto" style:text-underline-color="font-color" style:text-blinking="false" style:font-name-complex="Arial"/>
    </style:style>
    <style:style style:name="T41" style:family="text">
      <style:text-properties fo:font-variant="normal" fo:text-transform="none" style:text-line-through-style="none" style:font-name="Arial" fo:font-size="12pt" fo:letter-spacing="normal" fo:font-style="normal" style:text-underline-style="none" fo:font-weight="normal" style:text-blinking="false" style:font-size-asian="12pt" style:font-name-complex="Arial" style:font-size-complex="12pt"/>
    </style:style>
    <style:style style:name="T42" style:family="text">
      <style:text-properties fo:font-variant="normal" fo:text-transform="none" style:text-line-through-style="none" style:font-name="Arial" fo:font-size="12pt" fo:letter-spacing="normal" fo:font-style="normal" style:text-underline-style="none" fo:font-weight="bold" style:text-blinking="false" style:font-size-asian="12pt" style:font-weight-asian="bold" style:font-name-complex="Arial" style:font-size-complex="12pt" style:font-weight-complex="bold"/>
    </style:style>
    <style:style style:name="T43" style:family="text">
      <style:text-properties fo:font-variant="normal" fo:text-transform="none" style:font-name="Arial" fo:font-size="12pt" fo:letter-spacing="normal" fo:font-style="normal" style:font-size-asian="12pt" style:font-name-complex="Arial" style:font-size-complex="12pt"/>
    </style:style>
    <style:style style:name="T44" style:family="text">
      <style:text-properties fo:font-variant="normal" fo:text-transform="none" style:font-name="Arial" fo:font-size="12pt" fo:letter-spacing="normal" fo:font-style="normal" style:font-size-asian="12pt" style:font-style-asian="normal" style:font-name-complex="Arial" style:font-size-complex="12pt" style:font-style-complex="normal"/>
    </style:style>
    <style:style style:name="T45" style:family="text">
      <style:text-properties fo:font-variant="normal" fo:text-transform="none" style:font-name="Arial" fo:font-size="12pt" fo:letter-spacing="normal" fo:font-style="normal" fo:font-weight="bold" style:font-size-asian="12pt" style:font-weight-asian="bold" style:font-name-complex="Arial" style:font-size-complex="12pt" style:font-weight-complex="bold"/>
    </style:style>
    <style:style style:name="T46" style:family="text">
      <style:text-properties fo:font-variant="normal" fo:text-transform="none" style:font-name="Arial" fo:font-size="12pt" fo:letter-spacing="normal" fo:font-style="normal" fo:font-weight="normal" style:font-size-asian="12pt" style:font-weight-asian="normal" style:font-name-complex="Arial" style:font-size-complex="12pt" style:font-weight-complex="normal"/>
    </style:style>
    <style:style style:name="T47" style:family="text">
      <style:text-properties fo:font-variant="normal" fo:text-transform="none" style:font-name="Arial" fo:font-size="12pt" fo:letter-spacing="normal" fo:font-style="normal" fo:font-weight="normal" style:font-size-asian="12pt" style:font-name-complex="Arial" style:font-size-complex="12pt"/>
    </style:style>
    <style:style style:name="T48" style:family="text">
      <style:text-properties fo:font-variant="normal" fo:text-transform="none" style:font-name="Arial" fo:font-size="12pt" fo:letter-spacing="normal" fo:font-style="normal" fo:font-weight="normal" style:font-size-asian="12pt" style:font-weight-asian="bold" style:font-name-complex="Arial" style:font-size-complex="12pt" style:font-weight-complex="bold"/>
    </style:style>
    <style:style style:name="T49" style:family="text">
      <style:text-properties fo:font-variant="normal" fo:text-transform="none" style:font-name="Arial" fo:font-size="12pt" fo:letter-spacing="normal" fo:font-style="normal" style:text-underline-style="none" style:font-size-asian="12pt" style:font-name-complex="Arial" style:font-size-complex="12pt"/>
    </style:style>
    <style:style style:name="T50" style:family="text">
      <style:text-properties fo:font-variant="normal" fo:text-transform="none" style:font-name="Arial" fo:font-size="12pt" fo:letter-spacing="normal" fo:font-style="normal" style:text-underline-style="none" fo:font-weight="normal" style:font-size-asian="12pt" style:font-name-complex="Arial" style:font-size-complex="12pt"/>
    </style:style>
    <style:style style:name="T51" style:family="text">
      <style:text-properties fo:font-variant="normal" fo:text-transform="none" style:font-name="Arial" fo:font-size="12pt" fo:letter-spacing="normal" fo:font-style="normal" style:text-underline-style="none" fo:font-weight="normal" style:font-size-asian="12pt" style:font-weight-asian="normal" style:font-name-complex="Arial" style:font-size-complex="12pt" style:font-weight-complex="normal"/>
    </style:style>
    <style:style style:name="T52" style:family="text">
      <style:text-properties fo:font-variant="normal" fo:text-transform="none" style:font-name="Arial" fo:font-size="12pt" fo:letter-spacing="normal" fo:font-style="normal" style:text-underline-style="none" fo:font-weight="bold" style:font-size-asian="12pt" style:font-weight-asian="bold" style:font-name-complex="Arial" style:font-size-complex="12pt" style:font-weight-complex="bold"/>
    </style:style>
    <style:style style:name="T53" style:family="text">
      <style:text-properties fo:font-variant="normal" fo:text-transform="none" style:font-name="Arial" fo:font-size="12pt" fo:letter-spacing="normal" fo:font-style="normal" style:text-underline-style="none" fo:font-weight="bold" style:font-size-asian="12pt" style:font-weight-asian="normal" style:font-name-complex="Arial" style:font-size-complex="12pt" style:font-weight-complex="normal"/>
    </style:style>
    <style:style style:name="T54" style:family="text">
      <style:text-properties fo:font-variant="normal" fo:text-transform="none" style:font-name="Arial" fo:font-size="12pt" fo:letter-spacing="normal" fo:font-style="normal" style:text-underline-style="solid" style:text-underline-width="auto" style:text-underline-color="font-color" style:font-size-asian="12pt" style:font-name-complex="Arial" style:font-size-complex="12pt"/>
    </style:style>
    <style:style style:name="T55" style:family="text">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name-complex="Arial" style:font-size-complex="12pt" style:font-weight-complex="bold"/>
    </style:style>
    <style:style style:name="T56" style:family="text">
      <style:text-properties fo:font-variant="normal" fo:text-transform="none" style:font-name="Arial" fo:font-size="12pt" fo:letter-spacing="normal" fo:font-weight="normal" style:font-size-asian="12pt" style:font-name-complex="Arial" style:font-size-complex="12pt"/>
    </style:style>
    <style:style style:name="T57" style:family="text">
      <style:text-properties fo:font-variant="normal" fo:text-transform="none" style:font-name="Arial" fo:font-size="12pt" fo:letter-spacing="normal" style:text-underline-style="solid" style:text-underline-width="auto" style:text-underline-color="font-color" fo:font-weight="bold" style:font-size-asian="12pt" style:font-weight-asian="bold" style:font-name-complex="Arial" style:font-size-complex="12pt" style:font-weight-complex="bold"/>
    </style:style>
    <style:style style:name="T58" style:family="text">
      <style:text-properties fo:font-variant="normal" fo:text-transform="none" style:font-name="Arial" fo:font-size="12pt" fo:letter-spacing="normal" style:text-underline-style="none" fo:font-weight="normal" style:font-size-asian="12pt" style:font-weight-asian="normal" style:font-name-complex="Arial" style:font-size-complex="12pt" style:font-weight-complex="normal"/>
    </style:style>
    <style:style style:name="T59" style:family="text">
      <style:text-properties fo:font-variant="normal" fo:text-transform="none" style:font-name="Arial" fo:font-size="12pt" fo:letter-spacing="normal" fo:font-weight="bold" style:font-size-asian="12pt" style:font-weight-asian="bold" style:font-name-complex="Arial" style:font-size-complex="12pt" style:font-weight-complex="bold"/>
    </style:style>
    <style:style style:name="T60" style:family="text">
      <style:text-properties fo:font-variant="normal" fo:text-transform="none" style:font-name="Arial" fo:font-size="12pt" fo:letter-spacing="normal" style:font-size-asian="12pt" style:font-name-complex="Arial" style:font-size-complex="12pt"/>
    </style:style>
    <style:style style:name="T61" style:family="text">
      <style:text-properties fo:font-variant="normal" fo:text-transform="none" style:font-name="Arial" fo:letter-spacing="normal" fo:font-style="normal" fo:font-weight="normal" style:font-name-complex="Arial"/>
    </style:style>
    <style:style style:name="T62" style:family="text">
      <style:text-properties fo:font-variant="normal" fo:text-transform="none" style:font-name="Arial" fo:letter-spacing="normal" fo:font-style="normal" fo:font-weight="normal" style:font-weight-asian="normal" style:font-name-complex="Arial" style:font-weight-complex="normal"/>
    </style:style>
    <style:style style:name="T63" style:family="text">
      <style:text-properties fo:font-variant="normal" fo:text-transform="none" style:font-name="Arial" fo:letter-spacing="normal" fo:font-style="normal" style:font-name-complex="Arial"/>
    </style:style>
    <style:style style:name="T64" style:family="text">
      <style:text-properties fo:font-variant="normal" fo:text-transform="none" style:font-name="Arial" fo:letter-spacing="normal" fo:font-style="normal" style:text-underline-style="none" fo:font-weight="normal" style:font-name-complex="Arial"/>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bold" style:font-weight-asian="bold" style:font-weight-complex="bold"/>
    </style:style>
    <style:style style:name="T68" style:family="text">
      <style:text-properties fo:font-weight="normal"/>
    </style:style>
    <style:style style:name="T69" style:family="text">
      <style:text-properties fo:font-weight="normal" style:font-weight-asian="normal" style:font-weight-complex="normal"/>
    </style:style>
    <style:style style:name="T70" style:family="text">
      <style:text-properties fo:font-weight="bold" style:font-weight-asian="bold" style:font-weight-complex="bold"/>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style:text-underline-style="none" fo:font-weight="bold" style:font-style-asian="normal" style:font-weight-asian="bold" style:font-style-complex="normal" style:font-weight-complex="bold"/>
    </style:style>
    <style:style style:name="T76" style:family="text">
      <style:text-properties fo:font-style="normal" style:text-underline-style="none" fo:font-weight="normal" style:font-style-asian="normal" style:font-weight-asian="normal" style:font-style-complex="normal" style:font-weight-complex="normal"/>
    </style:style>
    <style:style style:name="T77" style:family="text">
      <style:text-properties fo:color="#000000"/>
    </style:style>
    <style:style style:name="T78" style:family="text">
      <style:text-properties fo:color="#000000" style:text-line-through-style="none" style:text-underline-style="none" style:text-blinking="false"/>
    </style:style>
    <style:style style:name="T79" style:family="text">
      <style:text-properties fo:color="#000000" style:text-line-through-style="none" style:text-underline-style="none" style:text-blinking="false" style:font-weight-asian="bold" style:font-weight-complex="bold"/>
    </style:style>
    <style:style style:name="T80" style:family="text">
      <style:text-properties fo:color="#000000" style:text-line-through-style="none" style:text-underline-style="none" fo:font-weight="normal" style:text-blinking="false"/>
    </style:style>
    <style:style style:name="T81" style:family="text">
      <style:text-properties fo:color="#000000" style:font-name="Arial" fo:font-size="12pt" fo:font-weight="bold" style:font-size-asian="12pt" style:font-weight-asian="bold" style:font-name-complex="Arial" style:font-size-complex="12pt" style:font-weight-complex="bold"/>
    </style:style>
    <style:style style:name="T82" style:family="text">
      <style:text-properties fo:color="#000000" style:font-name="Arial" fo:font-size="12pt" fo:font-weight="normal" style:font-size-asian="12pt" style:font-weight-asian="normal" style:font-name-complex="Arial" style:font-size-complex="12pt" style:font-weight-complex="normal"/>
    </style:style>
    <style:style style:name="T83" style:family="text">
      <style:text-properties fo:color="#000000" fo:font-weight="normal"/>
    </style:style>
    <style:style style:name="T84" style:family="text">
      <style:text-properties fo:color="#000000" style:text-underline-style="none"/>
    </style:style>
    <style:style style:name="T85" style:family="text">
      <style:text-properties fo:color="#000000" style:text-underline-style="none" fo:font-weight="normal"/>
    </style:style>
    <style:style style:name="T86" style:family="text">
      <style:text-properties fo:color="#000000" style:text-underline-style="none" fo:font-weight="bold" style:font-weight-asian="bold" style:font-weight-complex="bold"/>
    </style:style>
    <style:style style:name="T87" style:family="text">
      <style:text-properties fo:color="#000000" fo:font-weight="bold" style:font-weight-asian="bold" style:font-weight-complex="bold"/>
    </style:style>
    <style:style style:name="T88" style:family="text">
      <style:text-properties fo:color="#000000" style:text-underline-style="solid" style:text-underline-width="auto" style:text-underline-color="font-color" fo:font-weight="bold" style:font-weight-asian="bold" style:font-weight-complex="bold"/>
    </style:style>
    <style:style style:name="T89" style:family="text">
      <style:text-properties style:text-line-through-style="none" style:text-underline-style="none" style:text-blinking="false" style:font-weight-asian="bold" style:font-weight-complex="bold"/>
    </style:style>
    <style:style style:name="T90" style:family="text">
      <style:text-properties style:font-name="Arial" style:font-name-complex="Arial"/>
    </style:style>
    <style:style style:name="T91" style:family="text">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92" style:family="text">
      <style:text-properties style:font-name="Arial" fo:font-size="12pt" style:text-underline-style="solid" style:text-underline-width="auto" style:text-underline-color="font-color" style:font-size-asian="12pt" style:font-name-complex="Arial" style:font-size-complex="12pt"/>
    </style:style>
    <style:style style:name="T93" style:family="text">
      <style:text-properties style:font-name="Arial" fo:font-size="12pt" style:font-size-asian="12pt" style:font-name-complex="Arial" style:font-size-complex="12pt"/>
    </style:style>
    <style:style style:name="T94" style:family="text">
      <style:text-properties style:font-name="Arial" fo:font-size="12pt" fo:font-weight="bold" style:font-size-asian="12pt" style:font-weight-asian="bold" style:font-name-complex="Arial" style:font-size-complex="12pt" style:font-weight-complex="bold"/>
    </style:style>
    <style:style style:name="T95" style:family="text">
      <style:text-properties style:font-name="Arial" fo:font-size="12pt" style:text-underline-style="none" fo:font-weight="normal" style:font-size-asian="12pt" style:font-weight-asian="normal" style:font-name-complex="Arial" style:font-size-complex="12pt" style:font-weight-complex="normal"/>
    </style:style>
    <style:style style:name="T96" style:family="text">
      <style:text-properties style:font-name="Arial" fo:font-size="12pt" style:text-underline-style="none" style:font-size-asian="12pt" style:font-name-complex="Arial" style:font-size-complex="12pt"/>
    </style:style>
    <style:style style:name="T97" style:family="text">
      <style:text-properties style:font-name="Arial" fo:font-size="12pt" style:text-underline-style="none" fo:font-weight="bold" style:font-size-asian="12pt" style:font-weight-asian="bold" style:font-name-complex="Arial" style:font-size-complex="12pt" style:font-weight-complex="bold"/>
    </style:style>
    <style:style style:name="T98" style:family="text">
      <style:text-properties style:font-name="Arial" fo:font-size="12pt" fo:font-weight="normal" style:font-size-asian="12pt" style:font-weight-asian="normal" style:font-name-complex="Arial" style:font-size-complex="12pt" style:font-weight-complex="normal"/>
    </style:style>
    <style:style style:name="T99" style:family="text">
      <style:text-properties style:font-name="Arial" fo:font-size="12pt" fo:font-weight="normal" style:font-size-asian="12pt" style:font-weight-asian="bold" style:font-name-complex="Arial" style:font-size-complex="12pt" style:font-weight-complex="bold"/>
    </style:style>
    <style:style style:name="T100" style:family="text">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T101" style:family="text">
      <style:text-properties style:font-name="Arial" fo:font-size="12pt" fo:font-style="normal" style:font-size-asian="12pt" style:font-style-asian="normal" style:font-name-complex="Arial" style:font-size-complex="12pt" style:font-style-complex="normal"/>
    </style:style>
    <style:style style:name="T102" style:family="text">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T103" style:family="text">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T104" style:family="text">
      <style:text-properties style:font-name="Arial" fo:font-size="12pt" fo:font-style="italic" style:font-size-asian="12pt" style:font-style-asian="italic" style:font-name-complex="Arial" style:font-size-complex="12pt" style:font-style-complex="italic"/>
    </style:style>
    <style:style style:name="T105" style:family="text">
      <style:text-properties style:font-name="Arial" fo:font-size="12pt" fo:letter-spacing="normal" fo:font-weight="normal" style:font-size-asian="12pt" style:font-weight-asian="bold" style:font-name-complex="Arial" style:font-size-complex="12pt" style:font-weight-complex="bold"/>
    </style:style>
    <style:style style:name="T106" style:family="text">
      <style:text-properties style:font-name="Arial" fo:font-size="12pt" fo:letter-spacing="normal" fo:font-weight="normal" style:font-size-asian="12pt" style:font-name-complex="Arial" style:font-size-complex="12pt"/>
    </style:style>
    <style:style style:name="T107" style:family="text">
      <style:text-properties style:font-name="Arial" fo:font-weight="normal" style:font-weight-asian="normal" style:font-name-complex="Arial" style:font-weight-complex="normal"/>
    </style:style>
    <style:style style:name="T108" style:family="text">
      <style:text-properties style:font-name="Arial" fo:font-weight="normal" style:font-name-complex="Arial"/>
    </style:style>
    <style:style style:name="T109" style:family="text">
      <style:text-properties style:font-name="Arial" fo:font-weight="bold" style:font-weight-asian="bold" style:font-name-complex="Arial" style:font-weight-complex="bold"/>
    </style:style>
    <style:style style:name="T110" style:family="text">
      <style:text-properties style:font-name="Arial" style:text-underline-style="none" fo:font-weight="normal" style:font-name-complex="Arial"/>
    </style:style>
    <style:style style:name="T111" style:family="text">
      <style:text-properties style:font-name="Arial" style:text-underline-style="none" style:font-name-complex="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 form:apply-filter="true" form:method="post" form:control-implementation="ooo:com.sun.star.form.component.Form" office:target-frame="" xlink:href="../../../../../../courses/43538/parts/41773/mark-as-complete" xlink:type="simple"/>
        <form:form form:name="form" form:apply-filter="true" form:method="post" form:control-implementation="ooo:com.sun.star.form.component.Form" office:target-frame="" xlink:href="../../../../../../courses/43538/parts/41773/mark-as-complete" xlink:type="simple"/>
        <form:form form:name="form" form:apply-filter="true" form:method="post" form:control-implementation="ooo:com.sun.star.form.component.Form" office:target-frame="" xlink:href="../../../../../../courses/43538/parts/41990/mark-as-complete" xlink:type="simple"/>
        <form:form form:name="form" form:apply-filter="true" form:method="post" form:control-implementation="ooo:com.sun.star.form.component.Form" office:target-frame="" xlink:href="../../../../../../courses/43538/parts/41990/mark-as-complete" xlink:type="simple"/>
        <form:form form:name="form" form:apply-filter="true" form:method="post" form:control-implementation="ooo:com.sun.star.form.component.Form" office:target-frame="" xlink:href="../../../../../../courses/43538/parts/42264/mark-as-complete" xlink:type="simple"/>
        <form:form form:name="form" form:apply-filter="true" form:method="post" form:control-implementation="ooo:com.sun.star.form.component.Form" office:target-frame="" xlink:href="../../../../../../courses/43538/parts/42264/mark-as-complete" xlink:type="simple"/>
        <form:form form:name="form" form:apply-filter="true" form:method="post" form:control-implementation="ooo:com.sun.star.form.component.Form" office:target-frame="" xlink:href="file:///courses/43538/parts/42693/mark-as-complete" xlink:type="simple"/>
        <form:form form:name="form" form:apply-filter="true" form:method="post" form:control-implementation="ooo:com.sun.star.form.component.Form" office:target-frame="" xlink:href="file:///courses/43538/parts/42693/mark-as-complet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Linux: TRW</text:p>
      <text:p text:style-name="P61"/>
      <text:p text:style-name="P57">Partie 1 : Découvrir l'environnement linux</text:p>
      <text:p text:style-name="P57"/>
      <text:p text:style-name="P61">Préconfiguration....</text:p>
      <text:p text:style-name="P61">Installation....</text:p>
      <text:p text:style-name="P61">Configuration....</text:p>
      <text:p text:style-name="P61">Référence tuto occ</text:p>
      <text:p text:style-name="P58"/>
      <text:p text:style-name="P50"><text:span text:style-name="Strong_20_Emphasis"><text:span text:style-name="T70">Partie 2 : Manipuler la console et les fichiers</text:span></text:span></text:p>
      <text:p text:style-name="P57"/>
      <text:p text:style-name="P57">Console</text:p>
      <text:p text:style-name="P58"/>
      <text:p text:style-name="P61">Afficher la console: <text:span text:style-name="T70">ctrl + alt + t </text:span></text:p>
      <text:p text:style-name="P61"/>
      <text:p text:style-name="P61">Autocomplétion de commandes: <text:span text:style-name="T70">deux fois tab</text:span></text:p>
      <text:p text:style-name="P61"/>
      <text:p text:style-name="P49">Quelques raccourcis à connaître quand une liste de commandes s'affiche page par page :</text:p>
      <text:p text:style-name="P79"><text:span text:style-name="T43">tapez </text:span><text:span text:style-name="Source_20_Text"><text:span text:style-name="T45">Espace</text:span></text:span><text:span text:style-name="Source_20_Text"><text:span text:style-name="T43"> </text:span></text:span><text:span text:style-name="T43">pour passer à la page suivante; </text:span></text:p>
      <text:p text:style-name="P79"><text:span text:style-name="T43">tapez </text:span><text:span text:style-name="Source_20_Text"><text:span text:style-name="T45">Entrée </text:span></text:span><text:span text:style-name="T43">pour aller à la ligne suivante;</text:span></text:p>
      <text:p text:style-name="P79"><text:span text:style-name="T43">tapez </text:span><text:span text:style-name="Source_20_Text"><text:span text:style-name="T45">q</text:span></text:span><text:span text:style-name="Source_20_Text"><text:span text:style-name="T43"> </text:span></text:span><text:span text:style-name="T43">pour arrêter la liste.</text:span></text:p>
      <text:p text:style-name="P49"/>
      <text:p text:style-name="P79"><text:span text:style-name="T43">La commande </text:span><text:span text:style-name="Source_20_Text"><text:span text:style-name="T45">history</text:span></text:span><text:span text:style-name="Source_20_Text"><text:span text:style-name="T43"> </text:span></text:span><text:span text:style-name="T43">qui vous rappelle l'historique des commandes.</text:span></text:p>
      <text:p text:style-name="P49"/>
      <text:p text:style-name="P49">Rechercher une commande tapée : <text:span text:style-name="T70">ctrl + r</text:span></text:p>
      <text:p text:style-name="P49"/>
      <text:p text:style-name="P61"><text:span text:style-name="T4">crtl + l ou clear </text:span><text:span text:style-name="T3">: efface le contenu de la console</text:span></text:p>
      <text:p text:style-name="P49"/>
      <text:p text:style-name="P61"><text:span text:style-name="T4">crtl + d</text:span><text:span text:style-name="T3"> sur une ligne de commande vide, ferme la console</text:span></text:p>
      <text:p text:style-name="P61"><text:span text:style-name="T4">exit </text:span><text:span text:style-name="T3">: ferme la console également</text:span></text:p>
      <text:p text:style-name="P49"/>
      <text:p text:style-name="P61"><text:span text:style-name="T4">crtl + a</text:span><text:span text:style-name="T3"> : ramène le curseur en début de commande, la flèche oblique vers le haut fait pareil</text:span></text:p>
      <text:p text:style-name="P61"><text:span text:style-name="T4">crt + e</text:span><text:span text:style-name="T3"> : ramène le curseur en fin de commande, la touche fin fait pareil</text:span></text:p>
      <text:p text:style-name="P49"/>
      <text:p text:style-name="P61"><text:span text:style-name="T4">crtl + u</text:span><text:span text:style-name="T3"> : supprime tout ce qui se trouve à gauche du curseur</text:span></text:p>
      <text:p text:style-name="P61"><text:span text:style-name="T4">crtl + k </text:span><text:span text:style-name="T3">: supprime tout ce qui se trouve à droite du curseur</text:span></text:p>
      <text:p text:style-name="P61"><text:span text:style-name="T4">crtl + w</text:span><text:span text:style-name="T3"> : supprime le premier mot qui se trouve à gauche du curseur</text:span></text:p>
      <text:p text:style-name="P49"/>
      <text:p text:style-name="P66"><text:span text:style-name="T6">crtl + y</text:span><text:span text:style-name="T7"> : </text:span><text:span text:style-name="T8">si vous avez supprimé du texte avec crt u, crtl k, ou crtl w, crtl y « collera » le texte que vous venez de supprimer. </text:span></text:p>
      <text:p text:style-name="P50"><text:span text:style-name="Strong_20_Emphasis"><text:span text:style-name="T70"/></text:span></text:p>
      <text:p text:style-name="P50">La structure des dossiers et fichiers</text:p>
      <text:p text:style-name="P50"/>
      <text:p text:style-name="P61"><text:span text:style-name="T4">/ </text:span><text:span text:style-name="T3">: racine de tous les fichiers.</text:span></text:p>
      <text:p text:style-name="P49"/>
      <text:p text:style-name="P61"><text:span text:style-name="T10">La racine contient plusieurs dossiers dont voici une une liste non-exhaustive</text:span><text:span text:style-name="T3"> :</text:span></text:p>
      <text:p text:style-name="P49"/>
      <text:p text:style-name="P79"><text:span text:style-name="Strong_20_Emphasis"><text:span text:style-name="T43">bin</text:span></text:span><text:span text:style-name="T43"> : contient des programmes (exécutables) susceptibles d'être utilisés par tous les utilisateurs de la machine.</text:span></text:p>
      <text:p text:style-name="P79"><text:span text:style-name="Strong_20_Emphasis"><text:span text:style-name="T43">boot</text:span></text:span><text:span text:style-name="T43"> : fichiers permettant le démarrage de Linux.</text:span></text:p>
      <text:p text:style-name="P79"><text:span text:style-name="Strong_20_Emphasis"><text:span text:style-name="T43">dev</text:span></text:span><text:span text:style-name="T43"> : fichiers contenant les périphériques.</text:span></text:p>
      <text:p text:style-name="P79"><text:soft-page-break/><text:span text:style-name="Strong_20_Emphasis"><text:span text:style-name="T43">etc</text:span></text:span><text:span text:style-name="T43"> : fichiers de configuration.</text:span></text:p>
      <text:p text:style-name="P79"><text:span text:style-name="Strong_20_Emphasis"><text:span text:style-name="T43">home</text:span></text:span><text:span text:style-name="T43"> : répertoires personnels des utilisateurs.</text:span></text:p>
      <text:p text:style-name="P79"><text:span text:style-name="Strong_20_Emphasis"><text:span text:style-name="T43">lib</text:span></text:span><text:span text:style-name="T43"> : dossier contenant les bibliothèques partagées (généralement des fichiers</text:span><text:span text:style-name="Source_20_Text"><text:span text:style-name="T43">.so</text:span></text:span><text:span text:style-name="T43">) utilisées par les programmes. C'est en fait là qu'on trouve l'équivalent des</text:span><text:span text:style-name="Source_20_Text"><text:span text:style-name="T43">.dll </text:span></text:span><text:span text:style-name="T43">de Windows.</text:span></text:p>
      <text:p text:style-name="P79"><text:span text:style-name="Strong_20_Emphasis"><text:span text:style-name="T43">media</text:span></text:span><text:span text:style-name="T43"> : lorsqu'un périphérique amovible (comme une carte mémoire SD ou une clé USB) est inséré dans votre ordinateur, Linux vous permet d'y accéder à partir d'un sous-dossier de </text:span><text:span text:style-name="Source_20_Text"><text:span text:style-name="T43">media</text:span></text:span><text:span text:style-name="T43">. On parle de </text:span><text:span text:style-name="Strong_20_Emphasis"><text:span text:style-name="T46">montage.</text:span></text:span></text:p>
      <text:p text:style-name="P79"><text:span text:style-name="Strong_20_Emphasis"><text:span text:style-name="T43">mnt </text:span></text:span><text:span text:style-name="Strong_20_Emphasis"><text:span text:style-name="T47">: c'est un peu pareil que </text:span></text:span><text:span text:style-name="Strong_20_Emphasis"><text:span text:style-name="Source_20_Text"><text:span text:style-name="T43">media</text:span></text:span></text:span><text:span text:style-name="Strong_20_Emphasis"><text:span text:style-name="T47">, mais pour un usage plus temporaire.</text:span></text:span></text:p>
      <text:p text:style-name="P79"><text:span text:style-name="Strong_20_Emphasis"><text:span text:style-name="T43">opt </text:span></text:span><text:span text:style-name="Strong_20_Emphasis"><text:span text:style-name="T47">: répertoire utilisé pour les </text:span></text:span><text:span text:style-name="Strong_20_Emphasis"><text:span text:style-name="Emphasis"><text:span text:style-name="T44">add-ons</text:span></text:span></text:span><text:span text:style-name="Strong_20_Emphasis"><text:span text:style-name="T43"> </text:span></text:span><text:span text:style-name="Strong_20_Emphasis"><text:span text:style-name="T47">de programmes.</text:span></text:span></text:p>
      <text:p text:style-name="P79"><text:span text:style-name="Strong_20_Emphasis"><text:span text:style-name="T43">proc </text:span></text:span><text:span text:style-name="Strong_20_Emphasis"><text:span text:style-name="T47">: contient des informations système.</text:span></text:span></text:p>
      <text:p text:style-name="P42"><text:span text:style-name="Strong_20_Emphasis"><text:span text:style-name="T49">root </text:span></text:span><text:span text:style-name="Strong_20_Emphasis"><text:span text:style-name="T50">: c'est le dossier personnel de l'utilisateur « root ».</text:span></text:span><text:span text:style-name="Strong_20_Emphasis"><text:span text:style-name="T49"> </text:span></text:span><text:span text:style-name="Strong_20_Emphasis"><text:span text:style-name="T43"> </text:span></text:span><text:span text:style-name="Strong_20_Emphasis"><text:span text:style-name="T46">Le</text:span></text:span><text:span text:style-name="Strong_20_Emphasis"><text:span text:style-name="T47"> superutilisateur</text:span></text:span><text:span text:style-name="Strong_20_Emphasis"><text:span text:style-name="T43"> </text:span></text:span><text:span text:style-name="Strong_20_Emphasis"><text:span text:style-name="T47">a droit à un espace spécial</text:span></text:span><text:span text:style-name="Strong_20_Emphasis"><text:span text:style-name="T43">.</text:span></text:span></text:p>
      <text:p text:style-name="P42"><text:span text:style-name="Strong_20_Emphasis"><text:span text:style-name="T43">sbin </text:span></text:span><text:span text:style-name="Strong_20_Emphasis"><text:span text:style-name="T47">: contient des programmes système importants.</text:span></text:span></text:p>
      <text:p text:style-name="P42"><text:span text:style-name="Strong_20_Emphasis"><text:span text:style-name="T43">tmp </text:span></text:span><text:span text:style-name="Strong_20_Emphasis"><text:span text:style-name="T47">: dossier temporaire utilisé par les programmes pour stocker des fichiers.</text:span></text:span></text:p>
      <text:p text:style-name="P42"><text:span text:style-name="Strong_20_Emphasis"><text:span text:style-name="T43">usr </text:span></text:span><text:span text:style-name="Strong_20_Emphasis"><text:span text:style-name="T47">: c'est un des plus gros dossiers, dans lequel vont s'installer la plupart des programmes demandés par l'utilisateur.</text:span></text:span></text:p>
      <text:p text:style-name="P42"><text:span text:style-name="Strong_20_Emphasis"><text:span text:style-name="T43">var </text:span></text:span><text:span text:style-name="Strong_20_Emphasis"><text:span text:style-name="T47">: ce dossier contient des données « variables », souvent des </text:span></text:span><text:span text:style-name="Strong_20_Emphasis"><text:span text:style-name="Emphasis"><text:span text:style-name="T56">logs</text:span></text:span></text:span><text:span text:style-name="Strong_20_Emphasis"><text:span text:style-name="T43"> </text:span></text:span><text:span text:style-name="Strong_20_Emphasis"><text:span text:style-name="T47">(traces écrites de ce qui s'est passé récemment sur l'ordinateur).</text:span></text:span></text:p>
      <text:p text:style-name="P42"><text:span text:style-name="Strong_20_Emphasis"><text:span text:style-name="T43"/></text:span></text:p>
      <text:p text:style-name="P42"><text:span text:style-name="Strong_20_Emphasis"><text:span text:style-name="T54">Arborescence des dossiers</text:span></text:span></text:p>
      <text:p text:style-name="P42"><text:span text:style-name="Source_20_Text"><text:span text:style-name="T52"/></text:span></text:p>
      <text:p text:style-name="P42"><text:span text:style-name="Strong_20_Emphasis"><text:span text:style-name="Source_20_Text"><text:span text:style-name="T52">pwd</text:span></text:span></text:span><text:span text:style-name="Strong_20_Emphasis"><text:span text:style-name="Source_20_Text"><text:span text:style-name="T51"> </text:span></text:span></text:span><text:span text:style-name="Strong_20_Emphasis"><text:span text:style-name="T51">est l'abréviation de « Print Working Directory », c'est-à-dire « Afficher le dossier actuel » .</text:span></text:span></text:p>
      <text:p text:style-name="P42"><text:bookmark text:name="r-2279575"/><text:span text:style-name="Strong_20_Emphasis"><text:span text:style-name="Source_20_Text"><text:span text:style-name="T52">which</text:span></text:span></text:span><text:span text:style-name="Strong_20_Emphasis"><text:span text:style-name="T53"> : </text:span></text:span><text:span text:style-name="Strong_20_Emphasis"><text:span text:style-name="T51">connaître l'emplacement d'une commande. Syntaxe : </text:span></text:span><text:span text:style-name="Strong_20_Emphasis"><text:span text:style-name="T52">which</text:span></text:span><text:span text:style-name="Strong_20_Emphasis"><text:span text:style-name="T51"> plus nom de la commande.</text:span></text:span></text:p>
      <text:p text:style-name="P42"><text:span text:style-name="Strong_20_Emphasis"><text:span text:style-name="T51"/></text:span></text:p>
      <text:p text:style-name="P42"><text:span text:style-name="Strong_20_Emphasis"><text:span text:style-name="T55">Commande ls</text:span></text:span></text:p>
      <text:p text:style-name="P84"><text:span text:style-name="Strong_20_Emphasis"><text:span text:style-name="T55"/></text:span></text:p>
      <text:p text:style-name="P42"><text:span text:style-name="Strong_20_Emphasis"><text:span text:style-name="T52">ls </text:span></text:span><text:span text:style-name="Strong_20_Emphasis"><text:span text:style-name="T51">: affiche le contenu d'un répertoire. Utliser le paramètre –color=auto pour aciver la couleur des répertoires et fichiers si elle n'y est pas déjà <text:s/>ou –color=none pour la désactiver.</text:span></text:span></text:p>
      <text:p text:style-name="P42"><text:span text:style-name="Strong_20_Emphasis"><text:span text:style-name="T51"><text:tab/></text:span></text:span><text:bookmark text:name="r-2279590"/><text:span text:style-name="Strong_20_Emphasis"><text:span text:style-name="Source_20_Text"><text:span text:style-name="T52">-a</text:span></text:span></text:span><text:span text:style-name="Strong_20_Emphasis"><text:span text:style-name="T52"> : </text:span></text:span><text:span text:style-name="Strong_20_Emphasis"><text:span text:style-name="T51">afficher tous les fichiers et dossiers cachés.</text:span></text:span></text:p>
      <text:p text:style-name="P42"><text:span text:style-name="Strong_20_Emphasis"><text:span text:style-name="T51"><text:tab/></text:span></text:span><text:bookmark text:name="r-2279594"/><text:span text:style-name="Strong_20_Emphasis"><text:span text:style-name="Source_20_Text"><text:span text:style-name="T52">-F</text:span></text:span></text:span><text:span text:style-name="Strong_20_Emphasis"><text:span text:style-name="T53"> : </text:span></text:span><text:span text:style-name="Strong_20_Emphasis"><text:span text:style-name="T51">indique le type d'éléments (dossiers ou fichiers).</text:span></text:span></text:p>
      <text:p text:style-name="P42"><text:span text:style-name="Strong_20_Emphasis"><text:span text:style-name="T51"><text:tab/></text:span></text:span><text:bookmark text:name="r-2279615"/><text:span text:style-name="Strong_20_Emphasis"><text:span text:style-name="Source_20_Text"><text:span text:style-name="T52">-l</text:span></text:span></text:span><text:span text:style-name="Strong_20_Emphasis"><text:span text:style-name="T53"> : </text:span></text:span><text:span text:style-name="Strong_20_Emphasis"><text:span text:style-name="T51">liste détaillée. Il affiche une liste détaillant chaque élément du dossier . De gauche à <text:tab/>droite : droits sur le fichier, nombre de liens physiques, nom de la personne propriétaire <text:tab/>du fichier, groupe du fichier, taille, date de dernière modification, nom.</text:span></text:span></text:p>
      <text:p text:style-name="P42"><text:span text:style-name="Strong_20_Emphasis"><text:span text:style-name="T51"><text:tab/></text:span></text:span><text:span text:style-name="Strong_20_Emphasis"><text:span text:style-name="T52">-lh</text:span></text:span><text:span text:style-name="Strong_20_Emphasis"><text:span text:style-name="T51"> : Taille détaillée du dossier et de ses composants en Ko, Mo, Go</text:span></text:span></text:p>
      <text:p text:style-name="P42"><text:span text:style-name="Strong_20_Emphasis"><text:span text:style-name="T51"><text:tab/></text:span></text:span><text:bookmark text:name="r-2279632"/><text:span text:style-name="Strong_20_Emphasis"><text:span text:style-name="Source_20_Text"><text:span text:style-name="T52">-t</text:span></text:span></text:span><text:span text:style-name="Strong_20_Emphasis"><text:span text:style-name="T53"> : </text:span></text:span><text:span text:style-name="Strong_20_Emphasis"><text:span text:style-name="T51">trier par date de dernière modification. Ajouter -r pour l'effet inverse.</text:span></text:span></text:p>
      <text:p text:style-name="P42"><text:span text:style-name="Strong_20_Emphasis"><text:span text:style-name="T52">ls – l monfichier</text:span></text:span><text:span text:style-name="Strong_20_Emphasis"><text:span text:style-name="T51"> : affichera seulement les détails du fichier monfichier</text:span></text:span></text:p>
      <text:p text:style-name="P42"><text:span text:style-name="Strong_20_Emphasis"><text:span text:style-name="T52">ls -l *.jpg </text:span></text:span><text:span text:style-name="Strong_20_Emphasis"><text:span text:style-name="T51">: affichera seulement les détails des images en jpg</text:span></text:span></text:p>
      <text:p text:style-name="P42"><text:span text:style-name="Strong_20_Emphasis"><text:span text:style-name="T51"/></text:span></text:p>
      <text:p text:style-name="P42"><text:span text:style-name="Strong_20_Emphasis"><text:span text:style-name="T55">Cd (</text:span></text:span><text:span text:style-name="Strong_20_Emphasis"><text:span text:style-name="Emphasis"><text:span text:style-name="T57">Change Director)</text:span></text:span></text:span><text:span text:style-name="Strong_20_Emphasis"><text:span text:style-name="T55"> : changer de dossier</text:span></text:span></text:p>
      <text:p text:style-name="P84"><text:span text:style-name="Strong_20_Emphasis"><text:span text:style-name="T55"/></text:span></text:p>
      <text:p text:style-name="P42"><text:span text:style-name="Strong_20_Emphasis"><text:span text:style-name="T52">cd + nom du dossier</text:span></text:span><text:span text:style-name="Strong_20_Emphasis"><text:span text:style-name="T51"> : pour se déplacer dans ce dossier</text:span></text:span></text:p>
      <text:p text:style-name="P42"><text:span text:style-name="Strong_20_Emphasis"><text:span text:style-name="T52">cd / </text:span></text:span><text:span text:style-name="Strong_20_Emphasis"><text:span text:style-name="T51">: pour revenir à la racine</text:span></text:span></text:p>
      <text:p text:style-name="P42"><text:span text:style-name="Strong_20_Emphasis"><text:span text:style-name="T52">cd ..</text:span></text:span><text:span text:style-name="Strong_20_Emphasis"><text:span text:style-name="T51"> : pour revenir au dosier parent</text:span></text:span></text:p>
      <text:p text:style-name="P42"><text:span text:style-name="Strong_20_Emphasis"><text:span text:style-name="T52">cd</text:span></text:span><text:span text:style-name="Strong_20_Emphasis"><text:span text:style-name="T51"> : déplace automatiquement sur le répertoire personnel de même que cd ~</text:span></text:span></text:p>
      <text:p text:style-name="P42"><text:span text:style-name="Strong_20_Emphasis"><text:span text:style-name="T52">Autocomplétion chemin</text:span></text:span><text:span text:style-name="Strong_20_Emphasis"><text:span text:style-name="T51"> : touche tab</text:span></text:span></text:p>
      <text:p text:style-name="P42"><text:span text:style-name="Strong_20_Emphasis"><text:span text:style-name="T51"/></text:span></text:p>
      <text:p text:style-name="P42"><text:span text:style-name="Strong_20_Emphasis"><text:span text:style-name="T55">du </text:span></text:span><text:span text:style-name="Strong_20_Emphasis"><text:span text:style-name="Emphasis"><text:span text:style-name="T57">Disk Usage</text:span></text:span></text:span><text:span text:style-name="Strong_20_Emphasis"><text:span text:style-name="T55"> (utilisation du disque) : taille occupée par le dossier</text:span></text:span></text:p>
      <text:p text:style-name="P84"><text:span text:style-name="Strong_20_Emphasis"><text:span text:style-name="T55"/></text:span></text:p>
      <text:p text:style-name="P42"><text:span text:style-name="Strong_20_Emphasis"><text:span text:style-name="T51">La commande </text:span></text:span><text:span text:style-name="Strong_20_Emphasis"><text:span text:style-name="T52">« </text:span></text:span><text:span text:style-name="Strong_20_Emphasis"><text:span text:style-name="Source_20_Text"><text:span text:style-name="T52">du</text:span></text:span></text:span><text:span text:style-name="Strong_20_Emphasis"><text:span text:style-name="T52"> »</text:span></text:span><text:span text:style-name="Strong_20_Emphasis"><text:span text:style-name="T51">, pour </text:span></text:span><text:span text:style-name="Strong_20_Emphasis"><text:span text:style-name="Emphasis"><text:span text:style-name="T58">Disk Usage</text:span></text:span></text:span><text:span text:style-name="Strong_20_Emphasis"><text:span text:style-name="T51"> (utilisation du disque) vous donne des </text:span></text:span><text:soft-page-break/><text:span text:style-name="Strong_20_Emphasis"><text:span text:style-name="T51">informations sur la taille qu'occupent les dossiers sur votre disque.</text:span></text:span></text:p>
      <text:p text:style-name="P42"><text:span text:style-name="Strong_20_Emphasis"><text:span text:style-name="T51">Si le dossier ne contient pas de sous-dossiers, la commande </text:span></text:span><text:span text:style-name="Strong_20_Emphasis"><text:span text:style-name="Source_20_Text"><text:span text:style-name="T51">du </text:span></text:span></text:span><text:span text:style-name="Strong_20_Emphasis"><text:span text:style-name="T51">nous renvoie la taille totale que font les fichiers contenus dans le dossier. </text:span></text:span></text:p>
      <text:p text:style-name="P42"><text:span text:style-name="Strong_20_Emphasis"><text:span text:style-name="T51"/></text:span></text:p>
      <text:p text:style-name="P42"><text:span text:style-name="Strong_20_Emphasis"><text:span text:style-name="T51">Si vous allez dans votre </text:span></text:span><text:span text:style-name="Strong_20_Emphasis"><text:span text:style-name="Source_20_Text"><text:span text:style-name="T51">home </text:span></text:span></text:span><text:span text:style-name="Strong_20_Emphasis"><text:span text:style-name="T51">en revanche, celui-ci contient beaucoup de sous-dossiers. Dans ce cas, la commande</text:span></text:span><text:span text:style-name="Strong_20_Emphasis"><text:span text:style-name="Source_20_Text"><text:span text:style-name="T51">du</text:span></text:span></text:span><text:span text:style-name="Strong_20_Emphasis"><text:span text:style-name="T51">va renvoyer la taille de chacun des sous-dossiers, puis la taille totale à la fin (« . »).</text:span></text:span></text:p>
      <text:p text:style-name="P42"><text:span text:style-name="Strong_20_Emphasis"><text:span text:style-name="T51"/></text:span></text:p>
      <text:p text:style-name="P42"><text:span text:style-name="Strong_20_Emphasis"><text:span text:style-name="T52">-h</text:span></text:span><text:span text:style-name="Strong_20_Emphasis"><text:span text:style-name="T51"> : pour avoir la taille en Ko, Mo ou Go.... -a : pour avoir les dossiers et le fichiers.</text:span></text:span></text:p>
      <text:p text:style-name="P42"><text:span text:style-name="Strong_20_Emphasis"><text:span text:style-name="T52">-s</text:span></text:span><text:span text:style-name="Strong_20_Emphasis"><text:span text:style-name="T51"> : pour n'avoir que l'espace total occupé par le dossier et donc ne pas afficher le détail des sous-dossiers.</text:span></text:span></text:p>
      <text:p text:style-name="P84"><text:span text:style-name="Strong_20_Emphasis"><text:span text:style-name="T55"/></text:span></text:p>
      <text:p text:style-name="P84"><text:span text:style-name="Strong_20_Emphasis"><text:span text:style-name="T55">Manipuler les fichiers</text:span></text:span></text:p>
      <text:p text:style-name="P84"><text:span text:style-name="Strong_20_Emphasis"><text:span text:style-name="T55"/></text:span></text:p>
      <text:p text:style-name="P42"><text:span text:style-name="Strong_20_Emphasis"><text:span text:style-name="T55">cat et less : afficher un fichier</text:span></text:span></text:p>
      <text:p text:style-name="P42"><text:span text:style-name="Strong_20_Emphasis"><text:span text:style-name="T55"/></text:span></text:p>
      <text:p text:style-name="P42"><text:span text:style-name="Strong_20_Emphasis"><text:span text:style-name="T52">cat</text:span></text:span><text:span text:style-name="Strong_20_Emphasis"><text:span text:style-name="T51"> : afficher tout le fichier sue la console, l'option </text:span></text:span><text:span text:style-name="Strong_20_Emphasis"><text:span text:style-name="T52">-n </text:span></text:span><text:span text:style-name="Strong_20_Emphasis"><text:span text:style-name="T51">permet d'afficher le contenu avec les numéros de ligne.</text:span></text:span></text:p>
      <text:p text:style-name="P42"><text:span text:style-name="Strong_20_Emphasis"><text:span text:style-name="T51"/></text:span></text:p>
      <text:p text:style-name="P42"><text:span text:style-name="Strong_20_Emphasis"><text:span text:style-name="T52">Less</text:span></text:span><text:span text:style-name="Strong_20_Emphasis"><text:span text:style-name="T55"> </text:span></text:span><text:span text:style-name="Strong_20_Emphasis"><text:span text:style-name="T51">: affiche le fichier page par page. Commande plus adapté pour afficher le contenu des gros fichiers.</text:span></text:span></text:p>
      <text:p text:style-name="P42"><text:span text:style-name="Strong_20_Emphasis"><text:span text:style-name="T51"/></text:span></text:p>
      <text:p text:style-name="P42"><text:span text:style-name="Strong_20_Emphasis"><text:span text:style-name="T51">﻿</text:span></text:span><text:span text:style-name="Strong_20_Emphasis"><text:span text:style-name="T52">Espace </text:span></text:span><text:span text:style-name="Strong_20_Emphasis"><text:span text:style-name="T51">: affiche la suite du fichier. La touche </text:span></text:span><text:span text:style-name="Strong_20_Emphasis"><text:span text:style-name="Source_20_Text"><text:span text:style-name="T51">Espace </text:span></text:span></text:span><text:span text:style-name="Strong_20_Emphasis"><text:span text:style-name="T51">fait défiler le fichier vers le bas d'un « écran » de console.</text:span></text:span></text:p>
      <text:p text:style-name="P42"><text:span text:style-name="Strong_20_Emphasis"><text:span text:style-name="T51">﻿</text:span></text:span><text:span text:style-name="Strong_20_Emphasis"><text:span text:style-name="T52">Entrée</text:span></text:span><text:span text:style-name="Strong_20_Emphasis"><text:span text:style-name="T51"> : affiche la ligne suivante. Cela permet donc de faire défiler le fichier vers le bas ligne par ligne. On peut aussi utiliser la touche flèche vers le bas.</text:span></text:span></text:p>
      <text:p text:style-name="P42"><text:span text:style-name="Strong_20_Emphasis"><text:span text:style-name="T51">﻿</text:span></text:span><text:span text:style-name="Source_20_Text"><text:span text:style-name="T52">d :</text:span></text:span><text:span text:style-name="Source_20_Text"><text:span text:style-name="T51"> </text:span></text:span><text:span text:style-name="Strong_20_Emphasis"><text:span text:style-name="T51">affiche les onze lignes suivantes (soit une moitié d'écran). </text:span></text:span></text:p>
      <text:p text:style-name="P42"><text:span text:style-name="Strong_20_Emphasis"><text:span text:style-name="T55">﻿</text:span></text:span><text:span text:style-name="Strong_20_Emphasis"><text:span text:style-name="T52">﻿</text:span></text:span><text:span text:style-name="Strong_20_Emphasis"><text:span text:style-name="Source_20_Text"><text:span text:style-name="T52">b</text:span></text:span></text:span><text:span text:style-name="Strong_20_Emphasis"><text:span text:style-name="T52"> </text:span></text:span><text:span text:style-name="Strong_20_Emphasis"><text:span text:style-name="T51">: retourne en arrière d'un écran. On peut aussi appuyer sur la touche page up.</text:span></text:span></text:p>
      <text:p text:style-name="P42"><text:span text:style-name="Strong_20_Emphasis"><text:span text:style-name="T51">﻿</text:span></text:span><text:span text:style-name="Source_20_Text"><text:span text:style-name="T52">y</text:span></text:span><text:span text:style-name="Source_20_Text"><text:span text:style-name="T51"> </text:span></text:span><text:span text:style-name="Strong_20_Emphasis"><text:span text:style-name="T51">: retourne d'une ligne en arrière. On peut aussi utiliser la touche flèche vers le haut.</text:span></text:span></text:p>
      <text:p text:style-name="P42"><text:span text:style-name="Strong_20_Emphasis"><text:span text:style-name="T51">﻿</text:span></text:span><text:span text:style-name="Source_20_Text"><text:span text:style-name="T52">u</text:span></text:span><text:span text:style-name="Source_20_Text"><text:span text:style-name="T51"> </text:span></text:span><text:span text:style-name="Strong_20_Emphasis"><text:span text:style-name="T51">: retourne en arrière d'une moitié d'écran (onze lignes). </text:span></text:span></text:p>
      <text:p text:style-name="P42"><text:span text:style-name="Strong_20_Emphasis"><text:span text:style-name="T51">﻿</text:span></text:span><text:span text:style-name="Strong_20_Emphasis"><text:span text:style-name="Source_20_Text"><text:span text:style-name="T52">q</text:span></text:span></text:span><text:span text:style-name="Strong_20_Emphasis"><text:span text:style-name="T52"> </text:span></text:span><text:span text:style-name="Strong_20_Emphasis"><text:span text:style-name="T51">: arrête la lecture du fichier. Cela met fin à la commande </text:span></text:span><text:span text:style-name="Strong_20_Emphasis"><text:span text:style-name="Source_20_Text"><text:span text:style-name="T51">less</text:span></text:span></text:span><text:span text:style-name="Strong_20_Emphasis"><text:span text:style-name="T51">. </text:span></text:span></text:p>
      <text:p text:style-name="P42"><text:span text:style-name="Strong_20_Emphasis"><text:span text:style-name="T51"/></text:span></text:p>
      <text:p text:style-name="P42"><text:span text:style-name="Strong_20_Emphasis"><text:span text:style-name="T51">﻿</text:span></text:span><text:span text:style-name="Strong_20_Emphasis"><text:span text:style-name="T55">Quelques raccourcis plus avancés pour less</text:span></text:span></text:p>
      <text:p text:style-name="P42"><text:span text:style-name="Strong_20_Emphasis"><text:span text:style-name="T55"/></text:span></text:p>
      <text:p text:style-name="P42"><text:span text:style-name="Strong_20_Emphasis"><text:span text:style-name="T55">﻿</text:span></text:span><text:span text:style-name="Strong_20_Emphasis"><text:span text:style-name="Source_20_Text"><text:span text:style-name="T52">=</text:span></text:span></text:span><text:span text:style-name="Strong_20_Emphasis"><text:span text:style-name="T52"> </text:span></text:span><text:span text:style-name="Strong_20_Emphasis"><text:span text:style-name="T51">: indique où vous en êtes dans le fichier (numéro des lignes affichées et pourcentage).</text:span></text:span></text:p>
      <text:p text:style-name="P42"><text:span text:style-name="Strong_20_Emphasis"><text:span text:style-name="T55">﻿</text:span></text:span><text:span text:style-name="Strong_20_Emphasis"><text:span text:style-name="Source_20_Text"><text:span text:style-name="T52">h</text:span></text:span></text:span><text:span text:style-name="Strong_20_Emphasis"><text:span text:style-name="T52"> </text:span></text:span><text:span text:style-name="Strong_20_Emphasis"><text:span text:style-name="T51">: affiche l'aide (toutes les commandes apprises ici, sont tirées de là). Tapez </text:span></text:span><text:span text:style-name="Strong_20_Emphasis"><text:span text:style-name="Source_20_Text"><text:span text:style-name="T52">q</text:span></text:span></text:span><text:span text:style-name="Strong_20_Emphasis"><text:span text:style-name="Source_20_Text"><text:span text:style-name="T51"> </text:span></text:span></text:span><text:span text:style-name="Strong_20_Emphasis"><text:span text:style-name="T51">pour sortir de l'aide.</text:span></text:span></text:p>
      <text:p text:style-name="P42"><text:span text:style-name="Strong_20_Emphasis"><text:span text:style-name="T51">﻿</text:span></text:span><text:span text:style-name="Strong_20_Emphasis"><text:span text:style-name="Source_20_Text"><text:span text:style-name="T52">/</text:span></text:span></text:span><text:span text:style-name="Strong_20_Emphasis"><text:span text:style-name="T51"> : tapez</text:span></text:span><text:span text:style-name="Strong_20_Emphasis"><text:span text:style-name="Source_20_Text"><text:span text:style-name="T51">/</text:span></text:span></text:span><text:span text:style-name="Strong_20_Emphasis"><text:span text:style-name="T51">suivi du texte que vous recherchez pour lancer le mode recherche. Faites </text:span></text:span><text:span text:style-name="Strong_20_Emphasis"><text:span text:style-name="Source_20_Text"><text:span text:style-name="T52">Entrée</text:span></text:span></text:span><text:span text:style-name="Strong_20_Emphasis"><text:span text:style-name="Source_20_Text"><text:span text:style-name="T51"> p</text:span></text:span></text:span><text:span text:style-name="Strong_20_Emphasis"><text:span text:style-name="T51">our valider. Pour ceux qui savent s'en servir, sachez que les expressions régulières sont acceptées.</text:span></text:span></text:p>
      <text:p text:style-name="P42"><text:span text:style-name="Strong_20_Emphasis"><text:span text:style-name="T51">﻿</text:span></text:span><text:span text:style-name="Strong_20_Emphasis"><text:span text:style-name="Source_20_Text"><text:span text:style-name="T52">n</text:span></text:span></text:span><text:span text:style-name="Strong_20_Emphasis"><text:span text:style-name="T52"> </text:span></text:span><text:span text:style-name="Strong_20_Emphasis"><text:span text:style-name="T51">: après avoir fait une recherche avec </text:span></text:span><text:span text:style-name="Strong_20_Emphasis"><text:span text:style-name="Source_20_Text"><text:span text:style-name="T51">/</text:span></text:span></text:span><text:span text:style-name="Strong_20_Emphasis"><text:span text:style-name="T51">, la touche</text:span></text:span><text:span text:style-name="Strong_20_Emphasis"><text:span text:style-name="T52"> </text:span></text:span><text:span text:style-name="Strong_20_Emphasis"><text:span text:style-name="Source_20_Text"><text:span text:style-name="T52">n</text:span></text:span></text:span><text:span text:style-name="Strong_20_Emphasis"><text:span text:style-name="Source_20_Text"><text:span text:style-name="T51"> </text:span></text:span></text:span><text:span text:style-name="Strong_20_Emphasis"><text:span text:style-name="T51">vous permet d'aller à la prochaine occurrence de votre recherche. C'est un peu comme si vous cliquiez sur le bouton « Résultat suivant ». <text:s/></text:span></text:span></text:p>
      <text:p text:style-name="P42"><text:span text:style-name="Strong_20_Emphasis"><text:span text:style-name="T51">﻿</text:span></text:span><text:span text:style-name="Strong_20_Emphasis"><text:span text:style-name="Source_20_Text"><text:span text:style-name="T52">N</text:span></text:span></text:span><text:span text:style-name="Strong_20_Emphasis"><text:span text:style-name="T52"> </text:span></text:span><text:span text:style-name="Strong_20_Emphasis"><text:span text:style-name="T51">: pareil que </text:span></text:span><text:span text:style-name="Strong_20_Emphasis"><text:span text:style-name="Source_20_Text"><text:span text:style-name="T52">n</text:span></text:span></text:span><text:span text:style-name="Strong_20_Emphasis"><text:span text:style-name="T51">, mais pour revenir en arrière. </text:span></text:span></text:p>
      <text:p text:style-name="P42"><text:span text:style-name="Strong_20_Emphasis"><text:span text:style-name="T51"/></text:span></text:p>
      <text:p text:style-name="P42"><text:span text:style-name="Strong_20_Emphasis"><text:span text:style-name="T51">﻿</text:span></text:span><text:bookmark text:name="r-38456"/><text:span text:style-name="T91">head &amp; tail : afficher le début et la fin d'un fichier</text:span></text:p>
      <text:p text:style-name="P58"/>
      <text:p text:style-name="P42"><text:span text:style-name="T91">﻿</text:span><text:bookmark text:name="r-2279832"/><text:span text:style-name="Source_20_Text"><text:span text:style-name="T91">head</text:span></text:span><text:span text:style-name="T91"> : afficher le début du fichier</text:span></text:p>
      <text:p text:style-name="P58"/>
      <text:p text:style-name="P61">La commande <text:span text:style-name="T70">head </text:span>affiche les premières lignes d'un fichier. Avec l'option <text:span text:style-name="T70">-n</text:span> suivi d'un nombre, elle permet d'afficher le nombre de lignes souhaitées. Ex :<text:span text:style-name="T70"> head -n 3</text:span> nomFichier, afficher les 3 premières lignes du fichier monFichier.</text:p>
      <text:p text:style-name="P61"><text:soft-page-break/></text:p>
      <text:p text:style-name="P58">tail : affiche le fin d'un fichier</text:p>
      <text:p text:style-name="P58"/>
      <text:p text:style-name="P61"><text:span text:style-name="T70">tail</text:span> renvoie la fin du fichier, donc les dernières lignes. On peut utiliser l'option <text:span text:style-name="T70">-n</text:span> pour afficher les n dernières lignes du fichier.</text:p>
      <text:p text:style-name="P61">L'option <text:span text:style-name="T70">-f</text:span> permet de suivre l'évolution d'un fichier au fur et à mesure. Crtl + c permet de sortir de la commande tail -f.</text:p>
      <text:p text:style-name="P79"><text:span text:style-name="T93">﻿</text:span><text:span text:style-name="Source_20_Text"><text:span text:style-name="T94">tail</text:span></text:span><text:span text:style-name="Source_20_Text"><text:span text:style-name="T93"> </text:span></text:span><text:span text:style-name="Source_20_Text"><text:span text:style-name="T94">-f</text:span></text:span><text:span text:style-name="Source_20_Text"><text:span text:style-name="T93"> </text:span></text:span><text:span text:style-name="T93">recherche les nouveaux changements dans le fichier toutes les secondes. Si vous voulez, vous pouvez rajouter le paramètre </text:span><text:span text:style-name="Source_20_Text"><text:span text:style-name="T94">-s</text:span></text:span><text:span text:style-name="Source_20_Text"><text:span text:style-name="T93"> </text:span></text:span><text:span text:style-name="T93">suivi d'un nombre. Par exemple,</text:span><text:span text:style-name="T94"> </text:span><text:span text:style-name="Source_20_Text"><text:span text:style-name="T94">tail -f </text:span></text:span><text:span text:style-name="Source_20_Text"><text:span text:style-name="T93">-</text:span></text:span><text:span text:style-name="Source_20_Text"><text:span text:style-name="T94">s 3</text:span></text:span><text:span text:style-name="Source_20_Text"><text:span text:style-name="T93"> </text:span></text:span><text:span text:style-name="Source_20_Text"><text:span text:style-name="T94">syslog </text:span></text:span><text:span text:style-name="T93">recherchera les changements toutes les trois secondes.</text:span></text:p>
      <text:p text:style-name="P61"/>
      <text:p text:style-name="P66"><text:span text:style-name="T66">﻿</text:span><text:bookmark text:name="r-38486"/><text:span text:style-name="T72">touch &amp; mkdir : créer des fichiers et dossiers</text:span></text:p>
      <text:p text:style-name="P61"/>
      <text:p text:style-name="P42"><text:span text:style-name="T95">﻿</text:span><text:span text:style-name="Source_20_Text"><text:span text:style-name="T91">touch</text:span></text:span><text:span text:style-name="T91"> : </text:span><text:span text:style-name="T92">créer un fichier</text:span></text:p>
      <text:p text:style-name="P59"/>
      <text:p text:style-name="P63">La commande <text:span text:style-name="T70">touch</text:span> permet de créer un fichier.</text:p>
      <text:p text:style-name="P63"><text:s/><text:span text:style-name="T70">touch <text:s/>+ monFichier</text:span> : pour créer le fichier monFichier</text:p>
      <text:p text:style-name="P63"><text:s/><text:span text:style-name="T70">touch <text:s/>+ ''mon fichier''</text:span> : pour créer un fichier avec espace</text:p>
      <text:p text:style-name="P63"><text:span text:style-name="T70"><text:s/>touch</text:span> monFichier1 monFichier2.txt monFcihier3 : pour créer plusieurs fichiers en même temps.</text:p>
      <text:p text:style-name="P63"/>
      <text:p text:style-name="P58">mkdir : créer un dossier</text:p>
      <text:p text:style-name="P61"/>
      <text:p text:style-name="P61"><text:span text:style-name="T70">mkdir</text:span> permet de créer un dossier et fonctionne de la même manière que touch.</text:p>
      <text:p text:style-name="P61">L'option -p sert à créer tous les dossiers intermédiares. Ex : mkdir -p doss1/doss2/doss3 créera le dossier doss1, puis à l'intérieur le sous-dossier doss2, puis à l'intérieur encore le sous-dossier doss3.</text:p>
      <text:p text:style-name="P42"><text:span text:style-name="Strong_20_Emphasis"><text:span text:style-name="T51"/></text:span></text:p>
      <text:p text:style-name="P42"><text:span text:style-name="Strong_20_Emphasis"><text:span text:style-name="T51">﻿</text:span></text:span><text:bookmark text:name="r-38548"/><text:span text:style-name="T91">cp &amp; mv : copier et déplacer un fichier</text:span></text:p>
      <text:p text:style-name="P58"/>
      <text:p text:style-name="P61">﻿<text:span text:style-name="T72">cp : copier un fichier</text:span></text:p>
      <text:p text:style-name="P61"/>
      <text:p text:style-name="P79"><text:span text:style-name="T93">La commande </text:span><text:span text:style-name="Source_20_Text"><text:span text:style-name="T94">cp</text:span></text:span><text:span text:style-name="Source_20_Text"><text:span text:style-name="T93"> </text:span></text:span><text:span text:style-name="T93">(abréviation de </text:span><text:span text:style-name="Emphasis"><text:span text:style-name="T93">CoPy</text:span></text:span><text:span text:style-name="T93">, « copier » en anglais) vous permet comme son nom l'indique de copier un fichier… mais aussi de copier plusieurs fichiers à la fois, et même de copier des dossiers ! Ex : </text:span><text:span text:style-name="T94">cp</text:span><text:span text:style-name="T93"> f1 f1copie.</text:span></text:p>
      <text:p text:style-name="P61"/>
      <text:p text:style-name="P61">Copier dans un dossier : <text:span text:style-name="T70">cp</text:span> f1 mondossier/</text:p>
      <text:p text:style-name="P61">Copier dans un dossier en changeant le nom : <text:span text:style-name="T70">cp</text:span> f1 mondossier/f1copie</text:p>
      <text:p text:style-name="P61">Copier avec un chemin absolu. Ex :<text:span text:style-name="T70"> cp</text:span> f1 /var/log <text:s/>(dossier racine)</text:p>
      <text:p text:style-name="P61"/>
      <text:p text:style-name="P79"><text:span text:style-name="T93">﻿Avec l'option </text:span><text:span text:style-name="Source_20_Text"><text:span text:style-name="T94">-R</text:span></text:span><text:span text:style-name="Source_20_Text"><text:span text:style-name="T93"> </text:span></text:span><text:span text:style-name="T93">(un « R » majuscule !), vous pouvez copier un dossier, ainsi que tous les sous-dossiers et fichiers qu'il contient ! Ex : cp doss1 doss1copie</text:span></text:p>
      <text:p text:style-name="P61"/>
      <text:p text:style-name="P79"><text:span text:style-name="T93">﻿Le symbole </text:span><text:span text:style-name="Source_20_Text"><text:span text:style-name="T94">* </text:span></text:span><text:span text:style-name="T93">est appelé </text:span><text:span text:style-name="Emphasis"><text:span text:style-name="T93">joker</text:span></text:span><text:span text:style-name="T93">, ou encore </text:span><text:span text:style-name="Emphasis"><text:span text:style-name="Strong_20_Emphasis"><text:span text:style-name="T93">wildcard</text:span></text:span></text:span><text:span text:style-name="T93"> en anglais sous Linux.</text:span></text:p>
      <text:p text:style-name="P79"><text:span text:style-name="T93">﻿Il vous permet de copier par exemple tous les fichiers image </text:span><text:span text:style-name="Source_20_Text"><text:span text:style-name="T93">.jpg </text:span></text:span><text:span text:style-name="T93">dans un sous-dossier.</text:span></text:p>
      <text:p text:style-name="P61">Ex :<text:span text:style-name="T70"> cp *.jpg</text:span> mondossier/</text:p>
      <text:p text:style-name="P61">﻿On peut aussi vous s'en servir pour copier tous les fichiers dont le nom commence par « so ». <text:s/>Ex : <text:span text:style-name="T70">cp so*</text:span> mondossier/</text:p>
      <text:p text:style-name="P61"/>
      <text:p text:style-name="P42"><text:span text:style-name="T95">﻿</text:span><text:bookmark text:name="r-2279938"/><text:span text:style-name="Source_20_Text"><text:span text:style-name="T91">mv</text:span></text:span><text:span text:style-name="T91"> : déplacer un fichier</text:span></text:p>
      <text:p text:style-name="P58"/>
      <text:p text:style-name="P61">La commande <text:span text:style-name="T70">mv</text:span> <text:s/>a en fait deux utilités : déplacer ou renommer un fichier ou dossier.</text:p>
      <text:p text:style-name="P61"><text:soft-page-break/></text:p>
      <text:p text:style-name="P61"><text:span text:style-name="T70">mv</text:span> f1 mondossier/ → déplace f1 dans mondossier</text:p>
      <text:p text:style-name="P61"><text:span text:style-name="T70">mv</text:span> mondoss1/ mondossier/ → déplace mondoss1(et tous ses sous-dossiers) dans mondossier/</text:p>
      <text:p text:style-name="P61"><text:span text:style-name="T70">mv</text:span> *.jpg mondossier/ → déplace toutes les images jpg dans mondossier/</text:p>
      <text:p text:style-name="P61"/>
      <text:p text:style-name="P61"><text:span text:style-name="T70">mv</text:span> fichier fichier1 → renomme fichier en fichier1</text:p>
      <text:p text:style-name="P61"><text:span text:style-name="T70">mv</text:span> fichier mondossier/fcihier1 → Déplace et renomme à la fois fichier dans mondossier/</text:p>
      <text:p text:style-name="P61">﻿</text:p>
      <text:p text:style-name="P58"><text:bookmark text:name="r-38608"/>rm : supprimer des fichiers et dossiers</text:p>
      <text:p text:style-name="P58"/>
      <text:p text:style-name="P56"><text:span text:style-name="T93">﻿La commande </text:span><text:span text:style-name="Source_20_Text"><text:span text:style-name="T94">rm</text:span></text:span><text:span text:style-name="Source_20_Text"><text:span text:style-name="T93"> </text:span></text:span><text:span text:style-name="T93">(pour </text:span><text:span text:style-name="Emphasis"><text:span text:style-name="T93">ReMove</text:span></text:span><text:span text:style-name="T93">, « supprimer » en anglais) peut supprimer un fichier, plusieurs fichiers, des dossiers, voire même votre ordinateur entier si vous le voulez.</text:span></text:p>
      <text:p text:style-name="P61"/>
      <text:p text:style-name="P61"><text:s/><text:span text:style-name="T70">rm</text:span> <text:s/>fichier1 → supprimera fichier1</text:p>
      <text:p text:style-name="P61"><text:s/><text:span text:style-name="T70">rm</text:span> fichier1 fichier2 → supprimera fichier1 et fichier2</text:p>
      <text:p text:style-name="P61"/>
      <text:p text:style-name="P56"><text:span text:style-name="T93">﻿</text:span><text:span text:style-name="T94">-i </text:span><text:span text:style-name="T93">: la commande </text:span><text:span text:style-name="Source_20_Text"><text:span text:style-name="T94">-i</text:span></text:span><text:span text:style-name="Source_20_Text"><text:span text:style-name="T93"> </text:span></text:span><text:span text:style-name="T93">permet de vous demander une confirmation pour chacun des fichiers.</text:span></text:p>
      <text:p text:style-name="P61">Ex : rm -i fichier1 → demandera une confirmation de suppression</text:p>
      <text:p text:style-name="P61"/>
      <text:p text:style-name="P64">-f <text:span text:style-name="T69">: la commande </text:span>-f<text:span text:style-name="T69"> force la suppression quoi qu'il arrive.</text:span></text:p>
      <text:p text:style-name="P61"/>
      <text:p text:style-name="P64">-v <text:span text:style-name="T69">: -v permet à la commande de dire ce qu'elle est entrain de faire.</text:span></text:p>
      <text:p text:style-name="P64">rm -v<text:span text:style-name="T69"> fichier1 fichier2</text:span></text:p>
      <text:p text:style-name="P61">détruit 'fichier1'</text:p>
      <text:p text:style-name="P61">détruit 'fichier2'</text:p>
      <text:p text:style-name="P61"/>
      <text:p text:style-name="P64">-r <text:span text:style-name="T69">: la commande </text:span>-r <text:span text:style-name="T69">permet de supprimer un dossier et tout son contenu. </text:span></text:p>
      <text:p text:style-name="P64"><text:span text:style-name="T69">Ex : </text:span>rm -r<text:span text:style-name="T69"> mondossier/</text:span></text:p>
      <text:p text:style-name="P64">rmdir<text:span text:style-name="T69"> : supprime un dossier que si ce dernier est vide. Ex : </text:span>rmdir<text:span text:style-name="T69"> mondossier/</text:span></text:p>
      <text:p text:style-name="P61"/>
      <text:p text:style-name="P42"><text:span text:style-name="Strong_20_Emphasis"><text:span text:style-name="T51">﻿</text:span></text:span><text:span text:style-name="Strong_20_Emphasis"><text:span text:style-name="T55">l</text:span></text:span><text:span text:style-name="T91">n : créer des liens entre fichiers</text:span></text:p>
      <text:p text:style-name="P69"/>
      <text:p text:style-name="P82"><text:span text:style-name="T93">﻿La commande </text:span><text:span text:style-name="Source_20_Text"><text:span text:style-name="T94">ln</text:span></text:span><text:span text:style-name="Source_20_Text"><text:span text:style-name="T93"> </text:span></text:span><text:span text:style-name="T93">vous sera certainement utile un jour ou l'autre. Elle permet de créer des liens(physiques ou symboliques) entre des fichiers, c'est-à-dire (pour employer des mots communs) qu'elle permet de </text:span><text:span text:style-name="Strong_20_Emphasis"><text:span text:style-name="T93">créer des raccourcis</text:span></text:span><text:span text:style-name="T93">.</text:span></text:p>
      <text:p text:style-name="P72"/>
      <text:p text:style-name="P66"><text:span text:style-name="T69">﻿</text:span><text:bookmark text:name="r-2280042"/><text:span text:style-name="T72">Créer des liens physiques</text:span></text:p>
      <text:p text:style-name="P72"/>
      <text:p text:style-name="P72">﻿Un peu particulier d'usage, se renseigner sur le net (ex : occ).</text:p>
      <text:p text:style-name="P72"/>
      <text:p text:style-name="P58">Créer des liens symboliques</text:p>
      <text:p text:style-name="P58"/>
      <text:p text:style-name="P61">﻿Le principe du lien symbolique est que l'on crée un lien vers un autre nom de fichier. Cette fois, on pointe vers le nom de fichier et non vers le contenu (l'inode) directement.</text:p>
      <text:p text:style-name="P61"/>
      <text:p text:style-name="P72"><text:span text:style-name="T67">ln -s</text:span><text:span text:style-name="T65"> fichier1 fichier2 <text:s/>→ création d'un lien symbolique.</text:span></text:p>
      <text:p text:style-name="P72"><text:span text:style-name="T67">ls -l </text:span><text:span text:style-name="T65">pour afficher la structure des deux fichiers en détail. On remarquera deux choses : </text:span></text:p>
      <text:p text:style-name="P42"><text:span text:style-name="T96">﻿ - La toute première lettre de la seconde ligne est un </text:span><text:span text:style-name="Source_20_Text"><text:span text:style-name="T97">l</text:span></text:span><text:span text:style-name="T96">(comme </text:span><text:span text:style-name="Emphasis"><text:span text:style-name="T96">link</text:span></text:span><text:span text:style-name="T96">, c'est-à-dire lien)</text:span></text:p>
      <text:p text:style-name="P42"><text:span text:style-name="T96">﻿ - Tout à la fin de la seconde ligne, une flèche montre clairement que </text:span><text:span text:style-name="Source_20_Text"><text:span text:style-name="T95">fichier2</text:span></text:span><text:span text:style-name="Source_20_Text"><text:span text:style-name="T96"> </text:span></text:span><text:span text:style-name="T96">pointe <text:s text:c="9"/><text:tab/>vers fichier1.</text:span></text:p>
      <text:p text:style-name="P63"><text:s/>- Si on supprime fichier2, rien de mal. Par contre si on supprime fichier1, fichier2 pointera <text:s text:c="2"/><text:soft-page-break/>vers un fichier qui n'existe plus. On parlera de lien mort.</text:p>
      <text:p text:style-name="P42"><text:span text:style-name="Strong_20_Emphasis"><text:span text:style-name="T51"><text:s/>- ﻿L'avantage des liens symboliques est qu'ils fonctionnent aussi sur des répertoires, contrairement aux liens physiques.</text:span></text:span></text:p>
      <text:p text:style-name="P42"><text:span text:style-name="Strong_20_Emphasis"><text:span text:style-name="T51"/></text:span></text:p>
      <text:p text:style-name="P84"><text:span text:style-name="Strong_20_Emphasis"><text:span text:style-name="T34">Les utilisateurs et leurs droits</text:span></text:span></text:p>
      <text:p text:style-name="P84"><text:span text:style-name="Strong_20_Emphasis"><text:span text:style-name="T55"/></text:span></text:p>
      <text:p text:style-name="P42"><text:span text:style-name="Strong_20_Emphasis"><text:span text:style-name="T55">root : le superuser</text:span></text:span></text:p>
      <text:p text:style-name="P42"><text:span text:style-name="Strong_20_Emphasis"><text:span text:style-name="T55"/></text:span></text:p>
      <text:p text:style-name="P42"><text:span text:style-name="Strong_20_Emphasis"><text:span text:style-name="T52">root</text:span></text:span><text:span text:style-name="Strong_20_Emphasis"><text:span text:style-name="T51"> est le superutilisateur, celui qui a tous les droits sur la machine. Par sécurité, on doit se connecter sur un compte limité.</text:span></text:span></text:p>
      <text:p text:style-name="P42"><text:span text:style-name="Strong_20_Emphasis"><text:span text:style-name="T51"/></text:span></text:p>
      <text:p text:style-name="P42"><text:span text:style-name="Strong_20_Emphasis"><text:span text:style-name="T52">sudo commande</text:span></text:span><text:span text:style-name="Strong_20_Emphasis"><text:span text:style-name="T51"> → permet de passer une commande en mode root après validation du mot de passe.</text:span></text:span></text:p>
      <text:p text:style-name="P42"><text:span text:style-name="Strong_20_Emphasis"><text:span text:style-name="T51"/></text:span></text:p>
      <text:p text:style-name="P42"><text:span text:style-name="Strong_20_Emphasis"><text:span text:style-name="T52">Sudo su</text:span></text:span><text:span text:style-name="Strong_20_Emphasis"><text:span text:style-name="T51"> → permet de se connecter en tant que root. Le symbole # à la fin de l'invite de commandes nous indique qu'on est bien connecté en tant que root. Une fois connecté en tant que root, plus besoin de précéder ses commandes par sudo.</text:span></text:span></text:p>
      <text:p text:style-name="P42"><text:span text:style-name="Strong_20_Emphasis"><text:span text:style-name="T51">sudo(Substitute User Do).</text:span></text:span></text:p>
      <text:p text:style-name="P42"><text:span text:style-name="Strong_20_Emphasis"><text:span text:style-name="T51"/></text:span></text:p>
      <text:p text:style-name="P42"><text:span text:style-name="Strong_20_Emphasis"><text:span text:style-name="T52">exit ou ctrl </text:span></text:span><text:span text:style-name="Strong_20_Emphasis"><text:span text:style-name="T51">+ d → permet de quitter le mode root</text:span></text:span></text:p>
      <text:p text:style-name="P42"><text:span text:style-name="Strong_20_Emphasis"><text:span text:style-name="T51"/></text:span></text:p>
      <text:p text:style-name="P58"/>
      <text:p text:style-name="P58"/>
      <text:p text:style-name="P58"/>
      <text:p text:style-name="P58"><text:bookmark text:name="r-38760"/>adduser : gestion des utilisateurs</text:p>
      <text:p text:style-name="P42"><text:span text:style-name="Strong_20_Emphasis"><text:span text:style-name="T51"/></text:span></text:p>
      <text:p text:style-name="P42"><text:span text:style-name="Strong_20_Emphasis"><text:span text:style-name="T54">adduser : ajouter un utilisateur</text:span></text:span></text:p>
      <text:p text:style-name="P42"><text:span text:style-name="Strong_20_Emphasis"><text:span text:style-name="T54"/></text:span></text:p>
      <text:p text:style-name="P42"><text:span text:style-name="Strong_20_Emphasis"><text:span text:style-name="T49">adduser + nomuser : </text:span></text:span><text:span text:style-name="Strong_20_Emphasis"><text:span text:style-name="T51">permet de créer un nouvel utilisateur. Ce dernier aura pour nouvel répertoire personnel /home/nomuser.</text:span></text:span></text:p>
      <text:p text:style-name="P42"><text:span text:style-name="Strong_20_Emphasis"><text:span text:style-name="T51"/></text:span></text:p>
      <text:p text:style-name="P42"><text:span text:style-name="Strong_20_Emphasis"><text:span text:style-name="T51">﻿</text:span></text:span><text:bookmark text:name="r-2280135"/><text:span text:style-name="Source_20_Text"><text:span text:style-name="T91">passwd</text:span></text:span><text:span text:style-name="T91"> : changer le mot de passe</text:span></text:p>
      <text:p text:style-name="P42"><text:span text:style-name="Strong_20_Emphasis"><text:span text:style-name="T51"/></text:span></text:p>
      <text:p text:style-name="P79"><text:span text:style-name="Strong_20_Emphasis"><text:span text:style-name="T45">sudo passwd nomuser</text:span></text:span><text:span text:style-name="Strong_20_Emphasis"><text:span text:style-name="T46"> : permet de changer le mot de passe de l'utilisateur nomuser.</text:span></text:span></text:p>
      <text:p text:style-name="P79"><text:span text:style-name="Strong_20_Emphasis"><text:span text:style-name="T45">sudo passwd</text:span></text:span><text:span text:style-name="Strong_20_Emphasis"><text:span text:style-name="T46"> : permet de changer le mot de passe de l'utilisateur courant.</text:span></text:span></text:p>
      <text:p text:style-name="P79"><text:span text:style-name="Strong_20_Emphasis"><text:span text:style-name="T46"/></text:span></text:p>
      <text:p text:style-name="P79"><text:span text:style-name="Strong_20_Emphasis"><text:span text:style-name="T55">deluser : supprimer un compte</text:span></text:span></text:p>
      <text:p text:style-name="P79"><text:span text:style-name="Strong_20_Emphasis"><text:span text:style-name="T55"/></text:span></text:p>
      <text:p text:style-name="P79"><text:span text:style-name="Strong_20_Emphasis"><text:span text:style-name="T45">deluser + nomuser </text:span></text:span><text:span text:style-name="Strong_20_Emphasis"><text:span text:style-name="T46">: permet de supprimer le compte nomuser sans confirmation.</text:span></text:span></text:p>
      <text:p text:style-name="P79"><text:span text:style-name="Strong_20_Emphasis"><text:span text:style-name="T46">Toutefois, cette commande seule ne supprime pas le répertoire personnel de patrick. Si vous voulez supprimer aussi son </text:span></text:span><text:span text:style-name="Strong_20_Emphasis"><text:span text:style-name="Source_20_Text"><text:span text:style-name="T43">home</text:span></text:span></text:span><text:span text:style-name="Strong_20_Emphasis"><text:span text:style-name="T46"> et tous ses fichiers personnels, utilisez le paramètre </text:span></text:span><text:span text:style-name="Strong_20_Emphasis"><text:span text:style-name="Source_20_Text"><text:span text:style-name="T45">--remove-home </text:span></text:span></text:span><text:span text:style-name="Strong_20_Emphasis"><text:span text:style-name="T45">: deluser - -remove-home patrick</text:span></text:span></text:p>
      <text:p text:style-name="P79"><text:span text:style-name="Strong_20_Emphasis"><text:span text:style-name="T45">﻿</text:span></text:span></text:p>
      <text:p text:style-name="P79"><text:span text:style-name="Strong_20_Emphasis"><text:span text:style-name="Source_20_Text"><text:span text:style-name="T43">adduser</text:span></text:span></text:span><text:span text:style-name="Strong_20_Emphasis"><text:span text:style-name="T46"> et </text:span></text:span><text:span text:style-name="Strong_20_Emphasis"><text:span text:style-name="Source_20_Text"><text:span text:style-name="T43">deluser</text:span></text:span></text:span><text:span text:style-name="Strong_20_Emphasis"><text:span text:style-name="T46"> sont des commandes qui n'existent que sous Debian et tous ses descendants, dont Ubuntu.</text:span></text:span></text:p>
      <text:p text:style-name="P79"><text:span text:style-name="Strong_20_Emphasis"><text:span text:style-name="T46">Partout ailleurs on doit utiliser </text:span></text:span><text:span text:style-name="Strong_20_Emphasis"><text:span text:style-name="Source_20_Text"><text:span text:style-name="T43">useradd</text:span></text:span></text:span><text:span text:style-name="Strong_20_Emphasis"><text:span text:style-name="T46"> et </text:span></text:span><text:span text:style-name="Strong_20_Emphasis"><text:span text:style-name="Source_20_Text"><text:span text:style-name="T43">userdel</text:span></text:span></text:span><text:span text:style-name="Strong_20_Emphasis"><text:span text:style-name="T46">, qui sont les commandes Unix traditionnelles fonctionnant partout. Elles font globalement la même chose mais de manière beaucoup plus basique : si vous n'appelez pas </text:span></text:span><text:span text:style-name="Strong_20_Emphasis"><text:span text:style-name="Source_20_Text"><text:span text:style-name="T43">passwd</text:span></text:span></text:span><text:span text:style-name="Strong_20_Emphasis"><text:span text:style-name="T46"> vous-mêmes, le compte ne sera pas activé et n'aura pas de mot de passe. Pareil pour addgroup et delgroup (groupadd, groupdel).</text:span></text:span></text:p>
      <text:p text:style-name="P79"><text:span text:style-name="Strong_20_Emphasis"><text:span text:style-name="T46"/></text:span></text:p>
      <text:p text:style-name="P42"><text:span text:style-name="Strong_20_Emphasis"><text:span text:style-name="T51">﻿</text:span></text:span><text:bookmark text:name="r-38794"/><text:span text:style-name="T91">addgroup : gestion des groupes</text:span></text:p>
      <text:p text:style-name="P58"><text:soft-page-break/></text:p>
      <text:p text:style-name="P63"><text:span text:style-name="T70">addgroup nomgroup :</text:span><text:span text:style-name="T69"> permet de créer un groupe avec comme nom nomgroup</text:span></text:p>
      <text:p text:style-name="P61"/>
      <text:p text:style-name="P58">usermod : modifier un utilisateur</text:p>
      <text:p text:style-name="P58"/>
      <text:p text:style-name="P66"><text:span text:style-name="T67">usermod : </text:span><text:span text:style-name="T66">permet d'éditer un utilisateur. </text:span><text:span text:style-name="T69">﻿Elle possède plusieurs paramètres ; nous allons en retenir deux : </text:span></text:p>
      <text:p text:style-name="P66"><text:span text:style-name="T67">usermod -l nomuser</text:span><text:span text:style-name="T66"> : ﻿renomme l'utilisateur (le nom de son répertoire personnel ne sera pas changé par contre) </text:span></text:p>
      <text:p text:style-name="P66"><text:span text:style-name="T67">usermod -g amis patrick</text:span><text:span text:style-name="T66"> : permet de mettre patrick dans le groupe amis</text:span></text:p>
      <text:p text:style-name="P66"><text:span text:style-name="T67">usermod -g patrick patrick</text:span><text:span text:style-name="T66"> : ﻿remettre patrick dans le groupe patrick comme il l'était avant</text:span></text:p>
      <text:p text:style-name="P66"><text:span text:style-name="T67">usermod -G amis,paris,collegues patrick </text:span><text:span text:style-name="T66">: permet à patrick d'appartenir aux 3 groupes</text:span></text:p>
      <text:p text:style-name="P66"><text:span text:style-name="T67">usermod -aG amis patrick</text:span><text:span text:style-name="T66"> : ajoute patrick au groupe amis sans le retirer du ou des groupes auxquels il appartenait avant.</text:span></text:p>
      <text:p text:style-name="P61"/>
      <text:p text:style-name="P58">delgroup : supprimer un groupe</text:p>
      <text:p text:style-name="P58"/>
      <text:p text:style-name="P61"><text:span text:style-name="T70">delgroup <text:s/>amis</text:span> : supprime le groupe amis.</text:p>
      <text:p text:style-name="P61"/>
      <text:p text:style-name="P58"><text:bookmark text:name="r-38830"/>chown : gestion des propriétaires d'un fichier</text:p>
      <text:p text:style-name="P58"/>
      <text:p text:style-name="P58">﻿<text:span text:style-name="T66">Seul l'utilisateur root peut changer le propriétaire d'un fichier.</text:span></text:p>
      <text:p text:style-name="P61"/>
      <text:p text:style-name="P61"/>
      <text:p text:style-name="P58"><text:span text:style-name="T65">chown patrick monfichier</text:span><text:span text:style-name="T66"> : change le propriétaire du fichier monfichier en patrick</text:span></text:p>
      <text:p text:style-name="P58"><text:span text:style-name="T65">chgrp amis monfichier</text:span><text:span text:style-name="T66"> : change le groupe du fichier monfichier en amis</text:span></text:p>
      <text:p text:style-name="P61"><text:span text:style-name="T70">chown patrick:amis monfichier </text:span>: affecte monfichier au user patrick et au groupe amis</text:p>
      <text:p text:style-name="P61"><text:span text:style-name="T70">chown -R mathieu:mathieu /home/patrick </text:span>: affecte tout le contenu du répertoire personnel de patrick à l'utilisateur mathieu et au groupe mathieu, avec l'option <text:span text:style-name="T70">-R.</text:span></text:p>
      <text:p text:style-name="P58"/>
      <text:p text:style-name="P58"><text:bookmark text:name="r-39043"/>chmod : modifier les droits d'accès</text:p>
      <text:p text:style-name="P58"/>
      <text:p text:style-name="P66"><text:span text:style-name="T66">﻿Chaque fichier et chaque dossier possède une liste de droits. Lors d'un </text:span><text:span text:style-name="T67">ls – l </text:span><text:span text:style-name="T66">il s'agit de la première colonne.</text:span><text:span text:style-name="T66"> </text:span><text:span text:style-name="T69">﻿On peut voir cinq lettres différentes.</text:span></text:p>
      <text:p text:style-name="P66"><text:span text:style-name="T70">d</text:span><text:span text:style-name="T69">(directory) : indique si l'élément est un dossier</text:span></text:p>
      <text:p text:style-name="P66"><text:span text:style-name="T70">l</text:span><text:span text:style-name="T69">(link) : indique si l’élément est un lien(raccourci)</text:span></text:p>
      <text:p text:style-name="P66"><text:span text:style-name="T70">r</text:span><text:span text:style-name="T69">(read) : indique si on lire l'élément</text:span></text:p>
      <text:p text:style-name="P66"><text:span text:style-name="T70">w</text:span><text:span text:style-name="T69">(write) : indique si on peut modifier l’élément</text:span></text:p>
      <text:p text:style-name="P42"><text:span text:style-name="T98">﻿</text:span><text:span text:style-name="Strong_20_Emphasis"><text:span text:style-name="T93">x</text:span></text:span><text:span text:style-name="T98"> (eXecute) : si c'est un fichier, </text:span><text:span text:style-name="T94">« </text:span><text:span text:style-name="Source_20_Text"><text:span text:style-name="T94">x</text:span></text:span><text:span text:style-name="T94"> »</text:span><text:span text:style-name="T98"> indique qu'on peut l'exécuter. Ce n'est utile que pour les fichiers exécutables (programmes et scripts). </text:span></text:p>
      <text:p text:style-name="P72">﻿</text:p>
      <text:p text:style-name="P72">Les droits sont découpés en fonction des utilisateurs : </text:p>
      <text:p text:style-name="P66"><text:span text:style-name="T70">dossier/link/rien –</text:span><text:span text:style-name="T69"> </text:span><text:span text:style-name="T70">propriétaire - groupe - autres</text:span><text:span text:style-name="T69"> </text:span></text:p>
      <text:p text:style-name="P66"><text:span text:style-name="T69">Ex :</text:span><text:span text:style-name="T70"> - rw- r-- r--</text:span><text:span text:style-name="T69"> ﻿Ces droits nous apprennent que l'élément est un fichier, que le propriétaire <text:s/>peut le lire et le modifier et que tous les autres utilisateurs peuvent seulement le lire.</text:span></text:p>
      <text:p text:style-name="P72"/>
      <text:p text:style-name="P42"><text:span text:style-name="Source_20_Text"><text:span text:style-name="T95">Une précision importante : contrairement aux commandes précédentes, vous n'avez pas besoin d'être root pour utiliser </text:span></text:span><text:span text:style-name="Source_20_Text"><text:span text:style-name="T97">chmod</text:span></text:span><text:span text:style-name="Source_20_Text"><text:span text:style-name="T95">. Vous devez juste être propriétaires du fichier dont vous voulez modifier les droits d'accès.</text:span></text:span></text:p>
      <text:p text:style-name="P42"><text:span text:style-name="Source_20_Text"><text:span text:style-name="T95"/></text:span></text:p>
      <text:p text:style-name="P42"><text:span text:style-name="Source_20_Text"><text:span text:style-name="T95">﻿</text:span></text:span><text:bookmark text:name="r-2280374"/><text:span text:style-name="T91">Attribuer des droits avec des chiffres (</text:span><text:span text:style-name="Source_20_Text"><text:span text:style-name="T91">chmod</text:span></text:span><text:span text:style-name="T91"> absolu)</text:span></text:p>
      <text:p text:style-name="P58"/>
      <text:p text:style-name="P61"><text:soft-page-break/><text:span text:style-name="T70">r = 4<text:tab/></text:span> <text:tab/><text:span text:style-name="T70">w = 2<text:tab/><text:tab/></text:span> <text:span text:style-name="T70">x = 1</text:span></text:p>
      <text:p text:style-name="P61">Ex : <text:span text:style-name="T70">chmod 600 monfichier</text:span> → <text:span text:style-name="T70">- rw- --- ---</text:span> → Seul l'utilisateur est autorisé a lire et éditer le fichier.</text:p>
      <text:p text:style-name="P61"/>
      <text:p text:style-name="P42"><text:span text:style-name="T95">﻿</text:span><text:bookmark text:name="r-2280407"/><text:span text:style-name="T91">Attribuer des droits avec des lettres (</text:span><text:span text:style-name="Source_20_Text"><text:span text:style-name="T91">chmod</text:span></text:span><text:span text:style-name="T91"> relatif)</text:span></text:p>
      <text:p text:style-name="P58"/>
      <text:p text:style-name="P64">u = user(propriétaire)<text:tab/>g = group<text:tab/>o = other</text:p>
      <text:p text:style-name="P64"/>
      <text:p text:style-name="P64">+ : ajouter le droit<text:tab/><text:tab/>- : supprimer le droit <text:tab/>= : affecter le droit</text:p>
      <text:p text:style-name="P64"/>
      <text:p text:style-name="P61">chmod g+w monfichier → ajoute le droit d'écriture au <text:s/>groupe</text:p>
      <text:p text:style-name="P61">chmod r-o monfichier → enlève le droit de lecture aux autres</text:p>
      <text:p text:style-name="P61">chmod +x monfichier → ajouter le droit d’exécution à tout le monde</text:p>
      <text:p text:style-name="P66"><text:span text:style-name="T66">chmod u=rwx, g=r, o=- monfichier → </text:span>﻿Affecter tous les droits au propriétaire, juste la lecture au groupe, rien aux autres.</text:p>
      <text:p text:style-name="P66"/>
      <text:p text:style-name="P42"><text:span text:style-name="T93">﻿</text:span><text:bookmark text:name="r-2280412"/><text:span text:style-name="T94">Et toujours… </text:span><text:span text:style-name="Source_20_Text"><text:span text:style-name="T94">-R</text:span></text:span><text:span text:style-name="T94"> pour affecter récursivement</text:span></text:p>
      <text:p text:style-name="P72">Ex : chmod -R 700 /home/user → donne tout les droits à user sur tous les dossiers et sous-dossiers <text:s/>et fichiers de son répertoire personnel.</text:p>
      <text:p text:style-name="P72"/>
      <text:p text:style-name="P66"><text:span text:style-name="T69">﻿</text:span><text:bookmark text:name="r-39266"/><text:span text:style-name="T72">Configurer sa console avec .bashrc</text:span></text:p>
      <text:p text:style-name="P61"/>
      <text:p text:style-name="P42"><text:span text:style-name="T98">﻿Tout comme il existe un fichier de configuration de Nano, éditeur de texte basique (</text:span><text:span text:style-name="T94">.nanorc </text:span><text:span text:style-name="T98">dans /etc), il existe un fichier de configuration de l'ensemble de la console : le </text:span><text:span text:style-name="Source_20_Text"><text:span text:style-name="T94">.bashrc, </text:span></text:span><text:span text:style-name="Source_20_Text"><text:span text:style-name="T98">niveau global (/etc) ou sur </text:span></text:span><text:span text:style-name="T98">le répertoire personnel.</text:span></text:p>
      <text:p text:style-name="P72">Ex : changer le couleurs de la console, personnaliser les éléments de l'invite de commande ainsi que leur ordre, créer des alias de commande etc...</text:p>
      <text:p text:style-name="P42"><text:span text:style-name="Source_20_Text"><text:span text:style-name="T95"/></text:span></text:p>
      <text:p text:style-name="P77">Installer des programmes avec apt-get</text:p>
      <text:p text:style-name="P58"/>
      <text:p text:style-name="P42"><text:span text:style-name="T91">﻿</text:span><text:span text:style-name="T95">Il est très rare qu'un programme puisse fonctionner seul sous Linux. Très souvent, il utilise d'autres programmes ou d'autres « bouts de programmes » appelés </text:span><text:span text:style-name="Strong_20_Emphasis"><text:span text:style-name="T95">bibliothèques</text:span></text:span><text:span text:style-name="T95">. On dit que les programmes dépendent d'autres programmes pour fonctionner : ils ont des </text:span><text:span text:style-name="Strong_20_Emphasis"><text:span text:style-name="T95">dépendances</text:span></text:span><text:span text:style-name="T95">.</text:span></text:p>
      <text:p text:style-name="P61">Les paquets se trouvent dans différents dépôts qui restent généralement les mêmes.</text:p>
      <text:p text:style-name="P61"/>
      <text:p text:style-name="P61">/etc/apt/sources.list contient la liste des dépôts utilisés par notre système.</text:p>
      <text:p text:style-name="P61"/>
      <text:p text:style-name="P61">D'abord bien choisir son dépôt, pour des performances optimales de téléchargement.</text:p>
      <text:p text:style-name="P64">Paramètres → logiciels et maj → Télécharger depuis → autre → sélectionner le meilleur serveur.</text:p>
      <text:p text:style-name="P64"/>
      <text:p text:style-name="P66"><text:span text:style-name="T67">﻿</text:span><text:bookmark text:name="r-39399"/><text:span text:style-name="T72">Les outils de gestion des paquets</text:span></text:p>
      <text:p text:style-name="P58"/>
      <text:p text:style-name="P66"><text:span text:style-name="T72">﻿</text:span><text:span text:style-name="T66">Les deux programmes console de gestion des paquets les plus connus sont :</text:span><text:span text:style-name="T67"> apt-get </text:span><text:span text:style-name="T66">et </text:span><text:span text:style-name="T67">aptitude.</text:span><text:span text:style-name="T66"> Le plus connu reste cependant </text:span><text:span text:style-name="T67">apt-get</text:span><text:span text:style-name="T66">.</text:span></text:p>
      <text:p text:style-name="P61"/>
      <text:p text:style-name="P61">﻿﻿Pour installer un paquet :</text:p>
      <text:p text:style-name="P42"><text:span text:style-name="Strong_20_Emphasis"><text:span text:style-name="Source_20_Text"><text:span text:style-name="T96">apt-get install monpaquet</text:span></text:span></text:span><text:span text:style-name="T95"> : pour télécharger et installer notre paquet</text:span></text:p>
      <text:p text:style-name="P61"/>
      <text:p text:style-name="P58"><text:bookmark text:name="r-39417"/>apt-get update : mettre à jour le cache des paquets</text:p>
      <text:p text:style-name="P58"/>
      <text:p text:style-name="P64"><text:soft-page-break/>apt-get update <text:span text:style-name="T69">: pour mette à jour le cache des paquets</text:span></text:p>
      <text:p text:style-name="P61">﻿Il y a deux cas où vous avez besoin de le mettre à jour : </text:p>
      <text:p text:style-name="P66"><text:span text:style-name="T66"><text:s/>-</text:span><text:span text:style-name="T66"> </text:span><text:span text:style-name="T69">﻿quand vous changez ou ajoutez un dépôt à votre liste de dépôts </text:span></text:p>
      <text:p text:style-name="P66"><text:span text:style-name="T66"><text:s/>- </text:span>﻿quand vous n'avez pas mis à jour votre cache depuis un moment (quelques semaines)</text:p>
      <text:p text:style-name="P66"/>
      <text:p text:style-name="P58"><text:bookmark text:name="r-39427"/>apt-cache search : rechercher un paquet</text:p>
      <text:p text:style-name="P60"/>
      <text:p text:style-name="P61"><text:span text:style-name="T70">apt-get search nom</text:span> : propose tout une liste de paquets en rapport avec le nom recherché</text:p>
      <text:p text:style-name="P61"/>
      <text:p text:style-name="P66"><text:span text:style-name="T66">﻿</text:span><text:bookmark text:name="r-39469"/><text:span text:style-name="T72">apt-get autoremove : supprimer un paquet</text:span></text:p>
      <text:p text:style-name="P58"/>
      <text:p text:style-name="P61"><text:span text:style-name="T70">apt-get remove monpaquet</text:span> : supprime le paquet monpaquet</text:p>
      <text:p text:style-name="P61"><text:span text:style-name="T70">apt-get autoremove monpaquet</text:span> : supprime le paquet ainsi que toutes ses dépendances</text:p>
      <text:p text:style-name="P61"/>
      <text:p text:style-name="P61">﻿<text:bookmark text:name="r-39498"/><text:span text:style-name="T72">apt-get upgrade : mettre à jour tous les paquets</text:span></text:p>
      <text:p text:style-name="P58"/>
      <text:p text:style-name="P61"><text:span text:style-name="T70">apt-get upgrade</text:span> : pour mettre à jour tous les paquets de votre cache</text:p>
      <text:p text:style-name="P61">Il est conseillé de faire auparavant un<text:span text:style-name="T70"> apt-get update</text:span> pour mettre à jour votre cache</text:p>
      <text:p text:style-name="P60"/>
      <text:p text:style-name="P77">RTFM : lisez le manuel !</text:p>
      <text:p text:style-name="P58"/>
      <text:p text:style-name="P79"><text:span text:style-name="T93">﻿Sous Linux, lire la documentation doit devenir un </text:span><text:span text:style-name="Strong_20_Emphasis"><text:span text:style-name="T93">réflexe</text:span></text:span><text:span text:style-name="T93">. En effet, bien que cela fasse un peu peur au premier abord, la documentation est vraiment le meilleur endroit pour en savoir plus sur les commandes que vous utilisez.</text:span></text:p>
      <text:p text:style-name="P63"><text:span text:style-name="T69">﻿</text:span><text:bookmark text:name="r-39564"/><text:span text:style-name="T72">man : afficher le manuel d'une commande</text:span></text:p>
      <text:p text:style-name="P58"/>
      <text:p text:style-name="P79"><text:span text:style-name="T93">﻿La commande </text:span><text:span text:style-name="Source_20_Text"><text:span text:style-name="T94">man</text:span></text:span><text:span text:style-name="T93"> s'utilise très simplement : elle prend en paramètre le nom de la commande dont vous voulez lire la doc.</text:span></text:p>
      <text:p text:style-name="P61"><text:span text:style-name="T70">man mkdir </text:span>: pour tout savoir sur la commande mkdir</text:p>
      <text:p text:style-name="P61"/>
      <text:p text:style-name="P63"><text:span text:style-name="T69">﻿</text:span><text:bookmark text:name="r-2280895"/><text:span text:style-name="T72">Se déplacer dans le manuel</text:span></text:p>
      <text:p text:style-name="P58"/>
      <text:p text:style-name="P63"><text:span text:style-name="T72">﻿</text:span><text:span text:style-name="T73">Voici quelques commandes à connaître pour se déplacer dans le manuel : comme avec less.</text:span></text:p>
      <text:p text:style-name="P73"/>
      <text:p text:style-name="P80"><text:span text:style-name="T100">﻿Utiliser les </text:span><text:span text:style-name="Strong_20_Emphasis"><text:span text:style-name="T101">touches fléchées</text:span></text:span><text:span text:style-name="T100"> du clavier (vers le </text:span><text:span text:style-name="T102">haut</text:span><text:span text:style-name="T100"> et vers le</text:span><text:span text:style-name="T102"> bas</text:span><text:span text:style-name="T100">) pour vous déplacer ligne par ligne.</text:span></text:p>
      <text:p text:style-name="P63"><text:span text:style-name="T73">Utiliser les touches </text:span><text:span text:style-name="T74">page up</text:span><text:span text:style-name="T73"> ou </text:span><text:span text:style-name="T74">page down</text:span><text:span text:style-name="T73"> ou espace pour se déplacer de page en page</text:span></text:p>
      <text:p text:style-name="P63"><text:span text:style-name="T73">Utiliser la touche </text:span><text:span text:style-name="T74">home(origin)</text:span><text:span text:style-name="T73"> pour revenir au début du manuel ou </text:span><text:span text:style-name="T74">fin</text:span><text:span text:style-name="T73"> pour se rendre a la fin.</text:span></text:p>
      <text:p text:style-name="P61">Utiliser la touche <text:span text:style-name="T70">/(slash)</text:span> pour effectuer une recherche</text:p>
      <text:p text:style-name="P79"><text:span text:style-name="T93">﻿Utiliser sur la touche </text:span><text:span text:style-name="Source_20_Text"><text:span text:style-name="T94">Q</text:span></text:span><text:span text:style-name="T94"> </text:span><text:span text:style-name="T93">pour quitter le manuel</text:span></text:p>
      <text:p text:style-name="P61"/>
      <text:p text:style-name="P61">﻿<text:bookmark text:name="r-2280913"/><text:span text:style-name="T72">Les principales sections du manuel</text:span></text:p>
      <text:p text:style-name="P61"/>
      <text:p text:style-name="P61"><text:span text:style-name="T70">name</text:span> : nom de l commande</text:p>
      <text:p text:style-name="P66"><text:span text:style-name="T67">synopsis</text:span><text:span text:style-name="T66"> : </text:span>﻿c'est la liste de toutes les façons d'utiliser la commande</text:p>
      <text:p text:style-name="P66"><text:span text:style-name="T70">description</text:span> : ﻿une description plus approfondie de ce que fait la commande</text:p>
      <text:p text:style-name="P66"><text:span text:style-name="T70">author</text:span> : ﻿l'auteur du programme. Il y a parfois de nombreux auteurs</text:p>
      <text:p text:style-name="P66"><text:span text:style-name="T70">reporting bugs</text:span> : ﻿si vous rencontrez un bug dans le logiciel, on vous donne l'adresse de la personne à contacter pour le rapporter</text:p>
      <text:p text:style-name="P66"><text:span text:style-name="T70">copyright</text:span> : ﻿c'est-à-dire la licence d'utilisation de la commande, open source GPL</text:p>
      <text:p text:style-name="P66"><text:soft-page-break/><text:span text:style-name="T70">see also</text:span> : d'autres commandes en rapport avec la commande consultée</text:p>
      <text:p text:style-name="P59"/>
      <text:p text:style-name="P58"><text:bookmark text:name="r-39688"/>Comprendre le SYNOPSIS</text:p>
      <text:p text:style-name="P66"/>
      <text:p text:style-name="P61"><text:span text:style-name="T70">mkdir</text:span> [<text:span text:style-name="T71">OPTIONS</text:span>] <text:span text:style-name="T71">DESCRIPTION</text:span> … → Ceci implique que mkdir est obligatoire et doit être écrit comme tel, options et description soulignés signifie qu'ils doivent être remplacés par le terme selon l'utilisateur, options entre crochets signifie qu'il est facultatif, les autres non, et les trois poins après description signifient qu'on peut crée autant de répertoires que l'on souhaite à la suite.</text:p>
      <text:p text:style-name="P61"/>
      <text:p text:style-name="P58"><text:bookmark text:name="r-39707"/>apropos : trouver une commande</text:p>
      <text:p text:style-name="P58"/>
      <text:p text:style-name="P42"><text:span text:style-name="T95">Ex :</text:span><text:span text:style-name="T97"> apropos sound</text:span><text:span text:style-name="T95"> : </text:span><text:span text:style-name="T93">﻿va rechercher toutes les commandes qui parlent de son (</text:span><text:span text:style-name="Source_20_Text"><text:span text:style-name="T93">sound</text:span></text:span><text:span text:style-name="T93">) dans leur page du manuel. </text:span></text:p>
      <text:p text:style-name="P61"/>
      <text:p text:style-name="P66"><text:span text:style-name="T66">﻿</text:span><text:bookmark text:name="r-39739"/><text:span text:style-name="T72">D'autres façons de lire le manuel</text:span></text:p>
      <text:p text:style-name="P58"/>
      <text:p text:style-name="P61"><text:span text:style-name="T70">-h (- -help)</text:span> : provoque l'affichage d'une aide résumée</text:p>
      <text:p text:style-name="P42"><text:span text:style-name="T95">Parfois, </text:span><text:span text:style-name="T93">﻿il n'y a pas de page de manuel pour une commande (</text:span><text:span text:style-name="Source_20_Text"><text:span text:style-name="T94">man</text:span></text:span><text:span text:style-name="T93"> ne fonctionne pas pour cette dernière) mais le</text:span><text:span text:style-name="T94"> </text:span><text:span text:style-name="Source_20_Text"><text:span text:style-name="T94">-h</text:span></text:span><text:span text:style-name="T93"> ou le</text:span><text:span text:style-name="T94"> </text:span><text:span text:style-name="Source_20_Text"><text:span text:style-name="T94">--help</text:span></text:span><text:span text:style-name="T93"> fonctionne.</text:span></text:p>
      <text:p text:style-name="P66"/>
      <text:p text:style-name="P42"><text:span text:style-name="T94">whatis</text:span><text:span text:style-name="T93"> : <text:s/>﻿La commande </text:span><text:span text:style-name="Source_20_Text"><text:span text:style-name="T94">whatis</text:span></text:span><text:span text:style-name="T93"> est une sorte de </text:span><text:span text:style-name="Source_20_Text"><text:span text:style-name="T94">man</text:span></text:span><text:span text:style-name="T93"> très allégé. Elle donne juste l'en-tête du manuel pour expliquer en deux mots à quoi sert la commande.</text:span></text:p>
      <text:p text:style-name="P66">Ex : <text:span text:style-name="T70">whatis mkdir</text:span></text:p>
      <text:p text:style-name="P69">﻿</text:p>
      <text:p text:style-name="P57">Rechercher des fichiers</text:p>
      <text:p text:style-name="P58"/>
      <text:p text:style-name="P74"><text:bookmark text:name="r-39772"/>locate : une recherche rapide</text:p>
      <text:p text:style-name="P74"/>
      <text:p text:style-name="P66"><text:span text:style-name="T75">locate monfichier </text:span><text:span text:style-name="T76">: </text:span><text:span text:style-name="T69">﻿donne tous les fichiers/dossiers qui contiennent le mot monfichier dans leur nom</text:span> <text:s/>. Utiliser auparavant <text:span text:style-name="T70">updatedb</text:span> pour mettre à jour la base de données des fichiers et ainsi repérer les fichiers fraîchement créés.</text:p>
      <text:p text:style-name="P58"/>
      <text:p text:style-name="P58"><text:bookmark text:name="r-39906"/>find : une recherche approfondie</text:p>
      <text:p text:style-name="P58"/>
      <text:p text:style-name="P42"><text:span text:style-name="T94">﻿</text:span><text:span text:style-name="T98">find</text:span><text:span text:style-name="Source_20_Text"><text:span text:style-name="T98"> </text:span></text:span><text:span text:style-name="T98">est la commande de recherche par excellence pour retrouver des fichiers, mais aussi pour effectuer des opérations sur chacun des fichiers trouvés.</text:span></text:p>
      <text:p text:style-name="P72"/>
      <text:p text:style-name="P42"><text:span text:style-name="T94">find </text:span><text:span text:style-name="T98">s'utilise de la manière suivante : ﻿</text:span><text:span text:style-name="Source_20_Text"><text:span text:style-name="T94">find </text:span></text:span><text:span text:style-name="T94">« où » « quoi » « que faire avec »</text:span></text:p>
      <text:p text:style-name="P66"><text:span text:style-name="T69">Seul le paramètre </text:span><text:span text:style-name="T70">quoi</text:span><text:span text:style-name="T69"> est oblig</text:span><text:span text:style-name="T66">atoire</text:span></text:p>
      <text:p text:style-name="P61"/>
      <text:p text:style-name="P66"><text:span text:style-name="T66">Ex : </text:span><text:span text:style-name="T67">find -name ''logo.png''</text:span></text:p>
      <text:p text:style-name="P42"><text:span text:style-name="T97">﻿</text:span><text:span text:style-name="T95">Le </text:span><text:span text:style-name="Source_20_Text"><text:span text:style-name="T95">-name "logo.png" </text:span></text:span><text:span text:style-name="T95">est un paramètre qui demande de retrouver un fichier qui s'appelle très exactement </text:span><text:span text:style-name="Source_20_Text"><text:span text:style-name="T95">logo.png.</text:span></text:span></text:p>
      <text:p text:style-name="P42"><text:span text:style-name="Source_20_Text"><text:span text:style-name="T95">Si on ne précise pas où chercher, find cherchera dans le répertoire courant et dans ses sous-répertoires.</text:span></text:span></text:p>
      <text:p text:style-name="P42"><text:span text:style-name="Source_20_Text"><text:span text:style-name="T95"/></text:span></text:p>
      <text:p text:style-name="P42"><text:span text:style-name="Source_20_Text"><text:span text:style-name="T97">find /var/log/ -name ''syslog*'' </text:span></text:span><text:span text:style-name="Source_20_Text"><text:span text:style-name="T95">: recherche dans le dossier /var/log et dans ses sous-dossiers tous les fichiers commençant par syslog</text:span></text:span></text:p>
      <text:p text:style-name="P42"><text:span text:style-name="Source_20_Text"><text:span text:style-name="T95"/></text:span></text:p>
      <text:p text:style-name="P42"><text:span text:style-name="Source_20_Text"><text:span text:style-name="T97">find -size +10M</text:span></text:span><text:span text:style-name="Source_20_Text"><text:span text:style-name="T95"> : recherche tous les fichiers de plus de 10Mo dans le répertoire courant</text:span></text:span></text:p>
      <text:p text:style-name="P42"><text:span text:style-name="Source_20_Text"><text:span text:style-name="T95"/></text:span></text:p>
      <text:p text:style-name="P42"><text:soft-page-break/><text:span text:style-name="Source_20_Text"><text:span text:style-name="T97">find -name ''*.odt'' -atime 6</text:span></text:span><text:span text:style-name="Source_20_Text"><text:span text:style-name="T95"> : recherche tous les fichiers avec l'extension odt dont l'utilisateur a eu accès ces 7 derniers jours sur le répertoire courant.</text:span></text:span></text:p>
      <text:p text:style-name="P42"><text:span text:style-name="Source_20_Text"><text:span text:style-name="T95">On écrit car la numérotation commence à partir de 0.</text:span></text:span></text:p>
      <text:p text:style-name="P42"><text:span text:style-name="Source_20_Text"><text:span text:style-name="T95"/></text:span></text:p>
      <text:p text:style-name="P42"><text:span text:style-name="Source_20_Text"><text:span text:style-name="T97">find /var/log/ -name ''syslog*'' -type d : </text:span></text:span><text:span text:style-name="Source_20_Text"><text:span text:style-name="T95">recherche dans le dossier /var/log et dans ses sous-dossiers tous les fichiers commençant par syslog qui sont uniquement des répertoires. Utiliser </text:span></text:span><text:span text:style-name="Source_20_Text"><text:span text:style-name="T97">-type f</text:span></text:span><text:span text:style-name="Source_20_Text"><text:span text:style-name="T95"> pour les fichiers</text:span></text:span></text:p>
      <text:p text:style-name="P61"/>
      <text:p text:style-name="P66"><text:span text:style-name="T67">find -name ''*.jpg'' -delete</text:span><text:span text:style-name="T66"> : trouve et efface les fichiers.</text:span></text:p>
      <text:p text:style-name="P61"/>
      <text:p text:style-name="P64">Appeler une commande</text:p>
      <text:p text:style-name="P72"><text:span text:style-name="T65">﻿Avec </text:span><text:span text:style-name="T67">-exec</text:span><text:span text:style-name="T65"> vous pouvez appeler une commande qui effectuera une action sur chacun des fichiers trouvés.</text:span></text:p>
      <text:p text:style-name="P72"><text:span text:style-name="T65">﻿</text:span><text:bookmark text:name="r-2281240"/><text:span text:style-name="T70">find   -name "*.jpg" -exec chmod 600 {} \ ;</text:span></text:p>
      <text:p text:style-name="P42"><text:span text:style-name="T94">﻿</text:span><text:span text:style-name="T98">Cette commande ne doit PAS être entre guillemets, </text:span><text:span text:style-name="T93">﻿les accolades </text:span><text:span text:style-name="Source_20_Text"><text:span text:style-name="T93">{} </text:span></text:span><text:span text:style-name="T93">seront remplacées par le nom du fichier </text:span><text:span text:style-name="T98">, ﻿la commande doit finir par un </text:span><text:span text:style-name="Source_20_Text"><text:span text:style-name="T94">\;</text:span></text:span><text:span text:style-name="Source_20_Text"><text:span text:style-name="T98"> </text:span></text:span><text:span text:style-name="T98">obligatoirement.</text:span></text:p>
      <text:p text:style-name="P66"><text:span text:style-name="T69">Utiliser </text:span><text:span text:style-name="T70">-ok</text:span><text:span text:style-name="T69"> à la place de </text:span><text:span text:style-name="T70">-exec</text:span><text:span text:style-name="T69"> pour demande de confirmation.</text:span></text:p>
      <text:p text:style-name="P72"/>
      <text:p text:style-name="P57">Partie 3 : Contrôler les processus et les flux de données﻿</text:p>
      <text:p text:style-name="P57"/>
      <text:p text:style-name="P67"><text:span text:style-name="T72">Extraire, trier et filtrer des données</text:span></text:p>
      <text:p text:style-name="P72"/>
      <text:p text:style-name="P66"><text:span text:style-name="T66">﻿</text:span><text:bookmark text:name="r-40031"/><text:span text:style-name="T72">grep : filtrer des données</text:span></text:p>
      <text:p text:style-name="P58"/>
      <text:p text:style-name="P66"><text:span text:style-name="T72">﻿</text:span><text:span text:style-name="T66">Son rôle est de rechercher un mot dans un fichier et d'afficher les lignes dans lesquelles ce mot a été trouvé.</text:span></text:p>
      <text:p text:style-name="P66"><text:span text:style-name="T67">grep texte monfichier</text:span><text:span text:style-name="T66"> : recherche le mot texte dans monfichier</text:span></text:p>
      <text:p text:style-name="P66"><text:span text:style-name="T67">grep ''mon texte'' monfichier</text:span><text:span text:style-name="T66"> : si c'est une suite de mot, la mettre entre guillements</text:span></text:p>
      <text:p text:style-name="P61"/>
      <text:p text:style-name="P66"><text:span text:style-name="T67">grep <text:s/>-i </text:span><text:span text:style-name="T66">: ne pas trneir compte de la casse</text:span></text:p>
      <text:p text:style-name="P66"><text:span text:style-name="T67">grep -n</text:span><text:span text:style-name="T66"> : connaître les numéros de ligne</text:span></text:p>
      <text:p text:style-name="P66"><text:span text:style-name="T67">grep -v texte monfichier </text:span><text:span text:style-name="T66">: retourne toutes le lignes ne contenant pas le mot texte</text:span></text:p>
      <text:p text:style-name="P66"><text:span text:style-name="T67">grep -r ''mon texte'' code/</text:span><text:span text:style-name="T66"> : recherche la chaîne « mon texte » dans tous les fichiers du dossier code y compris les sous-dossiers. </text:span><text:span text:style-name="T67">rgrep = grep -r</text:span></text:p>
      <text:p text:style-name="P61"/>
      <text:p text:style-name="P42"><text:span text:style-name="T97">﻿</text:span><text:bookmark text:name="r-2281389"/><text:span text:style-name="T97">Utiliser </text:span><text:span text:style-name="Source_20_Text"><text:span text:style-name="T97">grep </text:span></text:span><text:span text:style-name="T97">avec des expressions régulières</text:span></text:p>
      <text:p text:style-name="P64"/>
      <text:p text:style-name="P42"><text:span text:style-name="Source_20_Text"><text:span text:style-name="T95">﻿Tout d'abord, il faut savoir qu'on doit utiliser l'option </text:span></text:span><text:span text:style-name="Source_20_Text"><text:span text:style-name="T97">-E </text:span></text:span><text:span text:style-name="Source_20_Text"><text:span text:style-name="T95">pour faire comprendre à </text:span></text:span><text:span text:style-name="Source_20_Text"><text:span text:style-name="T97">grep</text:span></text:span><text:span text:style-name="Source_20_Text"><text:span text:style-name="T95"> que l'on utilise une expression régulière. Sous ubuntu on peut se passer de l'option -E, mais pas sur d'autres distributions.</text:span></text:span></text:p>
      <text:p text:style-name="P42"><text:span text:style-name="Source_20_Text"><text:span text:style-name="T97">grep -E ^alias monfichier</text:span></text:span><text:span text:style-name="Source_20_Text"><text:span text:style-name="T95"> : revoie tous les lignes qui commencent par le mot alias</text:span></text:span></text:p>
      <text:p text:style-name="P42"><text:span text:style-name="Source_20_Text"><text:span text:style-name="T95">﻿</text:span></text:span><text:bookmark text:name="r-2281385"/><text:span text:style-name="T94">grep -E [a-zA-Z] .bashrc : ﻿ </text:span><text:span text:style-name="T98">renvoie toutes les lignes qui contiennent un caractère alphabétique compris entre « a » et « z » ou entre « A » et « Z ».</text:span></text:p>
      <text:p text:style-name="P72"/>
      <text:p text:style-name="P66"><text:span text:style-name="T69">﻿</text:span><text:bookmark text:name="r-40059"/><text:span text:style-name="T72">sort : trier les lignes</text:span></text:p>
      <text:p text:style-name="P72"/>
      <text:p text:style-name="P66"><text:span text:style-name="T70">sort monfichier : </text:span><text:span text:style-name="T69">Le contenu de monfichier est affiché dans l'orde alphabétique au niveau de la console.</text:span></text:p>
      <text:p text:style-name="P72"/>
      <text:p text:style-name="P66"><text:span text:style-name="T70">sort -o monfichier_trie.txt monfichier.txt</text:span><text:span text:style-name="T69"> : écrira le résultat de monfichier trié dans monfcihier_trie.txt</text:span></text:p>
      <text:p text:style-name="P72"/>
      <text:p text:style-name="P66"><text:soft-page-break/><text:span text:style-name="T70">-r </text:span><text:span text:style-name="T69">: trier dans l'ordre inverse</text:span></text:p>
      <text:p text:style-name="P66"><text:span text:style-name="T70">-R</text:span><text:span text:style-name="T69"> : trier aléatoirement</text:span></text:p>
      <text:p text:style-name="P66"><text:span text:style-name="T70">-n</text:span><text:span text:style-name="T69"> : trier des nombres (du plus petit au plus grand)</text:span></text:p>
      <text:p text:style-name="P72"/>
      <text:p text:style-name="P66"><text:span text:style-name="T69">﻿</text:span><text:bookmark text:name="r-40089"/><text:span text:style-name="T72">wc : compter le nombre de lignes</text:span></text:p>
      <text:p text:style-name="P72"/>
      <text:p text:style-name="P72">Soit noms.txt, un fichier comprenant 8 noms répartis sur chaque ligne.</text:p>
      <text:p text:style-name="P66"><text:span text:style-name="T70">wc noms.txt </text:span><text:span text:style-name="T69">: renverra </text:span><text:span text:style-name="T70">8 8 64 noms.txt : </text:span><text:span text:style-name="T69">dans l'ordre le nombre de lignes, le nombre de mots, le nombre d'octets et le nom du fichier.</text:span></text:p>
      <text:p text:style-name="P72"/>
      <text:p text:style-name="P66"><text:span text:style-name="T70">-l </text:span><text:span text:style-name="T69">: pour retourner uniquement le nombre de lignes</text:span></text:p>
      <text:p text:style-name="P66"><text:span text:style-name="T70">-w </text:span><text:span text:style-name="T69">: retoune le nombre de mots dans le fichier</text:span></text:p>
      <text:p text:style-name="P66"><text:span text:style-name="T70">-c </text:span><text:span text:style-name="T69">: retourne le nombre d'octets du fichier</text:span></text:p>
      <text:p text:style-name="P66"><text:span text:style-name="T70">-m</text:span><text:span text:style-name="T69"> : retorune le nombre de caractères total</text:span></text:p>
      <text:p text:style-name="P72"/>
      <text:p text:style-name="P58"><text:bookmark text:name="r-40109"/>uniq : supprimer les doublons</text:p>
      <text:p text:style-name="P72"/>
      <text:p text:style-name="P82"><text:span text:style-name="T93">﻿La commande </text:span><text:span text:style-name="Source_20_Text"><text:span text:style-name="T93">uniq </text:span></text:span><text:span text:style-name="T93">ne repère que les lignes successives qui sont identiques et supprime les doublons. Il les supprime que sur l'affichage de la console.</text:span></text:p>
      <text:p text:style-name="P72">Ex :<text:span text:style-name="T70"> uniq noms.txt</text:span></text:p>
      <text:p text:style-name="P69"/>
      <text:p text:style-name="P72"><text:span text:style-name="T70">uniq noms.txt noms_sansdoublons.txt </text:span>: le contneu de noms.txt sera copié dans noms_sansdoublons.txt sans les doublons.</text:p>
      <text:p text:style-name="P42"><text:span text:style-name="Source_20_Text"><text:span text:style-name="T98"/></text:span></text:p>
      <text:p text:style-name="P42"><text:bookmark text:name="r-2281458"/><text:span text:style-name="Source_20_Text"><text:span text:style-name="T94">-c</text:span></text:span><text:span text:style-name="T94"> : compter le nombre d'occurrences : </text:span><text:span text:style-name="T98">retourne ﻿le nombre de fois que la ligne est présente dans le fichier.</text:span></text:p>
      <text:p text:style-name="P66"><text:span text:style-name="T70">-d</text:span><text:span text:style-name="T69"> : affcihe seulement les lignes ayant des doublons</text:span></text:p>
      <text:p text:style-name="P72"/>
      <text:p text:style-name="P66"><text:span text:style-name="T69">﻿</text:span><text:bookmark text:name="r-40171"/><text:span text:style-name="T72">cut : couper une partie du fichier</text:span></text:p>
      <text:p text:style-name="P72"/>
      <text:p text:style-name="P72">La commande <text:span text:style-name="T70">cut</text:span> permet de couper du texte afin de ne conserver uniquement qu'une partie de chaque ligne.</text:p>
      <text:p text:style-name="P72"/>
      <text:p text:style-name="P64"><text:bookmark text:name="r-2281476"/>Couper selon le nombre de caractères</text:p>
      <text:p text:style-name="P69"/>
      <text:p text:style-name="P66"><text:span text:style-name="T70">cut -c 2-5 noms.txt </text:span><text:span text:style-name="T69">: </text:span>﻿conserve uniquement les caractères 2 à 5 de chaque ligne du fichier</text:p>
      <text:p text:style-name="P66"><text:span text:style-name="T70">cut -c <text:s/>-3 noms.txt </text:span>: conserve uniquement les 3 permiers caratères de chaque ligne</text:p>
      <text:p text:style-name="P66"><text:span text:style-name="T70">cut -c 3- noms.txt </text:span>: coupe à prtir du 3e caratère et jusqu'à la fin</text:p>
      <text:p text:style-name="P66"/>
      <text:p text:style-name="P66">﻿<text:bookmark text:name="r-2281511"/><text:span text:style-name="T70">Couper selon un délimiteur</text:span></text:p>
      <text:p text:style-name="P69"/>
      <text:p text:style-name="P72">Ex : fichier notes.csv → nom,note,commentaire</text:p>
      <text:p text:style-name="P69"/>
      <text:p text:style-name="P66"><text:span text:style-name="T70">-d </text:span><text:span text:style-name="T69">: indique quel est le délimiteur dans le fichier</text:span></text:p>
      <text:p text:style-name="P66"><text:span text:style-name="T70">-f </text:span><text:span text:style-name="T69">: indique le numéro du ou des champs à couper</text:span></text:p>
      <text:p text:style-name="P72"/>
      <text:p text:style-name="P66"><text:span text:style-name="T70">cut -d , -f 1 notes.csv</text:span><text:span text:style-name="T69"> : affiche les premiers champs de chaque ligne. Chaque champ étant séparé par le délimiteur, ici la virgule.</text:span></text:p>
      <text:p text:style-name="P66"><text:span text:style-name="T70">cut -d , -f 1,3 notes.csv</text:span><text:span text:style-name="T69"> : pour avoir les champs 1 et 3 (noms et commentaires)</text:span></text:p>
      <text:p text:style-name="P66"><text:span text:style-name="T70">cut -d , -f 2-4 notes.csv </text:span><text:span text:style-name="T69">: pour avoir les champs 2 3 et 4</text:span></text:p>
      <text:p text:style-name="P66"><text:span text:style-name="T70">cut -d , -f 3- notes.csv</text:span><text:span text:style-name="T69"> : conserve les champs du 3e jusqu'à la fin</text:span></text:p>
      <text:p text:style-name="P72"/>
      <text:p text:style-name="P67"><text:soft-page-break/><text:span text:style-name="T69">﻿</text:span><text:span text:style-name="T72">Les flux de redirection</text:span></text:p>
      <text:p text:style-name="P72"/>
      <text:p text:style-name="P72">﻿Il est possible de rediriger le résultat d'une commande ailleurs que dans la console.</text:p>
      <text:p text:style-name="P82"><text:span text:style-name="T93">﻿</text:span><text:span text:style-name="Strong_20_Emphasis"><text:span text:style-name="T93">Où ?</text:span></text:span><text:span text:style-name="T93"> Dans un fichier, ou en entrée d'une autre commande pour « chaîner des commandes ». Ainsi, le résultat d'une commande peut en déclencher une autre ! </text:span></text:p>
      <text:p text:style-name="P72"/>
      <text:p text:style-name="P66"><text:span text:style-name="T69">﻿</text:span><text:bookmark text:name="r-40239"/><text:span text:style-name="T72">&gt; et &gt;&gt; : rediriger le résultat dans un fichier</text:span></text:p>
      <text:p text:style-name="P69"/>
      <text:p text:style-name="P66"><text:span text:style-name="T70">cut -d , -f 1 notes.csv &gt; eleves.txt </text:span><text:span text:style-name="T69">: récupère le nom des élèves dans notes.csv et crée </text:span><text:span text:style-name="T69">et l'enregistre dans eleves.txt.</text:span></text:p>
      <text:p text:style-name="P72"/>
      <text:p text:style-name="P42"><text:span text:style-name="T98">﻿Parfois, vous ne voulez ni voir le résultat d'une commande ni le stocker dans un fichier. Dans ce cas, l'astuce consiste à rediriger le résultat dans </text:span><text:span text:style-name="Source_20_Text"><text:span text:style-name="T94">/dev/null</text:span></text:span><text:span text:style-name="T98">. C'est un peu le « trou noir » de Linux : tout ce qui va là-dedans disparaît immédiatement.<text:line-break/>Par exemple : </text:span><text:span text:style-name="Source_20_Text"><text:span text:style-name="T94">commande_bavarde &gt; /dev/null</text:span></text:span><text:span text:style-name="T98"> .</text:span></text:p>
      <text:p text:style-name="P72"/>
      <text:p text:style-name="P42"><text:span text:style-name="T98">﻿</text:span><text:bookmark text:name="r-2281580"/><text:span text:style-name="Source_20_Text"><text:span text:style-name="T94">&gt;&gt;</text:span></text:span><text:span text:style-name="T94"> : rediriger à la fin d'un fichier</text:span></text:p>
      <text:p text:style-name="P69"/>
      <text:p text:style-name="P66"><text:span text:style-name="T70">cut -d , -f 1 notes.csv &gt;&gt; eleves.tx </text:span><text:span text:style-name="T69">: ﻿les noms seront ajoutés à la fin du fichier, sans écraser le résultat précédent.</text:span></text:p>
      <text:p text:style-name="P72"/>
      <text:p text:style-name="P66"><text:span text:style-name="T69">﻿</text:span><text:bookmark text:name="r-40302"/><text:span text:style-name="T72">2&gt;, 2&gt;&gt; et 2&gt;&amp;1 : rediriger les erreurs</text:span></text:p>
      <text:p text:style-name="P69"/>
      <text:p text:style-name="P66"><text:span text:style-name="T70">﻿</text:span><text:bookmark text:name="r-2281625"/><text:span text:style-name="T70">Rediriger les erreurs dans un fichier à part</text:span></text:p>
      <text:p text:style-name="P69"/>
      <text:p text:style-name="P66"><text:span text:style-name="T70">cut -d , -f 1 fichier_inexistant.csv &gt; eleves.txt : </text:span><text:span text:style-name="T69">﻿Il y a deux redirections ici </text:span><text:span text:style-name="T70">: </text:span></text:p>
      <text:p text:style-name="P42"><text:span text:style-name="T94">﻿</text:span><text:span text:style-name="Source_20_Text"><text:span text:style-name="T94">&gt; eleves.txt</text:span></text:span><text:span text:style-name="T94"> </text:span><text:span text:style-name="T98">: redirige le résultat de la commande (sauf les erreurs) dans le fichier </text:span><text:span text:style-name="Source_20_Text"><text:span text:style-name="T98">eleves.txt</text:span></text:span><text:span text:style-name="T98">. C'est la sortie standard ;</text:span></text:p>
      <text:p text:style-name="P42"><text:span text:style-name="T98">﻿</text:span><text:span text:style-name="Source_20_Text"><text:span text:style-name="T94">2&gt; erreurs.log</text:span></text:span><text:span text:style-name="T94"> </text:span><text:span text:style-name="T98">: redirige les erreurs éventuelles dans le fichier </text:span><text:span text:style-name="Source_20_Text"><text:span text:style-name="T98">erreurs.log</text:span></text:span><text:span text:style-name="T98">. C'est la sortie d'erreurs. </text:span></text:p>
      <text:p text:style-name="P72"/>
      <text:p text:style-name="P42"><text:span text:style-name="T98">﻿Notez qu'il est aussi possible d'utiliser </text:span><text:span text:style-name="Source_20_Text"><text:span text:style-name="T94">2&gt;&gt;</text:span></text:span><text:span text:style-name="T98"> ﻿pour ajouter les erreurs à la fin du fichier.</text:span></text:p>
      <text:p text:style-name="P72"/>
      <text:p text:style-name="P66"><text:span text:style-name="T69">﻿</text:span><text:bookmark text:name="r-2281635"/><text:span text:style-name="T70">Fusionner les sorties</text:span></text:p>
      <text:p text:style-name="P72"/>
      <text:p text:style-name="P42"><text:span text:style-name="T98">﻿</text:span><text:bookmark text:name="r-2281629"/><text:span text:style-name="T94">cut -d , -f 1 fichier_inexistant.csv &gt; eleves.txt 2&gt;&amp;1 : </text:span><text:span text:style-name="T98">﻿Tout ira désormais dans </text:span><text:span text:style-name="Source_20_Text"><text:span text:style-name="T94">eleves.txt</text:span></text:span><text:span text:style-name="T98"> : le résultat (si cela a fonctionné), de même que les erreurs (s'il y a eu un problème).</text:span></text:p>
      <text:p text:style-name="P42"><text:span text:style-name="T98">﻿Toutefois, il n'est pas possible d'écrire </text:span><text:span text:style-name="Source_20_Text"><text:span text:style-name="T94">2&gt;&gt;&amp;1</text:span></text:span><text:span text:style-name="T98">. Essayez, ça ne marchera pas.</text:span></text:p>
      <text:p text:style-name="P42"><text:span text:style-name="T98">﻿Les erreurs seront </text:span><text:span text:style-name="Strong_20_Emphasis"><text:span text:style-name="T93">ajoutées</text:span></text:span><text:span text:style-name="T98"> à la fin du fichier </text:span><text:span text:style-name="Source_20_Text"><text:span text:style-name="T94">eleves.txt</text:span></text:span><text:span text:style-name="T94"> </text:span><text:span text:style-name="T98">comme le reste des messages.</text:span></text:p>
      <text:p text:style-name="P72"/>
      <text:p text:style-name="P66"><text:span text:style-name="T69">﻿</text:span><text:bookmark text:name="r-40357"/><text:span text:style-name="T72">&lt; et &lt;&lt; : lire depuis un fichier ou le clavier</text:span></text:p>
      <text:p text:style-name="P72"/>
      <text:p text:style-name="P42"><text:span text:style-name="T98">﻿</text:span><text:bookmark text:name="r-2281674"/><text:span text:style-name="Source_20_Text"><text:span text:style-name="T94">&lt;</text:span></text:span><text:span text:style-name="T94"> : lire depuis un fichier</text:span></text:p>
      <text:p text:style-name="P42"><text:span text:style-name="Source_20_Text"><text:span text:style-name="T94"/></text:span></text:p>
      <text:p text:style-name="P42"><text:span text:style-name="Source_20_Text"><text:span text:style-name="T94">cat notes.csv</text:span></text:span><text:span text:style-name="T98">, la commande </text:span><text:span text:style-name="Source_20_Text"><text:span text:style-name="T98">cat</text:span></text:span><text:span text:style-name="T98"> reçoit en entrée le nom du fichier </text:span><text:span text:style-name="Source_20_Text"><text:span text:style-name="T98">notes.csv</text:span></text:span><text:span text:style-name="T98"> qu'elle doit ensuite se charger d'ouvrir pour afficher son contenu.</text:span></text:p>
      <text:p text:style-name="P42"><text:span text:style-name="T98">﻿</text:span><text:span text:style-name="Source_20_Text"><text:span text:style-name="T94">cat &lt; notes.csv</text:span></text:span><text:span text:style-name="T98">, la commande </text:span><text:span text:style-name="Source_20_Text"><text:span text:style-name="T98">cat</text:span></text:span><text:span text:style-name="T98"> reçoit </text:span><text:span text:style-name="Strong_20_Emphasis"><text:span text:style-name="T93">le contenu</text:span></text:span><text:span text:style-name="T98"> de </text:span><text:span text:style-name="Source_20_Text"><text:span text:style-name="T94">notes.csv</text:span></text:span><text:span text:style-name="T98"> qu'elle se contente simplement d'afficher dans la console. C'est le shell (le programme qui gère la console) qui se charge d'envoyer le contenu de </text:span><text:span text:style-name="Source_20_Text"><text:span text:style-name="T98">notes.csv</text:span></text:span><text:span text:style-name="T98"> à la commande </text:span><text:span text:style-name="Source_20_Text"><text:span text:style-name="T98">cat</text:span></text:span><text:span text:style-name="T98">.</text:span></text:p>
      <text:p text:style-name="P72"/>
      <text:p text:style-name="P42"><text:span text:style-name="T98">﻿</text:span><text:bookmark text:name="r-2281693"/><text:span text:style-name="Source_20_Text"><text:span text:style-name="T94">&lt;&lt;</text:span></text:span><text:span text:style-name="T94"> : lire depuis le clavier progressivement</text:span></text:p>
      <text:p text:style-name="P72"><text:soft-page-break/></text:p>
      <text:p text:style-name="P72"><text:span text:style-name="T70">sort -n &lt;&lt; stop</text:span> : La console propose d'entrer du texte. Puisque <text:span text:style-name="T70">sort -n</text:span> permet de trier les nombres, entrer un suite de nombres puis taper stop. On remarque l'affichage triée des nombres sur la console. Le mot stop peut être remplacé par un autre mot de notre choix.</text:p>
      <text:p text:style-name="P72"/>
      <text:p text:style-name="P72"><text:span text:style-name="T70">Wc -m &lt;&lt; stop</text:span> → combien de caratères pour cette phrase ? → stop → 42</text:p>
      <text:p text:style-name="P72"/>
      <text:p text:style-name="P42"><text:span text:style-name="T94">sort -n &lt;&lt; stop &gt; nombres_tries.txt 2&gt;&amp;1</text:span><text:span text:style-name="T98"> : <text:s/></text:span><text:span text:style-name="T93">﻿Les nombres saisis au clavier seront envoyés à </text:span><text:span text:style-name="Source_20_Text"><text:span text:style-name="T93">nombres_tries.txt</text:span></text:span><text:span text:style-name="T93">, de même que les erreurs éventuelles. </text:span></text:p>
      <text:p text:style-name="P72"/>
      <text:p text:style-name="P66"><text:span text:style-name="T69">﻿</text:span><text:bookmark text:name="r-40443"/><text:span text:style-name="T72">| : chaîner les commandes</text:span></text:p>
      <text:p text:style-name="P72"/>
      <text:p text:style-name="P82"><text:span text:style-name="T93">﻿le </text:span><text:span text:style-name="Strong_20_Emphasis"><text:span text:style-name="T93">pipe</text:span></text:span><text:span text:style-name="Source_20_Text"><text:span text:style-name="T94">|</text:span></text:span><text:span text:style-name="T93"> (prononcez « païpe », comme un bon Anglais). Son but ? Chaîner des commandes. </text:span></text:p>
      <text:p text:style-name="P72"/>
      <text:p text:style-name="P72">Rappelons le fichier notes.csv : nom,note,commentaire → par ligne</text:p>
      <text:p text:style-name="P72"><text:span text:style-name="T70">cut -d , -f 1 notes.csv | sort </text:span>: on obtient la liste des noms triés par ordre alphabétique</text:p>
      <text:p text:style-name="P72"><text:span text:style-name="T70">cut -d , -f 1 notes.csv | sort &gt; noms_tries.txt : </text:span>Ecrire cette liste dans un fichier</text:p>
      <text:p text:style-name="P72"><text:span text:style-name="T70">du | sort -nr | head</text:span> : du affiche la taille de chacun des sous répertoires, puis cette liste est tiré du plus grand au plus petit(ordre inverse -nr), puis on affiche les premières lignes, donc les plus gros fichiers.</text:p>
      <text:p text:style-name="P72"/>
      <text:p text:style-name="P66"><text:span text:style-name="T69">﻿</text:span><text:bookmark text:name="r-2281757"/><text:span text:style-name="T70">sudo grep log -Ir /var/log  | cut -d : -f 1  | sort | uniq : </text:span></text:p>
      <text:p text:style-name="P66"><text:span text:style-name="T70">﻿</text:span><text:span text:style-name="T69">Que fait cette commande ? </text:span></text:p>
      <text:p text:style-name="P82"><text:span text:style-name="T93">﻿Elle liste tous les fichiers contenant le mot « log » dans</text:span><text:span text:style-name="T94"> </text:span><text:span text:style-name="Source_20_Text"><text:span text:style-name="T94">/var/log</text:span></text:span><text:span text:style-name="T93"> (</text:span><text:span text:style-name="Source_20_Text"><text:span text:style-name="T94">-I</text:span></text:span><text:span text:style-name="T93"> permettant d'exclure les fichiers binaires).</text:span></text:p>
      <text:p text:style-name="P72">﻿Elle extrait de ce résultat uniquement les noms des fichiers.</text:p>
      <text:p text:style-name="P72">﻿Elle trie ces noms de fichiers.</text:p>
      <text:p text:style-name="P72">﻿Elle supprime les doublons.</text:p>
      <text:p text:style-name="P72"/>
      <text:p text:style-name="P67"><text:span text:style-name="T69">﻿</text:span><text:span text:style-name="T72">Surveiller l'activité du système</text:span></text:p>
      <text:p text:style-name="P72"/>
      <text:p text:style-name="P66">﻿<text:bookmark text:name="r-40513"/><text:span text:style-name="T72">w : qui fait quoi ?</text:span></text:p>
      <text:p text:style-name="P66"/>
      <text:p text:style-name="P42"><text:span text:style-name="Source_20_Text"><text:span text:style-name="T95">﻿</text:span></text:span><text:span text:style-name="Source_20_Text"><text:span text:style-name="T97">w</text:span></text:span><text:span text:style-name="Source_20_Text"><text:span text:style-name="T95"> permet de voir d'un seul coup d'oeil si la machine est vraiment surchargée (et si oui, à quel point) et si quelqu'un d'autre est en train d'intervenir sur la machine.</text:span></text:span></text:p>
      <text:p text:style-name="P42"><text:span text:style-name="Source_20_Text"><text:span text:style-name="T95">Elle nous permet de faire rapidement un point sur l'état du système.</text:span></text:span></text:p>
      <text:p text:style-name="P42"><text:span text:style-name="Source_20_Text"><text:span text:style-name="T95"/></text:span></text:p>
      <text:p text:style-name="P42"><text:span text:style-name="Source_20_Text"><text:span text:style-name="T95">Ex : ﻿</text:span></text:span><text:bookmark text:name="r-2281802"/><text:span text:style-name="T94">16:50:30 up  8:50,  1 users,  load average: 0,08, 0,34, 0,31 </text:span><text:span text:style-name="T98">(la première ligne)</text:span></text:p>
      <text:p text:style-name="P69"/>
      <text:p text:style-name="P66"><text:span text:style-name="T70">16:50:30 → </text:span><text:span text:style-name="T69">donne l'heure actuel, accessible via la commande date qui nous heure, date, et décalage horaire</text:span><text:span text:style-name="T69">.</text:span></text:p>
      <text:p text:style-name="P69"/>
      <text:p text:style-name="P66"><text:span text:style-name="T70">Up 8:50</text:span><text:span text:style-name="T69"> → La durée de fonctionnement de l'ordinateur (durée depuis le dernier redémarrage), accessible via la commande uptime également.</text:span></text:p>
      <text:p text:style-name="P72">﻿</text:p>
      <text:p text:style-name="P55"><text:span text:style-name="Source_20_Text"><text:span text:style-name="T94">load average: 0,08, 0,34, 0,31</text:span></text:span><text:span text:style-name="T94"> → </text:span><text:span text:style-name="T98">charge du processeur depuis 1 puis 5 puis 15 minutes.</text:span></text:p>
      <text:p text:style-name="P72">﻿Cela veut dire que, depuis une minute, il y a en moyenne 0,33 processus qui réclament le processeur. Votre processeur est donc actif 33 % du temps.</text:p>
      <text:p text:style-name="P55"><text:span text:style-name="T98">﻿Mais ce nombre dépend du nombre de processeurs de votre ordinateur. Un ordinateur </text:span><text:span text:style-name="Emphasis"><text:span text:style-name="T98">dual core</text:span></text:span><text:span text:style-name="T98"> ne sera complètement chargé que lorsque la valeur aura atteint 2. Pour un </text:span><text:span text:style-name="Emphasis"><text:span text:style-name="T98">quad core</text:span></text:span><text:span text:style-name="T98"> (4 coeurs de processeur), la valeur maximale avant surcharge sera de 4.</text:span></text:p>
      <text:p text:style-name="P72"><text:soft-page-break/>Accessible via uptime et tload.</text:p>
      <text:p text:style-name="P72"/>
      <text:p text:style-name="P72">Le reste du résulta nous donne de sinformations sur les utilisateurs connectés, rf manuel commande.</text:p>
      <text:p text:style-name="P72"/>
      <text:p text:style-name="P66"><text:span text:style-name="T69">﻿</text:span><text:bookmark text:name="r-40588"/><text:span text:style-name="T72">ps &amp; top : lister les processus</text:span></text:p>
      <text:p text:style-name="P58"/>
      <text:p text:style-name="P42"><text:span text:style-name="T91">﻿</text:span><text:bookmark text:name="r-2281899"/><text:span text:style-name="Source_20_Text"><text:span text:style-name="T94">ps</text:span></text:span><text:span text:style-name="T94"> : liste statique des processus</text:span></text:p>
      <text:p text:style-name="P58"/>
      <text:p text:style-name="P83"><text:span text:style-name="T94">﻿</text:span><text:span text:style-name="Source_20_Text"><text:span text:style-name="T97">ps</text:span></text:span><text:span text:style-name="T95"> vous permet d'obtenir la liste des processus qui tournent au moment où vous lancez la commande. Cette liste n'est pas actualisée en temps réel, contrairement à ce que fait </text:span><text:span text:style-name="Source_20_Text"><text:span text:style-name="T97">top.</text:span></text:span></text:p>
      <text:p text:style-name="P83"><text:span text:style-name="Source_20_Text"><text:span text:style-name="T97"/></text:span></text:p>
      <text:p text:style-name="P83"><text:span text:style-name="Source_20_Text"><text:span text:style-name="T95">﻿On distingue quatre colonnes.</text:span></text:span></text:p>
      <text:p text:style-name="P83"><text:span text:style-name="Source_20_Text"><text:span text:style-name="T95">﻿</text:span></text:span><text:span text:style-name="Source_20_Text"><text:span text:style-name="T97">PID </text:span></text:span><text:span text:style-name="Source_20_Text"><text:span text:style-name="T95">: c'est le numéro d'identification du processus. Chaque processus a un numéro unique qui permet de l'identifier. Ce numéro nous sera utile plus tard lorsque nous voudrons arrêter le processus.</text:span></text:span></text:p>
      <text:p text:style-name="P42"><text:span text:style-name="Source_20_Text"><text:span text:style-name="T95">﻿</text:span></text:span><text:span text:style-name="Source_20_Text"><text:span text:style-name="T97">﻿TTY </text:span></text:span><text:span text:style-name="Source_20_Text"><text:span text:style-name="T95"> : c'est le nom de la console depuis laquelle a été lancé le processus.</text:span></text:span></text:p>
      <text:p text:style-name="P83"><text:span text:style-name="Source_20_Text"><text:span text:style-name="T95">﻿</text:span></text:span><text:span text:style-name="Source_20_Text"><text:span text:style-name="T97">TIME</text:span></text:span><text:span text:style-name="Source_20_Text"><text:span text:style-name="T95"> : la durée d'exécution du processus. Plus exactement, cela correspond à la durée pendant laquelle le processus a occupé le processeur depuis son lancement. </text:span></text:span></text:p>
      <text:p text:style-name="P83"><text:span text:style-name="Source_20_Text"><text:span text:style-name="T95">﻿</text:span></text:span><text:span text:style-name="Source_20_Text"><text:span text:style-name="T97">CMD </text:span></text:span><text:span text:style-name="Source_20_Text"><text:span text:style-name="T95">: le programme qui a généré ce processus. Si vous voyez plusieurs fois le même programme, c'est que celui-ci s'est dupliqué en plusieurs processus (c'est le cas de MySQL, par exemple). <text:s/></text:span></text:span></text:p>
      <text:p text:style-name="P83"><text:span text:style-name="Source_20_Text"><text:span text:style-name="T97"/></text:span></text:p>
      <text:p text:style-name="P42"><text:span text:style-name="Source_20_Text"><text:span text:style-name="T97">﻿ps</text:span></text:span><text:span text:style-name="Source_20_Text"><text:span text:style-name="T95"> sans argument comme on vient de le faire, il affiche seulement les processus lancés par le même utilisateur, ﻿dans la même console.</text:span></text:span></text:p>
      <text:p text:style-name="P64"/>
      <text:p text:style-name="P83"><text:span text:style-name="T97">﻿</text:span><text:span text:style-name="T95">La commande </text:span><text:span text:style-name="Source_20_Text"><text:span text:style-name="T97">ps</text:span></text:span><text:span text:style-name="T95"> vous permet d'utiliser énormément d'options. Regardez le manuel pour avoir une petite idée de tout ce que vous pouvez faire avec.</text:span></text:p>
      <text:p text:style-name="P61"/>
      <text:p text:style-name="P42"><text:span text:style-name="T95">﻿</text:span><text:bookmark text:name="r-2281890"/><text:span text:style-name="Source_20_Text"><text:span text:style-name="T94">ps -ef</text:span></text:span><text:span text:style-name="T94"> : lister tous les processus → ﻿</text:span><text:span text:style-name="T98">vous pouvez avoir la liste de tous les processus lancés par tous les utilisateurs sur toutes les consoles.</text:span></text:p>
      <text:p text:style-name="P72"/>
      <text:p text:style-name="P42"><text:span text:style-name="T98">﻿</text:span><text:bookmark text:name="r-2281894"/><text:span text:style-name="Source_20_Text"><text:span text:style-name="T94">ps -ejH</text:span></text:span><text:span text:style-name="T94"> : afficher les processus en arbre </text:span><text:span text:style-name="T98">→ ﻿Cette option intéressante vous permet de regrouper les processus sous forme d'arborescence. Plusieurs processus sont des « enfants » d'autres processus, cela vous permet de savoir qui est à l'origine de quel processus.</text:span></text:p>
      <text:p text:style-name="P72"/>
      <text:p text:style-name="P42"><text:span text:style-name="T98">﻿</text:span><text:bookmark text:name="r-2281898"/><text:span text:style-name="Source_20_Text"><text:span text:style-name="T94">ps -u UTILISATEUR</text:span></text:span><text:span text:style-name="T94"> : lister les processus lancés par un utilisateur </text:span><text:span text:style-name="T98">→ On obtient ﻿uniquement les processus lancés par l'utilisateur.</text:span></text:p>
      <text:p text:style-name="P72"/>
      <text:p text:style-name="P42"><text:span text:style-name="T98">﻿</text:span><text:bookmark text:name="r-2281934"/><text:span text:style-name="Source_20_Text"><text:span text:style-name="T94">top</text:span></text:span><text:span text:style-name="T94"> : liste dynamique des processus</text:span></text:p>
      <text:p text:style-name="P69"/>
      <text:p text:style-name="P42"><text:span text:style-name="T94">﻿</text:span><text:span text:style-name="T98">Avec la commande </text:span><text:span text:style-name="Source_20_Text"><text:span text:style-name="T98">top, on obtient ﻿une liste régulièrement mise à jour .</text:span></text:span></text:p>
      <text:p text:style-name="P42"><text:span text:style-name="Source_20_Text"><text:span text:style-name="T98">﻿</text:span></text:span><text:span text:style-name="Source_20_Text"><text:span text:style-name="T94">top </text:span></text:span><text:span text:style-name="Source_20_Text"><text:span text:style-name="T98">ne peut pas afficher tous les processus à la fois, il ne conserve que les premiers pour qu'ils tiennent sur une « page » de la console.</text:span></text:span></text:p>
      <text:p text:style-name="P42"><text:span text:style-name="Source_20_Text"><text:span text:style-name="T98"/></text:span></text:p>
      <text:p text:style-name="P42"><text:span text:style-name="Source_20_Text"><text:span text:style-name="T98">﻿Par défaut, les processus sont triés par taux d'utilisation du processeur (colonne %CPU). Les processus que vous voyez tout en haut de cette liste sont donc actuellement les plus gourmands en processeur. Ce sont peut-être eux que vous devriez cibler en premier si vous sentez que votre système est surchargé. </text:span></text:span></text:p>
      <text:p text:style-name="P42"><text:span text:style-name="Source_20_Text"><text:span text:style-name="T98"/></text:span></text:p>
      <text:p text:style-name="P42"><text:span text:style-name="Source_20_Text"><text:span text:style-name="T98">﻿On navigue à l'intérieur de ce programme en appuyant sur certaines touches du clavier. </text:span></text:span><text:soft-page-break/><text:span text:style-name="Source_20_Text"><text:span text:style-name="T98">En voilà au moins deux à connaître : ﻿</text:span></text:span><text:span text:style-name="Source_20_Text"><text:span text:style-name="Strong_20_Emphasis"><text:span text:style-name="T93">q</text:span></text:span></text:span><text:span text:style-name="Strong_20_Emphasis"><text:span text:style-name="Source_20_Text"><text:span text:style-name="T93"> → </text:span></text:span></text:span><text:span text:style-name="Source_20_Text"><text:span text:style-name="T98">ferme top, ﻿</text:span></text:span><text:span text:style-name="Strong_20_Emphasis"><text:span text:style-name="Source_20_Text"><text:span text:style-name="T93">h → </text:span></text:span></text:span><text:span text:style-name="Source_20_Text"><text:span text:style-name="T98">affiche l'aide, et donc la liste des touches utilisables.</text:span></text:span></text:p>
      <text:p text:style-name="P42"><text:span text:style-name="Source_20_Text"><text:span text:style-name="T98"/></text:span></text:p>
      <text:p text:style-name="P42"><text:span text:style-name="Source_20_Text"><text:span text:style-name="T98">﻿</text:span></text:span><text:bookmark text:name="r-40635"/><text:span text:style-name="T91">Ctrl + C &amp; kill : arrêter un processus</text:span></text:p>
      <text:p text:style-name="P69"/>
      <text:p text:style-name="P42"><text:span text:style-name="T94">﻿</text:span><text:bookmark text:name="r-2281942"/><text:span text:style-name="Source_20_Text"><text:span text:style-name="T94">Ctrl + C</text:span></text:span><text:span text:style-name="T94"> : arrêter un processus lancé en console</text:span></text:p>
      <text:p text:style-name="P69"/>
      <text:p text:style-name="P82"><text:span text:style-name="T93">﻿La combinaison de touches </text:span><text:span text:style-name="Source_20_Text"><text:span text:style-name="T94">Ctrl + C</text:span></text:span><text:span text:style-name="T94"> </text:span><text:span text:style-name="T93">est à connaître. Cela demande (gentiment) l'arrêt du programme console en cours d'exécution à l'écran. Ce raccourci se comporte ainsi en mode console seulement.</text:span></text:p>
      <text:p text:style-name="P72"/>
      <text:p text:style-name="P42"><text:span text:style-name="T98">﻿</text:span><text:bookmark text:name="r-2281968"/><text:span text:style-name="Source_20_Text"><text:span text:style-name="T94">kill</text:span></text:span><text:span text:style-name="T94"> : tuer un processus</text:span></text:p>
      <text:p text:style-name="P69"/>
      <text:p text:style-name="P42"><text:span text:style-name="T94">﻿</text:span><text:span text:style-name="Source_20_Text"><text:span text:style-name="T94">Ctrl + C</text:span></text:span><text:span text:style-name="T98"> ne fonctionne que sur un programme actuellement ouvert dans la console. De nombreux programmes tournent pourtant en arrière-plan, et </text:span><text:span text:style-name="Source_20_Text"><text:span text:style-name="T94">Ctrl + C</text:span></text:span><text:span text:style-name="T98"> n'aura aucun effet sur eux.</text:span></text:p>
      <text:p text:style-name="P42"><text:span text:style-name="T98">﻿C'est là que vous devez utiliser </text:span><text:span text:style-name="Source_20_Text"><text:span text:style-name="T94">kill</text:span></text:span><text:span text:style-name="T98"> si vous voulez les arrêter (on dit aussi « tuer », c'est pareil même si ça a l'air violent).</text:span></text:p>
      <text:p text:style-name="P42"><text:span text:style-name="T98">﻿Pour vous en servir, il faudra auparavant récupérer le </text:span><text:span text:style-name="Source_20_Text"><text:span text:style-name="T94">PID</text:span></text:span><text:span text:style-name="T98"> du ou des processus que vous voulez tuer. Pour cela, deux solutions : </text:span><text:span text:style-name="T94">ps</text:span><text:span text:style-name="T98"> et </text:span><text:span text:style-name="T94">top</text:span><text:span text:style-name="T98">.</text:span></text:p>
      <text:p text:style-name="P72"/>
      <text:p text:style-name="P72">Ex : ﻿</text:p>
      <text:p text:style-name="P4"><text:bookmark text:name="r-2281954"/>$ ps -u patrick | grep firefox</text:p>
      <text:p text:style-name="P17"><text:span text:style-name="T90">32678 ?        00:00:03 firefox-bin <text:line-break/></text:span><text:span text:style-name="T107">On a filtré Firefox de cette longue liste et on a même récupéré son </text:span><text:span text:style-name="Source_20_Text"><text:span text:style-name="T90">PID</text:span></text:span><text:span text:style-name="T107">. Il ne nous</text:span><text:span text:style-name="T90"> </text:span><text:span text:style-name="T107">reste</text:span><text:span text:style-name="T90"> </text:span><text:span text:style-name="T107">plus qu'à le tuer, avec la commande suivante : </text:span><text:span text:style-name="T90">kill 32678</text:span></text:p>
      <text:p text:style-name="P72">﻿Si tout va bien, la commande ne renvoie rien. Sinon, une erreur devrait s'afficher dans la console.</text:p>
      <text:p text:style-name="P82"><text:span text:style-name="T93">﻿On peut aussi tuer plusieurs processus d'un seul coup en indiquant plusieurs </text:span><text:span text:style-name="Source_20_Text"><text:span text:style-name="T93">PID</text:span></text:span><text:span text:style-name="T93"> à la suite.</text:span></text:p>
      <text:p text:style-name="P72"/>
      <text:p text:style-name="P66"><text:span text:style-name="T69">﻿</text:span><text:bookmark text:name="r-2281966"/><text:span text:style-name="T70">kill -9 32678 </text:span><text:span text:style-name="T69">→ tue le processus 32678 sans le laisser le choix.</text:span></text:p>
      <text:p text:style-name="P72"/>
      <text:p text:style-name="P69">killall find → <text:span text:style-name="T69">tue tous les processus ayant pour nom find.</text:span></text:p>
      <text:p text:style-name="P72"/>
      <text:p text:style-name="P66"><text:span text:style-name="T69">﻿</text:span><text:bookmark text:name="r-40665"/><text:span text:style-name="T72">halt &amp; reboot : arrêter et redémarrer l'ordinateur</text:span></text:p>
      <text:p text:style-name="P58"/>
      <text:p text:style-name="P61">﻿Comme je vous le disais plus tôt, il est assez rare que l'on soit forcé d'arrêter ou de redémarrer l'ordinateur. À moins d'avoir mis à jour le kernel (noyau) de Linux, il n'est jamais nécessaire de redémarrer.</text:p>
      <text:p text:style-name="P61"/>
      <text:p text:style-name="P42"><text:span text:style-name="T95">﻿</text:span><text:bookmark text:name="r-2281989"/><text:span text:style-name="Source_20_Text"><text:span text:style-name="T94">halt</text:span></text:span><text:span text:style-name="T94"> : arrêter l'ordinateur</text:span></text:p>
      <text:p text:style-name="P69"/>
      <text:p text:style-name="P42"><text:span text:style-name="T94">﻿</text:span><text:span text:style-name="T98">La commande </text:span><text:span text:style-name="Source_20_Text"><text:span text:style-name="T94">hal</text:span></text:span><text:span text:style-name="Source_20_Text"><text:span text:style-name="T98">t</text:span></text:span><text:span text:style-name="T98"> commande l'arrêt immédiat de l'ordinateur. Il faut être root pour arrêter la machine.</text:span></text:p>
      <text:p text:style-name="P72"/>
      <text:p text:style-name="P42"><text:span text:style-name="T98">﻿</text:span><text:bookmark text:name="r-2281995"/><text:span text:style-name="Source_20_Text"><text:span text:style-name="T94">reboot</text:span></text:span><text:span text:style-name="T94"> : redémarrer l'ordinateur</text:span></text:p>
      <text:p text:style-name="P69"/>
      <text:p text:style-name="P42"><text:span text:style-name="T94">﻿</text:span><text:span text:style-name="T98">De même, il existe la commande </text:span><text:span text:style-name="Source_20_Text"><text:span text:style-name="T94">reboot</text:span></text:span><text:span text:style-name="T98"> pour redémarrer l'ordinateur. Il faut à nouveau être root.</text:span></text:p>
      <text:p text:style-name="P72"/>
      <text:p text:style-name="P42"><text:soft-page-break/><text:span text:style-name="T98">﻿Les commandes</text:span><text:span text:style-name="T94"> </text:span><text:span text:style-name="Source_20_Text"><text:span text:style-name="T94">halt</text:span></text:span><text:span text:style-name="T98"> et </text:span><text:span text:style-name="Source_20_Text"><text:span text:style-name="T94">reboot</text:span></text:span><text:span text:style-name="T98"> appellent en réalité la commande </text:span><text:span text:style-name="Source_20_Text"><text:span text:style-name="T94">shutdown</text:span></text:span><text:span text:style-name="T98"> avec des paramètres spécifiques. N'hésitez pas à lire sa page du manuel, vous verrez que vous pouvez par exemple programmer un arrêt ou un redémarrage à une heure précise ou au bout d'un certain temps.</text:span></text:p>
      <text:p text:style-name="P72"/>
      <text:p text:style-name="P70">﻿<text:span text:style-name="T71">Exécuter des programmes en arrière-plan</text:span></text:p>
      <text:p text:style-name="P72"/>
      <text:p text:style-name="P66"><text:span text:style-name="T69">﻿﻿</text:span><text:bookmark text:name="r-40705"/><text:span text:style-name="T72">"&amp;" &amp; nohup : lancer un processus en arrière-plan</text:span></text:p>
      <text:p text:style-name="P69"/>
      <text:p text:style-name="P42"><text:span text:style-name="T98">﻿</text:span><text:span text:style-name="T94">﻿</text:span><text:bookmark text:name="r-2282037"/><text:span text:style-name="Source_20_Text"><text:span text:style-name="T94">&amp;</text:span></text:span><text:span text:style-name="T94"> : lancer un processus en arrière-plan</text:span></text:p>
      <text:p text:style-name="P72"/>
      <text:p text:style-name="P66"><text:span text:style-name="T69">﻿</text:span><text:bookmark text:name="r-2282035"/><text:span text:style-name="T70">$ find / -name "*log" &gt; sortiefind 2&gt;&amp;1 &amp; [1] 18231 → </text:span><text:span text:style-name="T69">Avec cette commande on lance la commande en tâche de fond grâce à </text:span><text:span text:style-name="T70">« &amp; [1] 18231 » </text:span><text:span text:style-name="T69">avec 1 representant le numéro du prrocessus et 18231 son pid, puis on enregiste dans le fichier sortiefind les résultats ou erreurs pour éviter qu'ils ne s'afichent en console.</text:span></text:p>
      <text:p text:style-name="P72"/>
      <text:p text:style-name="P72">﻿Il reste toutefois un problème : le processus est « attaché » à votre console. Si vous fermez la console sur laquelle vous êtes, le processus sera tué et ne s'exécutera donc pas jusqu'au bout.</text:p>
      <text:p text:style-name="P72"/>
      <text:p text:style-name="P42"><text:span text:style-name="T98">﻿</text:span><text:bookmark text:name="r-2282047"/><text:span text:style-name="Source_20_Text"><text:span text:style-name="T94">nohup</text:span></text:span><text:span text:style-name="T94"> : détacher le processus de la console</text:span></text:p>
      <text:p text:style-name="P69"/>
      <text:p text:style-name="P72">﻿Si on veut que le processus continue, même après la fermeture de la console il faut utiliser <text:span text:style-name="T70">nohup</text:span>. Ex : <text:span text:style-name="T70">nohup commande</text:span></text:p>
      <text:p text:style-name="P69"/>
      <text:p text:style-name="P69"><text:bookmark text:name="r-2282042"/>$ nohup cp video.avi copie_video.avi</text:p>
      <text:p text:style-name="P12">nohup: ajout à la sortie de `nohup.out'</text:p>
      <text:p text:style-name="P11"><text:span text:style-name="T94">﻿</text:span><text:span text:style-name="T98">La sortie de la commande est par défaut redirigée vers un fichier </text:span><text:span text:style-name="Source_20_Text"><text:span text:style-name="T98">nohup.out</text:span></text:span><text:span text:style-name="T98">. Aucun message ne risque donc d'apparaître dans la console. ﻿D'autre part, la commande est maintenant immunisée contre la fermeture de la console. Elle continuera de fonctionner quoi qu'il arrive (sauf si on lui envoie un </text:span><text:span text:style-name="Source_20_Text"><text:span text:style-name="T98">kill</text:span></text:span><text:span text:style-name="T98">, bien sûr).</text:span></text:p>
      <text:p text:style-name="P86"><text:span text:style-name="T69">﻿</text:span><text:bookmark text:name="r-40753"/><text:span text:style-name="T72">Ctrl + Z, jobs, bg &amp; fg : passer un processus en arrière-plan</text:span></text:p>
      <text:p text:style-name="P42"><text:bookmark text:name="r-2282057"/><text:span text:style-name="Source_20_Text"><text:span text:style-name="T94">Ctrl + Z</text:span></text:span><text:span text:style-name="T94"> : mettre en pause l'exécution du programme</text:span></text:p>
      <text:p text:style-name="P72"/>
      <text:p text:style-name="P42"><text:span text:style-name="T98">﻿Si vous n'avez pas de gros fichier sous la main pour faire le test, vous pouvez aussi faire un </text:span><text:span text:style-name="Source_20_Text"><text:span text:style-name="T94">top.</text:span></text:span></text:p>
      <text:p text:style-name="P42"><text:span text:style-name="Source_20_Text"><text:span text:style-name="T98">Apres un ctrl + z , le processus est maintenant dans un état de pause. Il ne s'exécute pas mais reste en mémoire.</text:span></text:span></text:p>
      <text:p text:style-name="P42"><text:span text:style-name="Source_20_Text"><text:span text:style-name="T98"/></text:span></text:p>
      <text:p text:style-name="P42"><text:bookmark text:name="r-2282068"/><text:span text:style-name="Source_20_Text"><text:span text:style-name="T94">bg</text:span></text:span><text:span text:style-name="T94"> : passer le processus en arrière-plan (</text:span><text:span text:style-name="Emphasis"><text:span text:style-name="T94">background</text:span></text:span><text:span text:style-name="T94">)</text:span></text:p>
      <text:p text:style-name="P42"><text:span text:style-name="Source_20_Text"><text:span text:style-name="T98"/></text:span></text:p>
      <text:p text:style-name="P42"><text:span text:style-name="Source_20_Text"><text:span text:style-name="T98">﻿Maintenant que le processus est en « pause » et qu'on a récupéré l'invite de commandes, tapez</text:span></text:span><text:span text:style-name="Source_20_Text"><text:span text:style-name="T94"> bg.</text:span></text:span></text:p>
      <text:p text:style-name="P66"><text:span text:style-name="T69">﻿</text:span><text:bookmark text:name="r-2282059"/><text:span text:style-name="T70">$ bg → ﻿</text:span><text:span text:style-name="T69">Cela commande la reprise du processus, mais cette fois en arrière-plan. Il continuera à s'exécuter à nouveau, mais en tâche de fond.</text:span></text:p>
      <text:p text:style-name="P72"/>
      <text:p text:style-name="P66"><text:span text:style-name="T69">En résumé faire</text:span><text:span text:style-name="T70"> ctrl +z</text:span><text:span text:style-name="T69"> puis </text:span><text:span text:style-name="T70">bg</text:span><text:span text:style-name="T69"> pour arrêter le porcessus d'un commande en avant-plan et le continuer en arrière-plan.</text:span></text:p>
      <text:p text:style-name="P42"><text:span text:style-name="Source_20_Text"><text:span text:style-name="T98"/></text:span></text:p>
      <text:p text:style-name="P42"><text:bookmark text:name="r-2282079"/><text:soft-page-break/><text:span text:style-name="Source_20_Text"><text:span text:style-name="T94">jobs</text:span></text:span><text:span text:style-name="T94"> : connaître les processus qui tournent en arrière-plan</text:span></text:p>
      <text:p text:style-name="P72"/>
      <text:p text:style-name="P42"><text:bookmark text:name="r-2282077"/><text:span text:style-name="T94">$ jobs → </text:span><text:span text:style-name="T93">﻿On a le numéro du ou des processus qui tournent en fond (à ne pas confondre avec le </text:span><text:span text:style-name="Source_20_Text"><text:span text:style-name="T93">PID</text:span></text:span><text:span text:style-name="T93">), leurs états et leurs noms. </text:span></text:p>
      <text:p text:style-name="P66"/>
      <text:p text:style-name="P42"><text:span text:style-name="T93">﻿</text:span><text:bookmark text:name="r-2282084"/><text:span text:style-name="Source_20_Text"><text:span text:style-name="T94">fg</text:span></text:span><text:span text:style-name="T94"> : reprendre un processus au premier plan (</text:span><text:span text:style-name="Emphasis"><text:span text:style-name="T94">foreground</text:span></text:span><text:span text:style-name="T94">)</text:span></text:p>
      <text:p text:style-name="P66"/>
      <text:p text:style-name="P66"><text:span text:style-name="T70">fg %2 </text:span><text:span text:style-name="T69">→ ramène le processus n°2 en avant-plan.</text:span></text:p>
      <text:p text:style-name="P72"/>
      <text:p text:style-name="P58"><text:bookmark text:name="r-40848"/>screen : plusieurs consoles en une</text:p>
      <text:p text:style-name="P72"/>
      <text:p text:style-name="P72">Installer screen : apt-get install screen.</text:p>
      <text:p text:style-name="P54"><text:span text:style-name="T93">﻿</text:span><text:span text:style-name="Source_20_Text"><text:span text:style-name="T94">screen</text:span></text:span><text:span text:style-name="T93"> est un multiplicateur de terminal, un programme capable de gérer plusieurs consoles au sein d'une seule, un peu comme si chaque console était une fenêtre ! </text:span></text:p>
      <text:p text:style-name="P61"/>
      <text:p text:style-name="P72">Tapez <text:span text:style-name="T70">screen</text:span> pourle lancer et <text:span text:style-name="T70">ctrl + d</text:span> ou <text:span text:style-name="T70">exit</text:span> pour en sortir.</text:p>
      <text:p text:style-name="P72"/>
      <text:p text:style-name="P53"><text:span text:style-name="T93">﻿</text:span><text:span text:style-name="T98">Sous</text:span><text:span text:style-name="T93"> </text:span><text:span text:style-name="Source_20_Text"><text:span text:style-name="T93">screen</text:span></text:span><text:span text:style-name="T98">, tout se fait à partir de combinaisons de touches de la forme suivante : </text:span><text:span text:style-name="Source_20_Text"><text:span text:style-name="T93">Ctrl + a, relâcher, <text:s/>+ autre touche</text:span></text:span><text:span text:style-name="Source_20_Text"><text:span text:style-name="T98">.</text:span></text:span></text:p>
      <text:p text:style-name="P42"><text:span text:style-name="Source_20_Text"><text:span text:style-name="T98"/></text:span></text:p>
      <text:p text:style-name="P42"><text:bookmark text:name="r-2282114"/><text:span text:style-name="Source_20_Text"><text:span text:style-name="T94">Ctrl + a</text:span></text:span><text:span text:style-name="T94"> puis </text:span><text:span text:style-name="Source_20_Text"><text:span text:style-name="T94">?</text:span></text:span><text:span text:style-name="T94"> : afficher l'aide : </text:span><text:span text:style-name="T98">﻿Il y a deux pages de commandes. Avec</text:span><text:span text:style-name="T94"> </text:span><text:span text:style-name="Source_20_Text"><text:span text:style-name="T94">Espace</text:span></text:span><text:span text:style-name="T98"> vous allez à la page suivante ; avec</text:span><text:span text:style-name="T94"> </text:span><text:span text:style-name="Source_20_Text"><text:span text:style-name="T94">Entrée</text:span></text:span><text:span text:style-name="T98">, vous refermez l'aide. L</text:span><text:span text:style-name="T93">'accent circonflexe </text:span><text:span text:style-name="Source_20_Text"><text:span text:style-name="T94">^</text:span></text:span><text:span text:style-name="T98"> signifie ici </text:span><text:span text:style-name="Source_20_Text"><text:span text:style-name="T94">Ctrl</text:span></text:span><text:span text:style-name="Source_20_Text"><text:span text:style-name="T98">.</text:span></text:span></text:p>
      <text:p text:style-name="P53"><text:span text:style-name="Source_20_Text"><text:span text:style-name="T98"/></text:span></text:p>
      <text:p text:style-name="P42"><text:span text:style-name="Source_20_Text"><text:span text:style-name="T94">ctrl a puis c</text:span></text:span><text:span text:style-name="Source_20_Text"><text:span text:style-name="T98"> : créer une nouvelle fenêtre.</text:span></text:span></text:p>
      <text:p text:style-name="P42"><text:span text:style-name="Source_20_Text"><text:span text:style-name="T98">﻿</text:span></text:span><text:span text:style-name="Source_20_Text"><text:span text:style-name="T94">Ctrl + a</text:span></text:span><text:span text:style-name="Source_20_Text"><text:span text:style-name="T98"> </text:span></text:span><text:span text:style-name="Source_20_Text"><text:span text:style-name="T94">puis</text:span></text:span><text:span text:style-name="Source_20_Text"><text:span text:style-name="T98"> </text:span></text:span><text:span text:style-name="Source_20_Text"><text:span text:style-name="T94">w </text:span></text:span><text:span text:style-name="Source_20_Text"><text:span text:style-name="T98">: afficher la liste des « fenêtres » actuellement ouvertes. ﻿En bas de l'écran vous verrez par exemple apparaître :</text:span></text:span><text:span text:style-name="Source_20_Text"><text:span text:style-name="T94"> 0-$</text:span></text:span><text:span text:style-name="Source_20_Text"><text:span text:style-name="T98"> </text:span></text:span><text:span text:style-name="Source_20_Text"><text:span text:style-name="T94">bash</text:span></text:span><text:span text:style-name="Source_20_Text"><text:span text:style-name="T98">, </text:span></text:span><text:span text:style-name="Source_20_Text"><text:span text:style-name="T94">1*$</text:span></text:span><text:span text:style-name="Source_20_Text"><text:span text:style-name="T98"> </text:span></text:span><text:span text:style-name="Source_20_Text"><text:span text:style-name="T94">bash</text:span></text:span><text:span text:style-name="Source_20_Text"><text:span text:style-name="T98">. Cela signifie que vous avez deux fenêtres ouvertes, l'une numérotée 0, l'autre 1. Celle sur laquelle vous vous trouvez actuellement contient une étoile </text:span></text:span><text:span text:style-name="Source_20_Text"><text:span text:style-name="T94">*</text:span></text:span><text:span text:style-name="Source_20_Text"><text:span text:style-name="T98"> (on se trouve donc ici dans la fenêtre n° 1).</text:span></text:span></text:p>
      <text:p text:style-name="P42"><text:span text:style-name="Source_20_Text"><text:span text:style-name="T98">﻿</text:span></text:span><text:span text:style-name="Source_20_Text"><text:span text:style-name="T94">Ctrl + a puis A </text:span></text:span><text:span text:style-name="Source_20_Text"><text:span text:style-name="T98">: renommer la fenêtre actuelle.</text:span></text:span></text:p>
      <text:p text:style-name="P42"><text:span text:style-name="Source_20_Text"><text:span text:style-name="T98">﻿</text:span></text:span><text:span text:style-name="Source_20_Text"><text:span text:style-name="T94">Ctrl + a puis n </text:span></text:span><text:span text:style-name="Source_20_Text"><text:span text:style-name="T98">: passer à la fenêtre suivante (</text:span></text:span><text:span text:style-name="Source_20_Text"><text:span text:style-name="Emphasis"><text:span text:style-name="T98">next</text:span></text:span></text:span><text:span text:style-name="Source_20_Text"><text:span text:style-name="T98">).</text:span></text:span></text:p>
      <text:p text:style-name="P42"><text:span text:style-name="Source_20_Text"><text:span text:style-name="T98">﻿</text:span></text:span><text:span text:style-name="Source_20_Text"><text:span text:style-name="T94">Ctrl + a puis p</text:span></text:span><text:span text:style-name="Source_20_Text"><text:span text:style-name="T98"> : passer à la fenêtre précédente (</text:span></text:span><text:span text:style-name="Source_20_Text"><text:span text:style-name="Emphasis"><text:span text:style-name="T98">previous</text:span></text:span></text:span><text:span text:style-name="Source_20_Text"><text:span text:style-name="T98">).</text:span></text:span></text:p>
      <text:p text:style-name="P42"><text:span text:style-name="Source_20_Text"><text:span text:style-name="T98">﻿</text:span></text:span><text:span text:style-name="Source_20_Text"><text:span text:style-name="T94">Ctrl + a puis Ctrl + a </text:span></text:span><text:span text:style-name="Source_20_Text"><text:span text:style-name="T98">: revenir à la dernière fenêtre utilisée.</text:span></text:span></text:p>
      <text:p text:style-name="P42"><text:span text:style-name="Source_20_Text"><text:span text:style-name="T98">﻿</text:span></text:span><text:span text:style-name="Source_20_Text"><text:span text:style-name="T94">Ctrl + a puis un chiffre de 0 à 9 </text:span></text:span><text:span text:style-name="Source_20_Text"><text:span text:style-name="T98">: passer à la fenêtre n° X.</text:span></text:span></text:p>
      <text:p text:style-name="P42"><text:span text:style-name="Source_20_Text"><text:span text:style-name="T98">﻿</text:span></text:span><text:span text:style-name="Source_20_Text"><text:span text:style-name="T94">Ctrl + a puis " </text:span></text:span><text:span text:style-name="Source_20_Text"><text:span text:style-name="T98">: choisir la fenêtre dans laquelle on veut aller.</text:span></text:span></text:p>
      <text:p text:style-name="P42"><text:span text:style-name="Source_20_Text"><text:span text:style-name="T98">﻿</text:span></text:span><text:span text:style-name="Source_20_Text"><text:span text:style-name="T94">Ctrl + a puis k</text:span></text:span><text:span text:style-name="Source_20_Text"><text:span text:style-name="T98"> : fermer la fenêtre actuelle (</text:span></text:span><text:span text:style-name="Source_20_Text"><text:span text:style-name="Emphasis"><text:span text:style-name="T98">kill</text:span></text:span></text:span><text:span text:style-name="Source_20_Text"><text:span text:style-name="T98">).</text:span></text:span></text:p>
      <text:p text:style-name="P42"><text:span text:style-name="Source_20_Text"><text:span text:style-name="T98"/></text:span></text:p>
      <text:p text:style-name="P42"><text:span text:style-name="Source_20_Text"><text:span text:style-name="T98">﻿</text:span></text:span><text:span text:style-name="Source_20_Text"><text:span text:style-name="T94">screen</text:span></text:span><text:span text:style-name="Source_20_Text"><text:span text:style-name="T98"> est sensible à la casse pour les commandes ! Faites donc bien la différence entre « c » et « C » par exemple.</text:span></text:span></text:p>
      <text:p text:style-name="P42"><text:span text:style-name="Source_20_Text"><text:span text:style-name="T98"/></text:span></text:p>
      <text:p text:style-name="P42"><text:bookmark text:name="r-2282152"/><text:span text:style-name="Source_20_Text"><text:span text:style-name="T94">Ctrl + a</text:span></text:span><text:span text:style-name="T94"> puis </text:span><text:span text:style-name="Source_20_Text"><text:span text:style-name="T94">S</text:span></text:span><text:span text:style-name="T94"> </text:span><text:span text:style-name="T93">: découper </text:span><text:span text:style-name="Source_20_Text"><text:span text:style-name="T94">screen</text:span></text:span><text:span text:style-name="T93"> en plusieurs parties (</text:span><text:span text:style-name="Emphasis"><text:span text:style-name="T93">split), ﻿coupe l'écran en deux pour afficher deux consoles à la fois (split). Il est possible de répéter l'opération plusieurs fois pour couper en trois, quatre, ou plus.</text:span></text:span></text:p>
      <text:p text:style-name="P42"><text:span text:style-name="Emphasis"><text:span text:style-name="T94"/></text:span></text:p>
      <text:p text:style-name="P44"><text:span text:style-name="Emphasis"><text:span text:style-name="Source_20_Text"><text:span text:style-name="T94">Ctrl + a</text:span></text:span></text:span><text:span text:style-name="Emphasis"><text:span text:style-name="T94"> puis </text:span></text:span><text:span text:style-name="Emphasis"><text:span text:style-name="Source_20_Text"><text:span text:style-name="T94">Tab </text:span></text:span></text:span><text:span text:style-name="Source_20_Text"><text:span text:style-name="T94">: </text:span></text:span><text:span text:style-name="Source_20_Text"><text:span text:style-name="T98">﻿passer d'une fenêtre à une autre.</text:span></text:span></text:p>
      <text:p text:style-name="P44"><text:span text:style-name="Source_20_Text"><text:span text:style-name="T98">﻿Une fois le curseur placé dans la fenêtre du bas, vous pouvez soit créer une nouvelle fenêtre </text:span></text:span><text:span text:style-name="Source_20_Text"><text:span text:style-name="T94">(Ctrl + a puis c)</text:span></text:span><text:span text:style-name="Source_20_Text"><text:span text:style-name="T98"> soit appeler une autre fenêtre que vous avez déjà ouverte (avec </text:span></text:span><text:span text:style-name="Source_20_Text"><text:span text:style-name="T94">Ctrl + a puis un chiffre</text:span></text:span><text:span text:style-name="Source_20_Text"><text:span text:style-name="T98">, par exemple). </text:span></text:span></text:p>
      <text:p text:style-name="P42"><text:span text:style-name="Source_20_Text"><text:span text:style-name="T98"><text:s/></text:span></text:span></text:p>
      <text:p text:style-name="P42"><text:span text:style-name="Source_20_Text"><text:span text:style-name="T94">Ctrl + a puis X : </text:span></text:span><text:span text:style-name="Source_20_Text"><text:span text:style-name="T98">﻿pour fermer une fenêtre que vous avez </text:span></text:span><text:span text:style-name="Source_20_Text"><text:span text:style-name="Emphasis"><text:span text:style-name="T98">splittée</text:span></text:span></text:span><text:span text:style-name="Source_20_Text"><text:span text:style-name="T98">.</text:span></text:span></text:p>
      <text:p text:style-name="P42"><text:span text:style-name="Source_20_Text"><text:span text:style-name="T98"/></text:span></text:p>
      <text:p text:style-name="P42"><text:span text:style-name="Source_20_Text"><text:span text:style-name="T94">Ctrl + a</text:span></text:span><text:span text:style-name="Source_20_Text"><text:span text:style-name="T98"> </text:span></text:span><text:span text:style-name="Source_20_Text"><text:span text:style-name="T94">puis d</text:span></text:span><text:span text:style-name="Source_20_Text"><text:span text:style-name="T98"> détache </text:span></text:span><text:span text:style-name="Source_20_Text"><text:span text:style-name="T94">screen</text:span></text:span><text:span text:style-name="Source_20_Text"><text:span text:style-name="T98"> et vous permet de retrouver l'invite de commandes </text:span></text:span><text:soft-page-break/><text:span text:style-name="Source_20_Text"><text:span text:style-name="T98">« normale » sans arrêter </text:span></text:span><text:span text:style-name="Source_20_Text"><text:span text:style-name="T94">screen</text:span></text:span><text:span text:style-name="Source_20_Text"><text:span text:style-name="T98">.</text:span></text:span></text:p>
      <text:p text:style-name="P42"><text:span text:style-name="Source_20_Text"><text:span text:style-name="T98">﻿L'information </text:span></text:span><text:span text:style-name="Source_20_Text"><text:span text:style-name="T94">[detached]</text:span></text:span><text:span text:style-name="Source_20_Text"><text:span text:style-name="T98"> apparaît pour signaler que </text:span></text:span><text:span text:style-name="Source_20_Text"><text:span text:style-name="T94">screen</text:span></text:span><text:span text:style-name="Source_20_Text"><text:span text:style-name="T98"> tourne toujours et qu'il est détaché de la console actuelle. Il continuera donc à tourner quoi qu'il arrive, même si vous fermez la console dans laquelle vous vous trouvez.</text:span></text:span></text:p>
      <text:p text:style-name="P42"><text:span text:style-name="Source_20_Text"><text:span text:style-name="T98"/></text:span></text:p>
      <text:p text:style-name="P42"><text:span text:style-name="Source_20_Text"><text:span text:style-name="T98">﻿</text:span></text:span><text:bookmark text:name="r-2282161"/><text:span text:style-name="T94">$ screen -r : </text:span><text:span text:style-name="T98">﻿pour retrouver votre session </text:span><text:span text:style-name="Source_20_Text"><text:span text:style-name="T94">screen</text:span></text:span><text:span text:style-name="T98"> dans l'état où vous l'avez laissée.Si plusieurs sessions screen tourne en background, faire </text:span><text:span text:style-name="T94">screen -r pid</text:span><text:span text:style-name="T98"> pour récupérer une session précise. </text:span><text:span text:style-name="T94">screen -r</text:span><text:span text:style-name="T98"> tout comme </text:span><text:span text:style-name="T94">screen -ls</text:span><text:span text:style-name="T98"> afiche toutes les sessions en background.</text:span></text:p>
      <text:p text:style-name="P72"/>
      <text:p text:style-name="P57">Exécuter un programme à une heure différée</text:p>
      <text:p text:style-name="P72"/>
      <text:p text:style-name="P58"><text:bookmark text:name="r-40892"/>date : régler l'heure</text:p>
      <text:p text:style-name="P42"><text:span text:style-name="Source_20_Text"><text:span text:style-name="T98"/></text:span></text:p>
      <text:p text:style-name="P42"><text:span text:style-name="Source_20_Text"><text:span text:style-name="T94">$ date </text:span></text:span><text:span text:style-name="Source_20_Text"><text:span text:style-name="T98">: ﻿sans paramètre, la commande nous renvoie donc la date actuelle, l'heure et le décalage horaire.</text:span></text:span></text:p>
      <text:p text:style-name="P42"><text:span text:style-name="Source_20_Text"><text:span text:style-name="T98"/></text:span></text:p>
      <text:p text:style-name="P42"><text:span text:style-name="Source_20_Text"><text:span text:style-name="T98">﻿Pour personnaliser l'affichage</text:span></text:span></text:p>
      <text:p text:style-name="P66"><text:bookmark text:name="r-2282201"/><text:span text:style-name="T70">$ date "+%H:%M:%S" : affiche 12:36:15, </text:span><text:span text:style-name="T69">réf documentation (man date).</text:span></text:p>
      <text:p text:style-name="P72"/>
      <text:p text:style-name="P72">Pour modifier la date, il faudre préciser les informations sous la forme suivante : </text:p>
      <text:p text:style-name="P42"><text:span text:style-name="T98">﻿</text:span><text:span text:style-name="Source_20_Text"><text:span text:style-name="T94">MMDDhhmmYYYY </text:span></text:span><text:span text:style-name="T94">: </text:span><text:span text:style-name="T98">Avec</text:span><text:span text:style-name="T94"> MM</text:span><text:span text:style-name="T98"> pour les mois, </text:span><text:span text:style-name="T94">DD</text:span><text:span text:style-name="T98"> pour les jours, </text:span><text:span text:style-name="T94">hh</text:span><text:span text:style-name="T98"> pour les heures, </text:span><text:span text:style-name="T94">mm</text:span><text:span text:style-name="T98"> pour les minutes, </text:span><text:span text:style-name="T94">yyyy</text:span><text:span text:style-name="T98"> pour l'année. A noter qu'on est pas obligé de spécifier l'année.</text:span></text:p>
      <text:p text:style-name="P72">Ex : ﻿</text:p>
      <text:p text:style-name="P4"><text:bookmark text:name="r-2282228"/>$ sudo date 11101250</text:p>
      <text:p text:style-name="P12">mercredi 10 novembre 2010, 12:50:00 (UTC+0100)</text:p>
      <text:p text:style-name="P12"/>
      <text:p text:style-name="P13"><text:bookmark text:name="r-40948"/>at : exécuter une commande plus tard</text:p>
      <text:p text:style-name="P16"><text:span text:style-name="T90">﻿Avec </text:span><text:span text:style-name="Source_20_Text"><text:span text:style-name="T109">at</text:span></text:span><text:span text:style-name="T90">, le programme ne sera exécuté qu'</text:span><text:span text:style-name="Strong_20_Emphasis"><text:span text:style-name="T90">une seule fois</text:span></text:span><text:span text:style-name="T90">. Si vous voulez que l'exécution soit répétée régulièrement, il faudra utiliser la </text:span><text:span text:style-name="Source_20_Text"><text:span text:style-name="T109">crontab.</text:span></text:span></text:p>
      <text:p text:style-name="P16"><text:span text:style-name="Source_20_Text"><text:span text:style-name="T109">$ at 14:17 : </text:span></text:span><text:span text:style-name="Source_20_Text"><text:span text:style-name="T90">exécutera la comamande saisie aujourd'hui à 14h17minutes.</text:span></text:span></text:p>
      <text:p text:style-name="P16"><text:span text:style-name="Source_20_Text"><text:span text:style-name="T109">At + moment</text:span></text:span><text:span text:style-name="Source_20_Text"><text:span text:style-name="T90">, ensuite s'affiche un prompt pour la saise de la ou des commandes.<text:line-break/></text:span></text:span><text:span text:style-name="Source_20_Text"><text:span text:style-name="T109">Ctrl + d</text:span></text:span><text:span text:style-name="Source_20_Text"><text:span text:style-name="T90"> pour sortir du prompteur.</text:span></text:span></text:p>
      <text:p text:style-name="P85"><text:span text:style-name="Source_20_Text"><text:span text:style-name="T95">﻿</text:span></text:span><text:bookmark text:name="r-2282256"/><text:span text:style-name="T94">$ at 14:17 11/15/10 : </text:span><text:span text:style-name="T98">executera la commande le 15 novembre à 14h17minutes.<text:line-break/><text:line-break/>﻿La date est au format américain, les numéros du jour et du mois sont donc inversés : 11/15/10. 11 correspond au mois (novembre) et 15 au numéro du jour !</text:span></text:p>
      <text:p text:style-name="P86"><text:span text:style-name="T69">﻿Il est possible d'exécuter une commande dans 5 minutes, 2 heures ou 3 jours sans avoir à écrire la date.</text:span><text:bookmark text:name="r-2282261"/><text:span text:style-name="T69"><text:line-break/></text:span><text:span text:style-name="T70">$ at now +5 minutes : </text:span><text:span text:style-name="T69">exécutera la commande dans 5 minutes.<text:line-break/>Les mots clés sont </text:span><text:span text:style-name="T70">minutes</text:span><text:span text:style-name="T69">, </text:span><text:span text:style-name="T70">hours</text:span><text:span text:style-name="T69">, </text:span><text:span text:style-name="T70">days</text:span><text:span text:style-name="T69">, </text:span><text:span text:style-name="T70">weeks</text:span><text:span text:style-name="T69">, </text:span><text:span text:style-name="T70">months</text:span><text:span text:style-name="T69">, </text:span><text:span text:style-name="T70">years</text:span><text:span text:style-name="T69">.</text:span></text:p>
      <text:p text:style-name="P85"><text:span text:style-name="T98">﻿</text:span><text:bookmark text:name="r-2282285"/><text:span text:style-name="Source_20_Text"><text:span text:style-name="T94">atq</text:span></text:span><text:span text:style-name="T94"> et </text:span><text:span text:style-name="Source_20_Text"><text:span text:style-name="T94">atrm</text:span></text:span><text:span text:style-name="T94"> : lister et supprimer les </text:span><text:span text:style-name="Emphasis"><text:span text:style-name="T94">jobs</text:span></text:span><text:span text:style-name="T94"> en attente</text:span></text:p>
      <text:p text:style-name="P85"><text:span text:style-name="T94">﻿</text:span><text:span text:style-name="T98">Chaque fois qu'une commande est « enregistrée », </text:span><text:span text:style-name="Source_20_Text"><text:span text:style-name="T98">at</text:span></text:span><text:span text:style-name="T98"> nous indique un numéro de job ainsi </text:span><text:soft-page-break/><text:span text:style-name="T98">que l'heure à laquelle il sera exécuté.</text:span></text:p>
      <text:p text:style-name="P86"><text:span text:style-name="T70">atq </text:span><text:span text:style-name="T69">: donne ﻿la liste des jobs en attente.</text:span></text:p>
      <text:p text:style-name="P86"><text:span text:style-name="T70">atrm n°du job</text:span><text:span text:style-name="T69"> : supprime le job en question.</text:span></text:p>
      <text:p text:style-name="P89"><text:bookmark text:name="r-40977"/>sleep : faire une pause</text:p>
      <text:p text:style-name="P89">﻿<text:span text:style-name="T66">Parfois bien pratique de faire une pause, par exemple pour s'assurer que la première </text:span><text:span text:style-name="T66">commande a bien eu le temps de se terminer.</text:span></text:p>
      <text:p text:style-name="P86"><text:span text:style-name="T66">﻿</text:span><text:bookmark text:name="r-2282308"/><text:span text:style-name="T70">$ touch fichier.txt; sleep 10; rm fichier.txt : </text:span><text:span text:style-name="T69">Le fichier fichier.txt est crée, puis il se passe une pause de 10 secondes, et ensuite le fichier est supprimé.</text:span></text:p>
      <text:p text:style-name="P86"><text:span text:style-name="T69">﻿Par défaut, la pause est exprimée en secondes. Il est aussi possible d'utiliser d'autres symboles pour changer l'unité : </text:span><text:span text:style-name="T70">m</text:span><text:span text:style-name="T69">(minutes), </text:span><text:span text:style-name="T70">h</text:span><text:span text:style-name="T69">(heurs),</text:span><text:span text:style-name="T70"> d</text:span><text:span text:style-name="T69">(days).</text:span><text:bookmark text:name="r-22823081"/><text:span text:style-name="T70">$ touch fichier.txt; sleep 1m; rm fichier.txt</text:span> : ﻿pour faire une pause d'une minute.<text:line-break/>On peut également utliser &amp;&amp; à la place des points-virgules.</text:p>
      <text:p text:style-name="P89"><text:bookmark text:name="r-41154"/>crontab : exécuter une commande régulièrement</text:p>
      <text:p text:style-name="P85"><text:span text:style-name="T93">﻿La </text:span><text:span text:style-name="T94">« crontab »</text:span><text:span text:style-name="T93"> constitue un incontournable sous Linux : cet outil nous permet de programmer l'exécution régulière d'un programme.<text:line-break/>Contrairement à </text:span><text:span text:style-name="Source_20_Text"><text:span text:style-name="T94">at</text:span></text:span><text:span text:style-name="T93"> qui n'exécutera le programme qu'une seule fois, </text:span><text:span text:style-name="Source_20_Text"><text:span text:style-name="T94">crontab</text:span></text:span><text:span text:style-name="T93"> permet de faire en sorte que l'exécution soit répétée : toutes les heures, toutes les minutes, tous les jours, tous les trois jours, etc.</text:span></text:p>
      <text:p text:style-name="P86"/>
      <text:p text:style-name="P85"><text:span text:style-name="T93">﻿</text:span><text:span text:style-name="Source_20_Text"><text:span text:style-name="T94">crontab</text:span></text:span><text:span text:style-name="T93"> permet donc de changer la liste des programmes régulièrement exécutés. C'est toutefois le programme </text:span><text:span text:style-name="Source_20_Text"><text:span text:style-name="T93">cron</text:span></text:span><text:span text:style-name="T93"> qui se charge d'exécuter ces programmes aux heures demandées.<text:line-break/>Ne confondez donc pas </text:span><text:span text:style-name="Source_20_Text"><text:span text:style-name="T94">crontab</text:span></text:span><text:span text:style-name="T93"> et </text:span><text:span text:style-name="Source_20_Text"><text:span text:style-name="T94">cron</text:span></text:span><text:span text:style-name="T93"> : le premier permet de modifier la liste des programmes à exécuter, le second les exécute.</text:span></text:p>
      <text:p text:style-name="P86">﻿Il y a trois paramètres différents pour utiliser <text:span text:style-name="T70">contrab</text:span> : <text:line-break/>﻿<text:span text:style-name="T70">contrab -e </text:span>: modifier la crontab<text:line-break/><text:span text:style-name="T70">contrab -l</text:span> : ﻿afficher la crontab actuelle <text:line-break/>﻿<text:span text:style-name="T70">contrab -r </text:span>: supprimer votre crontab. Attention, la suppression est immédiate et sans confirmation !</text:p>
      <text:p text:style-name="P86"><text:span text:style-name="T70">$ contrab -e</text:span> : pour modifier le contrab et placer ces commandes.<text:span text:style-name="T70"><text:line-break/></text:span><text:span text:style-name="T70"># m h  dom mon dow   command : m </text:span><text:span text:style-name="T69">pour minutes, </text:span><text:span text:style-name="T70">h </text:span><text:span text:style-name="T69">pour heures, </text:span><text:span text:style-name="T70">dom(</text:span><text:span text:style-name="T69">day fo month 1-31), </text:span><text:span text:style-name="T70">mon</text:span><text:span text:style-name="T69">(month), </text:span><text:span text:style-name="T70">dow</text:span><text:span text:style-name="T69">(day of week 0-6, dimanche ayant 0).</text:span></text:p>
      <text:p text:style-name="P86"><text:span text:style-name="T69">﻿</text:span><text:bookmark text:name="r-2282367"/><text:span text:style-name="T70">47 15 * * * touch /home/mateo21/fichier.txt : </text:span><text:span text:style-name="T69">On peut mettre une étoile pour dire que tous les nombres sont valables. La commande sera exécutée tous les jours à 15h47.</text:span></text:p>
      <text:p text:style-name="P86"><text:span text:style-name="T69">﻿La crontab exige de passer par une commande, d'où le </text:span><text:span text:style-name="T70">contrab -e</text:span><text:span text:style-name="T69">, et pas directement en éditant le fichier </text:span><text:span text:style-name="T70">.contrab</text:span><text:span text:style-name="T69">.</text:span></text:p>
      <text:p text:style-name="P85"><text:span text:style-name="T98">﻿Pour chaque champ, on a le droit à différentes notations :*<text:line-break/></text:span><text:soft-page-break/><text:span text:style-name="T98">﻿</text:span><text:span text:style-name="Source_20_Text"><text:span text:style-name="T94">5</text:span></text:span><text:span text:style-name="T94"> </text:span><text:span text:style-name="T98">(un nombre) : exécuté lorsque le champ prend la valeur 5<text:line-break/></text:span><text:span text:style-name="Source_20_Text"><text:span text:style-name="T94">*</text:span></text:span><text:span text:style-name="T94"> </text:span><text:span text:style-name="T98">: exécuté tout le temps (toutes les valeurs sont bonnes<text:line-break/>﻿</text:span><text:span text:style-name="Source_20_Text"><text:span text:style-name="T103">3,5,10</text:span></text:span><text:span text:style-name="T103"> </text:span><text:span text:style-name="T98">: exécuté lorsque le champ prend la valeur 3, 5 ou 10. Ne pas mettre d'espace après la virgule.<text:line-break/>﻿</text:span><text:span text:style-name="Source_20_Text"><text:span text:style-name="T94">3-7</text:span></text:span><text:span text:style-name="T98"> : exécuté pour les valeurs 3 à 7<text:line-break/>﻿</text:span><text:span text:style-name="Source_20_Text"><text:span text:style-name="T94">*/3</text:span></text:span><text:span text:style-name="T94"> </text:span><text:span text:style-name="T98">: exécuté tous les multiples de 3 (par exemple à 0 h, 3 h, 6 h, 9 h…).</text:span></text:p>
      <text:p text:style-name="P86"><text:span text:style-name="T69">﻿</text:span><text:bookmark text:name="r-2282470"/><text:span text:style-name="T70">47 15 * * * touch /home/mateo21/fichier.txt &gt;&gt; /home/mateo21/cron.log 2&gt;&amp;1 : </text:span><text:span text:style-name="T69">pour envoyer tous les eventuels messages ou erruers dans le fichier fichier.txt.</text:span></text:p>
      <text:p text:style-name="P86"><text:span text:style-name="T70">47 15 * * * touch /home/mateo21/fichier.txt &gt;&gt; /dev/null 2&gt;&amp;1</text:span><text:span text:style-name="T69"><text:line-break/>On peut auusi rediriger vers /dev/null (﻿le fameux « trou noir » du système). Tout ce qui est envoyé là-dedans est immédiatement supprimé : hop, plus de trace.</text:span></text:p>
      <text:p text:style-name="P90">Partie 4 : Transférer des données à travers le réseau</text:p>
      <text:p text:style-name="P90">Archiver et compresser</text:p>
      <text:p text:style-name="P102"><text:span text:style-name="T93">Sous Linux, on a depuis longtemps pris l'habitude de procéder en deux étapes : <text:line-break/> - ﻿réunir les fichiers dans un seul gros fichier appelé </text:span><text:span text:style-name="Strong_20_Emphasis"><text:span text:style-name="T93">archive</text:span></text:span><text:span text:style-name="T93">. On utilise pour cela le programme</text:span><text:span text:style-name="T94"> </text:span><text:span text:style-name="Source_20_Text"><text:span text:style-name="T94">tar</text:span></text:span><text:span text:style-name="T93"> ;<text:line-break/> - ﻿compresser le gros fichier ainsi obtenu à l'aide de </text:span><text:span text:style-name="Source_20_Text"><text:span text:style-name="T94">gzip</text:span></text:span><text:span text:style-name="T93"> ou de </text:span><text:span text:style-name="Source_20_Text"><text:span text:style-name="T94">bzip2</text:span></text:span><text:span text:style-name="T93">. </text:span></text:p>
      <text:p text:style-name="P86"><text:span text:style-name="T69">﻿</text:span><text:bookmark text:name="r-41216"/><text:span text:style-name="T72">tar : assembler des fichiers dans une archive</text:span></text:p>
      <text:p text:style-name="P85"><text:span text:style-name="T98">﻿﻿Certains formats de fichier sont déjà compressés. C'est le cas des images jpeg, png et gif, mais aussi de la plupart des vidéos. Vous pouvez bien entendu les assembler dans une archive </text:span><text:span text:style-name="Source_20_Text"><text:span text:style-name="T94">tar </text:span></text:span><text:span text:style-name="T98"><text:s/>et même les compresser, mais vous ne les rendrez en général pas plus petits car ils ont déjà été compressés.</text:span></text:p>
      <text:p text:style-name="P86"><text:span text:style-name="T69">﻿</text:span><text:bookmark text:name="r-2282517"/><text:span text:style-name="T70">Regrouper d'abord les fichiers dans un même dossier</text:span></text:p>
      <text:p text:style-name="P86"><text:span text:style-name="T69">﻿</text:span><text:bookmark text:name="r-2282515"/><text:span text:style-name="T70">$ mkdir tutoriels<text:line-break/>$ mv *.tuto tutoriels/<text:line-break/></text:span><text:span text:style-name="T69">Crée le répertoire tutoriles et y déplace tous les fichiers se terminant par .tuto</text:span></text:p>
      <text:p text:style-name="P91">Grouper les fichiers dans un même dossier avant de les compresser, permet d' éviter lorsquu'on les décompresse, que ces mêmes fichiers se mélent un peu partout dans le répertoire courant.</text:p>
      <text:p text:style-name="P85"><text:span text:style-name="T98">﻿</text:span><text:bookmark text:name="r-2282536"/><text:span text:style-name="Source_20_Text"><text:span text:style-name="T94">-cvf</text:span></text:span><text:span text:style-name="T94"> : créer une archive </text:span><text:span text:style-name="Source_20_Text"><text:span text:style-name="T94">tar</text:span></text:span></text:p>
      <text:p text:style-name="P85"><text:span text:style-name="Source_20_Text"><text:span text:style-name="T94">﻿</text:span></text:span><text:bookmark text:name="r-2282519"/><text:span text:style-name="T94">tar -cvf nom_archive.tar nom_dossier/<text:line-break/>-﻿</text:span><text:span text:style-name="Source_20_Text"><text:span text:style-name="T94">c</text:span></text:span><text:span text:style-name="T98"> : signifie créer une archive </text:span><text:span text:style-name="Source_20_Text"><text:span text:style-name="T98">tar</text:span></text:span><text:span text:style-name="T98"> , </text:span><text:span text:style-name="T94">﻿</text:span><text:span text:style-name="Source_20_Text"><text:span text:style-name="T94">-v</text:span></text:span><text:span text:style-name="T98"> : signifie afficher le détail des opérations , ﻿</text:span><text:span text:style-name="Source_20_Text"><text:span text:style-name="T94">-f</text:span></text:span><text:span text:style-name="T98"> : signifie assembler l'archive dans un fichier.</text:span></text:p>
      <text:p text:style-name="P85"><text:span text:style-name="T98">﻿</text:span><text:bookmark text:name="r-2282541"/><text:span text:style-name="Source_20_Text"><text:span text:style-name="T94">-tf</text:span></text:span><text:span text:style-name="T94"> : afficher le contenu de l'archive sans l'extraire</text:span></text:p>
      <text:p text:style-name="P86"><text:span text:style-name="T70">﻿</text:span><text:bookmark text:name="r-2282538"/><text:span text:style-name="T70">$ tar -tf classe.tar → </text:span><text:span text:style-name="T69">affiche sur la console le contenur de l'archive classe.tar sans pour autant l'extraire.</text:span></text:p>
      <text:p text:style-name="P85"><text:span text:style-name="T98">﻿</text:span><text:bookmark text:name="r-2282544"/><text:span text:style-name="Source_20_Text"><text:span text:style-name="T94">-rvf</text:span></text:span><text:span text:style-name="T94"> : ajouter un fichier</text:span></text:p>
      <text:p text:style-name="P86"><text:soft-page-break/><text:span text:style-name="T70">tar -rvf classe.tar ficher_enplus.txt → </text:span><text:span text:style-name="T69">compresse puis ajoute </text:span><text:span text:style-name="T70">fichier_enplus</text:span><text:span text:style-name="T69"> à l'archive.</text:span></text:p>
      <text:p text:style-name="P85"><text:span text:style-name="T98">﻿</text:span><text:bookmark text:name="r-2282548"/><text:span text:style-name="Source_20_Text"><text:span text:style-name="T94">-xvf</text:span></text:span><text:span text:style-name="T94"> : extraire les fichiers de l'archive ﻿(</text:span><text:span text:style-name="Source_20_Text"><text:span text:style-name="T94">-x</text:span></text:span><text:span text:style-name="T94"> pour </text:span><text:span text:style-name="Emphasis"><text:span text:style-name="T94">eXtract</text:span></text:span><text:span text:style-name="T94">)</text:span></text:p>
      <text:p text:style-name="P85"><text:span text:style-name="T98">﻿</text:span><text:bookmark text:name="r-2282546"/><text:span text:style-name="T94">$ tar -xvf classe.tar → </text:span><text:span text:style-name="T98">﻿Les fichiers s'extraient dans le répertoire dans lequel vous vous trouvez. Vérifiez donc avant de les extraire que ceux-ci sont réunis dans un même dossier (avec </text:span><text:span text:style-name="Source_20_Text"><text:span text:style-name="T94">-tf</text:span></text:span><text:span text:style-name="T94">)</text:span><text:span text:style-name="T98"> si vous ne voulez pas que ces fichiers aillent se mélanger aux autres !</text:span></text:p>
      <text:p text:style-name="P87"><text:span text:style-name="T69">﻿</text:span><text:bookmark text:name="r-41307"/><text:span text:style-name="T72">gzip &amp; bzip2 : compresser une archive</text:span></text:p>
      <text:p text:style-name="P85"><text:span text:style-name="T98">﻿Nous disposons de deux programmes de compression bien répandus dans le monde Linux : </text:span><text:span text:style-name="T94">﻿</text:span><text:span text:style-name="Source_20_Text"><text:span text:style-name="T94">gzip</text:span></text:span><text:span text:style-name="T94"> → </text:span><text:span text:style-name="T98"><text:s/>c'est le plus connu et le plus utilisé , ﻿</text:span><text:span text:style-name="Source_20_Text"><text:span text:style-name="T94">bzip2</text:span></text:span><text:span text:style-name="T98"> : il est un peu moins fréquemment utilisé. Il compresse mieux mais plus lentement que </text:span><text:span text:style-name="Source_20_Text"><text:span text:style-name="T102">gzip</text:span></text:span><text:span text:style-name="T98">. </text:span></text:p>
      <text:p text:style-name="P85"><text:span text:style-name="T98">Ils ajoutent un suffixe pour indiquer que l'archive a été compressée : <text:line-break/>﻿</text:span><text:span text:style-name="Source_20_Text"><text:span text:style-name="T94">.tar.gz</text:span></text:span><text:span text:style-name="T94"> </text:span><text:span text:style-name="T98">: si l'archive a été compressée avec </text:span><text:span text:style-name="Source_20_Text"><text:span text:style-name="T94">gzip</text:span></text:span><text:span text:style-name="Source_20_Text"><text:span text:style-name="T98"><text:line-break/>﻿</text:span></text:span><text:span text:style-name="Source_20_Text"><text:span text:style-name="T94">.tar.bz2</text:span></text:span><text:span text:style-name="Source_20_Text"><text:span text:style-name="T98"> : si l'archive a été compressée avec </text:span></text:span><text:span text:style-name="Source_20_Text"><text:span text:style-name="T94">bzip2</text:span></text:span><text:span text:style-name="Source_20_Text"><text:span text:style-name="T98"> </text:span></text:span></text:p>
      <text:p text:style-name="P85"><text:span text:style-name="Source_20_Text"><text:span text:style-name="T98">﻿</text:span></text:span><text:bookmark text:name="r-2282590"/><text:span text:style-name="T94">gzip classe.tar :</text:span><text:span text:style-name="T98"> ﻿L'archive est compressée et gagne ensuite le suffixe </text:span><text:span text:style-name="Source_20_Text"><text:span text:style-name="T94">.gz</text:span></text:span><text:span text:style-name="T98">. Elle s'appelle donc désormais </text:span><text:span text:style-name="T94">classe</text:span><text:span text:style-name="Source_20_Text"><text:span text:style-name="T94">.tar.gz</text:span></text:span><text:span text:style-name="T94"> </text:span><text:bookmark text:name="r-2282593"/><text:span text:style-name="T94"><text:line-break/>gunzip classe.tar.gz → </text:span><text:span text:style-name="T98">﻿Pour décompresser ensuite, ﻿l'archive retrouve son état non compressé en </text:span><text:span text:style-name="Source_20_Text"><text:span text:style-name="T98">.tar</text:span></text:span></text:p>
      <text:p text:style-name="P85"><text:span text:style-name="Source_20_Text"><text:span text:style-name="T98">Même procédé avec </text:span></text:span><text:span text:style-name="Source_20_Text"><text:span text:style-name="T94">bzip2 : </text:span></text:span><text:span text:style-name="Source_20_Text"><text:span text:style-name="T98">Les fichiers compressés seront en </text:span></text:span><text:span text:style-name="Source_20_Text"><text:span text:style-name="T94">.tar.bz2</text:span></text:span><text:span text:style-name="Source_20_Text"><text:span text:style-name="T98"> et on décompressera avec </text:span></text:span><text:span text:style-name="Source_20_Text"><text:span text:style-name="T94">bunzip2.</text:span></text:span></text:p>
      <text:p text:style-name="P85"><text:span text:style-name="Source_20_Text"><text:span text:style-name="T94">﻿</text:span></text:span><text:bookmark text:name="r-2282619"/><text:span text:style-name="T94">Archiver et compresser en même temps avec </text:span><text:span text:style-name="Source_20_Text"><text:span text:style-name="T94">tar</text:span></text:span></text:p>
      <text:p text:style-name="P85"><text:bookmark text:name="r-2282611"/><text:span text:style-name="Source_20_Text"><text:span text:style-name="T94">-zcvf</text:span></text:span><text:span text:style-name="T94"> : archiver et compresser en </text:span><text:span text:style-name="Source_20_Text"><text:span text:style-name="T94">gzip</text:span></text:span></text:p>
      <text:p text:style-name="P85"><text:span text:style-name="Source_20_Text"><text:span text:style-name="T94">﻿</text:span></text:span><text:bookmark text:name="r-2282607"/><text:span text:style-name="T94">tar -zcvf classe.tar.gz classe/</text:span><text:span text:style-name="T93"> → Obtenir une archive compressée avec gzip en une seule commande.<text:line-break/>﻿</text:span><text:bookmark text:name="r-2282610"/><text:span text:style-name="T94">tar -zxvf tutoriels.tar.gz → </text:span><text:span text:style-name="T98">pour décompresser.</text:span></text:p>
      <text:p text:style-name="P85"><text:bookmark text:name="r-2282618"/><text:span text:style-name="Source_20_Text"><text:span text:style-name="T94">-jcvf</text:span></text:span><text:span text:style-name="T94"> : archiver et compresser en </text:span><text:span text:style-name="Source_20_Text"><text:span text:style-name="T94">bzip2</text:span></text:span></text:p>
      <text:p text:style-name="P85"><text:span text:style-name="Source_20_Text"><text:span text:style-name="T98">Même procédé que pour gzip en utilisant </text:span></text:span><text:span text:style-name="Source_20_Text"><text:span text:style-name="T94">-jcvf</text:span></text:span><text:span text:style-name="Source_20_Text"><text:span text:style-name="T98"> à la place de </text:span></text:span><text:span text:style-name="Source_20_Text"><text:span text:style-name="T94">-zcvf</text:span></text:span><text:span text:style-name="Source_20_Text"><text:span text:style-name="T98"> </text:span></text:span></text:p>
      <text:p text:style-name="P85"><text:span text:style-name="Source_20_Text"><text:span text:style-name="T98">﻿Vous pouvez toujours analyser le contenu de l'archive avant de la décompresser. Avec </text:span></text:span><text:span text:style-name="Source_20_Text"><text:span text:style-name="T94">-ztf</text:span></text:span><text:span text:style-name="Source_20_Text"><text:span text:style-name="T98">, vous regarderez à l'intérieur d'une archive </text:span></text:span><text:span text:style-name="Source_20_Text"><text:span text:style-name="T94">« gzippée »</text:span></text:span><text:span text:style-name="Source_20_Text"><text:span text:style-name="T98"> et avec </text:span></text:span><text:span text:style-name="Source_20_Text"><text:span text:style-name="T94">-jtf</text:span></text:span><text:span text:style-name="Source_20_Text"><text:span text:style-name="T98">, vous regarderez à l'intérieur d'une archive </text:span></text:span><text:span text:style-name="Source_20_Text"><text:span text:style-name="T94">« bzippée-deux »</text:span></text:span><text:span text:style-name="Source_20_Text"><text:span text:style-name="T98">.</text:span></text:span></text:p>
      <text:p text:style-name="P85"><text:bookmark text:name="r-2282638"/><text:span text:style-name="Source_20_Text"><text:span text:style-name="T94">zcat</text:span></text:span><text:span text:style-name="T94">, </text:span><text:span text:style-name="Source_20_Text"><text:span text:style-name="T94">zmore</text:span></text:span><text:span text:style-name="T94"> &amp; </text:span><text:span text:style-name="Source_20_Text"><text:span text:style-name="T94">zless</text:span></text:span><text:span text:style-name="T94"> : afficher directement un fichier compressé</text:span></text:p>
      <text:p text:style-name="P85"><text:span text:style-name="T94">﻿</text:span><text:span text:style-name="T98">Parfois, on compresse non pas une archive </text:span><text:span text:style-name="Source_20_Text"><text:span text:style-name="T98">tar</text:span></text:span><text:span text:style-name="T98"> mais directement un fichier. Par exemple, je peux compresser un fichier </text:span><text:span text:style-name="Source_20_Text"><text:span text:style-name="T98">.txt</text:span></text:span><text:span text:style-name="T98"> directement .<text:line-break/>﻿</text:span><text:bookmark text:name="r-2282621"/><text:span text:style-name="T94">gzip noms.txt →</text:span><text:span text:style-name="T98"> ﻿Le fichier est alors compressé et renommé en noms.txt</text:span><text:span text:style-name="Source_20_Text"><text:span text:style-name="T98">.gz</text:span></text:span><text:span text:style-name="T98">.﻿<text:line-break/>Maintenant, supposons que nous voulions afficher le contenu de ce fichier sans le décompresser auparavant. Eh bien il existe des outils qui permettent de faire cela !<text:line-break/>﻿</text:span><text:bookmark text:name="r-2282629"/><text:bookmark text:name="r-2282624"/><text:bookmark text:name="r-2282623"/><text:span text:style-name="Source_20_Text"><text:span text:style-name="T94">zcat</text:span></text:span><text:span text:style-name="T93"> : équivalent de </text:span><text:span text:style-name="Source_20_Text"><text:span text:style-name="T93">cat</text:span></text:span><text:span text:style-name="T93">, capable de lire un fichier compressé (gzippé).</text:span><text:bookmark text:name="r-2282626"/><text:bookmark text:name="r-2282625"/><text:span text:style-name="T93"><text:line-break/></text:span><text:span text:style-name="Source_20_Text"><text:span text:style-name="T94">zmore</text:span></text:span><text:span text:style-name="T93"> : équivalent de </text:span><text:span text:style-name="Source_20_Text"><text:span text:style-name="T93">more</text:span></text:span><text:span text:style-name="T93">, capable de lire un fichier compressé (gzippé).</text:span><text:bookmark text:name="r-2282628"/><text:bookmark text:name="r-2282627"/><text:span text:style-name="T93"><text:line-break/></text:span><text:span text:style-name="Source_20_Text"><text:span text:style-name="T94">zless</text:span></text:span><text:span text:style-name="T94"> </text:span><text:span text:style-name="T93">: équivalent de </text:span><text:span text:style-name="Source_20_Text"><text:span text:style-name="T93">less</text:span></text:span><text:span text:style-name="T93">, capable de lire un fichier compressé (gzippé).<text:line-break/></text:span><text:soft-page-break/><text:span text:style-name="Source_20_Text"><text:span text:style-name="T93">zmore</text:span></text:span><text:span text:style-name="T93"> et </text:span><text:span text:style-name="Source_20_Text"><text:span text:style-name="T93">zless</text:span></text:span><text:span text:style-name="T93">, équivalents de </text:span><text:span text:style-name="Source_20_Text"><text:span text:style-name="T93">more</text:span></text:span><text:span text:style-name="T93"> et </text:span><text:span text:style-name="Source_20_Text"><text:span text:style-name="T93">less</text:span></text:span><text:span text:style-name="T93"> qui permettent d'afficher page par page.</text:span></text:p>
      <text:p text:style-name="P86">﻿<text:bookmark text:name="r-41345"/><text:span text:style-name="T72">unzip &amp; unrar : décompresser les .zip et .rar</text:span></text:p>
      <text:p text:style-name="P98"><text:span text:style-name="T93">﻿Les </text:span><text:span text:style-name="Source_20_Text"><text:span text:style-name="T93">.tar.gz</text:span></text:span><text:span text:style-name="T93"> et </text:span><text:span text:style-name="Source_20_Text"><text:span text:style-name="T93">.tar.bz2</text:span></text:span><text:span text:style-name="T93"> ont beau être courants dans le monde Linux, vos amis utilisant Windows ne les connaissent pas et risquent tôt ou tard de vous envoyer un superbe </text:span><text:span text:style-name="Source_20_Text"><text:span text:style-name="T93">.zip</text:span></text:span><text:span text:style-name="T93"> ou </text:span><text:span text:style-name="Source_20_Text"><text:span text:style-name="T93">.rar</text:span></text:span><text:span text:style-name="T93">… que vous ne pouvez pas décompresser avec </text:span><text:span text:style-name="Source_20_Text"><text:span text:style-name="T93">gunzip ou autre.</text:span></text:span></text:p>
      <text:p text:style-name="P85"><text:span text:style-name="Source_20_Text"><text:span text:style-name="T95">﻿Heureusement, il existe des utilitaires de décompression pour ces formats. Ils ne sont pas toujours installés par défaut, il faudra donc les installer si vous ne les avez pas. Il s'agit de </text:span></text:span><text:span text:style-name="Source_20_Text"><text:span text:style-name="T97">unzip</text:span></text:span><text:span text:style-name="Source_20_Text"><text:span text:style-name="T95"> et </text:span></text:span><text:span text:style-name="Source_20_Text"><text:span text:style-name="T97">unrar</text:span></text:span><text:span text:style-name="Source_20_Text"><text:span text:style-name="T95">.</text:span></text:span></text:p>
      <text:p text:style-name="P85"><text:bookmark text:name="r-2282653"/><text:span text:style-name="Source_20_Text"><text:span text:style-name="T94">unzip</text:span></text:span><text:span text:style-name="T94"> : décompresser un </text:span><text:span text:style-name="Source_20_Text"><text:span text:style-name="T94">.zip</text:span></text:span></text:p>
      <text:p text:style-name="P85"><text:span text:style-name="T94">unzip archive.zip</text:span><text:span text:style-name="Source_20_Text"><text:span text:style-name="T98"><text:line-break/>Les fichiers vont s'extraire dans le dossier dans lequel vous vous trouvez ! Le problème est le même qu'avec les .tar.gz et .tar.bz2. Avant de décompresser, vérifiez si les fichiers sont réunis dans un même dossier.</text:span></text:span></text:p>
      <text:p text:style-name="P85"><text:span text:style-name="Source_20_Text"><text:span text:style-name="T98">﻿</text:span></text:span><text:bookmark text:name="r-2282648"/><text:span text:style-name="T94">$ unzip -l classe.zip → </text:span><text:span text:style-name="T98">P﻿our voir le contenu d'une archive </text:span><text:span text:style-name="Source_20_Text"><text:span text:style-name="T98">zip</text:span></text:span><text:span text:style-name="T98"> sans l'extraire, utilisez </text:span><text:span text:style-name="Source_20_Text"><text:span text:style-name="T94">-l.<text:line-break/>﻿</text:span></text:span><text:span text:style-name="Source_20_Text"><text:span text:style-name="T98">On peut voir ainsi si les fichiers sont réunis dans un même dossier dans l'archive. C'est plutôt rare avec les .zip en principe, faire donc attention avant de décompresser les fichiers pour qu'ils n'atterrissent pas n'importe où.</text:span></text:span></text:p>
      <text:p text:style-name="P85"><text:span text:style-name="Source_20_Text"><text:span text:style-name="T98">﻿En général, on a surtout besoin d'unzip pour décompresser un zip, mais il est peu fréquent que l'on soit amené à créer un fichier zip (on préfèrera toujours le gzip ou le bzip2). Si toutefois vous voulez vraiment créer un zip, installez le programme zip puis basez-vous sur la commande suivante : </text:span></text:span></text:p>
      <text:p text:style-name="P85"><text:span text:style-name="Source_20_Text"><text:span text:style-name="T98">﻿</text:span></text:span><text:bookmark text:name="r-2282651"/><text:span text:style-name="T94">zip -r classe.zip classe/<text:line-break/>﻿</text:span><text:span text:style-name="T98">Le </text:span><text:span text:style-name="Source_20_Text"><text:span text:style-name="T98">-r</text:span></text:span><text:span text:style-name="T98"> demande à compresser tous les fichiers contenus dans le dossier tutoriels (sans ce paramètre, seul le dossier, vide, sera compressé !).</text:span><text:span text:style-name="T94"> </text:span></text:p>
      <text:p text:style-name="P85"><text:span text:style-name="T94">﻿</text:span><text:bookmark text:name="r-2282665"/><text:span text:style-name="Source_20_Text"><text:span text:style-name="T94">unrar</text:span></text:span><text:span text:style-name="T94"> : décompresser un </text:span><text:span text:style-name="Source_20_Text"><text:span text:style-name="T94">.rar</text:span></text:span></text:p>
      <text:p text:style-name="P85"><text:span text:style-name="Source_20_Text"><text:span text:style-name="T94">﻿</text:span></text:span><text:span text:style-name="Source_20_Text"><text:span text:style-name="T98">Il vous faut installer le paquet </text:span></text:span><text:span text:style-name="Source_20_Text"><text:span text:style-name="T94">unra</text:span></text:span><text:span text:style-name="Source_20_Text"><text:span text:style-name="T98">r pour pouvoir utiliser cette commande.</text:span></text:span></text:p>
      <text:p text:style-name="P85"><text:span text:style-name="Source_20_Text"><text:span text:style-name="T98">﻿</text:span></text:span><text:bookmark text:name="r-2282657"/><text:span text:style-name="Source_20_Text"><text:span text:style-name="T94">$</text:span></text:span><text:span text:style-name="Source_20_Text"><text:span text:style-name="T98"> </text:span></text:span><text:span text:style-name="T94">unrar e classe.rar → </text:span><text:span text:style-name="T98">pour extraire les fichiers. Ne pas mettre de tiret au niveau du e<text:line-break/>﻿</text:span><text:bookmark text:name="r-2282660"/><text:span text:style-name="T94">$ unrar l tutoriels.rar → </text:span><text:span text:style-name="T98">pour lister le contenu avant décompression</text:span></text:p>
      <text:p text:style-name="P85"><text:span text:style-name="T98">﻿</text:span><text:span text:style-name="T94">Et si je veux créer des </text:span><text:span text:style-name="Source_20_Text"><text:span text:style-name="T94">.rar</text:span></text:span><text:span text:style-name="T94"> ?</text:span><text:span text:style-name="T98"><text:line-break/>﻿</text:span><text:span text:style-name="T93">Ce n'est pas possible. En fait, le format </text:span><text:span text:style-name="Source_20_Text"><text:span text:style-name="T93">rar</text:span></text:span><text:span text:style-name="T93"> est propriétaire. La méthode de décompression a été publiée et vous pouvez donc décompresser des </text:span><text:span text:style-name="Source_20_Text"><text:span text:style-name="T93">.rar</text:span></text:span><text:span text:style-name="T93">, mais pour créer des </text:span><text:span text:style-name="Source_20_Text"><text:span text:style-name="T93">.rar</text:span></text:span><text:span text:style-name="T93"> il faut… acheter le logiciel.</text:span><text:bookmark text:name="r-2282664"/><text:span text:style-name="T93"><text:line-break/>Vous pouvez toujours installer le paquet </text:span><text:span text:style-name="Source_20_Text"><text:span text:style-name="T93">rar</text:span></text:span><text:span text:style-name="T93"> mais vous verrez que c'est un shareware, qu'il n'est pas libre et qu'il faudra l'acheter sous 40 jours… bref, ce n'est pas le meilleur plan. Si vraiment vous voulez rester compatibles, créez plutôt des </text:span><text:span text:style-name="Source_20_Text"><text:span text:style-name="T93">.zip</text:span></text:span><text:span text:style-name="T93">.</text:span></text:p>
      <text:p text:style-name="P88">﻿<text:span text:style-name="T72">La connexion sécurisée à distance avec SSH</text:span></text:p>
      <text:p text:style-name="P99"><text:span text:style-name="T95">﻿Ici, nous n'allons pas seulement découvrir la connexion à distance. Nous allons aussi essayer de comprendre comment cela fonctionne et comment les données sont </text:span><text:soft-page-break/><text:span text:style-name="T95">sécurisées grâce au </text:span><text:span text:style-name="Strong_20_Emphasis"><text:span text:style-name="T96">protocole SSH</text:span></text:span><text:span text:style-name="T95">. Ce chapitre sera donc l'occasion de découvrir de nouvelles notions sur le monde passionnant des réseaux et de la sécurité (chiffrement).</text:span></text:p>
      <text:p text:style-name="P87"><text:span text:style-name="T66"><text:line-break/></text:span>﻿Prenons un cas concret : votre ordinateur chez vous est sous Linux, vous le laissez allumé. Pendant la journée au boulot, vous avez besoin de lancer un téléchargement ou de récupérer un document. Vous vous connectez à distance sur votre machine et vous ouvrez une console comme si vous étiez en face de votre PC ! Tout ce que vous avez appris à faire dans une console, vous pouvez le faire à distance depuis n'importe quelle machine dans le monde. </text:p>
      <text:p text:style-name="P87">﻿Ce chapitre intéressera en particulier ceux qui ont besoin d'apprendre à gérer un serveur dédié. Ils sont de plus en plus nombreux. Avoir son serveur permet d'héberger soi-même son site web ou fournir des services, comme un serveur de jeux. L'administration de serveur sous Linux se fait presque exclusivement en ligne de commande à distance, à l'aide de <text:span text:style-name="T70">SSH</text:span>. </text:p>
      <text:p text:style-name="P87">﻿<text:span text:style-name="T72">Se connecter à une console à distance</text:span></text:p>
      <text:p text:style-name="P87"><text:span text:style-name="T72">﻿</text:span><text:span text:style-name="T66">Une des grandes forces de Linux est que l'on peut s'en servir même si l'on est à des centaines de kilomètres de la machine. Ce fonctionnement date de l'époque d'Unix où il était nécessaire d'administrer des machines à distance.<text:line-break/>Aujourd'hui, si j'habite à Paris, je peux très bien contrôler un ordinateur sous Linux situé à Tokyo, au Japon, en même temps qu'un autre ordinateur situé au fin fond du Nevada, aux États-Unis. Je peux même ordonner à l'ordinateur de Tokyo d'envoyer un fichier à celui du Nevada.</text:span></text:p>
      <text:p text:style-name="P99"><text:span text:style-name="T95">﻿Ce genre de manipulation est désormais possible grâce à l'internet, et cela se fait tous les jours. Les personnes qui s'emploient à gérer des machines Linux, souvent à distance, sont appelées </text:span><text:span text:style-name="Strong_20_Emphasis"><text:span text:style-name="T96">administrateurs système</text:span></text:span><text:span text:style-name="T95"> (c'est un métier recherché !).</text:span></text:p>
      <text:p text:style-name="P87"><text:span text:style-name="T66">﻿</text:span><text:bookmark text:name="r-41400"/><text:span text:style-name="T72">De Telnet à SSH</text:span></text:p>
      <text:p text:style-name="P87"><text:span text:style-name="T66">﻿</text:span><text:bookmark text:name="r-2282703"/><text:span text:style-name="T70">Les protocoles</text:span></text:p>
      <text:p text:style-name="P101"><text:span text:style-name="T96">﻿Pour communiquer entre eux en réseau, deux ordinateurs doivent utiliser le même </text:span><text:span text:style-name="Strong_20_Emphasis"><text:span text:style-name="T96">protocole</text:span></text:span><text:span text:style-name="T96">. C'est un peu comme une langue : pour parler à quelqu'un, vous devez parler la même langue que lui, sinon vous ne vous comprendrez pas.</text:span></text:p>
      <text:p text:style-name="P99"><text:span text:style-name="T95">﻿Il existe de très nombreux protocoles pour que les ordinateurs puissent communiquer entre eux. Il y en a un que vous avez forcément vu, c'est le</text:span><text:span text:style-name="T97"> HTTP (</text:span><text:span text:style-name="Emphasis"><text:span text:style-name="T97">HyperText Transfer Protocol</text:span></text:span><text:span text:style-name="T97">)</text:span><text:span text:style-name="T95"> .</text:span><text:span text:style-name="T96">﻿Le préfixe </text:span><text:span text:style-name="Source_20_Text"><text:span text:style-name="T97">http</text:span></text:span><text:span text:style-name="T96"> au niveau d'une adresse ex : </text:span><text:a xlink:type="simple" xlink:href="http://www.monsite.com/" text:style-name="Internet_20_link" text:visited-style-name="Visited_20_Internet_20_Link"><text:span text:style-name="T92">http://www.monsite.com</text:span></text:a><text:span text:style-name="T96">, signifie que vous communiquez avec les serveurs du site monsite.com à l'aide du protocole HTTP. C'est le protocole utilisé sur le web pour s'échanger des pages web.</text:span></text:p>
      <text:p text:style-name="P99"><text:span text:style-name="T96">﻿Mais il existe bien d'autres protocoles ! Par exemple le FTP (</text:span><text:span text:style-name="Emphasis"><text:span text:style-name="T96">File Transfer Protocol</text:span></text:span><text:span text:style-name="T96">, protocole de transfert de fichiers), l'IMAP (</text:span><text:span text:style-name="Emphasis"><text:span text:style-name="T96">Internet Message Access Protocol</text:span></text:span><text:span text:style-name="T96">, utilisé pour s'échanger des e-mails), etc.</text:span></text:p>
      <text:p text:style-name="P87"><text:span text:style-name="T65">﻿</text:span><text:bookmark text:name="r-2282724"/><text:span text:style-name="T70">Le protocole Telnet : simple mais dangereux</text:span></text:p>
      <text:p text:style-name="P87"><text:span text:style-name="T69">Il </text:span>﻿<text:bookmark text:name="r-2282704"/>sert juste à échanger des messages simples d'une machine à une autre sans aucun <text:soft-page-break/>chiffrement. Un pirate peut donc écouter ce qui se passe sur le réseau, et donc d'intercepter les données en chemin. Il peut donc intercepter des données sensibles telles que le login et mot de passe lors d'une connexion à un serveur. </text:p>
      <text:p text:style-name="P87">﻿<text:bookmark text:name="r-2282727"/><text:span text:style-name="T70">Le protocole SSH (Secure Shell): la solution pour sécuriser les données</text:span></text:p>
      <text:p text:style-name="P87">﻿<text:bookmark text:name="r-2282725"/>Comme on ne peut pas complètement empêcher quelqu'un d'intercepter les données qui transitent sur l'internet, il faut trouver un moyen pour que le client et le serveur communiquent de manière sécurisée. Le chiffrement sert précisément à ça : si le pirate récupère le mot de passe chiffré, il ne peut rien en faire.<text:bookmark text:name="r-2282726"/><text:line-break/>Mais tout cela est plus compliqué que ça en a l'air. Comment chiffrer les données ?</text:p>
      <text:p text:style-name="P87">﻿<text:bookmark text:name="r-41508"/><text:span text:style-name="T70">Comment sont chiffrés les échanges avec SSH ?</text:span></text:p>
      <text:p text:style-name="P92">SSH utilise le chiffrement symétrique et asymérique (clé publique / clé privée) pour établir une connexion sécurisée.</text:p>
      <text:p text:style-name="P92">Lors d'une connexion le serveur génère deux clés, une publique (uniquement pour le chiffrement) et une autre privée (seule capable de déchiffrer la clé publique), c'est le chiffrement asymérique. Il envoie ensuit la clé publique au client.<text:line-break/>Ensuite le client se sert de cette clé publique pour chiffer la donnée nécessaire à la connexion (la clé symétrique qui sera utilisée pour les futurs échanges), puis la renvoie au serveur qui la déchiffe avec la clé privée.<text:line-break/>Dès lors, le client et le serveur seront les seuls à connaître la clé magique qui servira à chiffrer et déchiffrer les prochains messages, c'est le chiffrement symétrique.</text:p>
      <text:p text:style-name="P87"><text:span text:style-name="T69">﻿L'algorithme de chiffrement asymétrique le plus connu s'appelle RSA.<text:line-break/><text:line-break/></text:span><text:span text:style-name="T70">﻿﻿Pourquoi ne pas utiliser uniquement du chiffrement asymétrique tout le temps ? <text:line-break/></text:span><text:span text:style-name="T69">Ce serait possible mais il y a un défaut : le chiffrement asymétrique demande beaucoup trop de ressources au processeur. Le chiffrement asymétrique est 100 à 1 000 fois plus lent que le chiffrement symétrique !<text:line-break/>Les ordinateurs s'échangent donc la clé de chiffrement symétrique de manière sécurisée (grâce au chiffrement asymétrique) et peuvent ensuite communiquer plus rapidement en utilisant en permanence le chiffrement symétrique.</text:span></text:p>
      <text:p text:style-name="P87"><text:span text:style-name="T69">﻿</text:span><text:bookmark text:name="r-41601"/><text:span text:style-name="T72">Se connecter avec SSH et PuTTY</text:span></text:p>
      <text:p text:style-name="P99"><text:span text:style-name="T95">﻿</text:span><text:bookmark text:name="r-2282858"/><text:span text:style-name="T94">Transformer sa machine en serveur (﻿ </text:span><text:span text:style-name="Strong_20_Emphasis"><text:span text:style-name="T93">vous n'avez pas de serveur dédié</text:span></text:span><text:span text:style-name="T94"> )</text:span></text:p>
      <text:p text:style-name="P99"><text:span text:style-name="T93">Il faut tout simplement installer le paquet </text:span><text:span text:style-name="Source_20_Text"><text:span text:style-name="T93">openssh-server</text:span></text:span><text:span text:style-name="T93"> :</text:span><text:bookmark text:name="r-2282846"/><text:span text:style-name="T93"><text:line-break/></text:span><text:span text:style-name="Example"><text:span text:style-name="T94">sudo apt-get install openssh-server</text:span></text:span></text:p>
      <text:p text:style-name="P99"><text:span text:style-name="T98">Normalement, le serveur SSH sera lancé à chaque démarrage. Si ce n'est pas le cas, vous pouvez le lancer à tout moment avec la commande suivante :<text:line-break/></text:span><text:span text:style-name="T93">﻿</text:span><text:bookmark text:name="r-2282852"/><text:span text:style-name="T94">sudo /etc/init.d/ssh start<text:line-break/>﻿</text:span><text:bookmark text:name="r-2282853"/><text:span text:style-name="T93">Et vous pouvez l'arrêter avec cette commande :</text:span><text:bookmark text:name="r-2282854"/><text:span text:style-name="T93"><text:line-break/></text:span><text:span text:style-name="Example"><text:span text:style-name="T94">sudo /etc/init.d/ssh stop</text:span></text:span></text:p>
      <text:p text:style-name="P99"><text:span text:style-name="Example"><text:span text:style-name="T94">﻿</text:span></text:span><text:span text:style-name="Example"><text:span text:style-name="T98">Logiquement, vous ne devriez pas avoir besoin de configurer quoi que ce soit, mais sachez au besoin que le fichier de configuration se trouve dans </text:span></text:span><text:span text:style-name="Example"><text:span text:style-name="Source_20_Text"><text:span text:style-name="T94">/etc/ssh/ssh_config</text:span></text:span></text:span><text:span text:style-name="Example"><text:span text:style-name="T94">.</text:span></text:span><text:span text:style-name="Example"><text:span text:style-name="T98"> Il faudra recharger SSH avec la commande</text:span></text:span><text:span text:style-name="Example"><text:span text:style-name="T94"> </text:span></text:span><text:span text:style-name="Example"><text:span text:style-name="Source_20_Text"><text:span text:style-name="T94">sudo /etc/init.d/ssh reload</text:span></text:span></text:span><text:span text:style-name="Example"><text:span text:style-name="T98"> pour que les </text:span></text:span><text:soft-page-break/><text:span text:style-name="Example"><text:span text:style-name="T98">changements soient pris en compte.</text:span></text:span></text:p>
      <text:p text:style-name="P99"><text:span text:style-name="Example"><text:span text:style-name="T94">﻿</text:span></text:span><text:bookmark text:name="r-2282884"/><text:span text:style-name="T94">Se connecter via SSH à partir d'une machine Linux</text:span></text:p>
      <text:p text:style-name="P99"><text:span text:style-name="T48">Toutes les machines équipées de Linux proposent la commande </text:span><text:span text:style-name="Source_20_Text"><text:span text:style-name="T48">ssh</text:span></text:span><text:span text:style-name="T59"> </text:span><text:span text:style-name="T48">qui permet de se connecter à distance à une autre machine.</text:span></text:p>
      <text:p text:style-name="P99"><text:span text:style-name="T45">ssh </text:span><text:a xlink:type="simple" xlink:href="mailto:login@ip" text:style-name="Internet_20_link" text:visited-style-name="Visited_20_Internet_20_Link"><text:span text:style-name="T45">login@ip</text:span></text:a><text:span text:style-name="T45">. Ex : ssh </text:span><text:a xlink:type="simple" xlink:href="mailto:joseph@192.168.1.26" text:style-name="Internet_20_link" text:visited-style-name="Visited_20_Internet_20_Link"><text:span text:style-name="T45">joseph@192.168.1.26</text:span></text:a><text:span text:style-name="T46"><text:line-break/>Si vous vous connectez depuis chez un ami, il vous faut entrer l'IP internet de votre PC que vous pouvez obtenir en allant sur </text:span><text:a xlink:type="simple" xlink:href="http://www.whatismyip.com/" text:style-name="Internet_20_link" text:visited-style-name="Visited_20_Internet_20_Link"><text:span text:style-name="T2">www.whatismyip.com</text:span></text:a><text:span text:style-name="T46"> par exemple.<text:line-break/>Si vous vous connectez depuis un autre PC chez vous (sur le même réseau local), il vous faut entrer l'IP locale que vous devriez voir en tapant la commande </text:span><text:span text:style-name="Source_20_Text"><text:span text:style-name="T46">ifconfig</text:span></text:span><text:span text:style-name="T46"> (par exemple 192.168.1.26).</text:span></text:p>
      <text:p text:style-name="P99"><text:span text:style-name="T46">Si le serveur tourne sur un autre port, il faudra préciser le numéro de ce port comme ceci : </text:span><text:span text:style-name="Source_20_Text"><text:span text:style-name="T46">ssh </text:span></text:span><text:a xlink:type="simple" xlink:href="mailto:joseph@192" text:style-name="Internet_20_link" text:visited-style-name="Visited_20_Internet_20_Link"><text:span text:style-name="Source_20_Text"><text:span text:style-name="T55">joseph@192</text:span></text:span></text:a><text:span text:style-name="Source_20_Text"><text:span text:style-name="T52">.168.1.26 -p 12451</text:span></text:span><text:span text:style-name="T45"> </text:span><text:span text:style-name="T46">(si le serveur fonctionne sur le port 12451 au lieu du port 22). </text:span></text:p>
      <text:p text:style-name="P99"><text:span text:style-name="Example"><text:span text:style-name="T48">Que se passe-t-il ? On vous dit que le </text:span></text:span><text:span text:style-name="Example"><text:span text:style-name="Emphasis"><text:span text:style-name="T105">fingerprint</text:span></text:span></text:span><text:span text:style-name="Example"><text:span text:style-name="T59"> </text:span></text:span><text:span text:style-name="Example"><text:span text:style-name="T48">(empreinte) du serveur est </text:span></text:span><text:span text:style-name="Example"><text:span text:style-name="Source_20_Text"><text:span text:style-name="T45">49:d9:2d:2a:df:fd:80:ab:e9:eb:59:37:58:34:de:f7</text:span></text:span></text:span><text:span text:style-name="Example"><text:span text:style-name="T48">. C'est un numéro unique qui vous permet d'identifier le serveur. Si demain quelqu'un essaie de se faire passer pour le serveur, le </text:span></text:span><text:span text:style-name="Example"><text:span text:style-name="Emphasis"><text:span text:style-name="T105">fingerprint</text:span></text:span></text:span><text:span text:style-name="Example"><text:span text:style-name="T59"> </text:span></text:span><text:span text:style-name="Example"><text:span text:style-name="T48">changera forcément et vous saurez qu'il se passe alors quelque chose d'anormal. SSH vous avertira de manière très claire si cela arrive.<text:line-break/></text:span></text:span></text:p>
      <text:p text:style-name="P99"><text:span text:style-name="Example"><text:span text:style-name="T48">Si l'invite de commande de la machine cible(le serveur) s'afiche au niveau de le console, la connexion est réusie.</text:span></text:span><text:span text:style-name="Example"><text:span text:style-name="T45"><text:line-break/></text:span></text:span><text:span text:style-name="Example"><text:span text:style-name="T46">Pour vous déconnecter, tapez </text:span></text:span><text:span text:style-name="Example"><text:span text:style-name="Source_20_Text"><text:span text:style-name="T45">logout</text:span></text:span></text:span><text:span text:style-name="Example"><text:span text:style-name="T46"> ou son équivalent : la combinaison de touches </text:span></text:span><text:span text:style-name="Example"><text:span text:style-name="Source_20_Text"><text:span text:style-name="T45">Ctrl</text:span></text:span></text:span><text:span text:style-name="Example"><text:span text:style-name="T45"> + </text:span></text:span><text:span text:style-name="Example"><text:span text:style-name="Source_20_Text"><text:span text:style-name="T45">D</text:span></text:span></text:span><text:span text:style-name="Example"><text:span text:style-name="T46">.</text:span></text:span></text:p>
      <text:h text:style-name="P28" text:outline-level="4"><text:bookmark text:name="r-2282926"/><text:span text:style-name="Example"><text:span text:style-name="T45">Se connecter via SSH à partir d'une machine Windows</text:span></text:span></text:h>
      <text:p text:style-name="P176"><text:span text:style-name="Example"><text:span text:style-name="T46">Plusieurs prograames permettent de se connecter sur une machine linux depuis une machine windows. Le plus conne d'entre eux est putty.</text:span></text:span></text:p>
      <text:p text:style-name="P176"><text:span text:style-name="Example"><text:span text:style-name="T46">Téléchager, installer puis lancer putty. Entrer l'adresse de la machine cible et suavegarder la connexion au besoin en lui donnant un nom. C'est tout simple. Si tout se passe bien, la connexion est établie. Et toujours </text:span></text:span><text:span text:style-name="Example"><text:span text:style-name="T45">logout </text:span></text:span><text:span text:style-name="Example"><text:span text:style-name="T46">ou </text:span></text:span><text:span text:style-name="Example"><text:span text:style-name="T45">ctrl +d</text:span></text:span><text:span text:style-name="Example"><text:span text:style-name="T46"> pour quitter.</text:span></text:span></text:p>
      <text:p text:style-name="P99"><text:span text:style-name="Example"><text:span text:style-name="T46">﻿</text:span></text:span><text:bookmark text:name="r-41772"/><text:span text:style-name="T94">L'identification automatique par clé</text:span></text:p>
      <text:p text:style-name="P99"><text:span text:style-name="T94">﻿</text:span><text:span text:style-name="T98">Il y a plusieurs façons de s'authentifier sur le serveur, pour qu'il sache que c'est bien vous. Les deux plus utilisées sont :<text:line-break/>- ﻿l'authentification par mot de passe <text:line-break/>- ﻿l'authentification par clés publique et privée du </text:span><text:span text:style-name="Strong_20_Emphasis"><text:span text:style-name="T93">client</text:span></text:span><text:span text:style-name="T98">.</text:span></text:p>
      <text:p text:style-name="P92">﻿Avec cette nouvelle méthode d'authentification par clé, c'est le client qui va générer une clé publique et une clé privée. Les rôles sont un peu inversés.<text:line-break/>L'avantage, c'est que l'on ne vous demandera pas votre mot de passe à chaque fois pour vous connecter. Si vous vous connectez très régulièrement à un serveur, c'est vraiment utile. Cette méthode est tout aussi sûre que l'authentification par mot de passe.</text:p>
      <text:p text:style-name="P87"><text:soft-page-break/><text:span text:style-name="T69">﻿</text:span><text:bookmark text:name="r-2282999"/><text:span text:style-name="T70">Authentification par clé depuis Linux</text:span></text:p>
      <text:p text:style-name="P87"><text:span text:style-name="T70">﻿</text:span><text:span text:style-name="T69">Pour mettre en marche ce mode d'authentification, nous allons d'abord devoir effectuer des opérations sur la machine du client, puis nous enverrons le résultat au serveur. </text:span></text:p>
      <text:h text:style-name="P34" text:outline-level="5">Opérations sur la machine du client</text:h>
      <text:p text:style-name="P99"><text:span text:style-name="T98">﻿Il faut tout d'abord vous rendre sur la machine du client et taper la commande suivante pour générer une paire de clés publique / privée : </text:span><text:span text:style-name="T93">﻿</text:span><text:bookmark text:name="r-2282944"/><text:span text:style-name="T94">ssh-keygen -t rsa<text:line-break/>﻿</text:span><text:span text:style-name="T98">Vous pouvez remplacer </text:span><text:span text:style-name="Source_20_Text"><text:span text:style-name="T94">rsa</text:span></text:span><text:span text:style-name="T98"> par </text:span><text:span text:style-name="Source_20_Text"><text:span text:style-name="T94">dsa</text:span></text:span><text:span text:style-name="T94"> </text:span><text:span text:style-name="T98">si vous voulez utiliser l'autre algorithme de chiffrement, mais ça n'a pas vraiment d'importance ici.<text:line-break/></text:span></text:p>
      <text:p text:style-name="P87">﻿<text:span text:style-name="T69">Lorsque vous tapez cette commande, vous allez voir plusieurs messages s'afficher et il vous sera demandé quelques petites précisions </text:span>: </text:p>
      <text:p text:style-name="P99"><text:span text:style-name="T93">﻿Dans un premier temps, le client génère une paire de clés (« </text:span><text:span text:style-name="Emphasis"><text:span text:style-name="T93">Generating public/private rsa key pair</text:span></text:span><text:span text:style-name="T93"> »).<text:line-break/>Il doit ensuite sauvegarder ces clés dans des fichiers (un pour la clé publique, un pour la clé privée). On vous propose une valeur par défaut : je vous conseille de ne rien changer et de taper simplement </text:span><text:span text:style-name="Source_20_Text"><text:span text:style-name="T93">Entrée</text:span></text:span><text:span text:style-name="T93">.</text:span></text:p>
      <text:p text:style-name="P99"><text:span text:style-name="T93">﻿Ensuite, on vous demande une </text:span><text:span text:style-name="Strong_20_Emphasis"><text:span text:style-name="T93">passphrase</text:span></text:span><text:span text:style-name="T93">. C'est une phrase de passe qui va servir à chiffrer la clé privée pour une meilleure sécurité. Là, vous avez deux choix :<text:line-break/>- ﻿soit vous tapez </text:span><text:span text:style-name="Source_20_Text"><text:span text:style-name="T94">Entrée</text:span></text:span><text:span text:style-name="T93"> directement sans rien écrire, et la clé ne sera pas chiffrée sur votre machine<text:line-break/>- ﻿soit vous tapez un mot de passe de votre choix, et la clé sera chiffrée.</text:span></text:p>
      <text:p text:style-name="P99"><text:span text:style-name="T93">﻿Tout le monde ne met pas une phrase de passe. En fait, ça dépend du risque que quelqu'un d'autre utilise la machine du client et puisse lire le fichier contenant la très secrète clé privée. Si le PC du client est votre PC chez vous et que personne d'autre ne l'utilise, il y a assez peu de risques (à moins d'avoir un virus, un spyware…). Si c'est en revanche un PC public, je vous recommande vivement de mettre une </text:span><text:span text:style-name="Source_20_Text"><text:span text:style-name="T94">passphrase</text:span></text:span><text:span text:style-name="T93"> pour chiffrer la clé qui sera enregistrée.<text:line-break/>﻿Si vous hésitez entre les deux méthodes, mieux vaut rentrer une </text:span><text:span text:style-name="Source_20_Text"><text:span text:style-name="T94">passphrase</text:span></text:span><text:span text:style-name="T93"> : c'est quand même la méthode la plus sûre.</text:span></text:p>
      <text:p text:style-name="P87">﻿<text:bookmark text:name="r-2282980"/><text:span text:style-name="T70">Envoyer la clé publique au serveur</text:span></text:p>
      <text:p text:style-name="P99"><text:span text:style-name="T94">﻿</text:span><text:span text:style-name="T98">Il faut maintenant envoyer au serveur votre clé publique pour qu'il puisse vous chiffrer des messages.</text:span><text:span text:style-name="T94"><text:line-break/>﻿</text:span><text:span text:style-name="T98">Votre clé </text:span><text:span text:style-name="Strong_20_Emphasis"><text:span text:style-name="T98">publique</text:span></text:span><text:span text:style-name="T98"> devrait se trouver dans </text:span><text:span text:style-name="Source_20_Text"><text:span text:style-name="T94">~/.ssh/id_rsa.pub</text:span></text:span><text:span text:style-name="T98"> (</text:span><text:span text:style-name="Emphasis"><text:span text:style-name="T98">pub</text:span></text:span><text:span text:style-name="T98"> comme </text:span><text:span text:style-name="Emphasis"><text:span text:style-name="T98">public</text:span></text:span><text:span text:style-name="T98">).   correspond à votre home (</text:span><text:span text:style-name="Source_20_Text"><text:span text:style-name="T98">/home/mateo21/</text:span></text:span><text:span text:style-name="T98"> dans mon cas). Notez que </text:span><text:span text:style-name="Source_20_Text"><text:span text:style-name="T98">.ssh</text:span></text:span><text:span text:style-name="T98"> est un dossier caché.<text:line-break/>Votre clé </text:span><text:span text:style-name="Strong_20_Emphasis"><text:span text:style-name="T98">privée</text:span></text:span><text:span text:style-name="T98">, elle, se trouve dans</text:span><text:span text:style-name="T94"> </text:span><text:span text:style-name="Source_20_Text"><text:span text:style-name="T94">~/.ssh/id_rsa</text:span></text:span><text:span text:style-name="T98">. Ne la communiquez à personne ! Elle est normalement chiffrée si vous avez entré une </text:span><text:span text:style-name="Source_20_Text"><text:span text:style-name="T98">passphrase</text:span></text:span><text:span text:style-name="T98">, ce qui constitue une sécurité de plus.</text:span><text:span text:style-name="T94"> </text:span></text:p>
      <text:p text:style-name="P99"><text:span text:style-name="T98">Se ﻿rendre dans le dossier </text:span><text:span text:style-name="Source_20_Text"><text:span text:style-name="T98">.ssh</text:span></text:span><text:span text:style-name="T98">, pour commencer : ﻿</text:span><text:bookmark text:name="r-2282961"/><text:span text:style-name="T94">cd  /.ssh<text:line-break/></text:span><text:span text:style-name="T98">Avec un ls on retrouve 3 dossiers : ﻿</text:span><text:bookmark text:name="r-2282963"/><text:span text:style-name="T98"> id_rsa  id_rsa.pub  known_hosts<text:line-break/>- ﻿</text:span><text:span text:style-name="Source_20_Text"><text:span text:style-name="T94">id_rsa</text:span></text:span><text:span text:style-name="T98"> : votre clé privée, qui doit rester secrète. Elle est chiffrée si vous avez rentré une </text:span><text:span text:style-name="Source_20_Text"><text:span text:style-name="T98">passphrase<text:line-break/></text:span></text:span><text:soft-page-break/><text:span text:style-name="Source_20_Text"><text:span text:style-name="T98">- ﻿</text:span></text:span><text:span text:style-name="Source_20_Text"><text:span text:style-name="T94">id_rsa.pub</text:span></text:span><text:span text:style-name="Source_20_Text"><text:span text:style-name="T98"> : la clé publique que vous pouvez communiquer à qui vous voulez, et que vous devez envoyer au serveur<text:line-break/>- ﻿</text:span></text:span><text:span text:style-name="Source_20_Text"><text:span text:style-name="T94">known_hosts </text:span></text:span><text:span text:style-name="Source_20_Text"><text:span text:style-name="T98">: c'est la liste des </text:span></text:span><text:span text:style-name="Source_20_Text"><text:span text:style-name="T94">fingerprint</text:span></text:span><text:span text:style-name="Source_20_Text"><text:span text:style-name="T98"> que votre PC de client tient à jour. Ça lui permet de se souvenir de l'identité des serveurs et de vous avertir si, un jour, votre serveur est remplacé par un autre (qui pourrait être celui d'un pirate !).</text:span></text:span></text:p>
      <text:p text:style-name="P99"><text:span text:style-name="Source_20_Text"><text:span text:style-name="T98">﻿L'opération consiste à envoyer la clé publique (</text:span></text:span><text:span text:style-name="Source_20_Text"><text:span text:style-name="T94">id_rsa.pub</text:span></text:span><text:span text:style-name="Source_20_Text"><text:span text:style-name="T98">) au serveur et à l'ajouter à son fichier</text:span></text:span><text:span text:style-name="Source_20_Text"><text:span text:style-name="T94"> authorized_keys</text:span></text:span><text:span text:style-name="Source_20_Text"><text:span text:style-name="T98"> (clés autorisées). Le serveur y garde une liste des clés qu'il autorise à se connecter.</text:span></text:span></text:p>
      <text:p text:style-name="P99"><text:span text:style-name="Source_20_Text"><text:span text:style-name="T98">﻿Le plus simple pour cela est d'utiliser la commande spéciale </text:span></text:span><text:span text:style-name="Source_20_Text"><text:span text:style-name="T94">ssh-copy-id<text:line-break/>﻿</text:span></text:span><text:bookmark text:name="r-2282974"/><text:span text:style-name="T94">ssh-copy-id -i id_rsa.pub </text:span><text:a xlink:type="simple" xlink:href="mailto:login@ip" text:style-name="Internet_20_link" text:visited-style-name="Visited_20_Internet_20_Link"><text:span text:style-name="T94">login@ip</text:span></text:a><text:span text:style-name="T94"> </text:span><text:span text:style-name="T98">(﻿Remplacez-y votre </text:span><text:span text:style-name="Source_20_Text"><text:span text:style-name="T98">login</text:span></text:span><text:span text:style-name="T98"> et l'</text:span><text:span text:style-name="Source_20_Text"><text:span text:style-name="T98">ip</text:span></text:span><text:span text:style-name="T98"> de votre serveur)<text:line-break/>﻿Si vous devez vous connecter au serveur par un autre port que celui par défaut, basez-vous sur la commande suivante : </text:span><text:span text:style-name="Source_20_Text"><text:span text:style-name="T94">ssh-copy-id -i id_rsa.pub "p 14521 </text:span></text:span><text:a xlink:type="simple" xlink:href="mailto:login@ip" text:style-name="Internet_20_link" text:visited-style-name="Visited_20_Internet_20_Link"><text:span text:style-name="Source_20_Text"><text:span text:style-name="T94">login@ip</text:span></text:span></text:a><text:span text:style-name="Source_20_Text"><text:span text:style-name="T94">"</text:span></text:span></text:p>
      <text:p text:style-name="P99"><text:span text:style-name="Source_20_Text"><text:span text:style-name="T98">﻿La clé est ensuite automatiquement ajoutée à </text:span></text:span><text:span text:style-name="Source_20_Text"><text:span text:style-name="T94">~/.ssh/authorized_keys</text:span></text:span><text:span text:style-name="Source_20_Text"><text:span text:style-name="T98"> sur le serveur. On vous invite à vérifier si l'opération s'est bien déroulée en ouvrant le fichier </text:span></text:span><text:span text:style-name="Source_20_Text"><text:span text:style-name="T94">authorized_keys,</text:span></text:span><text:span text:style-name="Source_20_Text"><text:span text:style-name="T98"> ce que vous pourrez faire plus tard si vous le voulez.</text:span></text:span></text:p>
      <text:p text:style-name="P99"><text:span text:style-name="Source_20_Text"><text:span text:style-name="T98">﻿</text:span></text:span><text:bookmark text:name="r-2282990"/><text:span text:style-name="T94">Se connecter !</text:span></text:p>
      <text:p text:style-name="P99"><text:span text:style-name="T94">﻿</text:span><text:span text:style-name="T98">Maintenant, connectez-vous au serveur comme auparavant : </text:span><text:span text:style-name="T94">ssh </text:span><text:a xlink:type="simple" xlink:href="mailto:login@ip" text:style-name="Internet_20_link" text:visited-style-name="Visited_20_Internet_20_Link"><text:span text:style-name="T94">login@ip</text:span></text:a><text:span text:style-name="T94"><text:line-break/>﻿</text:span><text:span text:style-name="T98">On vous demande la phrase de passe pour déchiffrer votre clé privée. Entrez-la<text:line-break/>Si tout se passe bien, la connexion est réussie.</text:span></text:p>
      <text:p text:style-name="P87"><text:span text:style-name="T69">﻿Auparavant, on me demandait mon mot de passe. Maintenant, on me demande une phrase de passe pour déchiffrer la clé privée. Où est le progrès ???<text:line-break/>﻿En fait, si vous n'aviez pas mis de phrase de passe, on ne vous aurait rien demandé et vous auriez été directement connectés. Heureusement, il y a une solution pour ceux qui ont choisi la sécurité en utilisant une phrase de passe, mais qui ne veulent quand même pas avoir à l'entrer à chaque fois : </text:span><text:span text:style-name="T70">l'agent SSH</text:span><text:span text:style-name="T69">. <text:s/></text:span></text:p>
      <text:p text:style-name="P99"><text:span text:style-name="Source_20_Text"><text:span text:style-name="T98">﻿</text:span></text:span><text:bookmark text:name="r-2282998"/><text:span text:style-name="T94">L'agent SSH</text:span></text:p>
      <text:p text:style-name="P99"><text:span text:style-name="Source_20_Text"><text:span text:style-name="T98">﻿L'agent SSH est un programme qui tourne en arrière-plan en mémoire. Il retient les clés privées pendant toute la durée de votre session.<text:line-break/>﻿Tout ce que vous avez à faire est de lancer le programme </text:span></text:span><text:span text:style-name="Source_20_Text"><text:span text:style-name="T94">ssh-add </text:span></text:span><text:span text:style-name="Source_20_Text"><text:span text:style-name="T98">sur le PC du client :<text:line-break/>﻿</text:span></text:span><text:bookmark text:name="r-2282993"/><text:span text:style-name="T94">$ ssh-add</text:span></text:p>
      <text:p text:style-name="P99"><text:span text:style-name="T94">﻿</text:span><text:bookmark text:name="r-2282994"/><text:span text:style-name="T93">Il va automatiquement chercher votre clé privée. Pour la déchiffrer, il vous demande la </text:span><text:span text:style-name="Source_20_Text"><text:span text:style-name="T93">passphrase</text:span></text:span><text:span text:style-name="T93">. Entrez-la.</text:span><text:bookmark text:name="r-2282995"/><text:span text:style-name="T93"><text:line-break/>Maintenant que c'est fait, chaque fois que vous vous connecterez à un serveur, vous n'aurez plus besoin d'entrer la </text:span><text:span text:style-name="Source_20_Text"><text:span text:style-name="T93">passphrase</text:span></text:span><text:span text:style-name="T93">. Essayez de vous connecter à votre serveur pour voir !</text:span></text:p>
      <text:p text:style-name="P87">﻿<text:bookmark text:name="r-2283082"/><text:span text:style-name="T70">Authentification par clé depuis Windows (PuTTY)</text:span></text:p>
      <text:p text:style-name="P99"><text:span text:style-name="T93">﻿﻿</text:span><text:bookmark text:name="r-2283000"/><text:span text:style-name="T93">Il est tout à fait possible d'utiliser l'authentification par clé avec PuTTY. C'est là justement qu'il est recommandé d'avoir téléchargé le programme d'installation, et non pas juste le programme principal </text:span><text:span text:style-name="Source_20_Text"><text:span text:style-name="T93">putty.exe</text:span></text:span><text:span text:style-name="T93">.</text:span></text:p>
      <text:p text:style-name="Text_20_body"><text:bookmark text:name="r-2283001"/><text:span text:style-name="T93">Le principe est le même que sous Linux : il faut d'abord que l'on génère une paire de clés </text:span><text:soft-page-break/><text:span text:style-name="T93">sur le PC du client, puis qu'on les envoie au serveur. Nous retrouverons aussi un équivalent de l'agent SSH pour éviter d'avoir à entrer une </text:span><text:span text:style-name="Source_20_Text"><text:span text:style-name="T93">passphrase</text:span></text:span><text:span text:style-name="T93"> à chaque fois.</text:span></text:p>
      <text:p text:style-name="P159"/>
      <text:p text:style-name="P159"><text:bookmark text:name="r-2283022"/>Générer une paire de clés (publique et privée) avec Puttygen</text:p>
      <text:p text:style-name="P161">Normalement le programme est présent dans le gestionnaire d'installation de putty.<text:line-break/>Lancer le.</text:p>
      <text:p text:style-name="P110"><text:span text:style-name="T69">﻿En bas de la fenêtre, vous pouvez choisir vos paramètres : algorithme de chiffrement et puissance du chiffrement. Les valeurs par défaut (ici RSA 1024 bits) sont tout à fait </text:span><text:span text:style-name="T69">convenables. </text:span></text:p>
      <text:p text:style-name="P161">﻿Cliquez sur le bouton « Generate ». Le programme va générer une paire de clés (publique et privée). </text:p>
      <text:p text:style-name="P161">﻿Pour l'aider à générer cette paire, le programme vous propose quelque chose d'assez amusant : vous devez bouger la souris dans la fenêtre.</text:p>
      <text:p text:style-name="Text_20_body"><text:span text:style-name="T98">﻿Vous pouvez choisir d'entrer une </text:span><text:span text:style-name="Source_20_Text"><text:span text:style-name="T98">passphrase</text:span></text:span><text:span text:style-name="T98"> ou non. Comme expliqué plus tôt, cela renforce la sécurité en chiffrant la clé privée.</text:span></text:p>
      <text:p text:style-name="Text_20_body"><text:span text:style-name="T98">﻿Ensuite, enregistrez la clé publique dans un fichier en cliquant sur « Save public key ». Vous pouvez nommer ce fichier comme vous voulez, par exemple </text:span><text:span text:style-name="Source_20_Text"><text:span text:style-name="T98">cle.pub</text:span></text:span><text:span text:style-name="T98">. Enregistrez-le où vous voulez.<text:line-break/>Puis enregistrez la clé privée en cliquant sur « Save private key ». Donnez-lui l'extension </text:span><text:span text:style-name="Source_20_Text"><text:span text:style-name="T98">.ppk</text:span></text:span><text:span text:style-name="T98"> : </text:span><text:span text:style-name="Source_20_Text"><text:span text:style-name="T98">cle.ppk</text:span></text:span><text:span text:style-name="T98"> par exemple. <text:s/></text:span></text:p>
      <text:p text:style-name="P65"><text:span text:style-name="T69">﻿</text:span><text:bookmark text:name="r-2283036"/><text:span text:style-name="T70">Envoyer la clé publique au serveur</text:span></text:p>
      <text:p text:style-name="P68"/>
      <text:p text:style-name="Standard"><text:span text:style-name="T94">﻿</text:span><text:span text:style-name="T98">Comme sous Linux tout à l'heure, il faut envoyer la clé publique au serveur pour qu'il nous autorise à nous connecter par clé. Le problème, c'est qu'il n'y a pas de commande pour le faire automatiquement depuis Windows. Il va falloir ajouter la clé à la main dans le fichier </text:span><text:span text:style-name="Source_20_Text"><text:span text:style-name="T94">authorized_keys</text:span></text:span><text:span text:style-name="T98">.</text:span></text:p>
      <text:p text:style-name="Standard"><text:span text:style-name="T94">﻿</text:span><text:span text:style-name="T98">Ouvrez PuTTY et connectez-vous au serveur comme auparavant (en entrant votre mot de passe habituel). Rendez-vous dans </text:span><text:span text:style-name="Source_20_Text"><text:span text:style-name="T98">~/.ssh : cd .ssh</text:span></text:span></text:p>
      <text:p text:style-name="Standard"><text:span text:style-name="Source_20_Text"><text:span text:style-name="T98">﻿Si le dossier .ssh n'existe pas, pas de panique, créez-le : mkdir .ssh</text:span></text:span></text:p>
      <text:p text:style-name="Standard"><text:span text:style-name="Source_20_Text"><text:span text:style-name="T98">﻿Rajoutez votre clé publique à la fin du fichier authorized_keys (s'il n'existe pas, il sera créé). Vous pouvez utiliser la commande suivante : ﻿</text:span></text:span><text:bookmark text:name="r-2283029"/><text:span text:style-name="T98">echo "votre_cle" &gt;&gt; authorized_keys</text:span></text:p>
      <text:p text:style-name="P71"/>
      <text:p text:style-name="Standard"><text:span text:style-name="T98">﻿Rappel : votre clé publique est affichée dans Puttygen, que vous ne devriez pas avoir fermé. Pour coller la clé dans la console, utilisez la combinaison de touches </text:span><text:span text:style-name="Source_20_Text"><text:span text:style-name="T94">Shift + Inser</text:span></text:span><text:span text:style-name="T98"> plutôt que </text:span><text:span text:style-name="Source_20_Text"><text:span text:style-name="T94">Ctrl + V</text:span></text:span><text:span text:style-name="T98">. </text:span></text:p>
      <text:p text:style-name="P71"/>
      <text:p text:style-name="P71">﻿Déconnectez-vous, et relancez PuTTY. On va maintenant le configurer pour qu'il se connecte à l'aide de la clé.</text:p>
      <text:p text:style-name="P71"/>
      <text:p text:style-name="P65"><text:span text:style-name="T69">﻿</text:span><text:bookmark text:name="r-2283064"/><text:span text:style-name="T70">Configurer PuTTY pour qu'il se connecte avec la clé</text:span></text:p>
      <text:p text:style-name="P68"/>
      <text:p text:style-name="Standard"><text:span text:style-name="T94">﻿</text:span><text:bookmark text:name="r-2283037"/><text:span text:style-name="T93">Une fois PuTTY ouvert, rendez-vous dans la section </text:span><text:span text:style-name="Source_20_Text"><text:span text:style-name="T93">Window → Translation</text:span></text:span><text:span text:style-name="T93"> pour commencer. Ça n'a pas de rapport direct avec les clés, mais cela vous permettra de régler le problème des accents qui s'affichent mal dans la console si vous l'avez rencontré.</text:span></text:p>
      <text:p text:style-name="P110"><text:bookmark text:name="r-2283038"/>Réglez la valeur de la liste déroulante à UTF-8.</text:p>
      <text:p text:style-name="P65">﻿</text:p>
      <text:p text:style-name="Text_20_body"><text:bookmark text:name="r-2283042"/><text:span text:style-name="T93">La plupart des serveurs encodent désormais les caractères en UTF-8, cela devrait donc vous éviter des soucis d'affichage.</text:span><text:bookmark text:name="r-2283043"/><text:span text:style-name="T93"><text:line-break/></text:span><text:soft-page-break/><text:span text:style-name="T93">Maintenant, rendez-vous dans </text:span><text:span text:style-name="Source_20_Text"><text:span text:style-name="T93">Connection → SSH → Auth</text:span></text:span><text:span text:style-name="T93">. Cliquez sur le petit bouton « Browse » pour sélectionner votre clé privée</text:span></text:p>
      <text:p text:style-name="Text_20_body"><text:span text:style-name="T93">﻿Je vous recommande aussi d'aller dans </text:span><text:span text:style-name="Source_20_Text"><text:span text:style-name="T93">Connection → Data</text:span></text:span><text:span text:style-name="T93"> et d'entrer votre login dans « Auto-login username »</text:span></text:p>
      <text:p text:style-name="P110">﻿Retournez à l'accueil en cliquant sur la section « Session » tout en haut. <text:line-break/>Entrez l'IP du serveur.<text:line-break/>Ensuite, je vous recommande fortement d'enregistrer ces paramètres. </text:p>
      <text:p text:style-name="P108"><text:span text:style-name="T93">﻿Donnez un nom à votre serveur (par exemple </text:span><text:span text:style-name="Source_20_Text"><text:span text:style-name="T93">MonServeur</text:span></text:span><text:span text:style-name="T93">) sous « Saved Sessions ». Cliquez ensuite sur « Save ».<text:line-break/>À l'avenir, vous n'aurez qu'à double-cliquer sur le nom de votre serveur dans la liste pour vous y connecter directement avec les bons paramètres.</text:span></text:p>
      <text:p text:style-name="P110">﻿Cliquez sur « Open » pour vous connecter au serveur. </text:p>
      <text:p text:style-name="P108"><text:span text:style-name="T93">﻿Vous devriez voir PuTTY utiliser automatiquement votre pseudo, puis vous demander votre </text:span><text:span text:style-name="Source_20_Text"><text:span text:style-name="T93">passphrase</text:span></text:span><text:span text:style-name="T93">. Entrez-la pour vérifier que cela fonctionne.</text:span></text:p>
      <text:p text:style-name="P108"><text:span text:style-name="T93">﻿</text:span><text:span text:style-name="T98">L'agent ssh pagean</text:span><text:span text:style-name="T94">t </text:span><text:span text:style-name="T93">: Ce programme va rester en mémoire et retenir votre clé privée. Il ne vous demandera la </text:span><text:span text:style-name="Source_20_Text"><text:span text:style-name="T93">passphrase</text:span></text:span><text:span text:style-name="T93"> qu'une fois au début ; ensuite, vous pourrez vous connecter autant de fois que vous le souhaitez à autant de serveurs que vous voulez sans avoir à entrer quoi que ce soit.</text:span></text:p>
      <text:p text:style-name="P65">﻿<text:bookmark text:name="r-2283081"/><text:span text:style-name="T70">L'agent SSH Pageant </text:span></text:p>
      <text:p text:style-name="Standard"><text:span text:style-name="T94">﻿</text:span><text:span text:style-name="T98">L'agent SSH installé avec PuTTY s'appelle « Pageant ». Je vous recommande de le lancer au démarrage de l'ordinateur automatiquement (il ne prend que 4 Mo en mémoire), en le plaçant dans le dossier </text:span><text:span text:style-name="Source_20_Text"><text:span text:style-name="T98">Démarrage</text:span></text:span><text:span text:style-name="T98"> du menu « Démarrer ». </text:span></text:p>
      <text:p text:style-name="P71">Il se trouve dans le gestionnaire d'installation de putty également.</text:p>
      <text:p text:style-name="P71"/>
      <text:p text:style-name="P71">﻿Lorsque vous lancez « Pageant », la petite icône d'un ordinateur avec un chapeau s'ajoute dans la barre des tâches à côté de l'horloge .</text:p>
      <text:p text:style-name="Standard"><text:span text:style-name="T93">﻿Faites un clic droit dessus, puis cliquez sur « Add key ». On vous demande où se trouve la clé privée (</text:span><text:span text:style-name="Source_20_Text"><text:span text:style-name="T93">cle.ppk</text:span></text:span><text:span text:style-name="T93">). Entrez ensuite la </text:span><text:span text:style-name="Source_20_Text"><text:span text:style-name="T93">passphrase</text:span></text:span><text:span text:style-name="T93">.</text:span></text:p>
      <text:p text:style-name="P65">﻿Vous avez juste besoin de le faire une fois. Maintenant, vous pouvez vous connecter au serveur que vous voulez en faisant un clic droit sur l'icône, puis en sélectionnant « Saved Sessions ». ﻿On ne vous demandera plus votre clé.</text:p>
      <text:p text:style-name="P65"/>
      <text:p text:style-name="P65">﻿Notez que si l'agent SSH « Pageant » est pratique, il vaut mieux l'arrêter si vous devez vous absenter de votre ordinateur un long moment et que quelqu'un risque de l'utiliser. Sinon, n'importe qui peut se connecter à vos serveurs sans avoir à entrer de mot de passe.<text:line-break/>Retenez bien : l'agent SSH est un compromis entre la sécurité et le côté pratique. Il retient les clés pour vous (du moins tant que le programme tourne). Si vous êtes des utilisateurs intensifs de SSH, cela vous fera gagner beaucoup de temps. </text:p>
      <text:p text:style-name="P68"/>
      <text:p text:style-name="Standard"><text:span text:style-name="T94">﻿</text:span><text:span text:style-name="T98">Vous pouvez modifier le raccourci qui lance « Pageant » pour que celui-ci charge votre clé privée automatiquement dès son lancement. Faites un clic droit sur l'icône de « Pageant », allez dans « Propriétés ».<text:line-break/>Dans le champ « Cible », rajoutez à la fin en paramètre le chemin de la clé à charger. Par exemple : ﻿</text:span><text:bookmark text:name="r-2283079"/><text:span text:style-name="T93">"C:\Program Files\PuTTY\pageant.exe" </text:span><text:a xlink:type="simple" xlink:href="file:///c:/cle.ppk" text:style-name="Internet_20_link" text:visited-style-name="Visited_20_Internet_20_Link"><text:span text:style-name="T93">c:\cle.ppk</text:span></text:a></text:p>
      <text:p text:style-name="P65">﻿La clé sera alors chargée dès que vous lancerez « Pageant ». </text:p>
      <text:p text:style-name="P65"/>
      <text:p text:style-name="P67">﻿<text:span text:style-name="T72">Transférer des fichiers</text:span></text:p>
      <text:p text:style-name="P57"/>
      <text:p text:style-name="P61"><text:soft-page-break/>﻿Dans ce chapitre, nous allons mettre l'accent sur le transfert de fichiers : comment télécharger un fichier ? Comment se connecter à un FTP, lire et télécharger des fichiers ? Et surtout, comment copier des fichiers de manière sécurisée ?</text:p>
      <text:p text:style-name="P61"/>
      <text:p text:style-name="P61">﻿</text:p>
      <text:h text:style-name="P35" text:outline-level="3"><text:bookmark text:name="r-41810"/>wget : téléchargement de fichiers</text:h>
      <text:p text:style-name="P62">﻿</text:p>
      <text:p text:style-name="Text_20_body"><text:bookmark text:name="r-2283100"/><text:span text:style-name="T93">Nous commençons par une commande simple à utiliser, du moins en apparence :</text:span><text:span text:style-name="Source_20_Text"><text:span text:style-name="T93">wget</text:span></text:span><text:span text:style-name="T93">. Elle permet de télécharger des fichiers directement depuis la console.</text:span></text:p>
      <text:p text:style-name="P110"><text:bookmark text:name="r-2283101"/>Il suffit d'indiquer l’adresse HTTP ou FTP d'un fichier à télécharger :<text:line-break/>﻿<text:bookmark text:name="r-2283102"/><text:span text:style-name="T69">$ wget http://cdimage.debian.org/debian-cd/4.0_r5/i386/iso-cd/ debian-40r5-i386-businesscard.iso</text:span></text:p>
      <text:p text:style-name="P110"><text:span text:style-name="T70">﻿</text:span><text:span text:style-name="T69">Les informations au début sont assez nombreuses et ne nous intéressent pas vraiment. Elles indiquent simplement comment le programme a communiqué avec le serveur qui possédait le fichier.</text:span></text:p>
      <text:p text:style-name="Text_20_body"><text:span text:style-name="T98">﻿En bas, vous avez, dans l'ordre et sur la dernière ligne : ﻿une barre de progression qui se met à jour, ﻿le nombre d'octets téléchargés, ﻿la vitesse de téléchargement , ﻿le temps restant estimé (</text:span><text:span text:style-name="Source_20_Text"><text:span text:style-name="T98">eta</text:span></text:span><text:span text:style-name="T98">).</text:span></text:p>
      <text:p text:style-name="P108"><text:span text:style-name="T93">﻿Vous pouvez arrêter le téléchargement à tout moment en utilisant la combinaison </text:span><text:span text:style-name="Source_20_Text"><text:span text:style-name="T93">Ctrl + C </text:span></text:span><text:span text:style-name="T93">que vous avez déjà découverte.</text:span></text:p>
      <text:p text:style-name="P65"/>
      <text:p text:style-name="P65">﻿<text:bookmark text:name="r-2283126"/><text:span text:style-name="T70">Reprendre un téléchargement arrêté</text:span></text:p>
      <text:p text:style-name="P68"/>
      <text:p text:style-name="Standard"><text:span text:style-name="T98">S﻿i vous voulez reprendre un téléchargement arrêté, utilisez l'option </text:span><text:span text:style-name="Source_20_Text"><text:span text:style-name="T98">-c :</text:span></text:span></text:p>
      <text:p text:style-name="Standard"><text:span text:style-name="Source_20_Text"><text:span text:style-name="T98">﻿</text:span></text:span><text:bookmark text:name="r-2283122"/><text:span text:style-name="T93">$ wget -c http://cdimage.debian.org/debian-cd/4.0_r5/i386/iso-cd/ debian-40r5-i386-businesscard.iso</text:span></text:p>
      <text:p text:style-name="P65">﻿<text:bookmark text:name="r-2283123"/>Pour que cela fonctionne, il ne faut bien évidemment pas supprimer le bout de fichier téléchargé sur votre disque.<text:line-break/>Si la reprise a fonctionné vous devriez voir une barre de progression comme celle-ci :</text:p>
      <text:p text:style-name="P11"><text:bookmark text:name="r-2283124"/><text:span text:style-name="Example"><text:span text:style-name="T93">71% [+++++++++++++++===========&gt;            ] 24 450 216   470K/s  eta 88s</text:span></text:span><text:bookmark text:name="r-2283125"/><text:span text:style-name="Example"><text:span text:style-name="T93"><text:line-break/></text:span></text:span><text:span text:style-name="T93">Les</text:span><text:span text:style-name="Source_20_Text"><text:span text:style-name="T93">+++</text:span></text:span><text:span text:style-name="T93">correspondent à la partie précédemment téléchargée. Cela vous confirme que la reprise a bien fonctionné.</text:span></text:p>
      <text:p text:style-name="P86">﻿<text:bookmark text:name="r-2283132"/><text:span text:style-name="T70">Lancer un téléchargement en tâche de fond</text:span></text:p>
      <text:p text:style-name="P85"><text:span text:style-name="T94">﻿</text:span><text:span text:style-name="T98">Enfin, si vous voulez que le téléchargement soit envoyé en tâche de fond dès le début, il y a la technique du </text:span><text:span text:style-name="Source_20_Text"><text:span text:style-name="T98">nohup </text:span></text:span><text:span text:style-name="T98">que l'on connaît et qui s'applique à toutes les commandes, mais vous pouvez aussi utiliser l'option </text:span><text:span text:style-name="Source_20_Text"><text:span text:style-name="T98">--background</text:span></text:span><text:span text:style-name="T98"> :</text:span><text:span text:style-name="T94"> </text:span></text:p>
      <text:p text:style-name="P86"><text:span text:style-name="T70">﻿</text:span><text:bookmark text:name="r-2283128"/>$ wget --background -c http://cdimage.debian.org/debian-cd/4.0_r5/ i386/iso-cd/debian-40r5-i386-businesscard.iso<text:line-break/>Poursuite à l'arrière plan, pid 8422.<text:line-break/>La sortie sera écrite vers « wget-log ».</text:p>
      <text:p text:style-name="P85"><text:span text:style-name="T93">﻿Comme indiqué, l'avancement du téléchargement sera écrit dans un fichier </text:span><text:span text:style-name="Source_20_Text"><text:span text:style-name="T93">wget-log</text:span></text:span><text:span text:style-name="T93">.</text:span></text:p>
      <text:p text:style-name="P85"><text:span text:style-name="T93">﻿</text:span><text:span text:style-name="Source_20_Text"><text:span text:style-name="T93">wget </text:span></text:span><text:span text:style-name="T93">propose une quantité impressionnante d'options et je ne peux donc pas toutes les traiter. Sachez que vous pouvez notamment l'utiliser pour télécharger des pages web. Consultez le manuel pour en savoir plus car il y a de quoi faire : </text:span><text:span text:style-name="Source_20_Text"><text:span text:style-name="T93">man wget</text:span></text:span><text:span text:style-name="T93">.<text:line-break/></text:span><text:soft-page-break/><text:span text:style-name="T93">Un des avantages de </text:span><text:span text:style-name="Source_20_Text"><text:span text:style-name="T93">wget </text:span></text:span><text:span text:style-name="T93">est que vous avez toujours une barre de progression, et cela même si vous téléchargez un fichier depuis un serveur FTP. Ça paraît bête, mais, contrairement à </text:span><text:span text:style-name="Source_20_Text"><text:span text:style-name="T93">wget</text:span></text:span><text:span text:style-name="T93">, le programme </text:span><text:span text:style-name="Source_20_Text"><text:span text:style-name="T93">ftp </text:span></text:span><text:span text:style-name="T93">que l'on verra plus loin ne donne pas l'avancement du téléchargement !</text:span></text:p>
      <text:p text:style-name="P86">﻿<text:bookmark text:name="r-41846"/><text:span text:style-name="T72">scp : copier des fichiers sur le réseau</text:span></text:p>
      <text:p text:style-name="P85"><text:span text:style-name="T95">﻿Vous connaissez la commande </text:span><text:span text:style-name="Source_20_Text"><text:span text:style-name="T95">cp</text:span></text:span><text:span text:style-name="T95"> ? Elle permet de copier des fichiers sur votre disque dur.<text:line-break/>Eh bien voici </text:span><text:span text:style-name="Source_20_Text"><text:span text:style-name="T95">scp</text:span></text:span><text:span text:style-name="T95">(</text:span><text:span text:style-name="Emphasis"><text:span text:style-name="T95">Secure CoPy</text:span></text:span><text:span text:style-name="T95">), qui permet de copier des fichiers d'un ordinateur à un autre à travers le réseau ! Le tout de manière sécurisée, bien sûr.<text:line-break/></text:span><text:span text:style-name="T93">﻿Il existe aussi </text:span><text:span text:style-name="Source_20_Text"><text:span text:style-name="T93">rcp</text:span></text:span><text:span text:style-name="T93">(</text:span><text:span text:style-name="Emphasis"><text:span text:style-name="T93">Remote CoPy</text:span></text:span><text:span text:style-name="T93">) qui fait la même chose mais sans aucun cryptage. Son utilisation est déconseillée.</text:span></text:p>
      <text:p text:style-name="P85"><text:span text:style-name="T93">﻿</text:span><text:span text:style-name="Source_20_Text"><text:span text:style-name="T98">scp </text:span></text:span><text:span text:style-name="T98">s'utilise quasiment comme </text:span><text:span text:style-name="Source_20_Text"><text:span text:style-name="T98">ssh</text:span></text:span><text:span text:style-name="T98">. D'ailleurs ce n'est pas un hasard car </text:span><text:span text:style-name="Source_20_Text"><text:span text:style-name="T98">scp </text:span></text:span><text:span text:style-name="T98">s'appuie sur </text:span><text:span text:style-name="Source_20_Text"><text:span text:style-name="T98">ssh </text:span></text:span><text:span text:style-name="T98">pour fonctionner. Là où </text:span><text:span text:style-name="Source_20_Text"><text:span text:style-name="T98">ssh </text:span></text:span><text:span text:style-name="T98">sert à ouvrir une console à distance (un shell), </text:span><text:span text:style-name="Source_20_Text"><text:span text:style-name="T98">scp </text:span></text:span><text:span text:style-name="T98">est spécialement conçue pour copier des fichiers d'un ordinateur à un autre.</text:span></text:p>
      <text:p text:style-name="P86"><text:span text:style-name="T69">﻿On l'utilise comme ceci :<text:line-break/>﻿</text:span><text:bookmark text:name="r-2283138"/>scp fichier_origine destination</text:p>
      <text:p text:style-name="P85"><text:span text:style-name="T93">﻿Le premier élément à indiquer est la position du fichier que l'on veut copier. Le second élément correspond au répertoire de destination où il doit être copié.<text:line-break/>﻿Chacun de ces éléments peut s'écrire sous la forme suivante : </text:span><text:span text:style-name="Source_20_Text"><text:span text:style-name="T93">login@ip:nom_fichier</text:span></text:span><text:span text:style-name="T93">. Le login et l'IP sont facultatifs. Si vous n'écrivez ni login ni IP, </text:span><text:span text:style-name="Source_20_Text"><text:span text:style-name="T93">scp </text:span></text:span><text:span text:style-name="T93">considérera que le fichier se trouve sur votre ordinateur.</text:span></text:p>
      <text:p text:style-name="P85"><text:span text:style-name="T93">﻿Vous pouvez remplacer l'IP par un nom d'hôte (un nom de domaine) si vous en avez un qui est plus facile à retenir. Par exemple, le serveur Lisa du Site du Zéro peut être appelé en écrivant</text:span><text:span text:style-name="Source_20_Text"><text:span text:style-name="T93">lisa.simple-it.fr</text:span></text:span><text:span text:style-name="T93">au lieu d'une IP compliquée comme</text:span><text:span text:style-name="Source_20_Text"><text:span text:style-name="T93">85.123.10.201</text:span></text:span><text:span text:style-name="T93">.</text:span></text:p>
      <text:p text:style-name="P86">﻿<text:bookmark text:name="r-2283152"/><text:span text:style-name="T70">Copier un fichier de votre ordinateur vers un autre</text:span></text:p>
      <text:p text:style-name="P85"><text:span text:style-name="T98">﻿Prenons un cas concret (figure suivante) pour mieux comprendre :<text:line-break/></text:span><text:span text:style-name="T93">﻿</text:span><text:bookmark text:name="r-2283144"/><text:span text:style-name="T94">scp image.png </text:span><text:a xlink:type="simple" xlink:href="mailto:mateo21@85.123.10.201" text:style-name="Internet_20_link" text:visited-style-name="Visited_20_Internet_20_Link"><text:span text:style-name="T94">mateo21@85.123.10.201</text:span></text:a><text:span text:style-name="T94">:/home/mateo21/images/</text:span></text:p>
      <text:p text:style-name="P85"><text:span text:style-name="T94">﻿</text:span><text:span text:style-name="T98">Ici, je demande à copier le fichier </text:span><text:span text:style-name="Source_20_Text"><text:span text:style-name="T98">image.png </text:span></text:span><text:span text:style-name="T98">qui se trouve sur mon ordinateur vers un autre ordinateur dont le login est mateo21 et l'IP est </text:span><text:span text:style-name="Source_20_Text"><text:span text:style-name="T98">85.123.10.201</text:span></text:span><text:span text:style-name="T98">. Sur cet autre ordinateur, le fichier sera placé dans le dossier </text:span><text:span text:style-name="Source_20_Text"><text:span text:style-name="T98">/home/mateo21/images/</text:span></text:span><text:span text:style-name="T98">.<text:line-break/>﻿Notez que l'on peut utiliser le symbole ~ pour indiquer « mon répertoire personnel » (</text:span><text:span text:style-name="Source_20_Text"><text:span text:style-name="T98">/home/mateo21/</text:span></text:span><text:span text:style-name="T98">).</text:span></text:p>
      <text:p text:style-name="P85"><text:span text:style-name="T98">﻿</text:span><text:bookmark text:name="r-2283149"/><text:span text:style-name="T93">Notez que l'on peut utiliser le symbole ~ pour indiquer « le répertoire personnel » (</text:span><text:span text:style-name="Source_20_Text"><text:span text:style-name="T93">/home/mateo21/</text:span></text:span><text:span text:style-name="T93">). D'autre part, si cet autre ordinateur a un nom d'hôte facile à retenir, j'aurais tendance à l'utiliser à la place de l'IP. J'aurais donc pu écrire quelque chose comme ce qui suit et qui aurait été identique : <text:line-break/></text:span><text:span text:style-name="Example"><text:span text:style-name="T93">scp image.png </text:span></text:span><text:a xlink:type="simple" xlink:href="mailto:mateo21@lisa.simple-it.fr" text:style-name="Internet_20_link" text:visited-style-name="Visited_20_Internet_20_Link"><text:span text:style-name="Example"><text:span text:style-name="T93">mateo21@lisa.simple-it.fr</text:span></text:span></text:a><text:span text:style-name="Example"><text:span text:style-name="T93">:~/images/</text:span></text:span></text:p>
      <text:p text:style-name="P85"><text:span text:style-name="Example"><text:span text:style-name="T93">﻿Lorsque vous lancez la commande, </text:span></text:span><text:span text:style-name="Example"><text:span text:style-name="Source_20_Text"><text:span text:style-name="T93">scp </text:span></text:span></text:span><text:span text:style-name="Example"><text:span text:style-name="T93">essaiera de se connecter au serveur ayant l'IP indiquée avec le login que vous avez demandé (</text:span></text:span><text:span text:style-name="Example"><text:span text:style-name="Source_20_Text"><text:span text:style-name="T93">mateo21</text:span></text:span></text:span><text:span text:style-name="Example"><text:span text:style-name="T93">, dans notre cas). On vous demandera alors votre mot de passe ou, mieux,</text:span></text:span><text:span text:style-name="Example"><text:span text:style-name="Source_20_Text"><text:span text:style-name="T93">scp </text:span></text:span></text:span><text:span text:style-name="Example"><text:span text:style-name="T93">utilisera votre clé privée si elle existe.<text:line-break/>Nous avons vu que, combiné à l'agent SSH, cela nous évitait d'avoir à retaper notre </text:span></text:span><text:soft-page-break/><text:span text:style-name="Example"><text:span text:style-name="Source_20_Text"><text:span text:style-name="T93">passphrase </text:span></text:span></text:span><text:span text:style-name="Example"><text:span text:style-name="T93">à chaque fois !</text:span></text:span></text:p>
      <text:p text:style-name="P85"><text:span text:style-name="Example"><text:span text:style-name="T93">﻿</text:span></text:span><text:bookmark text:name="r-2283162"/><text:span text:style-name="T94">Copier un fichier d'un autre ordinateur vers le vôtre</text:span></text:p>
      <text:p text:style-name="P85"><text:span text:style-name="T98">﻿</text:span><text:bookmark text:name="r-2283153"/><text:span text:style-name="T93">On peut également faire le contraire (figure suivante), c'est-à-dire récupérer un fichier qui se trouve sur un autre ordinateur et le placer chez nous :</text:span><text:bookmark text:name="r-2283154"/><text:span text:style-name="T93"><text:line-break/></text:span><text:span text:style-name="Example"><text:span text:style-name="T94">scp mateo21@85.123.10.201:image.png copie_image_sur_mon_pc.png</text:span></text:span></text:p>
      <text:p text:style-name="P85"><text:span text:style-name="Example"><text:span text:style-name="T98">﻿Dans cet exemple, je copie le fichie r</text:span></text:span><text:span text:style-name="Example"><text:span text:style-name="Source_20_Text"><text:span text:style-name="T98">image.png </text:span></text:span></text:span><text:span text:style-name="Example"><text:span text:style-name="T98">qui se trouve sur le serveur dont le login est mateo21 et l'IP est </text:span></text:span><text:span text:style-name="Example"><text:span text:style-name="Source_20_Text"><text:span text:style-name="T98">85.123.10.201</text:span></text:span></text:span><text:span text:style-name="Example"><text:span text:style-name="T98">et place cette copie sur mon propre ordinateur sous le nom </text:span></text:span><text:span text:style-name="Example"><text:span text:style-name="Source_20_Text"><text:span text:style-name="T98">copie_image_sur_mon_pc.png</text:span></text:span></text:span><text:span text:style-name="Example"><text:span text:style-name="T98">.</text:span></text:span></text:p>
      <text:p text:style-name="P85"><text:span text:style-name="Example"><text:span text:style-name="T98">﻿</text:span></text:span><text:bookmark text:name="r-2283159"/><text:span text:style-name="T98">Si je veux, je peux aussi copier le fichier sans en changer le nom :</text:span><text:bookmark text:name="r-2283160"/><text:span text:style-name="T98"><text:line-break/></text:span><text:span text:style-name="Example"><text:span text:style-name="T94">scp mateo21@85.123.10.201:image.png .</text:span></text:span><text:bookmark text:name="r-2283161"/><text:span text:style-name="Example"><text:span text:style-name="T98"><text:line-break/></text:span></text:span><text:span text:style-name="T98">Notez le point à la fin. Il signifie « copier dans le répertoire dans lequel je me trouve ». Le fichier</text:span><text:span text:style-name="Source_20_Text"><text:span text:style-name="T98">image.png</text:span></text:span><text:span text:style-name="T98">sera donc placé sur mon ordinateur dans le dossier actuel.</text:span></text:p>
      <text:p text:style-name="P86"><text:span text:style-name="T69">﻿</text:span><text:bookmark text:name="r-2283167"/><text:span text:style-name="T70">Le piège du port</text:span></text:p>
      <text:p text:style-name="P85"><text:span text:style-name="T98">﻿</text:span><text:bookmark text:name="r-2283163"/><text:span text:style-name="T93">Si le serveur SSH auquel vous essayez de vous connecter n'est pas sur le port standard (22), il faudra indiquer le numéro du port avec l'option</text:span><text:span text:style-name="Source_20_Text"><text:span text:style-name="T93">-P</text:span></text:span><text:span text:style-name="T93"> :</text:span><text:bookmark text:name="r-2283164"/><text:span text:style-name="T93"><text:line-break/></text:span><text:span text:style-name="T94">Ex :</text:span><text:span text:style-name="T93"> </text:span><text:span text:style-name="Example"><text:span text:style-name="T94">scp -P 16296 mateo21@85.123.10.201:image.png .</text:span></text:span></text:p>
      <text:p text:style-name="P85"><text:span text:style-name="Example"><text:span text:style-name="T94">﻿</text:span></text:span><text:span text:style-name="Example"><text:span text:style-name="T98">La commande </text:span></text:span><text:span text:style-name="Example"><text:span text:style-name="Source_20_Text"><text:span text:style-name="T98">ssh </text:span></text:span></text:span><text:span text:style-name="Example"><text:span text:style-name="T98">a aussi une option pour indiquer un port ; vous vous en souvenez peut-être, c'est…</text:span></text:span><text:span text:style-name="Example"><text:span text:style-name="Source_20_Text"><text:span text:style-name="T98">-p</text:span></text:span></text:span><text:span text:style-name="Example"><text:span text:style-name="T98"> ! Faites donc attention car avec </text:span></text:span><text:span text:style-name="Example"><text:span text:style-name="Source_20_Text"><text:span text:style-name="T98">ssh </text:span></text:span></text:span><text:span text:style-name="Example"><text:span text:style-name="T98">c'est un « p » minuscule qu'il faut utiliser alors qu’avec </text:span></text:span><text:span text:style-name="Example"><text:span text:style-name="Source_20_Text"><text:span text:style-name="T98">scp </text:span></text:span></text:span><text:span text:style-name="Example"><text:span text:style-name="T98">c'est un « P » majuscule !</text:span></text:span></text:p>
      <text:p text:style-name="P85"><text:span text:style-name="Example"><text:span text:style-name="T98">﻿</text:span></text:span><text:bookmark text:name="r-41918"/><text:span text:style-name="T91">ftp &amp; sftp : transférer des fichiers</text:span></text:p>
      <text:p text:style-name="P98"><text:span text:style-name="T93">﻿Le FTP (</text:span><text:span text:style-name="Emphasis"><text:span text:style-name="T93">File Transfer Protocol</text:span></text:span><text:span text:style-name="T93">) est un protocole permettant d'échanger des fichiers sur le réseau. Il est assez ancien (1985) et toujours utilisé à l'heure actuelle pour transférer des fichiers.</text:span></text:p>
      <text:p text:style-name="P93">﻿On l'utilise en général dans deux cas :</text:p>
      <text:p text:style-name="P85"><text:span text:style-name="T95">- </text:span><text:span text:style-name="T93">﻿ Lorsque connexion se fait alors en </text:span><text:span text:style-name="Strong_20_Emphasis"><text:span text:style-name="T93">mode anonyme</text:span></text:span><text:span text:style-name="T93">.</text:span><text:span text:style-name="T95"><text:line-break/>﻿Pour télécharger un fichier depuis un serveur FTP public. En général, les navigateurs web font cela de manière automatique et transparente lorsque vous cliquez sur un lien de téléchargement.</text:span></text:p>
      <text:p text:style-name="P85"><text:span text:style-name="T93">- ﻿Lorsque connexion se fait donc en </text:span><text:span text:style-name="Strong_20_Emphasis"><text:span text:style-name="T93">mode authentifié</text:span></text:span><text:span text:style-name="T93">.<text:line-break/>﻿Pour transférer des fichiers vers un serveur FTP privé (et éventuellement en télécharger aussi). Lorsque l'on prend un hébergement pour son site web, l'hébergeur nous donne en général des accès FTP pour aller y déposer les fichiers du site.</text:span></text:p>
      <text:p text:style-name="P86">﻿Tout le monde n'a pas forcément accès à un serveur FTP privé, aussi je vous propose pour les exemples suivants de vous connecter à un serveur FTP public (rassurez-vous, si vous voulez vous connecter à un FTP privé, la méthode reste la même).</text:p>
      <text:p text:style-name="P86">﻿Nous nous intéressons ici au fonctionnement du FTP en ligne de commande. Bien sûr, il existe des logiciels graphiques qui font la même chose, comme par exemple FileZilla.</text:p>
      <text:p text:style-name="P86"><text:soft-page-break/>﻿<text:bookmark text:name="r-2283188"/><text:span text:style-name="T70">Connexion à un serveur FTP</text:span></text:p>
      <text:p text:style-name="P85"><text:span text:style-name="T98">﻿Essayons de nous connecter au serveur FTP de Debian, accessible à l'adresse suivante : </text:span><text:span text:style-name="T97">$ </text:span><text:a xlink:type="simple" xlink:href="ftp://ftp.debian.org/" text:style-name="Internet_20_link" text:visited-style-name="Visited_20_Internet_20_Link"><text:span text:style-name="Source_20_Text"><text:span text:style-name="T91">ftp://ftp.debian.org</text:span></text:span></text:a><text:span text:style-name="Source_20_Text"><text:span text:style-name="T97"> </text:span></text:span><text:span text:style-name="Source_20_Text"><text:span text:style-name="T98">(en ligne de commande) ou $ ftp2.fr.debian.org.</text:span></text:span></text:p>
      <text:p text:style-name="P85"><text:span text:style-name="Source_20_Text"><text:span text:style-name="T94">﻿</text:span></text:span><text:span text:style-name="Source_20_Text"><text:span text:style-name="T98">Le serveur FTP devrait répondre en vous demandant un login et un mot de passe. Pour les serveurs FTP publics, le login à utiliser est toujours anonymous.</text:span></text:span><text:span text:style-name="Source_20_Text"><text:span text:style-name="T94"><text:line-break/></text:span></text:span><text:span text:style-name="Source_20_Text"><text:span text:style-name="T98">P﻿our le mot de passe, peu importe ce que vous mettez, vous serez acceptés.</text:span></text:span></text:p>
      <text:p text:style-name="P85"><text:span text:style-name="Source_20_Text"><text:span text:style-name="T98">﻿Vous avez maintenant un </text:span></text:span><text:span text:style-name="Source_20_Text"><text:span text:style-name="Strong_20_Emphasis"><text:span text:style-name="T93">prompt</text:span></text:span></text:span><text:span text:style-name="Source_20_Text"><text:span text:style-name="T98"> (il s'agit du terme anglais pour </text:span></text:span><text:span text:style-name="Source_20_Text"><text:span text:style-name="Emphasis"><text:span text:style-name="T98">invite de commandes</text:span></text:span></text:span><text:span text:style-name="Source_20_Text"><text:span text:style-name="T98">) ftp&gt; qui vous permet de rentrer des commandes FTP. </text:span></text:span></text:p>
      <text:p text:style-name="P85"><text:span text:style-name="Source_20_Text"><text:span text:style-name="T94">﻿</text:span></text:span><text:bookmark text:name="r-2283205"/><text:span text:style-name="T94">Se déplacer au sein du serveur FTP</text:span></text:p>
      <text:p text:style-name="P85"><text:span text:style-name="T94">﻿</text:span><text:span text:style-name="T98">Les commandes que vous pouvez utiliser sont pour la plupart les mêmes que celles que vous connaissez. Citons dans le lot : ﻿</text:span><text:span text:style-name="Source_20_Text"><text:span text:style-name="T98">ls, pwd, cd...</text:span></text:span><text:span text:style-name="T98">.</text:span></text:p>
      <text:p text:style-name="P85"><text:span text:style-name="T98">﻿Avec ces commandes, vous devriez déjà pouvoir vous balader sur le serveur FTP.<text:line-break/>Faites un</text:span><text:span text:style-name="Source_20_Text"><text:span text:style-name="T98"> ls pour voir.<text:line-break/>﻿Les lignes commençant par un numéro sont des messages envoyés par le serveur FTP. Vous noterez que les fichiers s'affichent comme si l'on avait écritls -l. <text:line-break/>﻿Il y a seulement un répertoire, rendez-vous donc dans debian(cd debian).<text:line-break/>﻿Affichez à nouveau le contenu avec ls.</text:span></text:span></text:p>
      <text:p text:style-name="P85"><text:span text:style-name="Source_20_Text"><text:span text:style-name="T98">﻿</text:span></text:span><text:bookmark text:name="r-2283223"/><text:span text:style-name="T94">Le transfert de fichiers</text:span></text:p>
      <text:p text:style-name="P86"><text:span text:style-name="T70">﻿</text:span><text:span text:style-name="T69">Si vous souhaitez récupérer un fichier ou en envoyer un, il y a deux commandes à connaître : </text:span><text:span text:style-name="T70">put(﻿envoie un fichier vers le serveur) </text:span><text:span text:style-name="T69">et </text:span><text:span text:style-name="T70">get(﻿ télécharge un fichier depuis le serveur).</text:span></text:p>
      <text:p text:style-name="P85"><text:span text:style-name="T94">﻿</text:span><text:span text:style-name="T98">Notez qu'il est impossible d'utiliser </text:span><text:span text:style-name="Source_20_Text"><text:span text:style-name="T98">put </text:span></text:span><text:span text:style-name="T98">sur les serveurs FTP publics comme celui auquel nous sommes connectés. Seul le téléchargement de fichiers est autorisé.<text:line-break/>D'autres commandes, comme celle qui permet de changer les</text:span><text:span text:style-name="Source_20_Text"><text:span text:style-name="T98">chmod </text:span></text:span><text:span text:style-name="T98">des fichiers, ne sont pas activées non plus.</text:span></text:p>
      <text:p text:style-name="P85"><text:span text:style-name="T98">﻿Vous pouvez par exemple récupérer le fichier </text:span><text:span text:style-name="Source_20_Text"><text:span text:style-name="T98">README </text:span></text:span><text:span text:style-name="T98">en écrivant : </text:span><text:span text:style-name="T94">$ </text:span><text:span text:style-name="Source_20_Text"><text:span text:style-name="T94">get README</text:span></text:span><text:span text:style-name="Source_20_Text"><text:span text:style-name="T98"><text:line-break/>﻿</text:span></text:span><text:bookmark text:name="r-2283219"/><text:span text:style-name="T93">Et voilà ! Le fichier se trouve maintenant sur votre ordinateur.</text:span><text:bookmark text:name="r-2283220"/><text:span text:style-name="T93"><text:line-break/>Il a été téléchargé dans le dossier dans lequel vous vous trouviez sur votre ordinateur.</text:span></text:p>
      <text:p text:style-name="P85"><text:span text:style-name="T93">﻿Une fois sur le serveur, il suffit de faire précéder les commandes d'un point d'exclamation pour qu'elles s'exécutent chez vous et non sur le serveur FTP.<text:line-break/>Ex : ﻿</text:span><text:bookmark text:name="r-2283221"/><text:span text:style-name="T93">ftp&gt; !pwd → /home/mateo21<text:line-break/>﻿</text:span><text:span text:style-name="T98">Si vous voulez changer de dossier </text:span><text:span text:style-name="Strong_20_Emphasis"><text:span text:style-name="T98">chez vous</text:span></text:span><text:span text:style-name="T98">, utilisez </text:span><text:span text:style-name="Source_20_Text"><text:span text:style-name="T98">!cd<text:line-break/>﻿Pour lister les fichiers </text:span></text:span><text:span text:style-name="Source_20_Text"><text:span text:style-name="Strong_20_Emphasis"><text:span text:style-name="T98">chez vous</text:span></text:span></text:span><text:span text:style-name="Source_20_Text"><text:span text:style-name="T98">, utilisez !ls </text:span></text:span></text:p>
      <text:p text:style-name="P85"><text:span text:style-name="Source_20_Text"><text:span text:style-name="T98">﻿</text:span></text:span><text:bookmark text:name="r-2283227"/><text:span text:style-name="T94">Les autres commandes</text:span></text:p>
      <text:p text:style-name="P86"><text:span text:style-name="T70">﻿</text:span><text:bookmark text:name="r-2283224"/>Il existe de nombreuses autres commandes FTP, nous n'allons pas toutes les voir.</text:p>
      <text:p text:style-name="P85"><text:bookmark text:name="r-2283225"/><text:span text:style-name="T93">Tapez </text:span><text:span text:style-name="Source_20_Text"><text:span text:style-name="T93">man ftp </text:span></text:span><text:span text:style-name="T93">pour obtenir un aperçu des commandes disponibles. Vous noterez que toutes ne sont pas identiques à celles que vous connaissez. Par exemple, pour supprimer un fichier, ce n'est pas </text:span><text:span text:style-name="Source_20_Text"><text:span text:style-name="T93">rm </text:span></text:span><text:span text:style-name="T93">mais </text:span><text:span text:style-name="Source_20_Text"><text:span text:style-name="T93">delete</text:span></text:span><text:span text:style-name="T93"> ! D'autres vous seront familières : </text:span><text:span text:style-name="Source_20_Text"><text:span text:style-name="T93">mkdir </text:span></text:span><text:span text:style-name="T93">permet de </text:span><text:soft-page-break/><text:span text:style-name="T93">créer un dossier, par exemple.</text:span></text:p>
      <text:p text:style-name="Text_20_body"><text:bookmark text:name="r-2283226"/><text:span text:style-name="T93">Pour quitter le serveur et vous déconnecter, vous avez le choix entre la bonne vieille combinaison de touches </text:span><text:span text:style-name="Source_20_Text"><text:span text:style-name="T93">Ctrl + D </text:span></text:span><text:span text:style-name="T93">qui commande la fermeture de la session ou encore les commandes </text:span><text:span text:style-name="Source_20_Text"><text:span text:style-name="T93">bye</text:span></text:span><text:span text:style-name="T93">,</text:span><text:span text:style-name="Source_20_Text"><text:span text:style-name="T93">exit </text:span></text:span><text:span text:style-name="T93">et </text:span><text:span text:style-name="Source_20_Text"><text:span text:style-name="T93">quit</text:span></text:span><text:span text:style-name="T93">, qui sont analogues.</text:span></text:p>
      <text:p text:style-name="Text_20_body"><text:span text:style-name="Source_20_Text"><text:span text:style-name="T94"/></text:span></text:p>
      <text:p text:style-name="Text_20_body"><text:bookmark text:name="r-2283238"/><text:span text:style-name="Source_20_Text"><text:span text:style-name="T94">sftp</text:span></text:span><text:span text:style-name="T94"> : un FTP sécurisé</text:span></text:p>
      <text:p text:style-name="P110"><text:span text:style-name="T70">﻿</text:span><text:span text:style-name="T69">Le protocole FTP a un défaut : il n'est pas sécurisé ; les données ne sont pas cryptées. </text:span><text:span text:style-name="T69">Quelqu'un ayant accès au réseau pourrait alors intercepter le contenu des fichiers que vous échangez ou encore votre mot de passe lors de la connexion.</text:span></text:p>
      <text:p text:style-name="Standard"><text:span text:style-name="T98">﻿</text:span><text:bookmark text:name="r-2283229"/><text:span text:style-name="T93">Pour remédier à cela, on a inventé </text:span><text:span text:style-name="Source_20_Text"><text:span text:style-name="T94">sftp</text:span></text:span><text:span text:style-name="T93">, qui repose sur SSH pour sécuriser la connexion :</text:span></text:p>
      <text:p text:style-name="P11"><text:bookmark text:name="r-2283230"/><text:span text:style-name="Example"><text:span text:style-name="T94">sftp </text:span></text:span><text:a xlink:type="simple" xlink:href="mailto:login@ip" text:style-name="Internet_20_link" text:visited-style-name="Visited_20_Internet_20_Link"><text:span text:style-name="Example"><text:span text:style-name="T94">login@ip</text:span></text:span></text:a><text:span text:style-name="Example"><text:span text:style-name="T94"><text:line-break/>﻿</text:span></text:span><text:bookmark text:name="r-2283232"/><text:span text:style-name="T93">sftp </text:span><text:a xlink:type="simple" xlink:href="mailto:mateo21@192.168.1.1" text:style-name="Internet_20_link" text:visited-style-name="Visited_20_Internet_20_Link"><text:span text:style-name="T93">mateo21@192.168.1.1</text:span></text:a></text:p>
      <text:p text:style-name="P14">﻿On vous demandera alors votre mot de passe (bien entendu, la clé publique sera utilisée, si elle est présente).</text:p>
      <text:p text:style-name="P11"><text:span text:style-name="T93">﻿Une fois que vous serez connectés, les commandes sont presque les mêmes que pour le FTP. Vous retrouverez notamment </text:span><text:span text:style-name="Source_20_Text"><text:span text:style-name="T93">get </text:span></text:span><text:span text:style-name="T93">et </text:span><text:span text:style-name="Source_20_Text"><text:span text:style-name="T93">put </text:span></text:span><text:span text:style-name="T93">pour échanger des fichiers. Sachez que les commandes sont globalement plus puissantes et pratiques en SFTP qu'en FTP.<text:line-break/>Méfiez-vous toutefois, certaines commandes changent ! Par exemple, pour supprimer un fichier, ce n'est plus </text:span><text:span text:style-name="Source_20_Text"><text:span text:style-name="T93">delete </text:span></text:span><text:span text:style-name="T93">mais à nouveau </text:span><text:span text:style-name="Source_20_Text"><text:span text:style-name="T93">rm</text:span></text:span><text:span text:style-name="T93"> ! Lisez le manuel pour plus d'informations : </text:span><text:span text:style-name="Source_20_Text"><text:span text:style-name="T93">man sftp</text:span></text:span><text:span text:style-name="T93">.</text:span></text:p>
      <text:p text:style-name="P11"><text:span text:style-name="T93">﻿Pour se connecter en SFTP, on utilise le même port que SSH (soit 22 par défaut). Si votre serveur SSH fonctionne sur un autre port, vous devrez le préciser comme ceci :<text:line-break/></text:span><text:span text:style-name="Source_20_Text"><text:span text:style-name="T94">sftp -oPort=27401 </text:span></text:span><text:a xlink:type="simple" xlink:href="mailto:mateo21@ip" text:style-name="Internet_20_link" text:visited-style-name="Visited_20_Internet_20_Link"><text:span text:style-name="Source_20_Text"><text:span text:style-name="T94">mateo21@ip</text:span></text:span></text:a><text:span text:style-name="T93">.</text:span></text:p>
      <text:p text:style-name="P14">﻿À l'heure actuelle, le SFTP reste assez peu utilisé. Les hébergeurs web utilisent toujours le FTP classique alors que la plupart des logiciels graphiques comme FileZilla sont pourtant capables de se connecter en SFTP.</text:p>
      <text:p text:style-name="P86">﻿<text:bookmark text:name="r-41989"/><text:span text:style-name="T70">rsync : synchroniser des fichiers pour une sauvegarde</text:span></text:p>
      <text:p text:style-name="P85"><text:span text:style-name="T98">﻿</text:span><text:bookmark text:name="r-2283239"/><text:span text:style-name="Source_20_Text"><text:span text:style-name="T93">rsyn c</text:span></text:span><text:span text:style-name="T93">est un programme assez simple à utiliser et pourtant très puissant. Il permet d'effectuer une synchronisation entre deux répertoires, que ce soit sur le même PC ou entre deux ordinateurs reliés en réseau.</text:span></text:p>
      <text:p text:style-name="Text_20_body"><text:span text:style-name="Source_20_Text"><text:span text:style-name="T93">rsync </text:span></text:span><text:span text:style-name="T93">est le plus souvent utilisé pour effectuer des </text:span><text:span text:style-name="Strong_20_Emphasis"><text:span text:style-name="T93">sauvegardes incrémentielles</text:span></text:span><text:span text:style-name="T93">. Je m'explique.</text:span></text:p>
      <text:p text:style-name="P110"><text:bookmark text:name="r-2283241"/>Par exemple, imaginez que vous souhaitiez sauvegarder régulièrement les fichiers de votre home (répertoire personnel). Ainsi, si un jour un accident survient (perte du PC, par exemple), vous aurez toujours vos documents sauvegardés au chaud sur un serveur quelque part.</text:p>
      <text:p text:style-name="P110">﻿D'accord, vous copiez tout votre home sur ce serveur.<text:line-break/>Oui mais voilà, votre home contient peut-être 10 Go de fichiers : entre vos vidéos, la musique, vos rapports au format texte et vos photos de vacances, ça va vite. <text:line-break/>﻿Sauvegarder ces 10 Go une fois, d'accord. Mais la seconde fois, plutôt que de tout renvoyer, vous souhaiterez peut-être envoyer uniquement les fichiers qui ont été ajoutés <text:soft-page-break/>ou modifiés, non ?</text:p>
      <text:p text:style-name="Text_20_body"><text:span text:style-name="T93">﻿</text:span><text:span text:style-name="Source_20_Text"><text:span text:style-name="T93">rsync </text:span></text:span><text:span text:style-name="T93">peut être utilisé pour effectuer une sauvegarde entre deux dossiers sur le même ordinateur ou bien entre deux dossiers sur deux ordinateurs différents. En général, on l'utilise plutôt pour sauvegarder entre deux ordinateurs différents, bien sûr.<text:line-break/>﻿Dans un premier temps, pour faire simple, nous allons voir comment fonctionne la sauvegarde entre deux dossiers de votre ordinateur puis nous effectuerons ensuite la sauvegarde sur un autre PC.</text:span></text:p>
      <text:p text:style-name="P65">﻿</text:p>
      <text:p text:style-name="P68"><text:bookmark text:name="r-2283290"/>Sauvegarder dans un autre dossier du même ordinateur</text:p>
      <text:p text:style-name="P68"/>
      <text:p text:style-name="Standard"><text:span text:style-name="T94">﻿</text:span><text:span text:style-name="T98">Dans les exemples qui vont suivre, je vais supposer que vous souhaitiez sauvegarder le dossier </text:span><text:span text:style-name="Source_20_Text"><text:span text:style-name="T98">Images </text:span></text:span><text:span text:style-name="T98">dans un dossier </text:span><text:span text:style-name="Source_20_Text"><text:span text:style-name="T98">backups</text:span></text:span><text:span text:style-name="T98">.</text:span></text:p>
      <text:p text:style-name="P68"/>
      <text:p text:style-name="Standard"><text:span text:style-name="T94">﻿</text:span><text:bookmark text:name="r-2283254"/><text:span text:style-name="T93">Dans le dossier </text:span><text:span text:style-name="Source_20_Text"><text:span text:style-name="T93">Images</text:span></text:span><text:span text:style-name="T93">, il y a quelques photos de vacances :</text:span></text:p>
      <text:p text:style-name="Preformatted_20_Text"><text:bookmark text:name="r-2283255"/><text:span text:style-name="Example"><text:span text:style-name="T93">$ ls</text:span></text:span></text:p>
      <text:p text:style-name="P11"><text:span text:style-name="Example"><text:span text:style-name="T93">espagne1.jpg  italie1.jpg  italie2.jpg  italie3.jpg</text:span></text:span></text:p>
      <text:p text:style-name="P11"><text:span text:style-name="Example"><text:span text:style-name="T93">Maintenant on lance un rsync comme ceci :<text:line-break/>﻿</text:span></text:span><text:bookmark text:name="r-2283258"/><text:span text:style-name="T94">$ rsync -arv Images/ backups/</text:span></text:p>
      <text:p text:style-name="P11"><text:span text:style-name="T94">﻿</text:span><text:span text:style-name="T98">Quelques explications concernant les paramètres :<text:line-break/>- </text:span><text:span text:style-name="T94">-a</text:span><text:span text:style-name="T98"> : ﻿conserve toutes les informations sur les fichiers, comme les droits (</text:span><text:span text:style-name="Source_20_Text"><text:span text:style-name="T98">chmod</text:span></text:span><text:span text:style-name="T98">), la date de modification, etc.<text:line-break/>- </text:span><text:span text:style-name="T94">-r</text:span><text:span text:style-name="T98"> : sauvegarde aussi tous les sous-dossiers qui se trouvent dans le dossier à sauvegarder <text:line-break/>- ﻿</text:span><text:span text:style-name="Source_20_Text"><text:span text:style-name="T94">-v</text:span></text:span><text:span text:style-name="T98"> : mode verbeux, affiche des informations détaillées sur la copie en cours</text:span></text:p>
      <text:p text:style-name="P15">﻿Viennent ensuite le nom du dossier à sauvegarder et le répertoire de sauvegarde.</text:p>
      <text:p text:style-name="P11"><text:span text:style-name="T98">﻿</text:span><text:span text:style-name="Source_20_Text"><text:span text:style-name="T98">rsync </text:span></text:span><text:span text:style-name="T98">analyse le contenu du répertoire de sauvegarde dans un premier temps. Comme celui-ci est vide, vous pouvez constater qu’il y a copié tous les fichiers. </text:span></text:p>
      <text:p text:style-name="P11"><text:span text:style-name="T98">﻿Maintenant, lancez la même commande une seconde fois : $ rsync -arv Images/ backups/<text:line-break/>﻿Comme vous pouvez le voir, cette fois aucun fichier n'a été envoyé ! En effet, </text:span><text:span text:style-name="Source_20_Text"><text:span text:style-name="T98">rsync </text:span></text:span><text:span text:style-name="T98">étant intelligent, il a détecté qu'il n'y avait aucun changement et donc qu'il n'y avait pas lieu de copier quoi que ce soit.</text:span></text:p>
      <text:p text:style-name="P11"><text:span text:style-name="T98">﻿Testons un peu ce qui se passe si l'on ajoute un fichier : ﻿</text:span><text:span text:style-name="T93">$ touch Images/espagne2.jpg<text:line-break/>﻿</text:span><text:bookmark text:name="r-2283273"/><text:span text:style-name="T93">$ rsync -arv Images/ backups/<text:line-break/>﻿Le nouveau fichier </text:span><text:span text:style-name="Source_20_Text"><text:span text:style-name="T93">espagne2.jpg </text:span></text:span><text:span text:style-name="T93">a bien été copié !</text:span></text:p>
      <text:p text:style-name="P86">﻿<text:bookmark text:name="r-2283280"/><text:span text:style-name="T70">Supprimer les fichiers</text:span></text:p>
      <text:p text:style-name="P85"><text:span text:style-name="T98">﻿</text:span><text:bookmark text:name="r-2283277"/><text:span text:style-name="T93">Par défaut, </text:span><text:span text:style-name="Source_20_Text"><text:span text:style-name="T93">rsync </text:span></text:span><text:span text:style-name="T93">ne supprime pas les fichiers dans le répertoire de copie. Si vous voulez lui demander de le faire, pour que le contenu soit strictement identique, rajoutez</text:span><text:span text:style-name="Source_20_Text"><text:span text:style-name="T94">--delete</text:span></text:span><text:span text:style-name="T93">.<text:line-break/>Par exemple, si je supprime le fichier</text:span><text:span text:style-name="Source_20_Text"><text:span text:style-name="T93">italie3.jpg</text:span></text:span><text:span text:style-name="T93"> :<text:line-break/></text:span><text:span text:style-name="Example"><text:span text:style-name="T94">$ rm Images/italie3.jpg</text:span></text:span><text:span text:style-name="Example"><text:span text:style-name="T93"><text:line-break/></text:span></text:span><text:span text:style-name="Example"><text:span text:style-name="T94">$ rsync -arv --delete Images/ backups/<text:line-break/>﻿</text:span></text:span><text:span text:style-name="Example"><text:span text:style-name="Source_20_Text"><text:span text:style-name="T98">rsync </text:span></text:span></text:span><text:span text:style-name="Example"><text:span text:style-name="T98">me supprime mon fichier</text:span></text:span><text:span text:style-name="Example"><text:span text:style-name="Source_20_Text"><text:span text:style-name="T98">italie3.jpg</text:span></text:span></text:span><text:span text:style-name="Example"><text:span text:style-name="T98"> !</text:span></text:span></text:p>
      <text:p text:style-name="P85"><text:span text:style-name="Example"><text:span text:style-name="T98">﻿</text:span></text:span><text:bookmark text:name="r-2283289"/><text:span text:style-name="T94">Sauvegarder les fichiers supprimés</text:span></text:p>
      <text:p text:style-name="P100"><text:soft-page-break/><text:span text:style-name="T93">﻿Peut-être que la suppression du fichier était accidentelle. Si même votre </text:span><text:span text:style-name="Source_20_Text"><text:span text:style-name="T93">rsync </text:span></text:span><text:span text:style-name="T93">supprime le fichier dans le répertoire de sauvegarde, vous n'en aurez plus aucune trace !</text:span></text:p>
      <text:p text:style-name="P85"><text:span text:style-name="T98">﻿Heureusement, il est possible de garder de côté les fichiers que l'on a supprimés, sait-on jamais, au cas où.<text:line-break/></text:span><text:span text:style-name="T93">﻿Pour cela, rajoutez l'option --</text:span><text:span text:style-name="Source_20_Text"><text:span text:style-name="T93">backup</text:span></text:span><text:span text:style-name="T93">. Les fichiers supprimés prendront un suffixe dans le répertoire de sauvegarde.<text:line-break/>﻿Vous pouvez aussi, pour éviter que ça ne fasse désordre, déplacer les fichiers supprimés dans un dossier qui leur est dédié. Rajoutez --</text:span><text:span text:style-name="Source_20_Text"><text:span text:style-name="T93">backup-dir=/chemin/vers/le/repertoire</text:span></text:span><text:span text:style-name="T93">.<text:line-break/></text:span><text:span text:style-name="T94"> ﻿</text:span><text:bookmark text:name="r-2283285"/><text:span text:style-name="T94">$ rsync -arv --delete --backup --backup-dir=/home/mateo21/backups_supprimes Images/ backups/</text:span></text:p>
      <text:p text:style-name="P85"><text:span text:style-name="T94">﻿</text:span><text:span text:style-name="T98">Je vous recommande d'indiquer le répertoire </text:span><text:span text:style-name="Source_20_Text"><text:span text:style-name="T98">backup-dir </text:span></text:span><text:span text:style-name="T98">en absolu comme je l'ai fait. Sinon, le répertoire des fichiers supprimés sera placé à l'intérieur du répertoire de sauvegarde et vous risquez d'avoir plus de problèmes qu’autre chose lors de la synchronisation.</text:span></text:p>
      <text:p text:style-name="P85"><text:span text:style-name="T98">﻿</text:span><text:span text:style-name="Source_20_Text"><text:span text:style-name="T98">rsync </text:span></text:span><text:span text:style-name="T98">peut faire bien d'autres choses, comme exclure un dossier de la sauvegarde (option </text:span><text:span text:style-name="Source_20_Text"><text:span text:style-name="T98">--exclude</text:span></text:span><text:span text:style-name="T98">). Je vous laisse lire le manuel pour savoir un peu tout ce que vous pouvez faire.</text:span></text:p>
      <text:p text:style-name="P86"><text:span text:style-name="T69">﻿</text:span><text:bookmark text:name="r-2283296"/><text:span text:style-name="T70">Sauvegarder sur un autre ordinateur</text:span></text:p>
      <text:p text:style-name="P85"><text:span text:style-name="T94">﻿</text:span><text:span text:style-name="T98">L'avantage de </text:span><text:span text:style-name="Source_20_Text"><text:span text:style-name="T98">rsync </text:span></text:span><text:span text:style-name="T98">est qu'il peut copier les fichiers en employant plusieurs méthodes différentes. La plus couramment utilisée, que nous allons choisir ici, est de passer par SSH. Comme quoi, vous le voyez, SSH sert à sécuriser tous types de transferts.</text:span></text:p>
      <text:p text:style-name="P85"><text:span text:style-name="T98">﻿</text:span><text:bookmark text:name="r-2283293"/><text:span text:style-name="T94">$ rsync -arv --delete --backup --backup-dir=/home/mateo21/fichiers_supprimes Images/ </text:span><text:a xlink:type="simple" xlink:href="mailto:mateo21@IP" text:style-name="Internet_20_link" text:visited-style-name="Visited_20_Internet_20_Link"><text:span text:style-name="T94">mateo21@IP</text:span></text:a><text:span text:style-name="T94">_du_serveur:mes_backups/</text:span></text:p>
      <text:p text:style-name="P86"><text:span text:style-name="T70">﻿</text:span><text:span text:style-name="T69">Si votre serveur SSH écoute sur un autre port que celui par défaut, il faudra rajouter :</text:span></text:p>
      <text:p text:style-name="P85"><text:span text:style-name="Source_20_Text"><text:span text:style-name="T94">-e "ssh -p port"<text:line-break/>﻿</text:span></text:span><text:bookmark text:name="r-2283295"/><text:span text:style-name="T94">$ rsync -arv --delete --backup --backup-dir=/home/mateo21/fichiers_supprimes Images/ mateo21@IP_du_serveur:mes_backups/ -e "ssh -p 12473"</text:span></text:p>
      <text:p text:style-name="P88"><text:span text:style-name="T70">﻿</text:span><text:span text:style-name="T72">Analyser le réseau et filtrer le trafic avec un pare-feu</text:span></text:p>
      <text:p text:style-name="P87"><text:span text:style-name="T66">﻿</text:span><text:bookmark text:name="r-2283309"/>Ce chapitre vous propose d'apprendre à maîtriser le trafic réseau qui passe par votre ordinateur. En effet, lorsque vous êtes connectés à l'internet, vous avez régulièrement des applications qui vont se connecter puis télécharger et envoyer des informations. Comment surveiller ce qui se passe ? Quelle application est en train de communiquer et sur quel port ?</text:p>
      <text:p text:style-name="P110"><text:bookmark text:name="r-2283310"/>Savoir paramétrer un pare-feu est essentiel, que ce soit sur votre PC à la maison ou, à plus forte raison, sur un serveur. Cela vous protège de manière efficace contre les programmes qui voudraient échanger des informations sur le réseau sans votre accord. C'est une mesure de sécurité essentielle qu'il faut connaître et dont aucun administrateur système sérieux ne peut se passer. </text:p>
      <text:p text:style-name="P94"/>
      <text:p text:style-name="P87"><text:span text:style-name="T66">﻿</text:span><text:bookmark text:name="r-42048"/><text:span text:style-name="T72">host &amp; whois : qui êtes-vous ?</text:span></text:p>
      <text:p text:style-name="P101"><text:soft-page-break/><text:span text:style-name="T93">﻿Chaque serveur peut ainsi avoir un nom d'hôte plus facile à retenir. Je retiens mieux le nom de notre serveur (</text:span><text:span text:style-name="Source_20_Text"><text:span text:style-name="T93">lisa.simple-it.fr</text:span></text:span><text:span text:style-name="T93">) que son équivalent en adresse IP. </text:span></text:p>
      <text:p text:style-name="P87"><text:span text:style-name="T69">﻿</text:span><text:bookmark text:name="r-2283341"/><text:span text:style-name="T70">Convertir une IP en nom d'hôte et inversement</text:span></text:p>
      <text:p text:style-name="P87"><text:span text:style-name="T70">﻿</text:span><text:bookmark text:name="r-2283332"/><text:span text:style-name="T70">$ host siteduzero.com<text:line-break/>siteduzero.com has address 92.243.25.239<text:line-break/>siteduzero.com mail is handled by 0 mail.siteduzero.com</text:span></text:p>
      <text:p text:style-name="P99"><text:span text:style-name="T94">﻿</text:span><text:span text:style-name="T98">La commande nous répond que l'IP de </text:span><text:span text:style-name="Source_20_Text"><text:span text:style-name="T98">siteduzero.com</text:span></text:span><text:span text:style-name="T98"> est </text:span><text:span text:style-name="Source_20_Text"><text:span text:style-name="T98">92.243.25.239</text:span></text:span><text:span text:style-name="T98">. Elle nous indique par ailleurs le nom du serveur qui gère les e-mails. </text:span></text:p>
      <text:p text:style-name="P99"><text:span text:style-name="T98">﻿</text:span><text:bookmark text:name="r-2283334"/><text:span text:style-name="T93">Maintenant, essayons à l'envers avec l'IP :</text:span><text:bookmark text:name="r-2283335"/><text:span text:style-name="T93"><text:line-break/></text:span><text:span text:style-name="Example"><text:span text:style-name="T94">$ host 92.243.25.239<text:line-break/>123.219.248.80.in-addr.arpa domain name pointer lisa.simple-it.fr</text:span></text:span></text:p>
      <text:p text:style-name="P99"><text:span text:style-name="Example"><text:span text:style-name="T94">﻿</text:span></text:span><text:span text:style-name="Example"><text:span text:style-name="T98">On nous répond que le nom d'hôte de </text:span></text:span><text:span text:style-name="Example"><text:span text:style-name="Source_20_Text"><text:span text:style-name="T98">92.243.25.239</text:span></text:span></text:span><text:span text:style-name="Example"><text:span text:style-name="T98"> est </text:span></text:span><text:span text:style-name="Example"><text:span text:style-name="Source_20_Text"><text:span text:style-name="T98">lisa.simple-it.fr</text:span></text:span></text:span><text:span text:style-name="Example"><text:span text:style-name="T98">.<text:line-break/>﻿Il s’agit d’un synonyme dans le cas présent :\\</text:span></text:span><text:span text:style-name="Example"><text:span text:style-name="Source_20_Text"><text:span text:style-name="T98">siteduzero.com = lisa.simple-it.fr</text:span></text:span></text:span><text:span text:style-name="Example"><text:span text:style-name="T98">.</text:span></text:span></text:p>
      <text:p text:style-name="P99"><text:span text:style-name="Example"><text:span text:style-name="T98">﻿Vous pouvez essayer la même manipulation avec d'autres IP et noms d'hôte : prenez des sites que vous connaissez comme par exemple </text:span></text:span><text:span text:style-name="Example"><text:span text:style-name="Source_20_Text"><text:span text:style-name="T98">mozilla.org</text:span></text:span></text:span><text:span text:style-name="Example"><text:span text:style-name="T98">, </text:span></text:span><text:span text:style-name="Example"><text:span text:style-name="Source_20_Text"><text:span text:style-name="T98">google.fr</text:span></text:span></text:span><text:span text:style-name="Example"><text:span text:style-name="T98">, etc.</text:span></text:span></text:p>
      <text:p text:style-name="P99"><text:span text:style-name="Example"><text:span text:style-name="T98">﻿</text:span></text:span><text:bookmark text:name="r-2283360"/><text:span text:style-name="T94">Gérer les noms d'hôte personnalisés</text:span></text:p>
      <text:p text:style-name="P99"><text:span text:style-name="T94">﻿</text:span><text:span text:style-name="T98">Les associations entre les IP et les noms d'hôte sont faites sur ce que l'on appelle des </text:span><text:span text:style-name="Emphasis"><text:span text:style-name="T98">serveurs DNS</text:span></text:span><text:span text:style-name="T98">. Nous n'allons pas entrer dans le détail, mais sachez en gros que chaque fournisseur d'accès met en place des serveurs DNS qui fournissent la liste des correspondances IP ↔ noms d'hôte.</text:span></text:p>
      <text:p text:style-name="P99"><text:span text:style-name="T98">﻿Ainsi, lorsque vous tapez </text:span><text:span text:style-name="Source_20_Text"><text:span text:style-name="T98">siteduzero.com</text:span></text:span><text:span text:style-name="T98"> dans votre navigateur, vous pouvez obtenir l'adresse IP correspondante et naviguer sur le Site du Zéro.<text:line-break/>C'est quand même plus pratique que d'avoir à retenir l'IP ! </text:span></text:p>
      <text:p text:style-name="P87"><text:span text:style-name="T69">﻿</text:span><text:bookmark text:name="r-2283344"/>Vous ne pouvez pas modifier la liste des correspondances IP ↔ noms d'hôte sur le serveur DNS (puisque ce serveur est utilisé par de nombreuses personnes), mais en revanche vous pouvez établir une liste de correspondances personnalisée sur votre ordinateur.</text:p>
      <text:p text:style-name="Text_20_body"><text:bookmark text:name="r-2283345"/><text:span text:style-name="T93">Ouvrez pour cela en root le fichier </text:span><text:span text:style-name="Source_20_Text"><text:span text:style-name="T93">/etc/hosts</text:span></text:span><text:span text:style-name="T93"> :<text:line-break/>﻿</text:span><text:bookmark text:name="r-2283346"/><text:span text:style-name="T94">$ sudo nano /etc/hosts<text:line-break/></text:span><text:span text:style-name="T93">À gauche l'IP, à droite le nom d'hôte correspondant. Écrire </text:span><text:span text:style-name="Source_20_Text"><text:span text:style-name="T93">localhost</text:span></text:span><text:span text:style-name="T93"> est donc équivalent à écrire </text:span><text:span text:style-name="Source_20_Text"><text:span text:style-name="T93">127.0.0.1</text:span></text:span><text:span text:style-name="T93">. </text:span></text:p>
      <text:p text:style-name="P65">﻿<text:bookmark text:name="r-2283350"/>Vous pouvez ajouter des lignes sur le même modèle pour faire correspondre une IP à un nom d'hôte.</text:p>
      <text:p text:style-name="Text_20_body"><text:bookmark text:name="r-2283351"/><text:span text:style-name="T93">Quel intérêt ? Cela dépend. Parfois, les DNS ne fonctionnent pas bien pendant de courtes périodes (c'est très rare, mais ça peut arriver). Dans ce cas, il est plus simple de modifier votre fichier </text:span><text:span text:style-name="Source_20_Text"><text:span text:style-name="T93">hosts</text:span></text:span><text:span text:style-name="T93"> pour pouvoir continuer à consulter votre site préféré en « forçant » l'association du nom d'hôte et de l'IP.</text:span></text:p>
      <text:p text:style-name="P65">﻿<text:bookmark text:name="r-2283352"/>Vous pourriez donc ajouter :</text:p>
      <text:p text:style-name="P11"><text:bookmark text:name="r-2283353"/><text:span text:style-name="Example"><text:span text:style-name="T94">92.243.25.239      siteduzero.com<text:line-break/></text:span></text:span><text:span text:style-name="Example"><text:span text:style-name="T98">Enregistrez, ouvrez un navigateur, puis tapez </text:span></text:span><text:span text:style-name="Example"><text:span text:style-name="Source_20_Text"><text:span text:style-name="T98">siteduzero.com</text:span></text:span></text:span><text:span text:style-name="Example"><text:span text:style-name="T98"> pour voir si ça fonctionne</text:span></text:span><text:span text:style-name="Example"><text:span text:style-name="T94">. </text:span></text:span></text:p>
      <text:p text:style-name="P11"><text:soft-page-break/><text:span text:style-name="Example"><text:span text:style-name="T94">﻿</text:span></text:span><text:span text:style-name="Example"><text:span text:style-name="T98">Attention : cette technique a l'avantage de forcer l'association, mais si notre serveur change un jour d'IP, votre ordinateur ne sera pas au courant ! En règle générale, il est préférable d'utiliser les serveurs DNS qui se mettent régulièrement à jour (une fois par jour, en moyenne) afin d'avoir toujours une liste actualisée.</text:span></text:span></text:p>
      <text:p text:style-name="P85"><text:span text:style-name="Example"><text:span text:style-name="T98">﻿</text:span></text:span><text:bookmark text:name="r-2283357"/><text:span text:style-name="T93">Sur un réseau local, il peut être pratique d'associer un nom d'hôte à chaque PC pour pouvoir vous y connecter sans avoir à retenir l'IP : </text:span><text:span text:style-name="Example"><text:span text:style-name="T94">192.168.0.5      pc-papa</text:span></text:span></text:p>
      <text:p text:style-name="P85"><text:span text:style-name="Example"><text:span text:style-name="T94">﻿</text:span></text:span><text:bookmark text:name="r-2283365"/><text:span text:style-name="Source_20_Text"><text:span text:style-name="T94">whois</text:span></text:span><text:span text:style-name="T94"> : tout savoir sur un nom de domaine</text:span></text:p>
      <text:p text:style-name="P86"><text:span text:style-name="T70">﻿</text:span><text:span text:style-name="T69">Chaque nom de domaine doit obligatoirement indiquer qui se trouve derrière : nom, prénom, adresse et moyens de contact. C'est une règle.</text:span></text:p>
      <text:p text:style-name="P85"><text:span text:style-name="T94">﻿</text:span><text:span text:style-name="T98">L'outil </text:span><text:span text:style-name="Source_20_Text"><text:span text:style-name="T98">whois</text:span></text:span><text:span text:style-name="T98"> vous permet d'obtenir facilement ces informations pour n'importe quel nom de domaine : </text:span><text:bookmark text:name="r-2283363"/><text:span text:style-name="Example"><text:span text:style-name="T94"><text:s/></text:span></text:span><text:span text:style-name="T94">$ whois siteduzero.com</text:span></text:p>
      <text:p text:style-name="P86"><text:span text:style-name="T70">﻿</text:span><text:bookmark text:name="r-42136"/><text:span text:style-name="T72">ifconfig &amp; netstat : gérer et analyser le trafic réseau</text:span></text:p>
      <text:p text:style-name="P85"><text:span text:style-name="T94">﻿</text:span><text:bookmark text:name="r-2283399"/><text:span text:style-name="Source_20_Text"><text:span text:style-name="T94">ifconfig</text:span></text:span><text:span text:style-name="T94"> : liste des interfaces réseau</text:span></text:p>
      <text:p text:style-name="P100"><text:span text:style-name="T93">﻿Votre ordinateur possède en général plusieurs </text:span><text:span text:style-name="Strong_20_Emphasis"><text:span text:style-name="T93">interfaces réseau</text:span></text:span><text:span text:style-name="T93">, c'est-à-dire plusieurs moyens de se connecter au réseau.<text:line-break/>Tapez</text:span><text:span text:style-name="T94"> ifconfig</text:span><text:span text:style-name="T93"> au niveau de la console et observez le résultat.</text:span></text:p>
      <text:p text:style-name="P85"><text:span text:style-name="T98">On observe en général 3 types d'interfaces :<text:line-break/>- </text:span><text:span text:style-name="T94">eth0</text:span><text:span text:style-name="T98"> : </text:span><text:span text:style-name="T93">﻿ cela correspond à la connexion par câble réseau (ce qu'on appelle en général le </text:span><text:span text:style-name="Emphasis"><text:span text:style-name="T93">câble RJ45</text:span></text:span><text:span text:style-name="T93"> . ﻿Notez que certains ordinateurs (et notamment les serveurs) ont plusieurs sorties réseau filaires. Dans ce cas, vous devriez voir aussi des interfaces </text:span><text:span text:style-name="Source_20_Text"><text:span text:style-name="T93">eth1</text:span></text:span><text:span text:style-name="T93">, </text:span><text:span text:style-name="Source_20_Text"><text:span text:style-name="T93">eth2</text:span></text:span><text:span text:style-name="T93">, etc. </text:span></text:p>
      <text:p text:style-name="P85"><text:span text:style-name="T93">- </text:span><text:span text:style-name="T94">lo</text:span><text:span text:style-name="T93"> : ﻿c'est la boucle locale. Tout le monde devrait avoir cette interface. Elle correspond à une connexion à… vous-mêmes. C'est pour cela qu'on l'appelle la boucle locale : tout ce qui est envoyé par là vous revient automatiquement. Cela peut paraître inutile, mais on a parfois besoin de se connecter à soi-même pour des raisons pratiques.<text:line-break/>- </text:span><text:span text:style-name="T94">wlan0 :</text:span><text:span text:style-name="T93"> I﻿l s'agit d'une connexion sans-fil type Wi-Fi. Là encore, bien que ce soit plus rare, si vous avez plusieurs cartes réseau sans fil, vous aurez un </text:span><text:span text:style-name="Source_20_Text"><text:span text:style-name="T93">wlan1</text:span></text:span><text:span text:style-name="T93">, </text:span><text:span text:style-name="Source_20_Text"><text:span text:style-name="T93">wlan2</text:span></text:span><text:span text:style-name="T93">, etc.</text:span></text:p>
      <text:p text:style-name="P86">Bon à savoir, l'interface avec le plus grand nombre de paquets reçus, est l'interface utilisée</text:p>
      <text:p text:style-name="P86"><text:span text:style-name="T70">ifconfig</text:span> offre un grand nombre de réglages réseaux qui sortent un peu du contexte de ce cours.<text:line-break/>En voilà néanmoins une qui peut nous servir. Il s'agit de : <text:span text:style-name="T70">﻿</text:span><text:bookmark text:name="r-2283386"/><text:span text:style-name="T70">ifconfig interface(eth0, wlan0) etat(up/down)</text:span><text:span text:style-name="T69">, qui permet d'activer ou de désactiver une interface.</text:span></text:p>
      <text:p text:style-name="P85"><text:span text:style-name="T94">Ex : $ ifconfig eth0 down</text:span><text:span text:style-name="T98"> → ﻿désactive l'interface </text:span><text:span text:style-name="Source_20_Text"><text:span text:style-name="T98">eth0</text:span></text:span><text:span text:style-name="T98"> (filaire). Plus aucun trafic ne pourra alors circuler par l'interface </text:span><text:span text:style-name="Source_20_Text"><text:span text:style-name="T98">eth0</text:span></text:span><text:span text:style-name="T98">. <text:line-break/></text:span><text:span text:style-name="T94">$ ifconfig eth0 up</text:span><text:span text:style-name="T98"> → ﻿la réactive de nouveau.</text:span></text:p>
      <text:p text:style-name="P91">﻿Vous aurez peut-être besoin de connaître ces commandes un jour ou l'autre si vous devez désactiver puis réactiver une interface pour prendre en compte des changements dans la configuration de votre réseau. </text:p>
      <text:p text:style-name="P85"><text:span text:style-name="T98">﻿</text:span><text:bookmark text:name="r-2283452"/><text:span text:style-name="Source_20_Text"><text:span text:style-name="T94">netstat</text:span></text:span><text:span text:style-name="T94"> : statistiques sur le réseau</text:span></text:p>
      <text:p text:style-name="P85"><text:soft-page-break/><text:span text:style-name="T94">﻿</text:span><text:bookmark text:name="r-2283400"/><text:span text:style-name="T93">La commande </text:span><text:span text:style-name="Source_20_Text"><text:span text:style-name="T93">netstat</text:span></text:span><text:span text:style-name="T93"> risque de vous paraître un peu complexe si vous avez peu de connaissances concernant les réseaux, mais elle est incontournable quand on veut savoir ce que notre machine est en train de faire sur le réseau.</text:span></text:p>
      <text:p text:style-name="P85"><text:span text:style-name="Source_20_Text"><text:span text:style-name="T94">netstat</text:span></text:span><text:span text:style-name="T93"> peut afficher beaucoup d'informations. Pour sélectionner celles qui nous intéressent, on a recours à de nombreux paramètres.<text:line-break/>Voyons ﻿quelques combinaisons de paramètres qui donnent des résultats intéressants.</text:span></text:p>
      <text:p text:style-name="P85"><text:span text:style-name="T93">﻿</text:span><text:bookmark text:name="r-2283407"/><text:span text:style-name="Source_20_Text"><text:span text:style-name="T94">netstat -i</text:span></text:span><text:span text:style-name="T94"> : statistiques des interfaces réseau</text:span></text:p>
      <text:p text:style-name="P85"><text:span text:style-name="T94">﻿</text:span><text:span text:style-name="T98">Il s'agit là d'un tableau présentant, pour chaque interface réseau que vous avez, une série de statistiques d'utilisation.<text:line-break/>Ainsi ﻿la colonne </text:span><text:span text:style-name="Source_20_Text"><text:span text:style-name="T94">RX-ERR</text:span></text:span><text:span text:style-name="T98"> nous renseigne sur l'interface la plus active.</text:span></text:p>
      <text:p text:style-name="P85"><text:span text:style-name="T98">﻿</text:span><text:span text:style-name="T94">﻿</text:span><text:bookmark text:name="r-2283445"/><text:span text:style-name="Source_20_Text"><text:span text:style-name="T94">netstat -uta</text:span></text:span><text:span text:style-name="T94"> : lister toutes les connexions ouvertes</text:span></text:p>
      <text:p text:style-name="P96">$ netsat -uta</text:p>
      <text:p text:style-name="P85"><text:span text:style-name="T98">﻿</text:span><text:span text:style-name="Source_20_Text"><text:span text:style-name="T94">-u</text:span></text:span><text:span text:style-name="T94"> </text:span><text:span text:style-name="T98">: afficher les connexions UDP, </text:span><text:span text:style-name="T93">﻿</text:span><text:span text:style-name="Source_20_Text"><text:span text:style-name="T94">-t</text:span></text:span><text:span text:style-name="T93"> : afficher les connexions TCP , ﻿</text:span><text:span text:style-name="Source_20_Text"><text:span text:style-name="T94">-a</text:span></text:span><text:span text:style-name="T93"> : afficher toutes les connexions quel que soit leur état.</text:span></text:p>
      <text:p text:style-name="P86">﻿TCP et UDP sont deux protocoles différents pour envoyer des données sur le réseau.<text:line-break/>UDP est plutôt utilisé dans les jeux en réseau et pour les communications vocales (avec Skype, par exemple). Sinon, de manière générale, TCP est le protocole le plus utilisé.</text:p>
      <text:p text:style-name="P85"><text:span text:style-name="T98">﻿Ce tableau vous indique qui, depuis l'adresse locale, est connecté à qui (à une adresse distante). <text:line-break/>﻿Chaque connexion a un état. Ici, on repère les états : ﻿</text:span><text:span text:style-name="Source_20_Text"><text:span text:style-name="T94">ESTABLISHED</text:span></text:span><text:span text:style-name="T98"> : la connexion a été établie avec l'ordinateur distant, ﻿</text:span><text:span text:style-name="T94">T</text:span><text:span text:style-name="Source_20_Text"><text:span text:style-name="T94">IME_WAIT</text:span></text:span><text:span text:style-name="T98"> : la connexion attend le traitement de tous les paquets encore sur le réseau avant de commencer la fermeture,</text:span><text:span text:style-name="T94"> ﻿</text:span><text:span text:style-name="Source_20_Text"><text:span text:style-name="T94">CLOSE_WAIT</text:span></text:span><text:span text:style-name="T98"> : le serveur distant a arrêté la connexion de lui-même (peut-être parce que vous êtes restés inactifs trop longtemps, ﻿</text:span><text:span text:style-name="Source_20_Text"><text:span text:style-name="T94">CLOSED</text:span></text:span><text:span text:style-name="T94"> </text:span><text:span text:style-name="T98">: la connexion n'est pas utilisée ,</text:span><text:span text:style-name="T94"> ﻿</text:span><text:span text:style-name="Source_20_Text"><text:span text:style-name="T94">CLOSING</text:span></text:span><text:span text:style-name="T94"> </text:span><text:span text:style-name="T98">: la fermeture de la connexion est entamée mais toutes les données n'ont pas encore été envoyées ,</text:span><text:span text:style-name="T94"> ﻿</text:span><text:span text:style-name="Source_20_Text"><text:span text:style-name="T94">LISTEN</text:span></text:span><text:span text:style-name="T98"> : à l'écoute des connexions entrantes. </text:span></text:p>
      <text:p text:style-name="P85"><text:span text:style-name="T98">﻿Il y en a d'autres que vous pouvez lire dans la documentation. Globalement, ce qu'il faut retenir, c'est que les connexions à l'état </text:span><text:span text:style-name="Source_20_Text"><text:span text:style-name="T94">LISTEN</text:span></text:span><text:span text:style-name="T98"> ne sont pas utilisées actuellement mais qu'elles « écoutent » le réseau au cas où quelqu'un veuille se connecter à votre ordinateur.</text:span></text:p>
      <text:p text:style-name="P85"><text:span text:style-name="T98">﻿Regardez en particulier le </text:span><text:span text:style-name="Strong_20_Emphasis"><text:span text:style-name="T93">port</text:span></text:span><text:span text:style-name="T98"> sur lequel ces connexions écoutent (après le symbole « </text:span><text:span text:style-name="T94">: </text:span><text:span text:style-name="T98">») au nivreau de l'adresse locale car c’est probablement l'information la plus intéressante. En effet, on peut se connecter à chaque ordinateur via différentes « portes » appelées </text:span><text:span text:style-name="Emphasis"><text:span text:style-name="T98">ports</text:span></text:span><text:span text:style-name="T98">. Chaque service utilise un port différent.</text:span></text:p>
      <text:p text:style-name="P85"><text:span text:style-name="T98">﻿On peut retourver</text:span><text:span text:style-name="T94"> </text:span><text:span text:style-name="Source_20_Text"><text:span text:style-name="T94">*:ssh</text:span></text:span><text:span text:style-name="T98">, ce qui signifie que SSH est en train d'écouter sur le port de SSH au cas où quelqu'un veuille se connecter à votre machine. C'est logique lorsqu'on a activé le serveur SSH pour pouvoir s'y connecter à distance au besoin.</text:span></text:p>
      <text:p text:style-name="P85"><text:span text:style-name="T98">﻿Vous pouvez ajouter </text:span><text:span text:style-name="Source_20_Text"><text:span text:style-name="T94">-n</text:span></text:span><text:span text:style-name="T98"> si vous désirez avoir les numéros des ports plutôt qu'une description en toutes lettres.<text:line-break/>﻿Cela correspond aux ports que l'on connaît : 22 pour SSH, 21 pour FTP, 80 pour le web, </text:span><text:soft-page-break/><text:span text:style-name="T98">etc.</text:span></text:p>
      <text:p text:style-name="P85"><text:span text:style-name="T98">﻿</text:span><text:bookmark text:name="r-2283448"/><text:span text:style-name="Source_20_Text"><text:span text:style-name="T94">netstat -lt</text:span></text:span><text:span text:style-name="T94"> : liste des connexions en état d'écoute</text:span></text:p>
      <text:p text:style-name="P85"><text:span text:style-name="T94">﻿</text:span><text:span text:style-name="T98">Très utile, l'option </text:span><text:span text:style-name="Source_20_Text"><text:span text:style-name="T98">-l</text:span></text:span><text:span text:style-name="T98"> vous permet de filtrer les connexions à l'état </text:span><text:span text:style-name="Source_20_Text"><text:span text:style-name="T98">LISTEN</text:span></text:span><text:span text:style-name="T98"> et donc de savoir quels ports de serveur sont susceptibles d'être utilisés en ce moment sur votre machine.</text:span></text:p>
      <text:p text:style-name="P85"><text:span text:style-name="T98">﻿</text:span><text:bookmark text:name="r-2283451"/><text:span text:style-name="Source_20_Text"><text:span text:style-name="T94">netstat -s</text:span></text:span><text:span text:style-name="T94"> : statistiques résumées</text:span></text:p>
      <text:p text:style-name="P85"><text:span text:style-name="T98">﻿Enfin, si vous êtes très friands de statistiques réseau, </text:span><text:span text:style-name="Source_20_Text"><text:span text:style-name="T94">-s</text:span></text:span><text:span text:style-name="T94"> </text:span><text:span text:style-name="T98">est fait pour vous.</text:span></text:p>
      <text:p text:style-name="P86"><text:span text:style-name="T69">﻿</text:span><text:bookmark text:name="r-42263"/><text:span text:style-name="T72">iptables : le pare-feu de référence</text:span></text:p>
      <text:p text:style-name="P86"><text:span text:style-name="T70">﻿</text:span><text:bookmark text:name="r-2283453"/>Maintenant que nous savons analyser le trafic réseau et ainsi voir un peu ce qui se passe, nous allons nous atteler au filtrage du trafic à l'aide d'un pare-feu.</text:p>
      <text:p text:style-name="Text_20_body"><text:bookmark text:name="r-2283454"/><text:span text:style-name="T93">Le plus célèbre pare-feu utilisé sous Linux est </text:span><text:span text:style-name="Source_20_Text"><text:span text:style-name="T93">iptables</text:span></text:span><text:span text:style-name="T93">. Il permet d'établir un certain nombre de </text:span><text:span text:style-name="Strong_20_Emphasis"><text:span text:style-name="T93">règles</text:span></text:span><text:span text:style-name="T93"> pour dire par quels ports </text:span><text:span text:style-name="Emphasis"><text:span text:style-name="T93">on peut</text:span></text:span><text:span text:style-name="T93"> se connecter à votre ordinateur, mais aussi à quels ports vous </text:span><text:span text:style-name="Emphasis"><text:span text:style-name="T93">avez le droit</text:span></text:span><text:span text:style-name="T93"> de vous connecter. On peut également filtrer par IP, mais nous ne détaillerons pas cela ici.</text:span></text:p>
      <text:p text:style-name="P85"><text:span text:style-name="T94">﻿</text:span><text:span text:style-name="T98">Par exemple, si je veux empêcher toute connexion FTP (parce que je considère que le FTP n'est pas sûr), je peux souhaiter bloquer le port 21 (utilisé par FTP).<text:line-break/>En général la technique ne consiste pas à bloquer certains ports mais plutôt à bloquer par défaut </text:span><text:span text:style-name="Strong_20_Emphasis"><text:span text:style-name="T98">tous</text:span></text:span><text:span text:style-name="T98"> les ports et à en autoriser seulement quelques-uns.</text:span></text:p>
      <text:p text:style-name="P85"><text:span text:style-name="T94">﻿</text:span><text:span text:style-name="T98">Bloquer tout le trafic réseau ? Pour quoi faire ?<text:line-break/>﻿C'est avant tout une question de sécurité. Le but d'un pare-feu est d'empêcher que des programmes puissent communiquer sur le réseau sans votre accord. Aujourd'hui, même sous Windows (depuis Windows XP SP2), un pare-feu est intégré par défaut, tant le problème est important.<text:line-break/>﻿Avoir un pare-feu ne vous prémunit pas contre les virus (bien que sous Linux, ils restent rares). En revanche, cela rend la tâche </text:span><text:span text:style-name="Strong_20_Emphasis"><text:span text:style-name="T93">particulièrement difficile</text:span></text:span><text:span text:style-name="T98"> aux pirates qui voudraient accéder à votre machine. </text:span></text:p>
      <text:p text:style-name="P86"><text:span text:style-name="T70">﻿</text:span><text:bookmark text:name="r-2283463"/><text:span text:style-name="T69">Vous vous souvenez de ce que je vous ai expliqué un peu plus tôt ? Chaque ordinateur possède plusieurs portes d'entrée possibles.<text:line-break/>Notre objectif est de bloquer par défaut toutes ces portes et d'autoriser seulement celles dont vous avez besoin, que vous considérez comme « sûres » et que vous utilisez. Par exemple, le port 80 utilisé pour le web est un port sûr que vous pouvez activer.</text:span></text:p>
      <text:p text:style-name="P161"><text:bookmark text:name="r-2283464"/>Notez, et c'est important, qu'il y a des portes d'entrée et des portes de sortie sur votre ordinateur (ce ne sont pas nécessairement les mêmes).</text:p>
      <text:p text:style-name="P114"><text:span text:style-name="T93">﻿</text:span><text:span text:style-name="Source_20_Text"><text:span text:style-name="T93">iptables</text:span></text:span><text:span text:style-name="T93"> est un programme extrêmement puissant, mais tout aussi complexe. Nous ne verrons que des fonctionnalités basiques (et ce sera déjà pas mal). Sachez qu'il peut faire bien plus que ce que l'on va voir : pour en savoir plus, comme d'habitude, lisez le manuel.</text:span></text:p>
      <text:p text:style-name="P161"/>
      <text:p text:style-name="Standard"><text:span text:style-name="T98">﻿</text:span><text:bookmark text:name="r-2283469"/><text:span text:style-name="Source_20_Text"><text:span text:style-name="T94">iptables</text:span></text:span><text:span text:style-name="T94"> s'utilise en « root »</text:span></text:p>
      <text:p text:style-name="P68"/>
      <text:p text:style-name="Standard"><text:span text:style-name="T94">﻿</text:span><text:span text:style-name="T98">Pour manipuler </text:span><text:span text:style-name="Source_20_Text"><text:span text:style-name="T98">iptables</text:span></text:span><text:span text:style-name="T98">, vous devez impérativement être en « root ». </text:span></text:p>
      <text:p text:style-name="P71"/>
      <text:p text:style-name="Standard"><text:soft-page-break/><text:span text:style-name="T98">﻿</text:span><text:bookmark text:name="r-2283484"/><text:span text:style-name="Source_20_Text"><text:span text:style-name="T94">iptables -L</text:span></text:span><text:span text:style-name="T94"> : afficher les règles</text:span></text:p>
      <text:p text:style-name="P68"/>
      <text:p text:style-name="P65"><text:span text:style-name="T70">﻿</text:span><text:bookmark text:name="r-2283471"/><text:span text:style-name="T70"># iptables -L → </text:span><text:span text:style-name="T69">﻿(attention, un « L » majuscule), ﻿afficher les règles qui régissent actuellement le pare-feu.</text:span></text:p>
      <text:p text:style-name="P71"/>
      <text:p text:style-name="P71">﻿On repère trois sections : </text:p>
      <text:p text:style-name="P71">﻿</text:p>
      <text:list xml:id="list810580037959684403" text:style-name="L1">
        <text:list-item>
          <text:p text:style-name="P103"><text:bookmark text:name="r-2283479"/><text:bookmark text:name="r-2283474"/><text:bookmark text:name="r-2283473"/><text:span text:style-name="Source_20_Text"><text:span text:style-name="T94">Chain INPUT</text:span></text:span><text:span text:style-name="T93"> : correspond aux règles manipulant le trafic entrant ;</text:span></text:p>
        </text:list-item>
        <text:list-item>
          <text:p text:style-name="P103"><text:bookmark text:name="r-2283476"/><text:bookmark text:name="r-2283475"/><text:span text:style-name="Source_20_Text"><text:span text:style-name="T94">Chain FORWARD</text:span></text:span><text:span text:style-name="T93"> : correspond aux règles manipulant la redirection du trafic ;</text:span></text:p>
        </text:list-item>
        <text:list-item>
          <text:p text:style-name="P103"><text:bookmark text:name="r-2283478"/><text:bookmark text:name="r-2283477"/><text:span text:style-name="Source_20_Text"><text:span text:style-name="T94">Chain OUTPUT</text:span></text:span><text:span text:style-name="T93"> : correspond aux règles manipulant le trafic sortant.</text:span></text:p>
        </text:list-item>
      </text:list>
      <text:p text:style-name="Text_20_body"><text:span text:style-name="T93">﻿Nous ne verrons pas ici la section </text:span><text:span text:style-name="Source_20_Text"><text:span text:style-name="T93">FORWARD</text:span></text:span><text:span text:style-name="T93">. </text:span><text:span text:style-name="Source_20_Text"><text:span text:style-name="T93">iptables</text:span></text:span><text:span text:style-name="T93"> permet de rediriger le trafic, mais c'est assez compliqué et ne nous intéresse pas ici. Nous aurons déjà suffisamment de quoi faire avec </text:span><text:span text:style-name="Source_20_Text"><text:span text:style-name="T93">INPUT</text:span></text:span><text:span text:style-name="T93"> et </text:span><text:span text:style-name="Source_20_Text"><text:span text:style-name="T93">OUTPUT</text:span></text:span><text:span text:style-name="T93">.</text:span></text:p>
      <text:p text:style-name="Text_20_body"><text:span text:style-name="T93">Par défaut, les ﻿trois tableaux ne contiennent aucune ligne. Par ailleurs, vous noterez à chaque fois les mots </text:span><text:span text:style-name="Source_20_Text"><text:span text:style-name="T98">(</text:span></text:span><text:span text:style-name="Source_20_Text"><text:span text:style-name="T94">policy ACCEPT</text:span></text:span><text:span text:style-name="Source_20_Text"><text:span text:style-name="T98">)</text:span></text:span><text:span text:style-name="T93"> qui signifient que, par défaut, tout le trafic est accepté. ﻿le pare-feu est tout simplement inactif car il ne bloque rien .</text:span></text:p>
      <text:p text:style-name="P110">﻿Si vous avez déjà des règles inscrites dans votre pare-feu (ce qui ne devrait pas être votre cas, mais on ne sait jamais), sachez que vous pouvez les réinitialiser.<text:line-break/>﻿<text:bookmark text:name="r-2283483"/><text:span text:style-name="T70"># iptables -F → Attention ! Réinitialise toutes les règles iptables !</text:span></text:p>
      <text:p text:style-name="P68">﻿</text:p>
      <text:p text:style-name="P68"><text:bookmark text:name="r-2283505"/>Le principe des règles</text:p>
      <text:p text:style-name="P68"/>
      <text:p text:style-name="Standard"><text:span text:style-name="T94">﻿</text:span><text:bookmark text:name="r-2283485"/><text:span text:style-name="T93">Voici ce que cela pourrait donner lorsqu'on aura établi des règles, par exemple ici pour la section </text:span><text:span text:style-name="Source_20_Text"><text:span text:style-name="T93">INPUT</text:span></text:span><text:span text:style-name="T93"> :</text:span></text:p>
      <text:p text:style-name="Preformatted_20_Text"><text:bookmark text:name="r-2283486"/><text:span text:style-name="Example"><text:span text:style-name="T94"># iptables -L</text:span></text:span></text:p>
      <text:p text:style-name="Preformatted_20_Text"><text:span text:style-name="Example"><text:span text:style-name="T94">Chain INPUT (policy DROP)</text:span></text:span></text:p>
      <text:p text:style-name="Preformatted_20_Text"><text:span text:style-name="Example"><text:span text:style-name="T94">target      <text:s text:c="3"/>prot  opt  <text:s text:c="2"/>source         destination         </text:span></text:span></text:p>
      <text:p text:style-name="Preformatted_20_Text"><text:span text:style-name="Example"><text:span text:style-name="T94">ACCEPT     tcp   --   <text:s text:c="2"/>anywhere       anywhere            tcp dpt:www </text:span></text:span></text:p>
      <text:p text:style-name="Preformatted_20_Text"><text:span text:style-name="Example"><text:span text:style-name="T94">ACCEPT     tcp   --   <text:s text:c="2"/>anywhere       anywhere            tcp dpt:ssh </text:span></text:span></text:p>
      <text:p text:style-name="P11"><text:span text:style-name="Example"><text:span text:style-name="T94">ACCEPT     tcp   --  <text:s text:c="2"/> anywhere       anywhere            tcp dpt:imap2</text:span></text:span></text:p>
      <text:p text:style-name="P11"><text:span text:style-name="Example"><text:span text:style-name="T98">﻿Première chose à savoir : </text:span></text:span><text:span text:style-name="Example"><text:span text:style-name="Strong_20_Emphasis"><text:span text:style-name="T93">l'ordre des règles est important</text:span></text:span></text:span><text:span text:style-name="Example"><text:span text:style-name="T98">. En effet, </text:span></text:span><text:span text:style-name="Example"><text:span text:style-name="Source_20_Text"><text:span text:style-name="T98">iptables</text:span></text:span></text:span><text:span text:style-name="Example"><text:span text:style-name="T98"> les lit de haut en bas et la position de ces règles influe sur le résultat final. Sachez donc que les règles sont numérotée. ﻿Pour avoir les numéros, ajoutez –</text:span></text:span><text:span text:style-name="Example"><text:span text:style-name="Source_20_Text"><text:span text:style-name="T94">line-numbers</text:span></text:span></text:span><text:span text:style-name="Example"><text:span text:style-name="T94">.<text:line-break/>﻿</text:span></text:span><text:bookmark text:name="r-2283489"/><text:span text:style-name="T94"># iptables -L --line-numbers</text:span></text:p>
      <text:p text:style-name="P14"><text:span text:style-name="T70">﻿</text:span><text:span text:style-name="T69">﻿Chaque ligne correspond à une règle différente qui permet de filtrer ou non une IP ou un port. Parmi les colonnes intéressantes, on note :</text:span><text:span text:style-name="T70"> ﻿</text:span></text:p>
      <text:list xml:id="list3505117294006945682" text:style-name="L2">
        <text:list-item>
          <text:p text:style-name="P104"><text:bookmark text:name="r-2283502"/><text:bookmark text:name="r-2283493"/><text:bookmark text:name="r-2283492"/><text:span text:style-name="Source_20_Text"><text:span text:style-name="T94">target</text:span></text:span><text:span text:style-name="T93"> : ce que fait la règle. Ici c'est </text:span><text:span text:style-name="Source_20_Text"><text:span text:style-name="T93">ACCEPT</text:span></text:span><text:span text:style-name="T93">, c'est-à-dire que cette ligne autorise un port et / ou une IP ;</text:span></text:p>
        </text:list-item>
        <text:list-item>
          <text:p text:style-name="P104"><text:bookmark text:name="r-2283495"/><text:bookmark text:name="r-2283494"/><text:span text:style-name="Source_20_Text"><text:span text:style-name="T94">prot</text:span></text:span><text:span text:style-name="T93"> : le protocole utilisé (</text:span><text:span text:style-name="Source_20_Text"><text:span text:style-name="T93">tcp</text:span></text:span><text:span text:style-name="T93">, </text:span><text:span text:style-name="Source_20_Text"><text:span text:style-name="T93">udp</text:span></text:span><text:span text:style-name="T93">, </text:span><text:span text:style-name="Source_20_Text"><text:span text:style-name="T93">icmp</text:span></text:span><text:span text:style-name="T93">). Je rappelle que TCP est celui auquel on a le plus recourt. ICMP permet à votre ordinateur de répondre aux requêtes de type « ping » ;</text:span></text:p>
        </text:list-item>
        <text:list-item>
          <text:p text:style-name="P104"><text:bookmark text:name="r-2283497"/><text:bookmark text:name="r-2283496"/><text:span text:style-name="Source_20_Text"><text:span text:style-name="T94">source</text:span></text:span><text:span text:style-name="T93"> : l'IP de source. Pour </text:span><text:span text:style-name="Source_20_Text"><text:span text:style-name="T93">INPUT</text:span></text:span><text:span text:style-name="T93">, la source est l'ordinateur distant qui se connecte à vous ;</text:span></text:p>
        </text:list-item>
        <text:list-item>
          <text:p text:style-name="P104"><text:bookmark text:name="r-2283499"/><text:bookmark text:name="r-2283498"/><text:span text:style-name="Source_20_Text"><text:span text:style-name="T94">destination</text:span></text:span><text:span text:style-name="T93"> : l'IP de destination. Pour </text:span><text:span text:style-name="Source_20_Text"><text:span text:style-name="T93">OUTPUT</text:span></text:span><text:span text:style-name="T93">, c'est l'ordinateur auquel on se connecte ;</text:span></text:p>
        </text:list-item>
        <text:list-item>
          <text:p text:style-name="P104"><text:bookmark text:name="r-2283501"/><text:bookmark text:name="r-2283500"/><text:soft-page-break/><text:span text:style-name="Emphasis"><text:span text:style-name="T94">la dernière colonne</text:span></text:span><text:span text:style-name="T93"> : elle indique le port après les deux points «</text:span><text:span text:style-name="T94"> :</text:span><text:span text:style-name="T93"> ». Ce port est affiché en toutes lettres, mais avec </text:span><text:span text:style-name="Source_20_Text"><text:span text:style-name="T93">-n</text:span></text:span><text:span text:style-name="T93"> vous pouvez obtenir le numéro correspondant.</text:span></text:p>
        </text:list-item>
      </text:list>
      <text:p text:style-name="Text_20_body"><text:span text:style-name="T93">﻿Sur mon exemple, seuls les ports web, </text:span><text:span text:style-name="Source_20_Text"><text:span text:style-name="T93">ssh</text:span></text:span><text:span text:style-name="T93"> et </text:span><text:span text:style-name="Source_20_Text"><text:span text:style-name="T93">imap2</text:span></text:span><text:span text:style-name="T93"> (e-mail) sont autorisés en entrée. Personne ne peut se connecter à la machine par un autre biais.<text:line-break/>En effet, si vous regardez bien, par défaut j'ai configuré le pare-feu pour qu'il ignore tous les autres paquets : </text:span><text:span text:style-name="Source_20_Text"><text:span text:style-name="T93">(policy DROP)</text:span></text:span><text:span text:style-name="T93">.</text:span></text:p>
      <text:p text:style-name="P110">﻿Nous allons maintenant apprendre à faire tout cela.</text:p>
      <text:p text:style-name="P65">﻿</text:p>
      <text:p text:style-name="P68"><text:bookmark text:name="r-2283535"/>Ajouter et supprimer des règles</text:p>
      <text:p text:style-name="P68"/>
      <text:p text:style-name="P65"><text:span text:style-name="T70">﻿</text:span><text:bookmark text:name="r-2283506"/>Voici les principales commandes à connaître.</text:p>
      <text:list xml:id="list8943195009483362453" text:style-name="L3">
        <text:list-item>
          <text:p text:style-name="P105"><text:bookmark text:name="r-2283521"/><text:bookmark text:name="r-2283508"/><text:bookmark text:name="r-2283507"/><text:span text:style-name="Source_20_Text"><text:span text:style-name="T94">-A</text:span></text:span><text:span text:style-name="Source_20_Text"><text:span text:style-name="T93"> chain</text:span></text:span><text:span text:style-name="T93"> : ajoute une règle en fin de liste pour la </text:span><text:span text:style-name="Source_20_Text"><text:span text:style-name="T93">chain</text:span></text:span><text:span text:style-name="T93"> indiquée (</text:span><text:span text:style-name="Source_20_Text"><text:span text:style-name="T93">INPUT</text:span></text:span><text:span text:style-name="T93"> ou </text:span><text:span text:style-name="Source_20_Text"><text:span text:style-name="T93">OUTPUT</text:span></text:span><text:span text:style-name="T93">, par exemple).</text:span></text:p>
        </text:list-item>
        <text:list-item>
          <text:p text:style-name="P105"><text:bookmark text:name="r-2283510"/><text:bookmark text:name="r-2283509"/><text:span text:style-name="Source_20_Text"><text:span text:style-name="T94">-D</text:span></text:span><text:span text:style-name="Source_20_Text"><text:span text:style-name="T93"> chain rulenum</text:span></text:span><text:span text:style-name="T93"> : supprime la règle n° </text:span><text:span text:style-name="Source_20_Text"><text:span text:style-name="T93">rulenum</text:span></text:span><text:span text:style-name="T93"> pour la </text:span><text:span text:style-name="Source_20_Text"><text:span text:style-name="T93">chain</text:span></text:span><text:span text:style-name="T93"> indiquée.</text:span></text:p>
        </text:list-item>
        <text:list-item>
          <text:p text:style-name="P105"><text:bookmark text:name="r-2283512"/><text:bookmark text:name="r-2283511"/><text:span text:style-name="Source_20_Text"><text:span text:style-name="T94">-I</text:span></text:span><text:span text:style-name="Source_20_Text"><text:span text:style-name="T93"> chain rulenum</text:span></text:span><text:span text:style-name="T93"> : insère une règle au milieu de la liste à la position indiquée par </text:span><text:span text:style-name="Source_20_Text"><text:span text:style-name="T93">rulenum</text:span></text:span><text:span text:style-name="T93">. Si vous n'indiquez pas de position </text:span><text:span text:style-name="Source_20_Text"><text:span text:style-name="T93">rulenum</text:span></text:span><text:span text:style-name="T93">, la règle sera insérée en premier, tout en haut dans la liste.</text:span></text:p>
        </text:list-item>
        <text:list-item>
          <text:p text:style-name="P105"><text:bookmark text:name="r-2283514"/><text:bookmark text:name="r-2283513"/><text:span text:style-name="Source_20_Text"><text:span text:style-name="T94">-R</text:span></text:span><text:span text:style-name="Source_20_Text"><text:span text:style-name="T93"> chain rulenum</text:span></text:span><text:span text:style-name="T93"> : remplace la règle n° </text:span><text:span text:style-name="Source_20_Text"><text:span text:style-name="T93">rulenum</text:span></text:span><text:span text:style-name="T93"> dans la </text:span><text:span text:style-name="Source_20_Text"><text:span text:style-name="T93">chain</text:span></text:span><text:span text:style-name="T93"> indiquée.</text:span></text:p>
        </text:list-item>
        <text:list-item>
          <text:p text:style-name="P105"><text:bookmark text:name="r-2283516"/><text:bookmark text:name="r-2283515"/><text:span text:style-name="Source_20_Text"><text:span text:style-name="T94">-L</text:span></text:span><text:span text:style-name="T93"> : liste les règles (nous l'avons déjà vu).</text:span></text:p>
        </text:list-item>
        <text:list-item>
          <text:p text:style-name="P105"><text:bookmark text:name="r-2283518"/><text:bookmark text:name="r-2283517"/><text:span text:style-name="Source_20_Text"><text:span text:style-name="T94">-F</text:span></text:span><text:span text:style-name="Source_20_Text"><text:span text:style-name="T93"> chain</text:span></text:span><text:span text:style-name="T93"> : vide toutes les règles de la </text:span><text:span text:style-name="Source_20_Text"><text:span text:style-name="T93">chain</text:span></text:span><text:span text:style-name="T93"> indiquée. Cela revient à supprimer toutes les règles une par une pour cette </text:span><text:span text:style-name="Source_20_Text"><text:span text:style-name="T93">chain</text:span></text:span><text:span text:style-name="T93">.</text:span></text:p>
        </text:list-item>
        <text:list-item>
          <text:p text:style-name="P105"><text:bookmark text:name="r-2283520"/><text:bookmark text:name="r-2283519"/><text:span text:style-name="Source_20_Text"><text:span text:style-name="T94">-P</text:span></text:span><text:span text:style-name="Source_20_Text"><text:span text:style-name="T93"> chain regle</text:span></text:span><text:span text:style-name="T93"> : modifie la règle par défaut pour la </text:span><text:span text:style-name="Source_20_Text"><text:span text:style-name="T93">chain</text:span></text:span><text:span text:style-name="T93">. Cela permet de dire, par exemple, que par défaut tous les ports sont fermés, sauf ceux que l'on a indiqués dans les règles.</text:span></text:p>
        </text:list-item>
      </text:list>
      <text:p text:style-name="P65">﻿</text:p>
      <text:p text:style-name="Text_20_body"><text:bookmark text:name="r-2283522"/><text:span text:style-name="T93">De manière générale, l'ajout d'une règle se passe suivant ce schéma :</text:span><text:bookmark text:name="r-2283523"/><text:span text:style-name="T93"><text:line-break/></text:span><text:span text:style-name="Example"><text:span text:style-name="T94">iptables -A (chain) -p (protocole) --dport (port) -j (décision)</text:span></text:span></text:p>
      <text:p text:style-name="Text_20_body"><text:span text:style-name="Example"><text:span text:style-name="T94">﻿</text:span></text:span><text:span text:style-name="Example"><text:span text:style-name="T98">Remplacez </text:span></text:span><text:span text:style-name="Example"><text:span text:style-name="Source_20_Text"><text:span text:style-name="T98">chain</text:span></text:span></text:span><text:span text:style-name="Example"><text:span text:style-name="T98"> par la section qui vous intéresse (</text:span></text:span><text:span text:style-name="Example"><text:span text:style-name="Source_20_Text"><text:span text:style-name="T98">INPUT</text:span></text:span></text:span><text:span text:style-name="Example"><text:span text:style-name="T98"> ou </text:span></text:span><text:span text:style-name="Example"><text:span text:style-name="Source_20_Text"><text:span text:style-name="T98">OUTPUT</text:span></text:span></text:span><text:span text:style-name="Example"><text:span text:style-name="T98">), </text:span></text:span><text:span text:style-name="Example"><text:span text:style-name="Source_20_Text"><text:span text:style-name="T98">protocole</text:span></text:span></text:span><text:span text:style-name="Example"><text:span text:style-name="T98"> par le nom du protocole à filtrer (TCP, UDP, ICMP…) et enfin </text:span></text:span><text:span text:style-name="Example"><text:span text:style-name="Source_20_Text"><text:span text:style-name="T98">décision</text:span></text:span></text:span><text:span text:style-name="Example"><text:span text:style-name="T98"> par la décision à prendre : </text:span></text:span><text:span text:style-name="Example"><text:span text:style-name="Source_20_Text"><text:span text:style-name="T98">ACCEPT</text:span></text:span></text:span><text:span text:style-name="Example"><text:span text:style-name="T98"> pour accepter le paquet, </text:span></text:span><text:span text:style-name="Example"><text:span text:style-name="Source_20_Text"><text:span text:style-name="T98">REJECT</text:span></text:span></text:span><text:span text:style-name="Example"><text:span text:style-name="T98"> pour le rejeter ou bien </text:span></text:span><text:span text:style-name="Example"><text:span text:style-name="Source_20_Text"><text:span text:style-name="T98">DROP</text:span></text:span></text:span><text:span text:style-name="Example"><text:span text:style-name="T98"> pour l'ignorer complètement.</text:span></text:span></text:p>
      <text:p text:style-name="P110">﻿Le mieux est de découvrir comment on ajoute une règle par une série d'exemples.</text:p>
      <text:p text:style-name="Standard"><text:span text:style-name="T93">﻿</text:span><text:bookmark text:name="r-2283526"/><text:span text:style-name="T94"># iptables -A INPUT -p tcp --dport ssh -j ACCEPT<text:line-break/>﻿</text:span><text:span text:style-name="T98">Cela ajoute à la section </text:span><text:span text:style-name="Source_20_Text"><text:span text:style-name="T98">INPUT</text:span></text:span><text:span text:style-name="T98"> (donc, pour le trafic entrant) une règle sur les données reçues via le protocole TCP sur le port de </text:span><text:span text:style-name="Source_20_Text"><text:span text:style-name="T98">ssh</text:span></text:span><text:span text:style-name="T98"> (vous pouvez remplacer </text:span><text:span text:style-name="Source_20_Text"><text:span text:style-name="T98">ssh</text:span></text:span><text:span text:style-name="T98"> par le numéro du port, soit 22). Lorsque votre ordinateur recevra des données en TCP sur le port de SSH, celles-ci seront acceptées ; cela vous permettra donc de vous connecter à distance à votre PC via SSH.</text:span></text:p>
      <text:p text:style-name="P71"/>
      <text:p text:style-name="P71">﻿Vous pouvez faire de même avec d'autres ports : </text:p>
      <text:p text:style-name="P71"/>
      <text:p text:style-name="P65"><text:span text:style-name="T69">﻿</text:span><text:bookmark text:name="r-2283529"/><text:span text:style-name="T70"># iptables -A INPUT -p tcp --dport www -j ACCEPT → </text:span><text:span text:style-name="T69">pour le port web 80</text:span></text:p>
      <text:p text:style-name="P71"/>
      <text:p text:style-name="P65"><text:span text:style-name="T69">﻿</text:span><text:bookmark text:name="r-2283531"/><text:span text:style-name="T70"># iptables -A INPUT -p tcp --dport imap2 -j ACCEPT</text:span> → pour le port les mails. (etc...)</text:p>
      <text:p text:style-name="P65"/>
      <text:p text:style-name="Standard"><text:soft-page-break/><text:span text:style-name="T93">﻿Si vous ne précisez pas de port (en omettant la section </text:span><text:span text:style-name="Source_20_Text"><text:span text:style-name="T94">dport</text:span></text:span><text:span text:style-name="T93">), tous les ports seront acceptés !</text:span></text:p>
      <text:p text:style-name="P65"/>
      <text:p text:style-name="P65">﻿<text:bookmark text:name="r-2283542"/><text:span text:style-name="T70">Autoriser les pings</text:span></text:p>
      <text:p text:style-name="P68"/>
      <text:p text:style-name="Standard"><text:span text:style-name="T94">﻿</text:span><text:span text:style-name="T98">En plus d'autoriser le trafic sur ces ports, je peux vous conseiller d'autoriser le protocole ICMP (pour pouvoir faire un ping) sur tous ces derniers :<text:line-break/>﻿</text:span><text:bookmark text:name="r-2283537"/><text:span text:style-name="T94"># iptables -A INPUT -p icmp -j ACCEPT<text:line-break/>﻿</text:span><text:span text:style-name="T98">Comme je n'ai pas indiqué de section </text:span><text:span text:style-name="Source_20_Text"><text:span text:style-name="T98">--dport</text:span></text:span><text:span text:style-name="T98">, cette règle s'applique à tous les ports, </text:span><text:span text:style-name="Strong_20_Emphasis"><text:span text:style-name="T98">mais pour les pings (icmp) uniquement</text:span></text:span><text:span text:style-name="T98"> !<text:line-break/>﻿Votre ordinateur répondra alors aux « pings » pour indiquer qu'il est bien en vie.</text:span></text:p>
      <text:p text:style-name="P71"/>
      <text:p text:style-name="P65"><text:span text:style-name="T69">﻿</text:span><text:bookmark text:name="r-2283551"/><text:span text:style-name="T70">Autoriser les connexions locales et déjà ouvertes</text:span></text:p>
      <text:p text:style-name="P68"/>
      <text:p text:style-name="P75">Dans le cas où on aurait instaurer des règles un peu trop restrictives, il convient ﻿ d'assouplir un peu votre pare-feu et le rendre enfin utilisable.</text:p>
      <text:p text:style-name="P65"><text:span text:style-name="T73">﻿</text:span><text:bookmark text:name="r-2283544"/><text:span text:style-name="T70"># iptables -A INPUT -i lo -j ACCEPT</text:span></text:p>
      <text:p text:style-name="P12"># iptables -A INPUT -m state --state ESTABLISHED,RELATED -j ACCEPT</text:p>
      <text:p text:style-name="P86"><text:span text:style-name="T70">﻿</text:span><text:bookmark text:name="r-2283545"/>Ces deux règles utilisent des options un peu différentes de celles que nous avons vues jusqu'ici. Voici quelques explications.</text:p>
      <text:list xml:id="list5367293692360469251" text:style-name="L4">
        <text:list-item>
          <text:p text:style-name="P106"><text:bookmark text:name="r-2283550"/><text:bookmark text:name="r-2283547"/><text:bookmark text:name="r-2283546"/><text:span text:style-name="T93">La première règle autorise tout le trafic sur l'interface de loopback locale grâce à </text:span><text:span text:style-name="Source_20_Text"><text:span text:style-name="T94">-i lo</text:span></text:span><text:span text:style-name="T94">.</text:span><text:span text:style-name="T93"> Il n'y a pas de risque à autoriser votre ordinateur à communiquer avec lui-même, d’autant plus qu’il en a parfois besoin !</text:span></text:p>
        </text:list-item>
        <text:list-item>
          <text:p text:style-name="P106"><text:bookmark text:name="r-2283549"/><text:bookmark text:name="r-2283548"/><text:span text:style-name="T93">La seconde règle autorise toutes les connexions qui sont déjà à l'état </text:span><text:span text:style-name="Source_20_Text"><text:span text:style-name="T93">ESTABLISHED</text:span></text:span><text:span text:style-name="T93"> ou </text:span><text:span text:style-name="Source_20_Text"><text:span text:style-name="T93">RELATED</text:span></text:span><text:span text:style-name="T93">. En clair, elle autorise toutes les connexions qui ont été demandées par votre PC. Là encore, cela permet d'assouplir le pare-feu et de le rendre fonctionnel pour une utilisation quotidienne.</text:span></text:p>
        </text:list-item>
      </text:list>
      <text:p text:style-name="P96">﻿</text:p>
      <text:p text:style-name="P96"><text:bookmark text:name="r-2283559"/>Refuser toutes les autres connexions par défaut</text:p>
      <text:p text:style-name="P85"><text:span text:style-name="T98">Une fois notre pare-feu paramétré, ﻿il reste un point essentiel à traiter car, </text:span><text:span text:style-name="Strong_20_Emphasis"><text:span text:style-name="T98">pour l'instant, ce filtrage ne sert à rien</text:span></text:span><text:span text:style-name="T98">. En effet, nous avons indiqué quelles données nous autorisions, mais </text:span><text:span text:style-name="Strong_20_Emphasis"><text:span text:style-name="T98">nous n'avons pas dit que toutes les autres devaient être refusées</text:span></text:span><text:span text:style-name="T98"> !</text:span><text:span text:style-name="T93"> </text:span></text:p>
      <text:p text:style-name="P85"><text:span text:style-name="T93">﻿</text:span><text:bookmark text:name="r-2283553"/><text:span text:style-name="T93">Changez donc la règle par défaut pour </text:span><text:span text:style-name="Source_20_Text"><text:span text:style-name="T94">DROP</text:span></text:span><text:span text:style-name="T93"> par exemple :</text:span><text:bookmark text:name="r-2283554"/><text:span text:style-name="T93"><text:line-break/></text:span><text:span text:style-name="Example"><text:span text:style-name="T94"># iptables -P INPUT DROP</text:span></text:span></text:p>
      <text:p text:style-name="P85"><text:span text:style-name="Example"><text:span text:style-name="T94">﻿</text:span></text:span><text:span text:style-name="Example"><text:span text:style-name="Source_20_Text"><text:span text:style-name="T98">iptables</text:span></text:span></text:span><text:span text:style-name="Example"><text:span text:style-name="T98"> devrait maintenant indiquer que par défaut tout est refusé, sauf ce qui a été paramétré auparavant.</text:span></text:span></text:p>
      <text:p text:style-name="P85"><text:span text:style-name="Example"><text:span text:style-name="T98">﻿</text:span></text:span><text:bookmark text:name="r-2283557"/><text:span text:style-name="T93">Le filtrage est radical. Nous n'avons pas autorisé beaucoup de ports et il se pourrait que vous vous rendiez compte que certaines applications n'arrivent plus à accéder à l'internet (normal, leur port doit être filtré).</text:span></text:p>
      <text:p text:style-name="Text_20_body"><text:bookmark text:name="r-2283558"/><text:span text:style-name="T93">À vous de savoir quels ports ces applications utilisent pour modifier les règles en conséquence.<text:line-break/>Au besoin, pensez à faire de même pour les règles de sortie (</text:span><text:span text:style-name="Source_20_Text"><text:span text:style-name="T93">OUTPUT</text:span></text:span><text:span text:style-name="T93">).</text:span></text:p>
      <text:p text:style-name="P110"/>
      <text:p text:style-name="P65"><text:soft-page-break/>﻿<text:bookmark text:name="r-2283564"/><text:span text:style-name="T70">Appliquer les règles au démarrage</text:span></text:p>
      <text:p text:style-name="P68"/>
      <text:p text:style-name="Standard"><text:span text:style-name="T94">﻿</text:span><text:bookmark text:name="r-2283560"/><text:span text:style-name="T93">Si vous redémarrez votre ordinateur, les règles </text:span><text:span text:style-name="Source_20_Text"><text:span text:style-name="T93">iptables</text:span></text:span><text:span text:style-name="T93"> auront disparu !<text:line-break/>Le seul moyen pour qu'elles soient chargées au démarrage consiste à créer un script qui sera exécuté au démarrage.</text:span></text:p>
      <text:p text:style-name="Text_20_body"><text:bookmark text:name="r-2283561"/><text:span text:style-name="T93">Justement, ça tombe bien, nous allons étudier la programmation de scripts shell sous Linux dans la prochaine partie. :-)<text:line-break/>En attendant, si vous voulez lire un mode d'emploi rapide pour mettre les règles au démarrage, je vous invite à lire </text:span><text:a xlink:type="simple" xlink:href="https://doc.ubuntu-fr.org/iptables#appliquer_les_regles_au_demarrage" text:style-name="Internet_20_link" text:visited-style-name="Visited_20_Internet_20_Link"><text:span text:style-name="T93">la documentation </text:span></text:a><text:a xlink:type="simple" xlink:href="https://doc.ubuntu-fr.org/iptables#appliquer_les_regles_au_demarrage" text:style-name="Internet_20_link" text:visited-style-name="Visited_20_Internet_20_Link"><text:span text:style-name="Source_20_Text"><text:span text:style-name="T93">ubuntu-fr</text:span></text:span></text:a><text:span text:style-name="T93">.</text:span></text:p>
      <text:p text:style-name="Text_20_body"><text:bookmark text:name="r-2283562"/><text:span text:style-name="T93">Comme vous avez pu le constater, </text:span><text:span text:style-name="Source_20_Text"><text:span text:style-name="T93">iptables</text:span></text:span><text:span text:style-name="T93"> est donc un pare-feu assez compliqué. Sachez que des développeurs ont travaillé sur un programme qui simplifie l'utilisation d'</text:span><text:span text:style-name="Source_20_Text"><text:span text:style-name="T93">iptables</text:span></text:span><text:span text:style-name="T93"> : </text:span><text:a xlink:type="simple" xlink:href="https://doc.ubuntu-fr.org/ufw" text:style-name="Internet_20_link" text:visited-style-name="Visited_20_Internet_20_Link"><text:span text:style-name="Strong_20_Emphasis"><text:span text:style-name="T93">ufw</text:span></text:span></text:a><text:a xlink:type="simple" xlink:href="https://doc.ubuntu-fr.org/ufw" text:style-name="Internet_20_link" text:visited-style-name="Visited_20_Internet_20_Link"><text:span text:style-name="T93"> (</text:span></text:a><text:a xlink:type="simple" xlink:href="https://doc.ubuntu-fr.org/ufw" text:style-name="Internet_20_link" text:visited-style-name="Visited_20_Internet_20_Link"><text:span text:style-name="Emphasis"><text:span text:style-name="T93">Uncomplicated Firewall</text:span></text:span></text:a><text:a xlink:type="simple" xlink:href="https://doc.ubuntu-fr.org/ufw" text:style-name="Internet_20_link" text:visited-style-name="Visited_20_Internet_20_Link"><text:span text:style-name="T93">)</text:span></text:a><text:span text:style-name="T93">. Contrairement à </text:span><text:span text:style-name="Source_20_Text"><text:span text:style-name="T93">iptables</text:span></text:span><text:span text:style-name="T93">, ce programme n'est pas disponible partout, mais on le trouve dans les versions récentes d'Ubuntu.</text:span></text:p>
      <text:p text:style-name="P110"/>
      <text:p text:style-name="P67">﻿<text:span text:style-name="T72">Compiler un programme depuis les sources</text:span></text:p>
      <text:p text:style-name="P110"/>
      <text:p text:style-name="P81"><text:span text:style-name="T98">﻿</text:span><text:bookmark text:name="r-2283579"/><text:span text:style-name="T93">Nous avons découvert dans un chapitre précédent combien il était facile d'installer de nouveaux programmes sous Ubuntu à l'aide de la commande </text:span><text:span text:style-name="Source_20_Text"><text:span text:style-name="T93">apt-get</text:span></text:span><text:span text:style-name="T93">. Cette technique permet de télécharger et installer la grande majorité des programmes.</text:span></text:p>
      <text:p text:style-name="Text_20_body"><text:bookmark text:name="r-2283580"/><text:span text:style-name="T93">Cependant, il arrive parfois qu'il soit nécessaire d'installer un programme manuellement car il n'apparaît pas dans </text:span><text:span text:style-name="Source_20_Text"><text:span text:style-name="T93">apt-get</text:span></text:span><text:span text:style-name="T93">. Dans ce cas, il faut récupérer les sources du programme et les compiler soi-même pour créer un exécutable !</text:span></text:p>
      <text:p text:style-name="P110"><text:bookmark text:name="r-2283581"/>Cette opération peut se révéler assez complexe dans certains cas. Il nous faudra télécharger les sources, les extraire d'une archive gzippée et les compiler manuellement. Je vous propose dans ce chapitre de mettre en pratique vos connaissances en découvrant pas à pas la compilation d'un programme.</text:p>
      <text:p text:style-name="P110"/>
      <text:p text:style-name="P65">﻿<text:bookmark text:name="r-42288"/><text:span text:style-name="T72">Essayez d'abord de trouver un paquet .deb</text:span></text:p>
      <text:p text:style-name="P68"/>
      <text:p text:style-name="P68">﻿</text:p>
      <text:p text:style-name="Text_20_body"><text:span text:style-name="T93">La plupart des programmes dont vous aurez besoin sous Ubuntu sont référencés dans des dépôts et accessibles via une simple commande : </text:span><text:span text:style-name="Source_20_Text"><text:span text:style-name="T93">apt-get</text:span></text:span><text:span text:style-name="T93">. Toutefois, certains programmes récents ou encore en développement ne sont pas disponibles via </text:span><text:span text:style-name="Source_20_Text"><text:span text:style-name="T93">apt-get</text:span></text:span><text:span text:style-name="T93"> (c'est le cas des programmes en cours de développement ou de ceux qui ne sont pas encore assez connus pour être intégrés aux dépôts officiels d'Ubuntu.</text:span></text:p>
      <text:p text:style-name="Text_20_body"><text:bookmark text:name="r-22835831"/><text:span text:style-name="T93">Dans un tel cas, les choses se corsent nettement. Sous Windows, nous avions l'habitude de nous rendre sur le site web du logiciel et de télécharger le </text:span><text:span text:style-name="Source_20_Text"><text:span text:style-name="T93">.exe</text:span></text:span><text:span text:style-name="T93"> d'installation. Or, les développeurs qui écrivent des programmes pour Linux ne créent presque jamais de gestionnaires d’installation comme on en voit sous Windows).</text:span></text:p>
      <text:p text:style-name="P110">﻿Pourquoi ? Le concept de programme d'installation n'existe-t-il pas sous Linux ? <text:line-break/>﻿En fait, ce concept existe mais on l'évite. Pourquoi ? La raison est qu'il existe une grande diversité de distributions Linux et d'architectures d'ordinateurs (selon le type de processeur par exemple). Cette diversité est une des grandes forces de Linux, mais il est du coup presque impossible de proposer un programme d'installation qui convienne à tout le monde et qui pourra s'installer sur toutes les machines. Il faudrait créer autant de programmes d'installation qu'il existe de types de machines différents !</text:p>
      <text:p text:style-name="Text_20_body"><text:span text:style-name="T93">﻿Quand </text:span><text:span text:style-name="Source_20_Text"><text:span text:style-name="T93">apt-get</text:span></text:span><text:span text:style-name="T93"> ne propose pas le programme que l'on recherche, il est parfois possible de trouver sur le site web du logiciel un paquetage </text:span><text:span text:style-name="Source_20_Text"><text:span text:style-name="T93">.deb</text:span></text:span><text:span text:style-name="T93">. C'est en quelque sorte l'équivalent </text:span><text:soft-page-break/><text:span text:style-name="T93">du programme d'installation, mais celui-ci est spécifique à Debian et à ses distributions dérivées (dont fait partie Ubuntu). Les </text:span><text:span text:style-name="Source_20_Text"><text:span text:style-name="T93">.deb</text:span></text:span><text:span text:style-name="T93"> ne fonctionnent pas sur les distributions utilisant d'autres outils ; Red Hat utilise des </text:span><text:span text:style-name="Source_20_Text"><text:span text:style-name="T93">.rpm</text:span></text:span><text:span text:style-name="T93"> par exemple.<text:line-break/>Notez que le programme </text:span><text:span text:style-name="Source_20_Text"><text:span text:style-name="T93">alien</text:span></text:span><text:span text:style-name="T93"> est capable de convertir un </text:span><text:span text:style-name="Source_20_Text"><text:span text:style-name="T93">.rpm</text:span></text:span><text:span text:style-name="T93"> en </text:span><text:span text:style-name="Source_20_Text"><text:span text:style-name="T93">.deb</text:span></text:span><text:span text:style-name="T93"> au besoin. </text:span></text:p>
      <text:p text:style-name="Text_20_body"><text:span text:style-name="T93">Si, par bonheur, vous trouvez le </text:span><text:span text:style-name="Source_20_Text"><text:span text:style-name="T93">.deb</text:span></text:span><text:span text:style-name="T93"> du programme que vous souhaitez installer, téléchargez-le et double-cliquez dessus. Essayons par exemple de récupérer de cette façon </text:span><text:a xlink:type="simple" xlink:href="https://www.google.fr/chrome" text:style-name="Internet_20_link" text:visited-style-name="Visited_20_Internet_20_Link"><text:span text:style-name="T93">Google Chrome sur le site web de Google</text:span></text:a><text:span text:style-name="T93">. </text:span></text:p>
      <text:p text:style-name="Text_20_body"><text:span text:style-name="T93">﻿Une fois le </text:span><text:span text:style-name="Source_20_Text"><text:span text:style-name="T93">.deb</text:span></text:span><text:span text:style-name="T93"> téléchargé, double-cliquez dessus. Une fenêtre apparaît pour vous proposer d'installer le logiciel.</text:span></text:p>
      <text:p text:style-name="P110">﻿<text:span text:style-name="T69">Si aucune erreur n'apparaît, vous avez de la chance, vous pouvez procéder à l'installation.<text:line-break/>﻿Sinon, cela signifie : <text:line-break/>﻿</text:span></text:p>
      <text:list xml:id="list9085823022604804785" text:style-name="L5">
        <text:list-item>
          <text:p text:style-name="P107"><text:bookmark text:name="r-2283595"/><text:bookmark text:name="r-2283594"/><text:span text:style-name="T93">soit que vous avez téléchargé un </text:span><text:span text:style-name="Source_20_Text"><text:span text:style-name="T93">.deb</text:span></text:span><text:span text:style-name="T93"> ne correspondant pas à votre machine. Vérifiez que vous n'avez pas pris une version 32 bits au lieu de 64 bits (ou inversement) ;</text:span></text:p>
        </text:list-item>
      </text:list>
      <text:list xml:id="list7570020870289487587" text:style-name="L6">
        <text:list-item>
          <text:p text:style-name="P164"><text:bookmark text:name="r-2283597"/><text:bookmark text:name="r-2283596"/>soit qu’il vous manque des dépendances pour pouvoir installer convenablement le programme. Et là, cela peut vite devenir un casse-tête ! Il faut d'abord installer le programme manquant avant d'aller plus loin.</text:p>
        </text:list-item>
      </text:list>
      <text:p text:style-name="P110"><text:span text:style-name="T90">﻿Souvenez-vous : chaque programme dépend de l'installation d'autres programmes, comme nous l'avions découvert précédemment. Un outil comme </text:span><text:span text:style-name="Source_20_Text"><text:span text:style-name="T90">apt-get</text:span></text:span><text:span text:style-name="T90"> permet de télécharger automatiquement les dépendances du programme, ce qui simplifie grandement les choses.</text:span></text:p>
      <text:p text:style-name="P85"><text:span text:style-name="Example"><text:span text:style-name="T98">﻿Si même le paquetage </text:span></text:span><text:span text:style-name="Example"><text:span text:style-name="Source_20_Text"><text:span text:style-name="T98">.deb</text:span></text:span></text:span><text:span text:style-name="Example"><text:span text:style-name="T98"> n'est pas disponible, il ne reste alors qu'une solution : récupérer le </text:span></text:span><text:span text:style-name="Example"><text:span text:style-name="Emphasis"><text:span text:style-name="T98">code source</text:span></text:span></text:span><text:span text:style-name="Example"><text:span text:style-name="T98"> du programme et le compiler soi-même. On peut ainsi créer un exécutable spécialement optimisé pour sa machine.<text:line-break/>L'exécutable est l'équivalent du </text:span></text:span><text:span text:style-name="Example"><text:span text:style-name="Source_20_Text"><text:span text:style-name="T98">.exe</text:span></text:span></text:span><text:span text:style-name="Example"><text:span text:style-name="T98"> de Windows, même s'il n'a en général pas d'extension sous Linux. </text:span></text:span></text:p>
      <text:h text:style-name="P41" text:outline-level="3"><text:bookmark text:name="r-42369"/>Quand il n'y a pas d'autre solution : la compilation</text:h>
      <text:p text:style-name="P174"><text:span text:style-name="T110">Si le programme que vous recherchez n'est pas dans les dépôts (</text:span><text:span text:style-name="Source_20_Text"><text:span text:style-name="T110">apt-get</text:span></text:span><text:span text:style-name="T110">) et que vous ne parvenez pas non plus à trouver de </text:span><text:span text:style-name="Source_20_Text"><text:span text:style-name="T110">.deb</text:span></text:span><text:span text:style-name="T111"> </text:span><text:span text:style-name="T110">prêt à l'emploi sur le web, vous allez devoir le compiler depuis ses sources.</text:span></text:p>
      <text:p text:style-name="P86"><text:span text:style-name="T16">﻿</text:span><text:bookmark text:name="r-2283606"/><text:span text:style-name="T70">Qu'est-ce que la compilation ?</text:span></text:p>
      <text:p text:style-name="P85"><text:span text:style-name="T94">﻿</text:span><text:span text:style-name="T98">La </text:span><text:span text:style-name="Strong_20_Emphasis"><text:span text:style-name="T98">compilation</text:span></text:span><text:span text:style-name="T98"> est un procédé qui permet de transformer le code source d'un programme en un exécutable que l'on peut utiliser. Le code source correspond en quelque sorte aux ingrédients d'une recette (les œufs, la farine…) et l'exécutable au gâteau final. Dans cette métaphore, la compilation correspondrait à la cuisson du gâteau.</text:span></text:p>
      <text:p text:style-name="P86"><text:span text:style-name="T70">﻿</text:span><text:bookmark text:name="r-2283604"/>Étant donné que la plupart des programmes sous Linux sont libres, nous avons la chance de pouvoir récupérer leurs sources et donc de pouvoir en compiler une version propre à notre machine.</text:p>
      <text:p text:style-name="P110"><text:bookmark text:name="r-2283605"/>Les étapes de la compilation peuvent varier d'un programme à un autre. Certains sont assez complexes et nécessitent plusieurs préparatifs. Dans ce cas, il faut suivre les instructions indiquées sur le site web du logiciel pour savoir comment compiler (instructions qui sont, bien souvent, en anglais).</text:p>
      <text:p text:style-name="P110"><text:soft-page-break/></text:p>
      <text:p text:style-name="P65">﻿<text:bookmark text:name="r-2283662"/><text:span text:style-name="T70">Compilation d'un programme pas à pas</text:span></text:p>
      <text:p text:style-name="P68"/>
      <text:p text:style-name="Standard"><text:span text:style-name="T94">﻿</text:span><text:bookmark text:name="r-2283607"/><text:span text:style-name="T93">Pour compiler des programmes, vous aurez besoin avant toute chose d'installer les outils de compilation. Pour cela, rien de plus simple, il suffit d'installer le paquet </text:span><text:span text:style-name="Source_20_Text"><text:span text:style-name="T93">build-essential</text:span></text:span><text:span text:style-name="T93"> :</text:span></text:p>
      <text:p text:style-name="P11"><text:bookmark text:name="r-2283608"/><text:span text:style-name="Example"><text:span text:style-name="T94">sudo apt-get install build-essential</text:span></text:span></text:p>
      <text:p text:style-name="P85"><text:span text:style-name="Example"><text:span text:style-name="T94">﻿</text:span></text:span><text:bookmark text:name="r-2283609"/><text:span text:style-name="T93">Ceci étant fait, nous pouvons à présent nous intéresser à la compilation proprement dite.</text:span></text:p>
      <text:p text:style-name="Text_20_body"><text:bookmark text:name="r-2283610"/><text:span text:style-name="T93">Ici, je vous propose d'apprendre à compiler un petit programme assez simple : </text:span><text:span text:style-name="Source_20_Text"><text:span text:style-name="T93">htop</text:span></text:span><text:span text:style-name="T93">. Il s'agit d'un outil alternatif à </text:span><text:span text:style-name="Source_20_Text"><text:span text:style-name="T93">top</text:span></text:span><text:span text:style-name="T93">, qui permet de voir la liste des programmes en cours d'exécution. Cela sera l'occasion de découvrir les principales commandes de compilation qui vous serviront pour installer la plupart des logiciels.<text:line-break/>Notez qu'on le retrouve dans les dépôts via </text:span><text:span text:style-name="Source_20_Text"><text:span text:style-name="T93">apt-get</text:span></text:span><text:span text:style-name="T93">, mais nous allons tout de même essayer de le compiler manuellement pour nous entraîner.</text:span></text:p>
      <text:p text:style-name="Text_20_body"><text:bookmark text:name="r-2283611"/><text:span text:style-name="T93">La première étape consiste à se rendre sur </text:span><text:a xlink:type="simple" xlink:href="http://htop.sourceforge.net/" text:style-name="Internet_20_link" text:visited-style-name="Visited_20_Internet_20_Link"><text:span text:style-name="T93">le site web du logiciel htop</text:span></text:a><text:span text:style-name="T93">. Une recherche sur le web devrait vous y amener rapidement.</text:span></text:p>
      <text:p text:style-name="Text_20_body"><text:bookmark text:name="r-2283612"/><text:span text:style-name="T93">À partir de là, il est indispensable de savoir lire l'anglais. Recherchez sur le site la section « Downloads », puis, sur la page des téléchargements, recherchez les sources. Vous devriez finalement arriver sur une page qui vous propose de </text:span><text:a xlink:type="simple" xlink:href="https://sourceforge.net/projects/htop/" text:style-name="Internet_20_link" text:visited-style-name="Visited_20_Internet_20_Link"><text:span text:style-name="T93">télécharger les dernières sources du programme</text:span></text:a><text:span text:style-name="T93">.</text:span></text:p>
      <text:p text:style-name="P110"/>
      <text:p text:style-name="Text_20_body"><text:bookmark text:name="r-2283613"/><text:span text:style-name="T93">Vous allez télécharger une archive compressée </text:span><text:span text:style-name="Source_20_Text"><text:span text:style-name="T93">.tar.gz</text:span></text:span><text:span text:style-name="T93">. Vous connaissez la commande pour extraire ce type d'archive, alors allez-y !</text:span><text:bookmark text:name="r-2283614"/><text:span text:style-name="T93"><text:line-break/></text:span><text:span text:style-name="Example"><text:span text:style-name="T94">tar zxvf htop-0.8.3.tar.gz</text:span></text:span></text:p>
      <text:p text:style-name="Text_20_body"><text:bookmark text:name="r-2283615"/><text:span text:style-name="T93">On peut maintenant se rendre dans le dossier où les fichiers sources ont été décompressés :</text:span><text:bookmark text:name="r-2283616"/><text:span text:style-name="T93"><text:line-break/></text:span><text:span text:style-name="Example"><text:span text:style-name="T94">cd htop-0.8.3</text:span></text:span></text:p>
      <text:p text:style-name="P110"><text:bookmark text:name="r-2283617"/>Si vous listez le contenu de ce répertoire, vous allez être surpris : il y a beaucoup de fichiers ! Heureusement, vous n'avez pas à vous en préoccuper.</text:p>
      <text:p text:style-name="Text_20_body"><text:bookmark text:name="r-2283618"/><text:span text:style-name="T93">Pour le moment, un seul programme nous intéresse : </text:span><text:span text:style-name="Source_20_Text"><text:span text:style-name="T93">configure</text:span></text:span><text:span text:style-name="T93">. Exécutez-le comme suit :<text:line-break/></text:span><text:span text:style-name="T94">.</text:span><text:span text:style-name="Example"><text:span text:style-name="T94">/configure</text:span></text:span></text:p>
      <text:p text:style-name="Text_20_body"><text:span text:style-name="Example"><text:span text:style-name="T94">﻿</text:span></text:span><text:span text:style-name="Example"><text:span text:style-name="Source_20_Text"><text:span text:style-name="T98">configure</text:span></text:span></text:span><text:span text:style-name="Example"><text:span text:style-name="T98"> est un programme qui analyse votre ordinateur et qui vérifie si tous les outils nécessaires à la compilation du logiciel que vous souhaitez installer sont bien présents. Son exécution peut prendre du temps car il effectue de nombreux tests.</text:span></text:span></text:p>
      <text:p text:style-name="Text_20_body"><text:span text:style-name="Example"><text:span text:style-name="T98">﻿Un des premiers éléments qu'il va vérifier est la présence du compilateur (</text:span></text:span><text:span text:style-name="Example"><text:span text:style-name="Source_20_Text"><text:span text:style-name="T98">checking for gcc...</text:span></text:span></text:span><text:span text:style-name="Example"><text:span text:style-name="T98">) que vous avez normalement dû installer un peu plus tôt avec le paquet </text:span></text:span><text:span text:style-name="Example"><text:span text:style-name="Source_20_Text"><text:span text:style-name="T98">build-essential</text:span></text:span></text:span><text:span text:style-name="Example"><text:span text:style-name="T98">.</text:span></text:span></text:p>
      <text:p text:style-name="Text_20_body"><text:span text:style-name="Example"><text:span text:style-name="T98">﻿Patientez le temps de l'exécution de </text:span></text:span><text:span text:style-name="Example"><text:span text:style-name="Source_20_Text"><text:span text:style-name="T98">configure</text:span></text:span></text:span><text:span text:style-name="Example"><text:span text:style-name="T98">. Celui-ci va vous indiquer si tout est prêt pour une compilation ou non.</text:span></text:span></text:p>
      <text:p text:style-name="P85"><text:span text:style-name="Example"><text:span text:style-name="T98">﻿</text:span></text:span><text:bookmark text:name="r-2283624"/><text:span text:style-name="T93">Malheureusement, il arrivera fréquemment que </text:span><text:span text:style-name="Source_20_Text"><text:span text:style-name="T93">configure</text:span></text:span><text:span text:style-name="T93"> affiche une erreur en raison d’un manque de dépendances. Dans notre cas, il devrait afficher une erreur comme celle-ci :</text:span><text:bookmark text:name="r-2283625"/><text:span text:style-name="T93"><text:line-break/></text:span><text:span text:style-name="Example"><text:span text:style-name="T94">checking for sys/time.h... yes<text:line-break/>checking for unistd.h... (cached) yes<text:line-break/>checking curses.h usability... no<text:line-break/>checking curses.h presence... no<text:line-break/>checking for curses.h... no<text:line-break/></text:span></text:span><text:soft-page-break/><text:span text:style-name="Example"><text:span text:style-name="T94">configure: error: missing headers:  curses.h</text:span></text:span></text:p>
      <text:p text:style-name="P85"><text:span text:style-name="Example"><text:span text:style-name="T94">﻿</text:span></text:span><text:bookmark text:name="r-2283626"/><text:span text:style-name="T93">L'erreur (sur la dernière ligne) indique en anglais « </text:span><text:span text:style-name="Source_20_Text"><text:span text:style-name="T93">missing headers:  curses.h</text:span></text:span><text:span text:style-name="T93"> ». C'est là que les choses se corsent : il faut installer l'élément manquant, en l'occurrence ces fameux </text:span><text:span text:style-name="Emphasis"><text:span text:style-name="T93">headers</text:span></text:span><text:span text:style-name="T93"> de </text:span><text:span text:style-name="Source_20_Text"><text:span text:style-name="T93">curses.h</text:span></text:span><text:span text:style-name="T93">. Si vous n’êtes pas programmeurs, vous n'avez probablement aucune idée de ce dont il s'agit.</text:span></text:p>
      <text:p text:style-name="P86">La technique la plus efficace consiste à effectuer une recherche de la ligne d’erreur sur le web, accompagnée de préférence du mot-clé « ubuntu ». Lancez donc une recherche de « configure: error: missing headers: curses.h ubuntu ».</text:p>
      <text:p text:style-name="Text_20_body"><text:bookmark text:name="r-2283628"/><text:span text:style-name="T93">Une </text:span><text:a xlink:type="simple" xlink:href="https://www.google.fr/search?hl=fr&amp;q=configure:%2Berror:%2Bmissing%2Bheaders:%2B%2Bcurses.h%2Bubuntu&amp;aq=f&amp;aqi=&amp;aql=&amp;oq=&amp;gs_rfai=" text:style-name="Internet_20_link" text:visited-style-name="Visited_20_Internet_20_Link"><text:span text:style-name="T93">recherche de ces mots clés</text:span></text:a><text:span text:style-name="T93"> devrait généralement vous afficher des résultats qui vous dirigeront bien souvent sur des forums anglophones.</text:span></text:p>
      <text:p text:style-name="P65">﻿</text:p>
      <text:p text:style-name="P110"><text:bookmark text:name="r-2283629"/>Il faut alors faire preuve de patience et ne pas avoir peur de lire un peu d'anglais.</text:p>
      <text:p text:style-name="Text_20_body"><text:bookmark text:name="r-2283630"/><text:span text:style-name="T93">L'information à chercher est le nom du </text:span><text:span text:style-name="Emphasis"><text:span text:style-name="T93">paquet</text:span></text:span><text:span text:style-name="T93"> manquant que vous devez installer. En lisant les forums, vous devriez finir par trouver le nom du paquet que vous recherchez : </text:span><text:span text:style-name="Source_20_Text"><text:span text:style-name="T93">libncurses5-dev</text:span></text:span><text:span text:style-name="T93">. En l'occurrence, il suffit d'installer ce paquet via </text:span><text:span text:style-name="Source_20_Text"><text:span text:style-name="T93">apt-get</text:span></text:span><text:span text:style-name="T93"> pour ne plus avoir l'erreur indiquée dans </text:span><text:span text:style-name="Source_20_Text"><text:span text:style-name="T93">configure</text:span></text:span><text:span text:style-name="T93">.</text:span><text:bookmark text:name="r-2283631"/><text:span text:style-name="T93"><text:line-break/></text:span><text:span text:style-name="Example"><text:span text:style-name="T94">sudo apt-get install libncurses5-dev</text:span></text:span></text:p>
      <text:p text:style-name="Text_20_body"><text:span text:style-name="Example"><text:span text:style-name="T94">﻿</text:span></text:span><text:span text:style-name="Example"><text:span text:style-name="T98">Une fois le paquet installé, relancez </text:span></text:span><text:span text:style-name="Example"><text:span text:style-name="Source_20_Text"><text:span text:style-name="T98">configure</text:span></text:span></text:span><text:span text:style-name="Example"><text:span text:style-name="T98"> et croisez les doigts pour que l'erreur disparaisse.</text:span></text:span></text:p>
      <text:p text:style-name="Text_20_body"><text:span text:style-name="Example"><text:span text:style-name="T98">﻿Cela n'a pas été scientifiquement prouvé, mais croiser les doigts peut augmenter vos chances de réussite. La magie vaudou est aussi un bon moyen de se sortir des situations compliquées, mais elle est à réserver aux utilisateurs expérimentés. </text:span></text:span></text:p>
      <text:p text:style-name="P85"><text:span text:style-name="Example"><text:span text:style-name="T98">﻿</text:span></text:span><text:bookmark text:name="r-2283636"/><text:span text:style-name="T93">Si </text:span><text:span text:style-name="Source_20_Text"><text:span text:style-name="T93">configure</text:span></text:span><text:span text:style-name="T93"> n'affiche plus la même erreur, vous avez gagné (pour le moment). Il reste maintenant deux possibilités :</text:span></text:p>
      <text:list xml:id="list2850396544385854651" text:style-name="L7">
        <text:list-item>
          <text:p text:style-name="P115"><text:bookmark text:name="r-2283641"/><text:bookmark text:name="r-2283638"/><text:bookmark text:name="r-2283637"/><text:span text:style-name="T93">soit vous avez une nouvelle erreur et vous devrez la résoudre de la même manière : en effectuant une recherche sur l’internet pour comprendre ce qui ne va pas. Le plus souvent, il suffira d'installer le paquet manquant avec </text:span><text:span text:style-name="Source_20_Text"><text:span text:style-name="T93">apt-get</text:span></text:span><text:span text:style-name="T93"> ;</text:span></text:p>
        </text:list-item>
        <text:list-item>
          <text:p text:style-name="P115"><text:bookmark text:name="r-2283640"/><text:bookmark text:name="r-2283639"/><text:span text:style-name="T93">soit vous n'avez pas d'erreur et </text:span><text:span text:style-name="Source_20_Text"><text:span text:style-name="T93">configure</text:span></text:span><text:span text:style-name="T93"> parvient jusqu'à son terme. Victoire !</text:span></text:p>
        </text:list-item>
      </text:list>
      <text:p text:style-name="P85"><text:span text:style-name="Example"><text:span text:style-name="T98">﻿</text:span></text:span><text:bookmark text:name="r-2283642"/><text:span text:style-name="T93">Si tout va bien, </text:span><text:span text:style-name="Source_20_Text"><text:span text:style-name="T93">configure</text:span></text:span><text:span text:style-name="T93"> n'affichera pas d'erreur. Vous devriez voir s’afficher des lignes similaires à celles-ci :</text:span><text:bookmark text:name="r-2283643"/><text:span text:style-name="T93"><text:line-break/></text:span><text:span text:style-name="Example"><text:span text:style-name="T94">configure: creating ./config.status<text:line-break/>config.status: creating plpa-1.1/Makefile<text:line-break/>config.status: creating plpa-1.1/src/Makefile<text:line-break/>config.status: creating Makefile<text:line-break/>config.status: creating htop.1﻿<text:line-break/></text:span></text:span><text:span text:style-name="T94">config.status: creating config.h<text:line-break/>config.status: config.h is unchanged<text:line-break/>config.status: creating plpa-1.1/src/plpa_config.h<text:line-break/>config.status: creating plpa-1.1/src/plpa.h<text:line-break/>config.status: executing depfiles commands</text:span></text:p>
      <text:p text:style-name="P86">﻿Le programme est prêt à être compilé ! Rassurez-vous, le plus dur est derrière vous.</text:p>
      <text:p text:style-name="P85"><text:span text:style-name="T93">﻿</text:span><text:bookmark text:name="r-2283645"/><text:span text:style-name="T93">Il suffit maintenant de lancer la compilation à l’aide d’une commande toute simple :</text:span><text:bookmark text:name="r-2283646"/><text:span text:style-name="T93"><text:line-break/></text:span><text:span text:style-name="Example"><text:span text:style-name="T94">make</text:span></text:span></text:p>
      <text:p text:style-name="P99"><text:soft-page-break/><text:span text:style-name="Example"><text:span text:style-name="T94">﻿</text:span></text:span><text:span text:style-name="Example"><text:span text:style-name="T98">Durant la compilation, des lignes barbares s’afficheront dans votre console. Vous ne devriez pas avoir à vous en préoccuper, tous les problèmes ayant normalement été détectés auparavant par </text:span></text:span><text:span text:style-name="Example"><text:span text:style-name="Source_20_Text"><text:span text:style-name="T98">configure</text:span></text:span></text:span><text:span text:style-name="Example"><text:span text:style-name="T98">.</text:span></text:span><text:span text:style-name="Example"><text:span text:style-name="T94"> </text:span></text:span></text:p>
      <text:p text:style-name="P86">﻿La compilation d'un programme peut prendre du temps ; tout dépend de la taille de celui-ci. Il est ainsi bien plus rapide et plus simple de compiler htop que Firefox par exemple.</text:p>
      <text:p text:style-name="P85"><text:span text:style-name="T93">﻿</text:span><text:bookmark text:name="r-2283650"/><text:span text:style-name="T93">Une fois la compilation terminée, l'exécutable devrait avoir été créé. Il ne reste plus qu'à l'installer, c'est-à-dire à le copier dans le bon répertoire. Là encore, vous n'avez pas à vous poser beaucoup de questions. Exécutez la commande suivante : </text:span><text:span text:style-name="Example"><text:span text:style-name="T94">sudo make install</text:span></text:span></text:p>
      <text:p text:style-name="P85"><text:span text:style-name="Example"><text:span text:style-name="T94">﻿</text:span></text:span><text:bookmark text:name="r-2283652"/><text:span text:style-name="T93">Il faut être « root » pour cette opération (d'où le </text:span><text:span text:style-name="Source_20_Text"><text:span text:style-name="T93">sudo</text:span></text:span><text:span text:style-name="T93">) car le programme va être copié dans des répertoires système.</text:span></text:p>
      <text:p text:style-name="Text_20_body"><text:bookmark text:name="r-2283653"/><text:span text:style-name="T93">Une fois que cela est fait, le programme est installé ! Nous pouvons à présent exécuter htop en tapant le nom de la commande : </text:span><text:span text:style-name="Example"><text:span text:style-name="T94">htop</text:span></text:span></text:p>
      <text:p text:style-name="Standard"><text:span text:style-name="Example"><text:span text:style-name="T94">﻿</text:span></text:span><text:bookmark text:name="r-2283658"/><text:span text:style-name="T93">Si vous souhaitez désinstaller le programme, il suffit d'exécuter cette commande depuis le répertoire où vous l'avez compilé : </text:span><text:span text:style-name="Example"><text:span text:style-name="T94">sudo make uninstall</text:span></text:span></text:p>
      <text:p text:style-name="Standard"><text:span text:style-name="Example"><text:span text:style-name="T94"/></text:span></text:p>
      <text:p text:style-name="Standard"><text:span text:style-name="Example"><text:span text:style-name="T94">﻿</text:span></text:span><text:span text:style-name="Example"><text:span text:style-name="T98">Vous pouvez sans problème supprimer le répertoire contenant les fichiers sources (celui depuis lequel vous avez compilé). Toutefois, il ne sera alors plus possible de lancer la commande de désinstallation.</text:span></text:span></text:p>
      <text:p text:style-name="Standard"><text:span text:style-name="Example"><text:span text:style-name="T98"/></text:span></text:p>
      <text:h text:style-name="P3" text:outline-level="2"><text:span text:style-name="Example"><text:span text:style-name="T17">Partie 5 - Automatisez vos tâches avec des scripts Bash</text:span></text:span></text:h>
      <text:h text:style-name="P3" text:outline-level="2"><text:span text:style-name="Example"><text:span text:style-name="T17">Vim : l'éditeur de texte du programmeur</text:span></text:span></text:h>
      <text:p text:style-name="P42"><text:span text:style-name="Example"><text:span text:style-name="T19">﻿</text:span></text:span></text:p>
      <text:p text:style-name="Text_20_body"><text:bookmark text:name="r-2283682"/><text:span text:style-name="T93">Dans cette dernière partie, nous allons réunir toutes les connaissances que nous avons acquises concernant les commandes utilisées sous Linux. Nous allons les combiner et créer ce que l'on appelle </text:span><text:span text:style-name="Strong_20_Emphasis"><text:span text:style-name="T93">des scripts shell</text:span></text:span><text:span text:style-name="T93">.</text:span></text:p>
      <text:p text:style-name="P110"><text:bookmark text:name="r-2283683"/>Le scripting shell est un minilangage de programmation intégré à tous les systèmes Linux et qui vous permet d'automatiser des tâches répétitives. Il s'agit d'un élément très puissant du système que vous devez absolument connaître.</text:p>
      <text:p text:style-name="P110">Nous allons pour se faire utiliser un éditeur de texte beaucoup plus puissant et complet que nano : je nomme vim.</text:p>
      <text:p text:style-name="P65"/>
      <text:p text:style-name="P65">﻿<text:bookmark text:name="r-4968081"/><text:span text:style-name="T72">Installer Vim</text:span></text:p>
      <text:p text:style-name="P110"/>
      <text:p text:style-name="P168"><text:span text:style-name="Example"><text:span text:style-name="T19">Il existe deux éditeurs puissants sur linux : </text:span></text:span><text:span text:style-name="Example"><text:span text:style-name="T21">vim</text:span></text:span><text:span text:style-name="Example"><text:span text:style-name="T19"> et </text:span></text:span><text:span text:style-name="Example"><text:span text:style-name="T21">emacs</text:span></text:span><text:span text:style-name="Example"><text:span text:style-name="T19">.</text:span></text:span></text:p>
      <text:p text:style-name="P168"><text:span text:style-name="Example"><text:span text:style-name="T21">Vim </text:span></text:span><text:span text:style-name="Example"><text:span text:style-name="T19">pour (vi iMproved), installé par défaut.<text:line-break/></text:span></text:span><text:span text:style-name="Example"><text:span text:style-name="T21">Emacs</text:span></text:span><text:span text:style-name="Example"><text:span text:style-name="T19">, nécessite une installation (avec ex : apt-get), et ﻿peut être complété par toute une série de plugins qui lui permettent de faire navigateur web, lecteur audio… Bref, c'est un peu un outil à tout faire. </text:span></text:span></text:p>
      <text:p text:style-name="P42"><text:span text:style-name="Example"><text:span text:style-name="T19">﻿</text:span></text:span></text:p>
      <text:p text:style-name="P69"><text:bookmark text:name="r-4968078"/>Installer et lancer Vim</text:p>
      <text:p text:style-name="P69"/>
      <text:p text:style-name="P72">Sous ubuntu c'est une version light de vim qui est installé, vim-tiny, il est recommandé d'installer véritablement vim avec un peti apt-get install vim.<text:line-break/><text:soft-page-break/>Puis lancer vim en tapant tout simplement vim.</text:p>
      <text:p text:style-name="P72"/>
      <text:p text:style-name="P66"><text:span text:style-name="T69">﻿</text:span><text:bookmark text:name="r-4968080"/><text:span text:style-name="T70">Vimtutor : le programme qui vous apprend à utiliser Vim !</text:span></text:p>
      <text:p text:style-name="P69">﻿</text:p>
      <text:p text:style-name="P42"><text:bookmark text:name="r-2283709"/><text:span text:style-name="T93">Pour les nouveaux utilisateurs, Vim intègre un véritable petit tutoriel !<text:line-break/>Ce programme peut être lancé en tapant :</text:span><text:bookmark text:name="r-2283710"/><text:span text:style-name="T93"> </text:span><text:span text:style-name="Example"><text:span text:style-name="T93">vimtutor</text:span></text:span></text:p>
      <text:p text:style-name="P42"><text:span text:style-name="Example"><text:span text:style-name="T93">﻿En fait, Vimtutor lance simplement Vim en ouvrant un fichier d'aide prédéfini. Cette introduction à Vim est d'ailleurs en français et accessible à tout le monde, aussi je vous invite à l'essayer et à la lire en complément de ce cours.</text:span></text:span></text:p>
      <text:p text:style-name="P42"><text:span text:style-name="Example"><text:span text:style-name="T93"/></text:span></text:p>
      <text:p text:style-name="P42"><text:span text:style-name="Example"><text:span text:style-name="T93">﻿</text:span></text:span><text:bookmark text:name="r-4968092"/><text:span text:style-name="T91">Les modes d'édition de Vim</text:span></text:p>
      <text:p text:style-name="P42"><text:span text:style-name="Example"><text:span text:style-name="T93"/></text:span></text:p>
      <text:p text:style-name="P72">﻿Vim possède trois modes de travail différents : </text:p>
      <text:p text:style-name="P72"/>
      <text:list xml:id="list5849713577128216996" text:style-name="L8">
        <text:list-item>
          <text:p text:style-name="P43"><text:span text:style-name="T93">﻿</text:span><text:span text:style-name="Strong_20_Emphasis"><text:span text:style-name="T93">Mode interactif</text:span></text:span><text:span text:style-name="T93"> : c'est le mode par défaut par lequel vous commencez. En lançant Vim, vous êtes donc en mode interactif. </text:span><text:span text:style-name="T98">﻿Dans ce mode, vous ne pouvez pas écrire de texte.<text:line-break/>﻿Le mode interactif est un mode puissant qui permet de se déplacer dans le texte, de supprimer une ligne, copier-coller du texte, rejoindre une ligne précise, annuler ses actions, etc. Chaque action peut être déclenchée en appuyant sur une touche du clavier (par exemple, on appuie sur</text:span><text:span text:style-name="Source_20_Text"><text:span text:style-name="T98">u</text:span></text:span><text:span text:style-name="T98">pour annuler la dernière action).</text:span></text:p>
        </text:list-item>
        <text:list-item>
          <text:p text:style-name="P43"><text:span text:style-name="Strong_20_Emphasis"><text:span text:style-name="T93">Mode insertion</text:span></text:span><text:span text:style-name="T93"> : celui-là, c'est celui que vous connaissez ! Vous tapez du texte et ce dernier s'insère à l'endroit où se trouve le curseur.</text:span><text:bookmark text:name="r-4968085"/><text:span text:style-name="T93"> Pour entrer dans ce mode, il existe plusieurs possibilités. L’une des plus courantes est d'appuyer sur la touche </text:span><text:span text:style-name="Source_20_Text"><text:span text:style-name="T94">i</text:span></text:span><text:span text:style-name="Source_20_Text"><text:span text:style-name="T93"> </text:span></text:span><text:span text:style-name="T93">(</text:span><text:span text:style-name="Emphasis"><text:span text:style-name="T93">insertion</text:span></text:span><text:span text:style-name="T93">). Pour en sortir, il faut appuyer sur la touche </text:span><text:span text:style-name="Source_20_Text"><text:span text:style-name="T94">Echap</text:span></text:span><text:span text:style-name="T93">.</text:span></text:p>
        </text:list-item>
        <text:list-item>
          <text:p text:style-name="P43"><text:span text:style-name="T93">﻿</text:span><text:span text:style-name="Strong_20_Emphasis"><text:span text:style-name="T93">Mode commande</text:span></text:span><text:span text:style-name="T93"> : ce mode permet de lancer des commandes telles que « quitter », « enregistrer », etc. Vous pouvez aussi l'utiliser pour activer des options de Vim (comme la coloration syntaxique, l'affichage du numéro des lignes…). Vous pouvez même envoyer des commandes au shell (la console) telles que</text:span><text:span text:style-name="Source_20_Text"><text:span text:style-name="T93">ls</text:span></text:span><text:span text:style-name="T93">,</text:span><text:span text:style-name="Source_20_Text"><text:span text:style-name="T93">locate</text:span></text:span><text:span text:style-name="T93">,</text:span><text:span text:style-name="Source_20_Text"><text:span text:style-name="T93">cp</text:span></text:span><text:span text:style-name="T93">, etc.<text:line-break/>﻿Pour activer ce mode, vous devez être en mode interactif et appuyer sur la touche </text:span><text:span text:style-name="Source_20_Text"><text:span text:style-name="T93">deux points</text:span></text:span><text:span text:style-name="T93">« </text:span><text:span text:style-name="T94">:</text:span><text:span text:style-name="T93"> ». Vous validerez la commande avec la touche </text:span><text:span text:style-name="Source_20_Text"><text:span text:style-name="T94">Entrée</text:span></text:span><text:span text:style-name="T94">e </text:span><text:span text:style-name="T93">t reviendrez alors au mode interactif. </text:span></text:p>
        </text:list-item>
      </text:list>
      <text:p text:style-name="P72"/>
      <text:p text:style-name="P66"><text:span text:style-name="T69">Tous ces modes intégrés offrent d'énormes possibilités et permettent de gagner du temps dans nos futures actions. Comme par exemple : </text:span>﻿upprimer le mot actuel, couper le texte du curseur jusqu'à la fin de la ligne, coller quatre fois le texte qui se trouve dans le presse-papier, sauter à la ligne n° 453, sauter à la dernière ligne, etc.</text:p>
      <text:p text:style-name="P66"/>
      <text:p text:style-name="P66">﻿Et pour ceux qui voudraient une interface graphique, sachez que Vim a été porté en interface graphique sous le nom « gVim » (ou vim-gnome selon les versions). Vous pouvez donc l'installer (même si vous utilisez KDE, cela fonctionnera) et le lancer : le fonctionnement est identique à celui du Vim de la console. Il est même disponible en version Windows.<text:line-break/>Par défaut, cette fenêtre affiche des menus et une barre d'outils, comme un éditeur de texte classique. Un habitué du Vim console aura bien entendu plutôt tendance à utiliser les raccourcis clavier, qui permettent de gagner du temps.</text:p>
      <text:p text:style-name="P66"/>
      <text:p text:style-name="P66"/>
      <text:p text:style-name="P66">﻿<text:bookmark text:name="r-4968124"/><text:span text:style-name="T72">Opérations basiques (déplacement, écriture, enregistrement…)</text:span></text:p>
      <text:p text:style-name="P66"/>
      <text:p text:style-name="P42"><text:span text:style-name="Example"><text:span text:style-name="T1">﻿</text:span></text:span><text:bookmark text:name="r-4968095"/><text:span text:style-name="T94">L'ouverture de Vim</text:span></text:p>
      <text:p text:style-name="P72"/>
      <text:p text:style-name="P72"><text:soft-page-break/>On ouvre en tapant tout simplement la commande <text:span text:style-name="T70">vim</text:span>. On peut également taper <text:span text:style-name="T70">vim nomfichier.</text:span> Si ce le fichier n'existe pas, il sera crée.</text:p>
      <text:p text:style-name="P72"/>
      <text:p text:style-name="P42"><text:span text:style-name="T98">﻿</text:span><text:bookmark text:name="r-4968101"/><text:span text:style-name="Source_20_Text"><text:span text:style-name="T94">i</text:span></text:span><text:span text:style-name="T94"> : insérer du texte</text:span></text:p>
      <text:p text:style-name="P69"/>
      <text:p text:style-name="P72">Taper<text:span text:style-name="T70"> i </text:span>(minuscule) pour rentrer en mode insertion et pouvoir saisir du texte, puis <text:span text:style-name="T70">échap</text:span> pour en sortir et revenir en mode interactif.</text:p>
      <text:p text:style-name="P72"/>
      <text:p text:style-name="P66"><text:span text:style-name="T69">﻿</text:span><text:bookmark text:name="r-4968110"/><text:span text:style-name="T70">Le déplacement</text:span></text:p>
      <text:p text:style-name="P69"/>
      <text:p text:style-name="P66"><text:span text:style-name="T70">﻿</text:span><text:span text:style-name="T69">En mode interactif, il est possible de déplacer le curseur au sein du texte. Pour cela, on utilise les touches :</text:span><text:span text:style-name="T70"> </text:span></text:p>
      <text:p text:style-name="P66"><text:span text:style-name="T70"><text:line-break/>h</text:span><text:span text:style-name="T69"> gauche,</text:span><text:span text:style-name="T70"> j </text:span><text:span text:style-name="T69">en bas,</text:span><text:span text:style-name="T70"> k</text:span><text:span text:style-name="T69"> en haut, </text:span><text:span text:style-name="T70">l</text:span><text:span text:style-name="T69"> droite. On peut égelemnt utiliser les flèches.</text:span></text:p>
      <text:p text:style-name="P72"><text:s/></text:p>
      <text:p text:style-name="P66"><text:span text:style-name="T70">0</text:span><text:span text:style-name="T69"> se dépalcer en début de ligne, </text:span><text:span text:style-name="T70">origin</text:span><text:span text:style-name="T69"> mache également, mais le 0 reste recommandé</text:span></text:p>
      <text:p text:style-name="P66"><text:span text:style-name="T70">$ </text:span><text:span text:style-name="T69">se dépalcer en fin de ligne, </text:span><text:span text:style-name="T70">fin </text:span><text:span text:style-name="T69">mache également, mais le $ reste recommandé</text:span></text:p>
      <text:p text:style-name="P72"/>
      <text:p text:style-name="P42"><text:span text:style-name="T98">﻿</text:span><text:bookmark text:name="r-4968109"/><text:span text:style-name="Source_20_Text"><text:span text:style-name="T94">w</text:span></text:span><text:span text:style-name="T94"> :</text:span><text:span text:style-name="T93"> se déplacer de mot en mot</text:span></text:p>
      <text:p text:style-name="P42"><text:span text:style-name="Source_20_Text"><text:span text:style-name="T94"/></text:span></text:p>
      <text:p text:style-name="P42"><text:bookmark text:name="r-4968118"/><text:span text:style-name="Source_20_Text"><text:span text:style-name="T94">:w</text:span></text:span><text:span text:style-name="T94"> </text:span><text:span text:style-name="T93">: enregistrer le fichier<text:line-break/>:w nomfichier</text:span></text:p>
      <text:p text:style-name="P66"/>
      <text:p text:style-name="P42"><text:span text:style-name="T93">﻿</text:span><text:bookmark text:name="r-4968121"/><text:span text:style-name="Source_20_Text"><text:span text:style-name="T94">:q</text:span></text:span><text:span text:style-name="T94"> :</text:span><text:span text:style-name="T98"> quitter</text:span><text:span text:style-name="T94"><text:line-break/></text:span><text:span text:style-name="T98">On peut cependant forcer la fermeture du logiciel avec </text:span><text:span text:style-name="T94">:q !</text:span></text:p>
      <text:p text:style-name="P69"/>
      <text:p text:style-name="P42"><text:span text:style-name="T94">﻿</text:span><text:bookmark text:name="r-4968123"/><text:span text:style-name="Source_20_Text"><text:span text:style-name="T94">:wq</text:span></text:span><text:span text:style-name="T94"> : </text:span><text:span text:style-name="T98">enregistrer puis quitter.</text:span></text:p>
      <text:p text:style-name="P72"/>
      <text:p text:style-name="P66"><text:span text:style-name="T69">﻿</text:span><text:bookmark text:name="r-4968168"/><text:span text:style-name="T72">Opérations standard (copier, coller, annuler…)</text:span></text:p>
      <text:p text:style-name="P58"/>
      <text:p text:style-name="P42"><text:span text:style-name="T91">﻿</text:span><text:span text:style-name="T95">À présent, allons un peu plus loin. Vous allez d’ailleurs commencer à trouver Vim pratique (et parfois même étonnant). Nous allons effectuer la majorité de ces actions en mode interactif : appuyez sur la touche </text:span><text:span text:style-name="Source_20_Text"><text:span text:style-name="T95">Echap </text:span></text:span><text:span text:style-name="T95">si vous n'y êtes pas déjà.</text:span></text:p>
      <text:p text:style-name="P72"/>
      <text:p text:style-name="P42"><text:span text:style-name="T94">﻿</text:span><text:bookmark text:name="r-4968130"/><text:span text:style-name="Source_20_Text"><text:span text:style-name="T94">x</text:span></text:span><text:span text:style-name="T94"> : effacer des lettres</text:span></text:p>
      <text:p text:style-name="P69"/>
      <text:p text:style-name="P42"><text:span text:style-name="T93">﻿</text:span><text:bookmark text:name="r-4968126"/><text:span text:style-name="T93">Placez le curseur sur une lettre en mode interactif puis appuyez sur </text:span><text:span text:style-name="Source_20_Text"><text:span text:style-name="T94">x</text:span></text:span><text:span text:style-name="Source_20_Text"><text:span text:style-name="T93"> </text:span></text:span><text:span text:style-name="T93">pour l'effacer.<text:line-break/>Cela revient à appuyer sur </text:span><text:span text:style-name="Source_20_Text"><text:span text:style-name="T93">Suppr </text:span></text:span><text:span text:style-name="T93">en mode insertion.</text:span></text:p>
      <text:p text:style-name="Text_20_body"><text:bookmark text:name="r-2283814"/><text:span text:style-name="T93">On peut aller plus loin et effacer plusieurs lettres d'un coup. Pour cela, utilisez la formule suivante :</text:span><text:bookmark text:name="r-2283815"/><text:span text:style-name="T93"> </text:span><text:span text:style-name="Source_20_Text"><text:span text:style-name="T93">(nombre)x</text:span></text:span></text:p>
      <text:p text:style-name="Text_20_body"><text:bookmark text:name="r-4968127"/><text:span text:style-name="T93">Par exemple, si vous tapez </text:span><text:span text:style-name="Source_20_Text"><text:span text:style-name="T93">4x</text:span></text:span><text:span text:style-name="T93">(4 puis x), vous supprimerez les quatre prochaines lettres en partant du curseur.</text:span></text:p>
      <text:p text:style-name="Text_20_body"><text:bookmark text:name="r-4968128"/><text:span text:style-name="T93">Ne vous étonnez pas si rien ne s'affiche à l'écran lorsque vous tapez </text:span><text:span text:style-name="Source_20_Text"><text:span text:style-name="T93">4</text:span></text:span><text:span text:style-name="T93"> : c'est normal.</text:span></text:p>
      <text:p text:style-name="P110"/>
      <text:p text:style-name="Standard"><text:span text:style-name="T93">﻿</text:span><text:bookmark text:name="r-4968137"/><text:span text:style-name="Source_20_Text"><text:span text:style-name="T94">dd</text:span></text:span><text:span text:style-name="T94"> : supprimer une ligne</text:span></text:p>
      <text:p text:style-name="P68"/>
      <text:p text:style-name="Standard"><text:span text:style-name="T94">﻿</text:span><text:bookmark text:name="r-4968132"/><text:span text:style-name="T93">Appuyez deux fois sur </text:span><text:span text:style-name="Source_20_Text"><text:span text:style-name="T93">d</text:span></text:span><text:span text:style-name="T93">(</text:span><text:span text:style-name="Source_20_Text"><text:span text:style-name="T93">dd</text:span></text:span><text:span text:style-name="T93">) pour supprimer toute la ligne sur laquelle se trouve le curseur.</text:span></text:p>
      <text:p text:style-name="Text_20_body"><text:bookmark text:name="r-4968133"/><text:span text:style-name="T93">Mieux : vous pouvez faire précéder cette instruction d'un nombre de lignes à supprimer. Par exemple, si vous tapez </text:span><text:span text:style-name="Source_20_Text"><text:span text:style-name="T93">2dd</text:span></text:span><text:span text:style-name="T93">, vous supprimerez deux lignes d'un coup.</text:span></text:p>
      <text:p text:style-name="Text_20_body"><text:bookmark text:name="r-4968134"/><text:span text:style-name="T93">Encore une fois, ne vous étonnez pas si juste après avoir tapé </text:span><text:span text:style-name="Source_20_Text"><text:span text:style-name="T93">2 </text:span></text:span><text:span text:style-name="T93">rien ne s'affiche à l'écran. </text:span><text:soft-page-break/><text:span text:style-name="T93">L'information est gardée en mémoire par Vim, mais l'action ne sera vraiment exécutée que lorsque vous aurez tapé entièrement </text:span><text:span text:style-name="Source_20_Text"><text:span text:style-name="T93">2dd</text:span></text:span><text:span text:style-name="T93">.</text:span></text:p>
      <text:p text:style-name="Text_20_body"><text:bookmark text:name="r-4968136"/><text:span text:style-name="T93">Note importante : la ligne ainsi supprimée est en fait « coupée » et placée en mémoire. Elle peut être collée, comme on le verra plus loin, avec la touche </text:span><text:span text:style-name="Source_20_Text"><text:span text:style-name="T93">p</text:span></text:span><text:span text:style-name="T93">.</text:span></text:p>
      <text:p text:style-name="P110"/>
      <text:p text:style-name="Standard"><text:span text:style-name="T93">﻿</text:span><text:bookmark text:name="r-4968140"/><text:span text:style-name="Source_20_Text"><text:span text:style-name="T94">dw</text:span></text:span><text:span text:style-name="T94"> : supprimer un mot</text:span></text:p>
      <text:p text:style-name="P68"/>
      <text:p text:style-name="Standard"><text:span text:style-name="T94">﻿</text:span><text:bookmark text:name="r-4968138"/><text:span text:style-name="T93">Placez le curseur sur la première lettre d'un mot. Tapez ensuite</text:span><text:span text:style-name="T94"> </text:span><text:span text:style-name="Source_20_Text"><text:span text:style-name="T94">dw</text:span></text:span><text:span text:style-name="T93">(</text:span><text:span text:style-name="Emphasis"><text:span text:style-name="T93">delete word</text:span></text:span><text:span text:style-name="T93">) : cela supprime le mot complet !<text:line-break/>Si le curseur est positionné au milieu du mot, vous ne supprimerez que les prochains caractères de celui-ci (jusqu'à l'espace qui suit).</text:span></text:p>
      <text:p text:style-name="Text_20_body"><text:bookmark text:name="r-4968139"/><text:span text:style-name="T93">Vous pouvez aussi supprimer les trois prochains mots en tapant</text:span><text:span text:style-name="T94"> </text:span><text:span text:style-name="Source_20_Text"><text:span text:style-name="T94">3dw</text:span></text:span><text:span text:style-name="T93">. Notez que le </text:span><text:span text:style-name="Source_20_Text"><text:span text:style-name="T93">3 </text:span></text:span><text:span text:style-name="T93">peut être placé entre le </text:span><text:span text:style-name="Source_20_Text"><text:span text:style-name="T93">d </text:span></text:span><text:span text:style-name="T93">et le </text:span><text:span text:style-name="Source_20_Text"><text:span text:style-name="T93">w</text:span></text:span><text:span text:style-name="T93">; cela revient au même :</text:span><text:span text:style-name="Source_20_Text"><text:span text:style-name="T94">d3w</text:span></text:span><text:span text:style-name="T93">(qui peut se lire « </text:span><text:span text:style-name="Emphasis"><text:span text:style-name="T93">delete 3 words</text:span></text:span><text:span text:style-name="T93"> »).</text:span></text:p>
      <text:p text:style-name="Standard"><text:span text:style-name="Source_20_Text"><text:span text:style-name="T93"/></text:span></text:p>
      <text:p text:style-name="Standard"><text:bookmark text:name="r-4968147"/><text:span text:style-name="Source_20_Text"><text:span text:style-name="T94">d0 </text:span></text:span><text:span text:style-name="T94">et </text:span><text:span text:style-name="Source_20_Text"><text:span text:style-name="T94">d$</text:span></text:span><text:span text:style-name="T94"> : supprimer le début ou la fin de la ligne</text:span></text:p>
      <text:p text:style-name="P65"/>
      <text:p text:style-name="Standard"><text:bookmark text:name="r-4968141"/><text:span text:style-name="T93">Vous souvenez-vous de </text:span><text:span text:style-name="Source_20_Text"><text:span text:style-name="T93">0 </text:span></text:span><text:span text:style-name="T93">et de </text:span><text:span text:style-name="Source_20_Text"><text:span text:style-name="T93">$</text:span></text:span><text:span text:style-name="T93"> ? Je vous avais demandé de les utiliser à la place des touches </text:span><text:span text:style-name="Source_20_Text"><text:span text:style-name="T93">Origine </text:span></text:span><text:span text:style-name="T93">et </text:span><text:span text:style-name="Source_20_Text"><text:span text:style-name="T93">Fin </text:span></text:span><text:span text:style-name="T93">car nous en aurions à nouveau besoin par la suite. Le moment est venu de s'en resservir.</text:span></text:p>
      <text:list xml:id="list2711109333764902783" text:style-name="L9">
        <text:list-item>
          <text:p text:style-name="P116"><text:bookmark text:name="r-4968146"/><text:bookmark text:name="r-4968143"/><text:bookmark text:name="r-4968142"/><text:span text:style-name="T93">En tapant </text:span><text:span text:style-name="Source_20_Text"><text:span text:style-name="T94">d0</text:span></text:span><text:span text:style-name="T93">, vous supprimez du curseur jusqu'au début de la ligne.</text:span></text:p>
        </text:list-item>
        <text:list-item>
          <text:p text:style-name="P116"><text:bookmark text:name="r-4968145"/><text:bookmark text:name="r-4968144"/><text:span text:style-name="T93">En tapant </text:span><text:span text:style-name="Source_20_Text"><text:span text:style-name="T94">d$</text:span></text:span><text:span text:style-name="T93">, vous supprimez du curseur jusqu'à la fin de la ligne.</text:span></text:p>
        </text:list-item>
      </text:list>
      <text:p text:style-name="P71"/>
      <text:p text:style-name="Standard"><text:span text:style-name="T93">﻿</text:span><text:bookmark text:name="r-4968150"/><text:span text:style-name="Source_20_Text"><text:span text:style-name="T94">yy</text:span></text:span><text:span text:style-name="T94"> : copier une ligne en mémoire</text:span></text:p>
      <text:p text:style-name="Standard"><text:span text:style-name="Source_20_Text"><text:span text:style-name="T94"/></text:span></text:p>
      <text:p text:style-name="Standard"><text:span text:style-name="Source_20_Text"><text:span text:style-name="T94">yy</text:span></text:span><text:span text:style-name="Source_20_Text"><text:span text:style-name="T98"> </text:span></text:span><text:span text:style-name="T98">copie la ligne actuelle en mémoire.<text:line-break/>Cela fonctionne comme </text:span><text:span text:style-name="Source_20_Text"><text:span text:style-name="T98">dd</text:span></text:span><text:span text:style-name="T98">, qui lui la « coupe ». Vous pouvez aussi utiliser </text:span><text:span text:style-name="Source_20_Text"><text:span text:style-name="T94">yw</text:span></text:span><text:span text:style-name="Source_20_Text"><text:span text:style-name="T98"> </text:span></text:span><text:span text:style-name="T98">pour copier un mot, </text:span><text:span text:style-name="Source_20_Text"><text:span text:style-name="T94">y$ </text:span></text:span><text:span text:style-name="T98">pour copier du curseur jusqu'à la fin de la ligne, ou </text:span><text:span text:style-name="T94">y0</text:span><text:span text:style-name="T98">, etc....</text:span></text:p>
      <text:p text:style-name="P71"/>
      <text:p text:style-name="Standard"><text:span text:style-name="T98">﻿</text:span><text:bookmark text:name="r-4968158"/><text:span text:style-name="Source_20_Text"><text:span text:style-name="T94">p</text:span></text:span><text:span text:style-name="T94"> : coller</text:span></text:p>
      <text:p text:style-name="P71"/>
      <text:p text:style-name="Standard"><text:span text:style-name="T98">﻿</text:span><text:span text:style-name="T93">Si vous avez « coupé » du texte avec </text:span><text:span text:style-name="Source_20_Text"><text:span text:style-name="T93">dd </text:span></text:span><text:span text:style-name="T93">ou copié du texte avec </text:span><text:span text:style-name="Source_20_Text"><text:span text:style-name="T93">yy </text:span></text:span><text:span text:style-name="T93">(ou un de leurs équivalents) vous pouvez ensuite le coller avec la touche </text:span><text:span text:style-name="Source_20_Text"><text:span text:style-name="T94">p</text:span></text:span><text:span text:style-name="T93">.</text:span></text:p>
      <text:p text:style-name="Text_20_body"><text:bookmark text:name="r-4968152"/><text:span text:style-name="T93">Attention, retenez bien ceci : si vous avez copié une ligne en mémoire et que vous appuyez sur </text:span><text:span text:style-name="Source_20_Text"><text:span text:style-name="T93">p</text:span></text:span><text:span text:style-name="T93">, elle sera collée sur </text:span><text:span text:style-name="Strong_20_Emphasis"><text:span text:style-name="T93">la ligne située après le curseur</text:span></text:span><text:span text:style-name="T93">.<text:line-break/>On est parfois surpris de voir où se colle le texte ; prenez donc le temps de vous y habituer.</text:span></text:p>
      <text:p text:style-name="Text_20_body"><text:bookmark text:name="r-4968154"/><text:span text:style-name="T93">Vous pouvez aussi coller plusieurs fois un texte en faisant précéder le </text:span><text:span text:style-name="Source_20_Text"><text:span text:style-name="T93">p </text:span></text:span><text:span text:style-name="T93">d'un nombre. Par exemple, </text:span><text:span text:style-name="Source_20_Text"><text:span text:style-name="T93">8p </text:span></text:span><text:span text:style-name="T93">collera huit fois le texte en mémoire.</text:span></text:p>
      <text:p text:style-name="P65">﻿</text:p>
      <text:p text:style-name="Standard"><text:bookmark text:name="r-4968161"/><text:span text:style-name="Source_20_Text"><text:span text:style-name="T94">r </text:span></text:span><text:span text:style-name="T94">: remplacer une lettre</text:span></text:p>
      <text:p text:style-name="P65"/>
      <text:p text:style-name="P65"><text:bookmark text:name="r-2283851"/>Si vous avez fait une faute sur une lettre seulement, vous pouvez passer en mode remplacement.</text:p>
      <text:p text:style-name="Text_20_body"><text:bookmark text:name="r-4968159"/><text:span text:style-name="T93">Placez le curseur sur la lettre à remplacer. Tapez «</text:span><text:span text:style-name="T94"> r</text:span><text:span text:style-name="T93"> » suivi de la lettre que vous voulez mettre à la place. Par exemple, </text:span><text:span text:style-name="Source_20_Text"><text:span text:style-name="T93">rs </text:span></text:span><text:span text:style-name="T93">remplace la lettre actuelle par un « s ».</text:span></text:p>
      <text:p text:style-name="Text_20_body"><text:bookmark text:name="r-4968160"/><text:span text:style-name="T93">Si vous utilisez un « R » majuscule, vous basculerez cette fois dans le mode remplacement : vous pourrez alors remplacer plusieurs lettres à la fois. Vous pouvez par </text:span><text:soft-page-break/><text:span text:style-name="T93">exemple écrire « Rbonjour » pour remplacer les caractères par « bonjour ».<text:line-break/>Pour revenir au mode interactif normal, appuyez sur</text:span><text:span text:style-name="Source_20_Text"><text:span text:style-name="T93">Echap</text:span></text:span><text:span text:style-name="T93">.</text:span></text:p>
      <text:p text:style-name="P65">﻿</text:p>
      <text:p text:style-name="Standard"><text:bookmark text:name="r-4968164"/><text:span text:style-name="Source_20_Text"><text:span text:style-name="T94">u</text:span></text:span><text:span text:style-name="T94"> : annuler les modifications</text:span></text:p>
      <text:p text:style-name="P65"/>
      <text:p text:style-name="Standard"><text:bookmark text:name="r-4968162"/><text:span text:style-name="T93">Pour annuler vos dernière modifications, appuyez sur </text:span><text:span text:style-name="Source_20_Text"><text:span text:style-name="T104">u</text:span></text:span><text:span text:style-name="T93">(</text:span><text:span text:style-name="Emphasis"><text:span text:style-name="T93">undo</text:span></text:span><text:span text:style-name="T93">). Si vous souhaitez annuler vos quatre dernières modifications, appuyez sur</text:span><text:span text:style-name="T94"> </text:span><text:span text:style-name="Source_20_Text"><text:span text:style-name="T94">4u</text:span></text:span><text:span text:style-name="T93">.</text:span></text:p>
      <text:p text:style-name="Text_20_body"><text:bookmark text:name="r-4968163"/><text:span text:style-name="T93">Pour répéter un changement (= annuler une annulation), appuyez sur </text:span><text:span text:style-name="Source_20_Text"><text:span text:style-name="T94">Ctrl + R</text:span></text:span><text:span text:style-name="T93">.</text:span></text:p>
      <text:p text:style-name="Standard"><text:span text:style-name="Source_20_Text"><text:span text:style-name="T94"/></text:span></text:p>
      <text:p text:style-name="Standard"><text:bookmark text:name="r-4968167"/><text:span text:style-name="Source_20_Text"><text:span text:style-name="T94">G</text:span></text:span><text:span text:style-name="T94"> : sauter à la ligne n° X</text:span></text:p>
      <text:p text:style-name="P68"/>
      <text:p text:style-name="P65"><text:span text:style-name="T70">﻿</text:span><text:bookmark text:name="r-2283858"/>Toutes les lignes d'un fichier possèdent un numéro. La numérotation commence à 1.</text:p>
      <text:p text:style-name="P110"><text:bookmark text:name="r-2283859"/>Regardez bien en bas à droite de Vim, vous devriez voir quelque chose comme 4,3. <text:line-break/>4 correspond au numéro de la ligne sur laquelle se trouve le curseur, et 3 au numéro de la colonne (3e lettre de la ligne).</text:p>
      <text:p text:style-name="Text_20_body"><text:bookmark text:name="r-4968165"/><text:span text:style-name="T93">Vous pouvez par exemple directement sauter à la ligne n° 7 en tapant </text:span><text:span text:style-name="Source_20_Text"><text:span text:style-name="T94">7G</text:span></text:span><text:span text:style-name="T93">(attention, c'est un </text:span><text:span text:style-name="T94">« G » majuscule,</text:span><text:span text:style-name="T93"> donc pensez à laisser la touche </text:span><text:span text:style-name="Source_20_Text"><text:span text:style-name="T93">Maj </text:span></text:span><text:span text:style-name="T93">appuyée).</text:span></text:p>
      <text:p text:style-name="Text_20_body"><text:bookmark text:name="r-4968166"/><text:span text:style-name="T93">Pour sauter à la dernière ligne, tapez simplement </text:span><text:span text:style-name="Source_20_Text"><text:span text:style-name="T94">G</text:span></text:span><text:span text:style-name="T93">.<text:line-break/>Pour revenir à la première ligne, tapez </text:span><text:span text:style-name="Source_20_Text"><text:span text:style-name="T94">gg</text:span></text:span><text:span text:style-name="T93">.</text:span></text:p>
      <text:p text:style-name="P110"/>
      <text:p text:style-name="P65">﻿<text:bookmark text:name="r-4968209"/><text:span text:style-name="T72">Opérations avancées (split, fusion, recherche…)</text:span></text:p>
      <text:p text:style-name="P110"/>
      <text:p text:style-name="Standard"><text:span text:style-name="T94">﻿</text:span><text:span text:style-name="T98">Nous avons vu l'essentiel des commandes les plus courantes. Nous allons maintenant découvrir une série de commandes un peu plus complexes parmi lesquelles la fusion de fichiers, la recherche, le remplacement, le découpage de l'écran (</text:span><text:span text:style-name="Emphasis"><text:span text:style-name="T98">split</text:span></text:span><text:span text:style-name="T98">), etc.<text:line-break/>﻿Toutes ces commandes se lancent depuis le mode interactif. </text:span></text:p>
      <text:p text:style-name="P71"/>
      <text:p text:style-name="Standard"><text:span text:style-name="T98">﻿</text:span><text:bookmark text:name="r-4968169"/><text:span text:style-name="T93">Si vous tapez </text:span><text:span text:style-name="Source_20_Text"><text:span text:style-name="T94">/</text:span></text:span><text:span text:style-name="T94">,</text:span><text:span text:style-name="T93"> vous passez en mode recherche. Le curseur se place en bas de l'écran (vous indiquant que vous êtes passés en mode commande).<text:line-break/>Écrivez ensuite le mot que vous recherchez, par exemple « remplir » :</text:span><text:span text:style-name="T94"> </text:span><text:span text:style-name="Source_20_Text"><text:span text:style-name="T94">/remplir</text:span></text:span><text:span text:style-name="T93">. Tapez ensuite sur</text:span><text:span text:style-name="T94"> </text:span><text:span text:style-name="Source_20_Text"><text:span text:style-name="T94">Entrée </text:span></text:span><text:span text:style-name="T93">pour valider.</text:span></text:p>
      <text:p text:style-name="Text_20_body"><text:bookmark text:name="r-4968170"/><text:span text:style-name="T93">Le curseur se place alors sur la prochaine occurrence de « remplir » dans le fichier.<text:line-break/>Pour passer à la prochaine occurrence du mot, plus bas dans le fichier (s'il apparaît plusieurs fois), appuyez sur </text:span><text:span text:style-name="Source_20_Text"><text:span text:style-name="T94">n</text:span></text:span><text:span text:style-name="T93">. Pour rechercher en arrière, appuyez sur </text:span><text:span text:style-name="Source_20_Text"><text:span text:style-name="T94">N</text:span></text:span><text:span text:style-name="T94">(</text:span><text:span text:style-name="Source_20_Text"><text:span text:style-name="T94">Maj + n</text:span></text:span><text:span text:style-name="T94">)</text:span><text:span text:style-name="T93">.</text:span></text:p>
      <text:p text:style-name="Text_20_body"><text:bookmark text:name="r-4968171"/><text:span text:style-name="T93">Si vous souhaitez dès le départ lancer une recherche qui remonte vers le début du fichier, utilisez </text:span><text:span text:style-name="Source_20_Text"><text:span text:style-name="T93">? </text:span></text:span><text:span text:style-name="T93">au lieu de</text:span><text:span text:style-name="Source_20_Text"><text:span text:style-name="T93">/</text:span></text:span><text:span text:style-name="T93">pour lancer la recherche ; le fonctionnement reste le même.</text:span></text:p>
      <text:p text:style-name="P110"/>
      <text:p text:style-name="Standard"><text:span text:style-name="T93">﻿</text:span><text:bookmark text:name="r-4968175"/><text:span text:style-name="Source_20_Text"><text:span text:style-name="T91">:s</text:span></text:span><text:span text:style-name="T91"> : rechercher et remplacer du texte</text:span></text:p>
      <text:p text:style-name="P110"/>
      <text:p text:style-name="P65"><text:span text:style-name="T69">﻿</text:span><text:bookmark text:name="r-2283870"/>Pour rechercher et remplacer du texte, c'est un peu plus compliqué. Il y a en effet plusieurs façons d'effectuer le remplacement.</text:p>
      <text:p text:style-name="Text_20_body"><text:bookmark text:name="r-4968174"/><text:span text:style-name="T93">La plus simple façon d’effectuer une recherche consiste à taper</text:span><text:span text:style-name="Source_20_Text"><text:span text:style-name="T93">: </text:span></text:span><text:span text:style-name="Source_20_Text"><text:span text:style-name="T94">s/ancien/nouveau </text:span></text:span><text:span text:style-name="T93">pour rechercher </text:span><text:span text:style-name="T94">« ancien » </text:span><text:span text:style-name="T93">et le remplacer par </text:span><text:span text:style-name="T94">« nouveau »</text:span><text:span text:style-name="T93">. Le problème… c’est que cela ne remplacera que la première occurrence d'« ancien » par « nouveau ».</text:span></text:p>
      <text:p text:style-name="P110"><text:bookmark text:name="r-2283872"/>Voici toutes les variantes à connaître :</text:p>
      <text:list xml:id="list7906648403840393329" text:style-name="L10">
        <text:list-item>
          <text:p text:style-name="P117"><text:bookmark text:name="r-2283873"/><text:bookmark text:name="r-2283874"/><text:bookmark text:name="r-2283881"/><text:span text:style-name="Source_20_Text"><text:span text:style-name="T94">:s/ancien/nouveau</text:span></text:span><text:span text:style-name="T93"> : remplace la première occurrence de la ligne où se trouve le curseur ;</text:span></text:p>
        </text:list-item>
        <text:list-item>
          <text:p text:style-name="P117"><text:bookmark text:name="r-2283875"/><text:bookmark text:name="r-2283876"/><text:soft-page-break/><text:span text:style-name="Source_20_Text"><text:span text:style-name="T94">:s/ancien/nouveau/g</text:span></text:span><text:span text:style-name="T93"> : remplace toutes les occurrences de la ligne où se trouve le curseur ;</text:span></text:p>
        </text:list-item>
        <text:list-item>
          <text:p text:style-name="P117"><text:bookmark text:name="r-2283877"/><text:bookmark text:name="r-2283878"/><text:span text:style-name="Source_20_Text"><text:span text:style-name="T94">:#,#s/ancien/nouveau/g</text:span></text:span><text:span text:style-name="T93"> : remplace toutes les occurrences dans les lignes n° # à # du fichier ;</text:span></text:p>
        </text:list-item>
        <text:list-item>
          <text:p text:style-name="P117"><text:bookmark text:name="r-2283879"/><text:bookmark text:name="r-2283880"/><text:span text:style-name="Source_20_Text"><text:span text:style-name="T94">:%s/ancien/nouveau/g</text:span></text:span><text:span text:style-name="T93"> : remplace toutes les occurrences dans tout le fichier. C'est peut-être ce que vous utiliserez le plus fréquemment.</text:span></text:p>
        </text:list-item>
      </text:list>
      <text:p text:style-name="P71"/>
      <text:p text:style-name="Standard"><text:span text:style-name="T98">﻿</text:span><text:bookmark text:name="r-4968178"/><text:span text:style-name="Source_20_Text"><text:span text:style-name="T94">:r</text:span></text:span><text:span text:style-name="T94"> : fusion de fichiers</text:span></text:p>
      <text:p text:style-name="P71"/>
      <text:p text:style-name="Standard"><text:span text:style-name="T93">﻿</text:span><text:bookmark text:name="r-4968176"/><text:span text:style-name="T93">Avec</text:span><text:span text:style-name="T94"> </text:span><text:span text:style-name="Source_20_Text"><text:span text:style-name="T94">:r</text:span></text:span><text:span text:style-name="T94">,</text:span><text:span text:style-name="T93"> vous pouvez insérer un fichier à la position du curseur. Vous devez indiquer le nom du fichier à insérer, par exemple </text:span><text:span text:style-name="Source_20_Text"><text:span text:style-name="T94">:r autrefichier</text:span></text:span><text:span text:style-name="T94">.</text:span></text:p>
      <text:p text:style-name="Text_20_body"><text:bookmark text:name="r-4968177"/><text:span text:style-name="T93">L'autocomplétion avec</text:span><text:span text:style-name="Source_20_Text"><text:span text:style-name="T93">Tab </text:span></text:span><text:span text:style-name="T93">fonctionne là aussi, donc pas besoin d'écrire le nom du fichier en entier !</text:span></text:p>
      <text:p text:style-name="P65"/>
      <text:p text:style-name="P65">﻿<text:bookmark text:name="r-4968205"/><text:span text:style-name="T70">Le découpage d'écran (split)</text:span></text:p>
      <text:p text:style-name="P110"/>
      <text:p text:style-name="P110">Vim possède une fonctionnalité pratique : il permet de découper l'écran et d'ouvrir plusieurs fichiers. </text:p>
      <text:p text:style-name="P65"/>
      <text:p text:style-name="Standard"><text:span text:style-name="T93">﻿</text:span><text:bookmark text:name="r-4968184"/><text:span text:style-name="Source_20_Text"><text:span text:style-name="T94">:sp</text:span></text:span><text:span text:style-name="T94"> : découper l'écran horizontalement</text:span></text:p>
      <text:p text:style-name="P110"/>
      <text:p text:style-name="P113"><text:span text:style-name="T93">﻿Le plus simple pour commencer est de découper l'écran horizontalement. Tapez la commande </text:span><text:span text:style-name="Source_20_Text"><text:span text:style-name="T94">:sp</text:span></text:span><text:span text:style-name="Source_20_Text"><text:span text:style-name="T93"> </text:span></text:span><text:span text:style-name="T93">pour scinder l'écran en deux. </text:span></text:p>
      <text:p text:style-name="Standard"><text:span text:style-name="T98">﻿</text:span><text:bookmark text:name="r-4968182"/><text:span text:style-name="T93">Le fichier est ouvert une seconde fois (ce qui vous permet de voir deux endroits différents du fichier à la fois) mais il est bien entendu possible d'ouvrir deux fichiers différents. Pour cela, ajoutez le nom du fichier à ouvrir à la suite de la commande </text:span><text:span text:style-name="Source_20_Text"><text:span text:style-name="T94">:sp autrefichier</text:span></text:span><text:span text:style-name="T93">. </text:span></text:p>
      <text:p text:style-name="Standard"><text:span text:style-name="T93">Bonne nouvelle : l'autocomplétion à l’aide de la touche </text:span><text:span text:style-name="Source_20_Text"><text:span text:style-name="T93">Tab </text:span></text:span><text:span text:style-name="T93">fonctionne aussi dans Vim !</text:span></text:p>
      <text:p text:style-name="Text_20_body"><text:bookmark text:name="r-4968183"/><text:span text:style-name="T93">Vous pouvez cette fois-ci taper à nouveau </text:span><text:span text:style-name="Source_20_Text"><text:span text:style-name="T93">:sp </text:span></text:span><text:span text:style-name="T93">pour scinder l'écran en trois et ainsi de suite, mais gare à la lisibilité !</text:span></text:p>
      <text:p text:style-name="P65">﻿</text:p>
      <text:p text:style-name="Standard"><text:bookmark text:name="r-4968188"/><text:span text:style-name="Source_20_Text"><text:span text:style-name="T94">:vsp</text:span></text:span><text:span text:style-name="T94"> : découper l'écran verticalement</text:span></text:p>
      <text:p text:style-name="P110"/>
      <text:p text:style-name="P161">Même principe que pour sp mais sur l'axe vertical.<text:line-break/>Possibilitée de combiner découpage horizontal et vertical.</text:p>
      <text:p text:style-name="P65"/>
      <text:p text:style-name="P68"><text:bookmark text:name="r-4968204"/>Les principaux raccourcis en écran splitté</text:p>
      <text:p text:style-name="P65"/>
      <text:p text:style-name="Standard"><text:bookmark text:name="r-2283900"/><text:span text:style-name="T93">Chaque morceau de l'écran (correspondant à un fichier) est appelé </text:span><text:span text:style-name="Strong_20_Emphasis"><text:span text:style-name="T93">viewport</text:span></text:span><text:span text:style-name="T93">.<text:line-break/>Voici une liste de raccourcis pratiques que vous pouvez utiliser lorsque l'écran est splitté (scindé).</text:span></text:p>
      <text:list xml:id="list1368220653599442764" text:style-name="L11">
        <text:list-item>
          <text:p text:style-name="P118"><text:bookmark text:name="r-4968189"/><text:bookmark text:name="r-4968190"/><text:bookmark text:name="r-4968203"/><text:span text:style-name="Source_20_Text"><text:span text:style-name="T94">Ctrl + w </text:span></text:span><text:span text:style-name="T94">puis</text:span><text:span text:style-name="Source_20_Text"><text:span text:style-name="T94">Ctrl + w</text:span></text:span><text:span text:style-name="T93"> : navigue de viewport en viewport. Répétez l'opération plusieurs fois pour accéder au viewport désiré.</text:span></text:p>
        </text:list-item>
        <text:list-item>
          <text:p text:style-name="P118"><text:bookmark text:name="r-4968191"/><text:bookmark text:name="r-4968192"/><text:span text:style-name="Source_20_Text"><text:span text:style-name="T94">Ctrl + w </text:span></text:span><text:span text:style-name="T94">puis </text:span><text:span text:style-name="Source_20_Text"><text:span text:style-name="T94">j</text:span></text:span><text:span text:style-name="T94"> </text:span><text:span text:style-name="T93">: déplace le curseur pour aller au viewport juste en dessous. La même chose fonctionne avec les touches </text:span><text:span text:style-name="Source_20_Text"><text:span text:style-name="T93">h</text:span></text:span><text:span text:style-name="T93">,</text:span><text:span text:style-name="Source_20_Text"><text:span text:style-name="T93">k </text:span></text:span><text:span text:style-name="T93">et </text:span><text:span text:style-name="Source_20_Text"><text:span text:style-name="T93">l </text:span></text:span><text:span text:style-name="T93">que l'on utilise traditionnellement pour se déplacer dans Vim.</text:span></text:p>
        </text:list-item>
        <text:list-item>
          <text:p text:style-name="P118"><text:bookmark text:name="r-4968193"/><text:bookmark text:name="r-4968194"/><text:span text:style-name="Source_20_Text"><text:span text:style-name="T94">Ctrl + w </text:span></text:span><text:span text:style-name="T94">puis </text:span><text:span text:style-name="Source_20_Text"><text:span text:style-name="T94">+</text:span></text:span><text:span text:style-name="T93"> : agrandit le viewport actuel.</text:span></text:p>
        </text:list-item>
        <text:list-item>
          <text:p text:style-name="P118"><text:bookmark text:name="r-4968195"/><text:bookmark text:name="r-4968196"/><text:soft-page-break/><text:span text:style-name="Source_20_Text"><text:span text:style-name="T94">Ctrl + w </text:span></text:span><text:span text:style-name="T94">puis </text:span><text:span text:style-name="Source_20_Text"><text:span text:style-name="T94">-</text:span></text:span><text:span text:style-name="T94"> </text:span><text:span text:style-name="T93">: réduit le viewport actuel.</text:span></text:p>
        </text:list-item>
        <text:list-item>
          <text:p text:style-name="P118"><text:bookmark text:name="r-4968197"/><text:bookmark text:name="r-4968198"/><text:span text:style-name="Source_20_Text"><text:span text:style-name="T94">Ctrl + w </text:span></text:span><text:span text:style-name="T94">puis </text:span><text:span text:style-name="Source_20_Text"><text:span text:style-name="T94">=</text:span></text:span><text:span text:style-name="T93"> : égalise à nouveau la taille des viewports.</text:span></text:p>
        </text:list-item>
        <text:list-item>
          <text:p text:style-name="P118"><text:bookmark text:name="r-4968199"/><text:bookmark text:name="r-4968200"/><text:span text:style-name="Source_20_Text"><text:span text:style-name="T94">Ctrl + w </text:span></text:span><text:span text:style-name="T94">puis </text:span><text:span text:style-name="Source_20_Text"><text:span text:style-name="T94">r</text:span></text:span><text:span text:style-name="T93"> : échange la position des viewports. Fonctionne aussi avec « R » majuscule pour échanger en sens inverse.</text:span></text:p>
        </text:list-item>
        <text:list-item>
          <text:p text:style-name="P118"><text:bookmark text:name="r-4968201"/><text:bookmark text:name="r-4968202"/><text:span text:style-name="Source_20_Text"><text:span text:style-name="T94">Ctrl + w </text:span></text:span><text:span text:style-name="T94">puis </text:span><text:span text:style-name="Source_20_Text"><text:span text:style-name="T94">q</text:span></text:span><text:span text:style-name="T93"> : ferme le viewport actuel.</text:span></text:p>
        </text:list-item>
      </text:list>
      <text:p text:style-name="P68"/>
      <text:p text:style-name="Standard"><text:span text:style-name="T98">﻿</text:span><text:bookmark text:name="r-4968208"/><text:span text:style-name="Source_20_Text"><text:span text:style-name="T94">:!</text:span></text:span><text:span text:style-name="T94"> : lancer une commande externe</text:span></text:p>
      <text:p text:style-name="P68"/>
      <text:p text:style-name="Standard"><text:span text:style-name="T94">﻿</text:span><text:bookmark text:name="r-4968206"/><text:span text:style-name="T93">Il est possible d'écrire des commandes traditionnelles du shell directement dans Vim. Pour cela, commencez par taper </text:span><text:span text:style-name="Source_20_Text"><text:span text:style-name="T94">:!</text:span></text:span><text:span text:style-name="Source_20_Text"><text:span text:style-name="T93"> </text:span></text:span><text:span text:style-name="T93">suivi du nom de la commande.</text:span></text:p>
      <text:p text:style-name="Text_20_body"><text:bookmark text:name="r-4968207"/><text:span text:style-name="T93">Essayez par exemple de taper </text:span><text:span text:style-name="Source_20_Text"><text:span text:style-name="T94">:! ls</text:span></text:span><text:span text:style-name="T93">. Vous afficherez alors le contenu du dossier dans lequel vous vous trouvez !<text:line-break/>Cette fonctionnalité est bien pratique pour effectuer quelques actions sans avoir à quitter Vim.</text:span></text:p>
      <text:p text:style-name="P110"/>
      <text:p text:style-name="P167"><text:bookmark text:name="r-4968238"/>Les options de Vim</text:p>
      <text:p text:style-name="P65"/>
      <text:p text:style-name="P65"><text:bookmark text:name="r-2283922"/>Vim peut être personnalisé de deux façons différentes :</text:p>
      <text:list xml:id="list1902515143692621231" text:style-name="L12">
        <text:list-item>
          <text:p text:style-name="P119"><text:bookmark text:name="r-2283923"/><text:bookmark text:name="r-2283924"/><text:bookmark text:name="r-2283927"/><text:span text:style-name="T93">En activant ou désactivant des options. </text:span><text:a xlink:type="simple" xlink:href="http://vimdoc.sourceforge.net/htmldoc/" text:style-name="Internet_20_link" text:visited-style-name="Visited_20_Internet_20_Link"><text:span text:style-name="T93">La documentation complète des options</text:span></text:a><text:span text:style-name="T93"> est disponible en ligne.</text:span></text:p>
        </text:list-item>
        <text:list-item>
          <text:p text:style-name="P119"><text:bookmark text:name="r-2283925"/><text:bookmark text:name="r-2283926"/><text:span text:style-name="T93">En installant des plugins. Voyez </text:span><text:a xlink:type="simple" xlink:href="http://www.vim.org/scripts/script_search_results.php?keywords=&amp;script_type=&amp;order_by=downloads&amp;direction=descending&amp;search=search" text:style-name="Internet_20_link" text:visited-style-name="Visited_20_Internet_20_Link"><text:span text:style-name="T93">la page officielle des plugins les plus téléchargés de Vim</text:span></text:a><text:span text:style-name="T93">.</text:span></text:p>
        </text:list-item>
      </text:list>
      <text:p text:style-name="P110"><text:bookmark text:name="r-2283928"/>Nous n'allons pas passer en revue les plugins, mais il y a un certain nombre d'options intéressantes qui valent le coup d'être activées.</text:p>
      <text:h text:style-name="P26" text:outline-level="4"><text:bookmark text:name="r-4968216"/>Le fonctionnement des options</text:h>
      <text:p text:style-name="Text_20_body"><text:bookmark text:name="r-4968210"/><text:span text:style-name="T93">Les options peuvent être activées après le démarrage de Vim en lançant des commandes. Cependant, ces options seront « oubliées » dès que vous quitterez le logiciel.<text:line-break/>Si vous voulez que les options soient activées à chaque démarrage de Vim, il faut créer un fichier de configuration </text:span><text:span text:style-name="Source_20_Text"><text:span text:style-name="T94">.vimrc</text:span></text:span><text:span text:style-name="Source_20_Text"><text:span text:style-name="T93"> </text:span></text:span><text:span text:style-name="T93">dans votre répertoire personnel.</text:span></text:p>
      <text:h text:style-name="P33" text:outline-level="5"><text:bookmark text:name="r-4968212"/>Activer des options en mode commande</text:h>
      <text:p text:style-name="Text_20_body"><text:bookmark text:name="r-2283930"/><text:span text:style-name="T93">La première méthode consiste à activer l'option en mode commande. Une fois Vim ouvert, pour activer l'option nommée « option », tapez :</text:span><text:bookmark text:name="r-2283931"/><text:span text:style-name="T93"> </text:span><text:span text:style-name="Source_20_Text"><text:span text:style-name="T94">:set option</text:span></text:span></text:p>
      <text:p text:style-name="Text_20_body"><text:bookmark text:name="r-2283932"/><text:span text:style-name="T93">Pour la désactiver, tapez :</text:span><text:bookmark text:name="r-2283933"/><text:span text:style-name="T93"> </text:span><text:span text:style-name="Source_20_Text"><text:span text:style-name="T94">:set nooption</text:span></text:span><text:bookmark text:name="r-4968211"/><text:span text:style-name="Source_20_Text"><text:span text:style-name="T94"><text:line-break/></text:span></text:span><text:span text:style-name="T93">Il faut donc ajouter le préfixe </text:span><text:span text:style-name="Source_20_Text"><text:span text:style-name="T93">no </text:span></text:span><text:span text:style-name="T93">devant le nom de l'option pour la désactiver.</text:span></text:p>
      <text:p text:style-name="Text_20_body"><text:bookmark text:name="r-2283935"/><text:span text:style-name="T93">Certaines options doivent être précisées avec une valeur :</text:span><text:bookmark text:name="r-2283936"/><text:span text:style-name="T93"> </text:span><text:span text:style-name="Source_20_Text"><text:span text:style-name="T94">:set option=valeur</text:span></text:span></text:p>
      <text:p text:style-name="Text_20_body"><text:bookmark text:name="r-2283937"/><text:span text:style-name="T93">Pour connaître l'état d'une option :</text:span><text:bookmark text:name="r-2283938"/><text:span text:style-name="T93"> </text:span><text:span text:style-name="Source_20_Text"><text:span text:style-name="T94">:set option?</text:span></text:span></text:p>
      <text:p text:style-name="P167"/>
      <text:p text:style-name="P65"><text:span text:style-name="T72">﻿</text:span><text:bookmark text:name="r-4968215"/><text:span text:style-name="T70">Activer des options dans un fichier de configuration</text:span></text:p>
      <text:p text:style-name="P65"/>
      <text:p text:style-name="Standard"><text:bookmark text:name="r-4968213"/><text:span text:style-name="T93">C'est à mon avis la meilleure façon de procéder. Commencez par copier un fichier de configuration déjà commenté qui vous servira d'exemple : il y en a un dans </text:span><text:span text:style-name="Source_20_Text"><text:span text:style-name="T93">/etc/vim </text:span></text:span><text:span text:style-name="T93">qui s'appelle </text:span><text:span text:style-name="Source_20_Text"><text:span text:style-name="T94">vimrc</text:span></text:span><text:span text:style-name="T93">.</text:span></text:p>
      <text:p text:style-name="Text_20_body"><text:bookmark text:name="r-2283941"/><text:soft-page-break/><text:span text:style-name="T93">Copiez-le dans votre répertoire personnel en le faisant précéder d'un point (pour que ce soit un fichier caché) :</text:span><text:bookmark text:name="r-2283942"/><text:span text:style-name="T94"> </text:span><text:span text:style-name="Example"><text:span text:style-name="T94">$ cp /etc/vim/vimrc  ~/.vimrc</text:span></text:span></text:p>
      <text:p text:style-name="Text_20_body"><text:bookmark text:name="r-2283943"/><text:span text:style-name="T93">Ouvrez maintenant ce fichier… avec Vim, bien sûr.</text:span><text:bookmark text:name="r-2283944"/><text:span text:style-name="T93"> </text:span><text:span text:style-name="Example"><text:span text:style-name="T94">$ vim .vimrc</text:span></text:span></text:p>
      <text:p text:style-name="Text_20_body"><text:span text:style-name="Example"><text:span text:style-name="T94">﻿</text:span></text:span><text:span text:style-name="Example"><text:span text:style-name="T98">Les lignes commençant par « " » sont des commentaires. Je vous recommande de les lire, ils fournissent des informations utiles.</text:span></text:span></text:p>
      <text:p text:style-name="Text_20_body"><text:span text:style-name="Example"><text:span text:style-name="T98">﻿Passons maintenant à l'activation de quelques commandes bien utiles. Je vous recommande de travailler comme moi, avec le fichier de configuration </text:span></text:span><text:span text:style-name="Example"><text:span text:style-name="Source_20_Text"><text:span text:style-name="T98">.vimrc</text:span></text:span></text:span><text:span text:style-name="Example"><text:span text:style-name="T98">, et d'activer les options qui vous plaisent en décommentant les lignes concernées.<text:line-break/>Pour cela, la meilleure façon de procéder est de se mettre en mode interactif, de se déplacer avecx </text:span></text:span><text:span text:style-name="Example"><text:span text:style-name="Source_20_Text"><text:span text:style-name="T98">h j k l </text:span></text:span></text:span><text:span text:style-name="Example"><text:span text:style-name="T98">et d'appuyer sur </text:span></text:span><text:span text:style-name="Example"><text:span text:style-name="Source_20_Text"><text:span text:style-name="T98">x </text:span></text:span></text:span><text:span text:style-name="Example"><text:span text:style-name="T98">lorsque le curseur est sur un guillemet pour le supprimer et activer ainsi l'option. </text:span></text:span></text:p>
      <text:p text:style-name="Text_20_body"><text:span text:style-name="Example"><text:span text:style-name="T98"/></text:span></text:p>
      <text:p text:style-name="Text_20_body"><text:bookmark text:name="r-4968219"/><text:span text:style-name="Source_20_Text"><text:span text:style-name="T94">syntax</text:span></text:span><text:span text:style-name="T94"> : activer la coloration syntaxique</text:span></text:p>
      <text:p text:style-name="P65"><text:span text:style-name="T70">﻿</text:span><text:bookmark text:name="r-2283951"/>Il s’agit clairement de la première option à activer : la coloration syntaxique. En fonction du type de fichier que vous ouvrez, Vim colorera le texte.</text:p>
      <text:p text:style-name="P110"><text:bookmark text:name="r-2283952"/>Vim supporte un très très grand nombre de langages de programmation : C, C++, Python, Java, Ruby, Bash, Perl, etc.</text:p>
      <text:p text:style-name="Text_20_body"><text:bookmark text:name="r-2283953"/><text:span text:style-name="T93">Activez donc l’option :</text:span><text:bookmark text:name="r-2283954"/><text:span text:style-name="T93"> </text:span><text:span text:style-name="Example"><text:span text:style-name="T93">syntax on</text:span></text:span></text:p>
      <text:p text:style-name="Text_20_body"><text:span text:style-name="Example"><text:span text:style-name="T93">﻿Notez qu'il faut enregistrer, quitter et relancer Vim pour que le changement soit pris en compte… sauf bien sûr si vous activez l'option à la volée en tapant dans </text:span></text:span><text:span text:style-name="Example"><text:span text:style-name="T94">Vim</text:span></text:span><text:span text:style-name="Example"><text:span text:style-name="Source_20_Text"><text:span text:style-name="T94">:set syntax=ON</text:span></text:span></text:span><text:span text:style-name="Example"><text:span text:style-name="T93">. </text:span></text:span></text:p>
      <text:p text:style-name="P85"><text:span text:style-name="Example"><text:span text:style-name="T93">﻿</text:span></text:span></text:p>
      <text:p text:style-name="P85"><text:bookmark text:name="r-4968221"/><text:span text:style-name="Source_20_Text"><text:span text:style-name="T94">background</text:span></text:span><text:span text:style-name="T94"> : coloration sur un fond sombre</text:span></text:p>
      <text:p text:style-name="P85"><text:bookmark text:name="r-2283958"/><text:span text:style-name="T93">Par défaut, la coloration de Vim est plus adaptée aux fonds clairs. Les commentaires, par exemple, sont écrits en bleu foncé sur noir… ce qui n’est pas très lisible.</text:span><text:bookmark text:name="r-4968220"/><text:span text:style-name="T93"><text:line-break/>Si votre console est sur fond noir (comme chez moi), je vous recommande d'activer la prochaine option </text:span><text:span text:style-name="Source_20_Text"><text:span text:style-name="T93">background </text:span></text:span><text:span text:style-name="T93">et de la mettre à </text:span><text:span text:style-name="Source_20_Text"><text:span text:style-name="T93">dark</text:span></text:span><text:span text:style-name="T93">.</text:span><text:bookmark text:name="r-2283960"/><text:span text:style-name="T93"> </text:span><text:span text:style-name="Example"><text:span text:style-name="T94">set background=dark</text:span></text:span><text:bookmark text:name="r-2283961"/><text:span text:style-name="Example"><text:span text:style-name="T94"><text:line-break/></text:span></text:span><text:span text:style-name="T93">Les couleurs seront largement plus adaptées.</text:span></text:p>
      <text:p text:style-name="P85"><text:span text:style-name="T93">﻿</text:span><text:bookmark text:name="r-4968224"/><text:span text:style-name="Source_20_Text"><text:span text:style-name="T94">number</text:span></text:span><text:span text:style-name="T94"> : afficher les numéros de lignes</text:span></text:p>
      <text:p text:style-name="P85"><text:bookmark text:name="r-2283963"/><text:span text:style-name="T93">Il est possible d'afficher le numéro de chaque ligne à gauche :</text:span><text:bookmark text:name="r-2283964"/><text:span text:style-name="T93"> </text:span><text:span text:style-name="Example"><text:span text:style-name="T94">set number</text:span></text:span><text:bookmark text:name="r-2283965"/><text:span text:style-name="Example"><text:span text:style-name="T94"><text:line-break/></text:span></text:span><text:span text:style-name="T93">Cela s’avère assez pratique, notamment quand on programme.<text:line-break/>En mode commande, taper : </text:span><text:span text:style-name="T94">: set nu </text:span><text:span text:style-name="T98">pour afficher les numéros de lignes et </text:span><text:span text:style-name="T94">:set nonu</text:span><text:span text:style-name="T98"> pour les retirer.</text:span></text:p>
      <text:p text:style-name="P85"><text:span text:style-name="T94">﻿</text:span><text:bookmark text:name="r-4968226"/><text:span text:style-name="Source_20_Text"><text:span text:style-name="T94">showcmd</text:span></text:span><text:span text:style-name="T94"> : afficher la commande en cours</text:span></text:p>
      <text:p text:style-name="P85"><text:span text:style-name="T94">﻿</text:span><text:bookmark text:name="r-4968225"/><text:span text:style-name="T93">Lorsque vous écrivez une commande comme</text:span><text:span text:style-name="Source_20_Text"><text:span text:style-name="T93">2dd</text:span></text:span><text:span text:style-name="T93">pour supprimer deux lignes, vous écrivez à l'aveugle. Vous ne voyez pas ce que vous avez écrit.</text:span><text:bookmark text:name="r-2283971"/><text:span text:style-name="T93"><text:line-break/>Contrairement à Vi, Vim permet de pallier ce problème… encore faut-il activer l'option :</text:span><text:bookmark text:name="r-2283972"/><text:span text:style-name="T93"><text:line-break/></text:span><text:span text:style-name="Example"><text:span text:style-name="T94">set showcmd</text:span></text:span></text:p>
      <text:p text:style-name="P85"><text:span text:style-name="Example"><text:span text:style-name="T94">﻿</text:span></text:span><text:bookmark text:name="r-2283976"/><text:span text:style-name="Source_20_Text"><text:span text:style-name="T94">ignorecase</text:span></text:span><text:span text:style-name="T94"> : ignorer la casse lors de la recherche</text:span></text:p>
      <text:p text:style-name="P85"><text:span text:style-name="T94">﻿</text:span><text:bookmark text:name="r-2283974"/><text:span text:style-name="T93">Lors d'une recherche, si vous souhaitez que Vim ne fasse pas la différence entre les </text:span><text:soft-page-break/><text:span text:style-name="T93">majuscules et les minuscules, activez cette option :</text:span><text:bookmark text:name="r-2283975"/><text:span text:style-name="T93"> </text:span><text:span text:style-name="Example"><text:span text:style-name="T94">set ignorecase</text:span></text:span></text:p>
      <text:p text:style-name="P85"><text:span text:style-name="Example"><text:span text:style-name="T94">﻿</text:span></text:span><text:bookmark text:name="r-4968229"/><text:span text:style-name="Source_20_Text"><text:span text:style-name="T94">mouse</text:span></text:span><text:span text:style-name="T94"> : activer le support de la souris</text:span></text:p>
      <text:p text:style-name="Text_20_body"><text:bookmark text:name="r-2283977"/><text:span text:style-name="T93">Eh oui ! Même en mode console, il est possible d'utiliser la souris.<text:line-break/>Commencez par activer le support de cette dernière :</text:span><text:bookmark text:name="r-2283978"/><text:span text:style-name="T93"> </text:span><text:span text:style-name="Example"><text:span text:style-name="T94">set mouse=a</text:span></text:span></text:p>
      <text:p text:style-name="P110"><text:bookmark text:name="r-2283979"/>Désormais, vous pourrez cliquer avec la souris sur une lettre pour y déplacer le curseur directement. Vous pourrez également utiliser la molette de la souris pour vous déplacer dans le fichier.</text:p>
      <text:p text:style-name="Text_20_body"><text:bookmark text:name="r-4968227"/><text:span text:style-name="T93">Il vous sera également possible de sélectionner du texte à l’aide de la souris. Vous passerez alors en mode visuel.<text:line-break/>Dans ce mode, vous pouvez supprimer le texte sélectionné (avec </text:span><text:span text:style-name="Source_20_Text"><text:span text:style-name="T93">x</text:span></text:span><text:span text:style-name="T93">, comme d'habitude), mais aussi mettre le texte tout en majuscules (</text:span><text:span text:style-name="Source_20_Text"><text:span text:style-name="T93">U</text:span></text:span><text:span text:style-name="T93">), minuscules (</text:span><text:span text:style-name="Source_20_Text"><text:span text:style-name="T93">u</text:span></text:span><text:span text:style-name="T93">), etc.</text:span></text:p>
      <text:p text:style-name="P65">﻿</text:p>
      <text:p text:style-name="P57">Introduction aux scripts shell</text:p>
      <text:p text:style-name="P65">﻿</text:p>
      <text:h text:style-name="P35" text:outline-level="3"><text:bookmark text:name="r-42775"/>Qu'est-ce qu'un shell ?</text:h>
      <text:h text:style-name="P36" text:outline-level="3"><text:span text:style-name="T71">I</text:span>l existe plusieurs environnements console : les shells</text:h>
      <text:p text:style-name="Text_20_body"><text:bookmark text:name="r-2284009"/><text:span text:style-name="T93">La différence est moins tape-à-l'œil que dans le mode graphique (où l'on voit tout de suite que les menus ne sont pas à la même place, par exemple).<text:line-break/>La console a toujours un fond noir et un texte blanc, je vous rassure (quoique ça se personnalise, ça). En revanche, les fonctionnalités offertes par l'invite de commandes peuvent varier en fonction du </text:span><text:span text:style-name="Strong_20_Emphasis"><text:span text:style-name="T93">shell</text:span></text:span><text:span text:style-name="T93"> que l'on utilise.</text:span></text:p>
      <text:p text:style-name="Text_20_body"><text:span text:style-name="T47">Voici les noms de quelques-uns des principaux shells qui existent.</text:span><text:span text:style-name="T93"> <text:line-break/></text:span><text:span text:style-name="Strong_20_Emphasis"><text:span text:style-name="T43">sh</text:span></text:span><text:span text:style-name="T60"> </text:span><text:span text:style-name="T47">: </text:span><text:span text:style-name="Emphasis"><text:span text:style-name="T106">Bourne Shell</text:span></text:span><text:span text:style-name="T47">. L'ancêtre de tous les shells, </text:span><text:span text:style-name="Strong_20_Emphasis"><text:span text:style-name="T43">bash</text:span></text:span><text:span text:style-name="T47"> : </text:span><text:span text:style-name="Emphasis"><text:span text:style-name="T56">Bourne Again Shell</text:span></text:span><text:span text:style-name="T47">. Une amélioration du </text:span><text:span text:style-name="Emphasis"><text:span text:style-name="T56">Bourne Shell</text:span></text:span><text:span text:style-name="T47">, disponible par défaut sous Linux et Mac OS X, </text:span><text:span text:style-name="Strong_20_Emphasis"><text:span text:style-name="T43">ksh</text:span></text:span><text:span text:style-name="T47"> : </text:span><text:span text:style-name="Emphasis"><text:span text:style-name="T56">Korn Shell</text:span></text:span><text:span text:style-name="T47">. Un shell puissant assez présent sur les Unix propriétaires, mais aussi disponible en version libre, compatible avec bash, </text:span><text:span text:style-name="Strong_20_Emphasis"><text:span text:style-name="T43">csh</text:span></text:span><text:span text:style-name="T47"> : </text:span><text:span text:style-name="Emphasis"><text:span text:style-name="T56">C Shell</text:span></text:span><text:span text:style-name="T47">. Un shell utilisant une syntaxe proche du langage C, </text:span><text:span text:style-name="Strong_20_Emphasis"><text:span text:style-name="T43">tcsh</text:span></text:span><text:span text:style-name="T47"> : </text:span><text:span text:style-name="Emphasis"><text:span text:style-name="T56">Tenex C Shell</text:span></text:span><text:span text:style-name="T47">. Amélioration du </text:span><text:span text:style-name="Emphasis"><text:span text:style-name="T56">C Shell</text:span></text:span><text:span text:style-name="Emphasis"><text:span text:style-name="T47">, </text:span></text:span><text:bookmark text:name="r-2284023"/><text:bookmark text:name="r-2284024"/><text:bookmark text:name="r-2284025"/><text:span text:style-name="Emphasis"><text:span text:style-name="Strong_20_Emphasis"><text:span text:style-name="T27">zsh</text:span></text:span></text:span><text:span text:style-name="Emphasis"><text:span text:style-name="T30"> : Z Shell. Shell assez récent reprenant les meilleures idées de bash, ksh et tcsh.</text:span></text:span></text:p>
      <text:h text:style-name="Heading_20_4" text:outline-level="4"><text:bookmark text:name="r-2284063"/><text:span text:style-name="Emphasis"><text:span text:style-name="T28">Installer un nouveau shell</text:span></text:span></text:h>
      <text:p text:style-name="Text_20_body"><text:span text:style-name="Emphasis"><text:span text:style-name="T30">Si vous voulez essayer un autre shell, comme ksh</text:span></text:span><text:span text:style-name="Emphasis"><text:span text:style-name="T28"> </text:span></text:span><text:bookmark text:name="r-2284058"/><text:span text:style-name="Emphasis"><text:span text:style-name="T30">par exemple, vous pouvez le télécharger comme n'importe quel paquet</text:span></text:span><text:span text:style-name="Emphasis"><text:span text:style-name="T28"> # apt-get install ksh<text:line-break/></text:span></text:span><text:bookmark text:name="r-2284060"/><text:span text:style-name="Emphasis"><text:span text:style-name="T31">Une fois installé, il faut demander à l'utiliser pour votre compte utilisateur. Pour cela, tapez :</text:span></text:span><text:bookmark text:name="r-2284061"/><text:span text:style-name="Emphasis"><text:span text:style-name="T31"> </text:span></text:span><text:span text:style-name="Emphasis"><text:span text:style-name="T27">$ chsh</text:span></text:span><text:span text:style-name="Emphasis"><text:span text:style-name="T31"> → qui signife charge shell</text:span></text:span></text:p>
      <text:p text:style-name="Text_20_body"><text:span text:style-name="Emphasis"><text:span text:style-name="T31">On vous demandera où se trouve le programme qui gère le shell. Vous devrez indiquer </text:span></text:span><text:span text:style-name="Emphasis"><text:span text:style-name="Source_20_Text"><text:span text:style-name="T31">/bin/ksh</text:span></text:span></text:span><text:span text:style-name="Emphasis"><text:span text:style-name="T31">pour ksh, </text:span></text:span><text:span text:style-name="Emphasis"><text:span text:style-name="Source_20_Text"><text:span text:style-name="T31">/bin/sh</text:span></text:span></text:span><text:span text:style-name="Emphasis"><text:span text:style-name="T31"> pour sh, </text:span></text:span><text:span text:style-name="Emphasis"><text:span text:style-name="Source_20_Text"><text:span text:style-name="T31">/bin/bash</text:span></text:span></text:span><text:span text:style-name="Emphasis"><text:span text:style-name="T31"> pour bash, etc. </text:span></text:span></text:p>
      <text:h text:style-name="Heading_20_4" text:outline-level="4"><text:bookmark text:name="r-2284077"/><text:span text:style-name="Emphasis"><text:span text:style-name="T29">Quelle importance a tout ceci lorsque l'on réalise un script shell ?</text:span></text:span></text:h>
      <text:p text:style-name="Standard"><text:bookmark text:name="r-2284064"/><text:span text:style-name="T47">Si je vous parle de cela, c'est parce qu'un script shell </text:span><text:span text:style-name="Strong_20_Emphasis"><text:span text:style-name="T47">dépend</text:span></text:span><text:span text:style-name="T47"> d'un shell précis.<text:line-break/>En gros, le langage n'est pas tout à fait le même selon que vous utilisez sh, bash, ksh, etc.</text:span></text:p>
      <text:p text:style-name="P45"/>
      <text:p text:style-name="P45"/>
      <text:p text:style-name="P45"><text:bookmark text:name="r-42816"/>Notre premier script</text:p>
      <text:h text:style-name="P19" text:outline-level="4"><text:bookmark text:name="r-2284084"/><text:soft-page-break/>Création du fichier</text:h>
      <text:p text:style-name="P111"><text:span text:style-name="T22">$ vim essai.sh<text:line-break/></text:span><text:span text:style-name="T18">J'ai donné ici l'extension </text:span><text:span text:style-name="Source_20_Text"><text:span text:style-name="T18">.sh</text:span></text:span><text:span text:style-name="T22"> </text:span><text:span text:style-name="T18">à mon fichier. On le fait souvent par convention pour indiquer que c'est un script shell, mais sachez que ce n'est pas une obligation. Certains scripts shell n'ont d'ailleurs pas d'extension du tout.</text:span><text:span text:style-name="T22"> </text:span></text:p>
      <text:h text:style-name="P25" text:outline-level="4"><text:bookmark text:name="r-2284093"/><text:span text:style-name="T78">I</text:span><text:span text:style-name="T78">ndiquer le nom du shell utilisé par le script</text:span></text:h>
      <text:p text:style-name="P110"><text:bookmark text:name="r-2284086"/><text:span text:style-name="T13">La première chose à faire dans un script shell est d'indiquer… quel shell est utilisé.<text:line-break/></text:span><text:span text:style-name="T14"># !/bin/bash (le sha-bang) </text:span><text:span text:style-name="T13">permet de dire que c'est bash qui est utilisé, en l'absence de cette lign c'est le shell de l'utilisateur qui sera alors chargé, ce qui créera des problèmes de compatibilité de peu que ce dernier utlise un shell différent.</text:span></text:p>
      <text:h text:style-name="P20" text:outline-level="4"><text:bookmark text:name="r-2284112"/>Exécution de commandes</text:h>
      <text:p text:style-name="P150"><text:span text:style-name="T80">A</text:span><text:span text:style-name="T80">près le sha-bang, nous pouvons commencer à coder.</text:span><text:span text:style-name="T78"><text:line-break/></text:span><text:span text:style-name="T80">Le principe est très simple : il vous suffit d'écrire les commandes que vous souhaitez exécuter. Ce sont les mêmes que celles que vous tapiez dans l'invite de commandes !</text:span><text:span text:style-name="T78"> </text:span></text:p>
      <text:h text:style-name="P20" text:outline-level="4"><text:bookmark text:name="r-2284117"/>Les commentaires</text:h>
      <text:p text:style-name="P151"><text:bookmark text:name="r-2284113"/><text:span text:style-name="T79">Notez que vous pouvez aussi ajouter des commentaires dans votre script. Ce sont des lignes qui ne seront pas exécutées mais qui permettent d'expliquer ce que fait votre script.</text:span><text:bookmark text:name="r-2284114"/><text:span text:style-name="T79"><text:line-break/></text:span>Tous les commentaires commencent par un #</text:p>
      <text:h text:style-name="P38" text:outline-level="3"><text:bookmark text:name="r-42866"/>Exécuter le script bash</text:h>
      <text:h text:style-name="P20" text:outline-level="4"><text:bookmark text:name="r-2284128"/>Donner les droits d'exécution au script</text:h>
      <text:p text:style-name="P160"><text:span text:style-name="T77">$ chmod +x essai.sh </text:span><text:span text:style-name="T83">→ donne le droit d'exécuter le scrip à tout le monde.</text:span></text:p>
      <text:h text:style-name="P21" text:outline-level="4"><text:bookmark text:name="r-2284137"/>Exécution du script</text:h>
      <text:p text:style-name="P155"><text:span text:style-name="T85">Le script s'exécute maintenant comme n'importe quel programme, en tapant «</text:span><text:span text:style-name="T84"> ./</text:span><text:span text:style-name="T85"> » devant le nom du script :</text:span><text:span text:style-name="T84"> $ ./essai.sh</text:span></text:p>
      <text:p text:style-name="P156"><text:span text:style-name="T84">Admettons que essai.sh continne les lignes suivante :<text:line-break/></text:span><text:span text:style-name="T86"># !/bin/bah<text:line-break/>pwd<text:line-break/>ls</text:span></text:p>
      <text:p text:style-name="P156"><text:span text:style-name="T84">Les commandes seront exécutées une par une</text:span><text:span text:style-name="T84"> <text:line-break/></text:span><text:span text:style-name="T86">$ ./essai.sh  <text:line-break/>/home/mateo21/scripts <text:line-break/>essai.sh </text:span></text:p>
      <text:h text:style-name="P23" text:outline-level="4"><text:bookmark text:name="r-2284144"/>Exécution de débogage</text:h>
      <text:p text:style-name="P169"><text:bookmark text:name="r-2284138"/><text:span text:style-name="T32">Plus tard, vous ferez probablement de gros scripts et risquerez de rencontrer des bugs. Il faut donc dès à présent que vous sachiez comment déboguer un script.</text:span><text:bookmark text:name="r-2284139"/><text:span text:style-name="T32"><text:line-break/></text:span><text:span text:style-name="T47">Il faut l'exécuter comme ceci : </text:span><text:span text:style-name="T27">$ bash -x essai.sh<text:line-break/></text:span><text:span text:style-name="T32">On appelle en fait directement le programme bash et on lui ajoute en paramètre un </text:span><text:span text:style-name="Source_20_Text"><text:span text:style-name="T32">-x</text:span></text:span><text:span text:style-name="T27"> </text:span><text:span text:style-name="T32">(pour lancer le mode débogage) ainsi que le nom de notre script à déboguer.</text:span></text:p>
      <text:p text:style-name="P163"><text:span text:style-name="T26">Le shell affiche alors le détail de l'exécution de notre script, ce qui peut nous aider à </text:span><text:soft-page-break/><text:span text:style-name="T26">retrouver la cause de nos erreur.<text:line-break/></text:span><text:span text:style-name="T23">$ bash -x essai.sh  <text:line-break/>+ pwd /home/mateo21/scripts <text:line-break/>+ ls <text:line-break/>essai.sh </text:span></text:p>
      <text:h text:style-name="P23" text:outline-level="4"><text:bookmark text:name="r-2284152"/>Créer sa propre commande</text:h>
      <text:p text:style-name="P112"><text:span text:style-name="T47">Actuellement, le script doit être lancé via </text:span><text:span text:style-name="Source_20_Text"><text:span text:style-name="T47">./essai.sh</text:span></text:span><text:span text:style-name="T60"> </text:span><text:span text:style-name="T47">et vous devez être dans le bon répertoire.</text:span><text:span text:style-name="T93"><text:line-break/></text:span><text:span text:style-name="T47">Ou alors vous devez taper le chemin en entier, comme </text:span><text:span text:style-name="Source_20_Text"><text:span text:style-name="T47">/home/mateo21/scripts/essai.sh</text:span></text:span></text:p>
      <text:p text:style-name="P112"><text:span text:style-name="Source_20_Text"><text:span text:style-name="T47">Comment font les autres programmes pour pouvoir être exécutés depuis n'importe quel répertoire sans « ./ » devant ?</text:span></text:span></text:p>
      <text:p text:style-name="P112"><text:span text:style-name="Source_20_Text"><text:span text:style-name="T47">Ils sont placés dans un des répertoires du PATH. Le PATH est une variable système qui indique où sont les programmes exécutables sur votre ordinateur. Si vous tapez echo $PATH vous aurez la liste de ces répertoires « spéciaux ». </text:span></text:span></text:p>
      <text:p text:style-name="P112"><text:bookmark text:name="r-2284149"/><text:span text:style-name="Source_20_Text"><text:span text:style-name="T47">Il vous suffit donc de déplacer ou copier votre script dans un de ces répertoires, comme /bin, /usr/bin ou /usr/local/bin (ou encore un autre répertoire du PATH). Notez qu'il faut être root pour pouvoir faire cela.</text:span></text:span></text:p>
      <text:p text:style-name="Text_20_body"><text:span text:style-name="T47">Une fois que c'est fait, vous pourrez alors taper simplement </text:span><text:span text:style-name="Source_20_Text"><text:span text:style-name="T47">essai.sh</text:span></text:span><text:span text:style-name="T60"> </text:span><text:span text:style-name="T47">pour exécuter votre programme et ce quel que soit le répertoire dans lequel vous vous trouverez !</text:span></text:p>
      <text:p text:style-name="P138">$ essai.sh  <text:line-break/>/home/mateo21/scripts <text:line-break/>essai.sh</text:p>
      <text:p text:style-name="P140"/>
      <text:p text:style-name="P124">Afficher et manipuler des variables</text:p>
      <text:p text:style-name="Preformatted_20_Text"><text:span text:style-name="T93"><text:line-break/></text:span><text:span text:style-name="T47">Comme dans tous les langages de programmation, on trouve en bash ce que l'on appelle des </text:span><text:span text:style-name="Strong_20_Emphasis"><text:span text:style-name="T43">variables</text:span></text:span><text:span text:style-name="T47">. Elles nous permettent de stocker temporairement des informations en mémoire. C'est en fait la base de la programmation.</text:span><text:span text:style-name="T93"> </text:span></text:p>
      <text:p text:style-name="P9"/>
      <text:p text:style-name="P5"><text:bookmark text:name="r-42897"/>Déclarer une variable</text:p>
      <text:p text:style-name="P6"/>
      <text:p text:style-name="P7">Créons un nouveau script variables.sh avec le contenu suvant</text:p>
      <text:p text:style-name="P8">#!/bin/bash<text:line-break/>message='Bonjour tout le monde'</text:p>
      <text:p text:style-name="P7"/>
      <text:p text:style-name="Text_20_body"><text:bookmark text:name="r-2284176"/><text:span text:style-name="T51">Dans le cas présent</text:span><text:bookmark text:name="r-2284181"/><text:bookmark text:name="r-2284178"/><text:bookmark text:name="r-2284177"/><text:span text:style-name="T51"> : </text:span><text:span text:style-name="T30">la variable a pour </text:span><text:span text:style-name="Strong_20_Emphasis"><text:span text:style-name="T30">nom</text:span></text:span><text:span text:style-name="Strong_20_Emphasis"><text:span text:style-name="T27"> </text:span></text:span><text:span text:style-name="Source_20_Text"><text:span text:style-name="T27">message</text:span></text:span><text:bookmark text:name="r-2284180"/><text:bookmark text:name="r-2284179"/><text:span text:style-name="Source_20_Text"><text:span text:style-name="T30">, </text:span></text:span><text:span text:style-name="T30">et pour </text:span><text:span text:style-name="Strong_20_Emphasis"><text:span text:style-name="T30">valeur</text:span></text:span><text:span text:style-name="Strong_20_Emphasis"><text:span text:style-name="T27"> Bonjour tout le monde</text:span></text:span><text:span text:style-name="Strong_20_Emphasis"><text:span text:style-name="T30">.</text:span></text:span></text:p>
      <text:p text:style-name="P7"><text:span text:style-name="T3">Ne mettez pas d'espaces autour du symbole égal « = » ! Le bash est très pointilleux sur de nombreux points, évitez par conséquent de le vexer.</text:span><text:line-break/><text:span text:style-name="T3"> IL y en a un certain nombre  pièges à éviter.</text:span></text:p>
      <text:p text:style-name="P10"/>
      <text:p text:style-name="P7"><text:span text:style-name="T3">Si vous voulez insérer une apostrophe dans la valeur de la variable, il faut la faire précéder d'un antislash </text:span><text:span text:style-name="T4">\</text:span><text:span text:style-name="T3">.</text:span><text:span text:style-name="T3"> </text:span></text:p>
      <text:p text:style-name="P10"/>
      <text:p text:style-name="P10">Une fois exécuté ce script n 'affiche rien, il met juste en mémoire la variable. Pour pourvoir afficher cette dernière, il faudra utliser la commande echo.</text:p>
      <text:p text:style-name="P10"/>
      <text:h text:style-name="P37" text:outline-level="3"><text:bookmark text:name="r-42958"/><text:soft-page-break/>echo : afficher une variable</text:h>
      <text:p text:style-name="P10"/>
      <text:p text:style-name="Standard"><text:span text:style-name="T47">Son principe est très simple : elle affiche dans la console le message demandé.</text:span><text:span text:style-name="T93"><text:line-break/></text:span><text:span text:style-name="T27">$ echo Salut tout le monde <text:line-break/>Salut tout le monde<text:line-break/></text:span><text:span text:style-name="T32">En fait, la commande </text:span><text:span text:style-name="Source_20_Text"><text:span text:style-name="T32">echo</text:span></text:span><text:span text:style-name="T27"> </text:span><text:span text:style-name="T32">affiche dans la console tous les paramètres qu'elle reçoit. Ici, nous avons donc envoyé quatre paramètres.<text:line-break/></text:span><text:span text:style-name="T31">Si vous mettez des guillemets autour de votre message, celui-ci sera considéré comme étant un seul et même paramètre .</text:span></text:p>
      <text:p text:style-name="P48"/>
      <text:p text:style-name="Standard"><text:span text:style-name="T31">Si vous voulez insérer des retours à la ligne, il faudra activer le paramètre </text:span><text:span text:style-name="Source_20_Text"><text:span text:style-name="T27">-e</text:span></text:span><text:span text:style-name="T31"> et utiliser le symbole </text:span><text:span text:style-name="Source_20_Text"><text:span text:style-name="T27">\n</text:span></text:span></text:p>
      <text:p text:style-name="Standard"><text:span text:style-name="Source_20_Text"><text:span text:style-name="T27">$ echo -e "Message\nAutre ligne"<text:line-break/>Message<text:line-break/>Autre ligne</text:span></text:span></text:p>
      <text:p text:style-name="P65"/>
      <text:p text:style-name="P68"><text:bookmark text:name="r-2284227"/>Afficher une variable</text:p>
      <text:p text:style-name="P46"/>
      <text:p text:style-name="P52"><text:span text:style-name="T19">Pour afficher une variable, nous allons de nouveau utiliser son nom précédé du symbole dollar </text:span><text:span text:style-name="Source_20_Text"><text:span text:style-name="T19">$</text:span></text:span><text:span text:style-name="T19"> :</text:span></text:p>
      <text:p text:style-name="P68"><text:span text:style-name="T15">#!/bin/bash <text:line-break/>message='Bonjour tout le monde' <text:line-break/>echo $message</text:span><text:span text:style-name="T15"> </text:span><text:span text:style-name="T12"><text:line-break/></text:span></text:p>
      <text:p text:style-name="P52"><text:span text:style-name="T19">Comparez les lignes 3 et 4 : lorsque l'on </text:span><text:span text:style-name="Strong_20_Emphasis"><text:span text:style-name="T22">déclare</text:span></text:span><text:span text:style-name="T19"> la variable à la ligne 3, on ne doit pas mettre de </text:span><text:span text:style-name="Source_20_Text"><text:span text:style-name="T22">$</text:span></text:span><text:span text:style-name="T22"> </text:span><text:span text:style-name="T19">devant. En revanche, lorsqu'on l'</text:span><text:span text:style-name="Strong_20_Emphasis"><text:span text:style-name="T22">affiche</text:span></text:span><text:span text:style-name="T19"> à la ligne 4, on doit cette fois mettre un </text:span><text:span text:style-name="Source_20_Text"><text:span text:style-name="T22">$</text:span></text:span><text:span text:style-name="T19"> ! </text:span></text:p>
      <text:p text:style-name="P46"/>
      <text:p text:style-name="P120"><text:bookmark text:name="r-2284255"/>Les quotes</text:p>
      <text:p text:style-name="Text_20_body"><text:bookmark text:name="r-2284228"/><text:span text:style-name="T47">Il est possible d'utiliser des </text:span><text:span text:style-name="Strong_20_Emphasis"><text:span text:style-name="T47">quotes</text:span></text:span><text:span text:style-name="T47"> pour délimiter un paramètre contenant des espaces.<text:line-break/>Ilexiste trois types de quotes : les apostrophes</text:span><text:span text:style-name="T45"> ' '</text:span><text:span text:style-name="T47"> (simples quotes) , les guillemets </text:span><text:span text:style-name="T45">" "</text:span><text:span text:style-name="T47"> (doubles quotes), les accents graves </text:span><text:span text:style-name="T45">` ` </text:span><text:span text:style-name="T47">(back quotes), qui s'insèrent avec </text:span><text:span text:style-name="Source_20_Text"><text:span text:style-name="T47">Alt Gr + 7</text:span></text:span><text:span text:style-name="T47"> sur un clavier AZERTY français.</text:span></text:p>
      <text:h text:style-name="P29" text:outline-level="5"><text:bookmark text:name="r-2284241"/>Les simples quotes ' '</text:h>
      <text:p text:style-name="P138">message='Bonjour tout le monde' <text:line-break/>echo 'Le message est : $message</text:p>
      <text:p text:style-name="P138">Le message est : $message </text:p>
      <text:p text:style-name="P129"><text:span text:style-name="T108">Avec de simples quotes, la variable n'est pas analysée et le </text:span><text:span text:style-name="Source_20_Text"><text:span text:style-name="T108">$</text:span></text:span><text:span text:style-name="T90"> </text:span><text:span text:style-name="T108">est affiché tel quel.</text:span></text:p>
      <text:h text:style-name="P30" text:outline-level="5"><text:bookmark text:name="r-2284247"/>Les doubles quotes " "</text:h>
      <text:p text:style-name="P138">message= 'Bonjour tout le monde'<text:line-break/>echo ''Le message est : $message''</text:p>
      <text:p text:style-name="P138">Le message est : Bonjour tout le monde </text:p>
      <text:p text:style-name="P138"><text:span text:style-name="T68">Cette fois, la variable est analysée et son contenu affiché.</text:span> </text:p>
      <text:h text:style-name="P30" text:outline-level="5"><text:bookmark text:name="r-2284254"/><text:soft-page-break/>Les back quotes ` `</text:h>
      <text:p text:style-name="P138">message=`pwd` <text:line-break/>echo "Vous êtes dans le dossier $message"</text:p>
      <text:p text:style-name="P138">Vous êtes dans le dossier /home/mateo21/bin</text:p>
      <text:p text:style-name="P129"><text:span text:style-name="T108">La commande </text:span><text:span text:style-name="Source_20_Text"><text:span text:style-name="T108">pwd</text:span></text:span><text:span text:style-name="T90"> </text:span><text:span text:style-name="T108">a été exécutée et son contenu inséré dans la variable </text:span><text:span text:style-name="Source_20_Text"><text:span text:style-name="T108">message</text:span></text:span><text:span text:style-name="T90"> </text:span><text:span text:style-name="T108">! Nous avons ensuite affiché le contenu de la variable.</text:span></text:p>
      <text:h text:style-name="P37" text:outline-level="3"><text:bookmark text:name="r-42997"/>read : demander une saisie</text:h>
      <text:p text:style-name="P129"><text:span text:style-name="T108">Vous pouvez demander à l'utilisateur de saisir du texte avec la commande </text:span><text:span text:style-name="Source_20_Text"><text:span text:style-name="T108">read</text:span></text:span><text:span text:style-name="T108">. Ce texte sera immédiatement stocké dans une variable.</text:span><text:span text:style-name="T90"> </text:span></text:p>
      <text:p text:style-name="P149">read nomVariable</text:p>
      <text:p text:style-name="P126"><text:span text:style-name="T3">#!/bin/bash <text:line-break/>read nom <text:line-break/>echo "Bonjour $nom !"</text:span><text:span text:style-name="T3"> </text:span></text:p>
      <text:p text:style-name="P110"><text:span text:style-name="T23">Mathieu <text:line-break/>Bonjour Mathieu !<text:line-break/></text:span><text:span text:style-name="T9">Notez que la première ligne correspond au texte que j'ai tapé au clavier sur la console.</text:span></text:p>
      <text:h text:style-name="P19" text:outline-level="4"><text:bookmark text:name="r-2284269"/>Affecter simultanément une valeur à plusieurs variables</text:h>
      <text:p text:style-name="P76"><text:span text:style-name="T37">#!/bin/bash <text:line-break/>read nom prenom <text:line-break/>echo "Bonjour $nom $prenom !"</text:span><text:span text:style-name="T37"> </text:span></text:p>
      <text:p text:style-name="P47"/>
      <text:p text:style-name="P76"><text:span text:style-name="T37">Deschamps Mathieu <text:line-break/>Bonjour Deschamps Mathieu </text:span><text:span text:style-name="T37">!</text:span></text:p>
      <text:p text:style-name="P47"/>
      <text:p text:style-name="P78"><text:span text:style-name="Source_20_Text"><text:span text:style-name="T38">read</text:span></text:span><text:span text:style-name="T39"> </text:span><text:span text:style-name="T38">lit ce que vous tapez mot par mot (en considérant que les mots sont séparés par des espaces). Il assigne chaque mot à une variable différente, d'où le fait que le nom et le prénom ont été correctement et respectivement assignés à </text:span><text:span text:style-name="Source_20_Text"><text:span text:style-name="T38">$nom</text:span></text:span><text:span text:style-name="T39"> </text:span><text:span text:style-name="T38">et </text:span><text:span text:style-name="Source_20_Text"><text:span text:style-name="T38">$prenom</text:span></text:span><text:span text:style-name="T38">.</text:span><text:span text:style-name="T39"><text:line-break/></text:span><text:span text:style-name="T38">Si vous rentrez plus de mots au clavier que vous n'avez prévu de variables pour en stocker, la dernière variable de la liste récupèrera tous les mots restants. En clair, si j'avais tapé pour le programme précédent « Nebra Mathieu Cyril », la variable </text:span><text:span text:style-name="Source_20_Text"><text:span text:style-name="T38">$prenom</text:span></text:span><text:span text:style-name="T39"> </text:span><text:span text:style-name="T38">aurait eu pour valeur « Mathieu Cyril ».</text:span><text:span text:style-name="T39"> </text:span></text:p>
      <text:h text:style-name="P18" text:outline-level="4"><text:bookmark text:name="r-2284277"/><text:span text:style-name="Source_20_Text"><text:span text:style-name="T90">-p</text:span></text:span><text:span text:style-name="T90"> : afficher un message de prompt</text:span></text:h>
      <text:p text:style-name="P134">#!/bin/bash <text:line-break/>read -p 'Entrez votre nom : ' nom <text:line-break/>echo "Bonjour $nom !" </text:p>
      <text:p text:style-name="P132"><text:span text:style-name="T108">Notez que le message </text:span><text:span text:style-name="Source_20_Text"><text:span text:style-name="T108">'Entrez votre nom'</text:span></text:span><text:span text:style-name="T90"> </text:span><text:span text:style-name="T108">a été entouré de quotes. Si on ne l'avait pas fait, le bash aurait considéré que chaque mot était un paramètre différent !</text:span><text:span text:style-name="T90"> </text:span></text:p>
      <text:p text:style-name="P163"><text:span text:style-name="T13">Résultat :<text:line-break/></text:span><text:span text:style-name="T23">Entrez votre nom : Mathieu <text:line-break/>Bonjour Mathieu !</text:span></text:p>
      <text:h text:style-name="P27" text:outline-level="4"><text:bookmark text:name="r-2284285"/><text:soft-page-break/><text:span text:style-name="Source_20_Text"><text:span text:style-name="T27">-n</text:span></text:span><text:span text:style-name="T27"> : limiter le nombre de caractères</text:span></text:h>
      <text:p text:style-name="P169"><text:span text:style-name="T31">Avec </text:span><text:span text:style-name="Source_20_Text"><text:span text:style-name="T31">-n</text:span></text:span><text:span text:style-name="T31">, vous pouvez au besoin couper au bout de X caractères si vous ne voulez pas que l'utilisateur insère un message trop long.</text:span></text:p>
      <text:p text:style-name="P169"><text:span text:style-name="T31">Notez que le bash coupe automatiquement au bout des n caractères sans que vous ayez besoin d'appuyer sur la touche </text:span><text:span text:style-name="Source_20_Text"><text:span text:style-name="T31">Entrée</text:span></text:span><text:span text:style-name="T31">. Ce n'est pas très esthétique du coup, parce que le message s'affiche sur la même ligne. Pour éviter cela, vous pouvez faire un </text:span><text:span text:style-name="Source_20_Text"><text:span text:style-name="T31">echo</text:span></text:span><text:span text:style-name="T31"> avec des </text:span><text:span text:style-name="Source_20_Text"><text:span text:style-name="T31">\n.</text:span></text:span></text:p>
      <text:p text:style-name="P169"><text:span text:style-name="Source_20_Text"><text:span text:style-name="T27">#!/bin/bash <text:line-break/>read -p 'Entrez votre login (5 caractères max) : ' -n 5 nom <text:line-break/>echo -e "\nBonjour $nom !"</text:span></text:span></text:p>
      <text:p text:style-name="P169"><text:span text:style-name="Source_20_Text"><text:span text:style-name="T27">Entrez votre login (5 caractères max) : mathi <text:line-break/>Bonjour mathi ! </text:span></text:span></text:p>
      <text:h text:style-name="P27" text:outline-level="4"><text:bookmark text:name="r-2284288"/><text:span text:style-name="Source_20_Text"><text:span text:style-name="T27">-t : limiter le temps autorisé pour saisir un message</text:span></text:span></text:h>
      <text:p text:style-name="P169"><text:span text:style-name="Source_20_Text"><text:span text:style-name="T32">Vous pouvez définir un </text:span></text:span><text:span text:style-name="Source_20_Text"><text:span text:style-name="Emphasis"><text:span text:style-name="T35">timeout</text:span></text:span></text:span><text:span text:style-name="Source_20_Text"><text:span text:style-name="T27"> </text:span></text:span><text:span text:style-name="Source_20_Text"><text:span text:style-name="T32">avec</text:span></text:span><text:span text:style-name="Source_20_Text"><text:span text:style-name="T27"> -t</text:span></text:span><text:span text:style-name="Source_20_Text"><text:span text:style-name="T32">, c'est-à-dire un nombre de secondes au bout duquel le read</text:span></text:span><text:span text:style-name="Source_20_Text"><text:span text:style-name="T27"> </text:span></text:span><text:span text:style-name="Source_20_Text"><text:span text:style-name="T32">s'arrêtera.</text:span></text:span></text:p>
      <text:p text:style-name="P169"><text:span text:style-name="Source_20_Text"><text:span text:style-name="T27">#!/bin/bash <text:line-break/>read -p 'Entrez le code de désamorçage de la bombe (vous avez 5 secondes) : '  -t 5 code <text:line-break/>echo -e "\nBoum !"</text:span></text:span></text:p>
      <text:h text:style-name="P27" text:outline-level="4"><text:bookmark text:name="r-2284293"/><text:span text:style-name="Source_20_Text"><text:span text:style-name="T27">-s : ne pas afficher le texte saisi</text:span></text:span></text:h>
      <text:p text:style-name="P169"><text:span text:style-name="Source_20_Text"><text:span text:style-name="T32">Probablement plus utile, le paramètre -s</text:span></text:span><text:span text:style-name="Source_20_Text"><text:span text:style-name="T27"> </text:span></text:span><text:span text:style-name="Source_20_Text"><text:span text:style-name="T32">masque les caractères que vous saisissez. Cela vous servira notamment si vous souhaitez que l'utilisateur entre un mot de passe :</text:span></text:span><text:span text:style-name="Source_20_Text"><text:span text:style-name="T27"> </text:span></text:span></text:p>
      <text:p text:style-name="P139">#!/bin/bash <text:line-break/>read -p 'Entrez votre mot de passe : ' -s pass <text:line-break/>echo -e "\nMerci ! Je vais dire à tout le monde que votre mot de passe est $pass !</text:p>
      <text:p text:style-name="P139">Entrez votre mot de passe :  Merci ! Je vais dire à tout le monde que votre mot de passe est supertopsecret38 !</text:p>
      <text:p text:style-name="P139"/>
      <text:h text:style-name="P38" text:outline-level="3"><text:bookmark text:name="r-43032"/>Effectuer des opérations mathématiques</text:h>
      <text:p text:style-name="P131"><text:span text:style-name="T90">En bash, les variables sont toutes des chaînes de caractères. En soi, le bash n'est pas vraiment capable de manipuler des nombres ; il n'est donc pas capable d'effectuer des opérations.<text:line-break/>Heureusement, il est possible de passer par des commandes (eh oui, encore). Ici, la commande à connaître est </text:span><text:span text:style-name="Source_20_Text"><text:span text:style-name="T90">let</text:span></text:span><text:span text:style-name="T90">.</text:span></text:p>
      <text:p text:style-name="P134">#!/bin/bash <text:line-break/>let "a = 5" <text:line-break/>let "b = 2" <text:line-break/>let "c = a + b" <text:line-break/>echo $c</text:p>
      <text:p text:style-name="P132"><text:span text:style-name="T108">La variable </text:span><text:span text:style-name="Source_20_Text"><text:span text:style-name="T108">$c</text:span></text:span><text:span text:style-name="T90"> </text:span><text:span text:style-name="T108">vaudra 7.</text:span></text:p>
      <text:p text:style-name="P143"><text:bookmark text:name="r-2284300"/><text:span text:style-name="T89">Les opérations utilisables sont</text:span><text:bookmark text:name="r-2284301"/><text:bookmark text:name="r-2284302"/><text:bookmark text:name="r-2284313"/><text:span text:style-name="T89"> </text:span>l'addition : +<text:bookmark text:name="r-2284303"/><text:bookmark text:name="r-2284304"/>, la soustraction : - <text:bookmark text:name="r-2284305"/><text:bookmark text:name="r-2284306"/>, la multiplication : *, la division : / <text:bookmark text:name="r-2284309"/><text:bookmark text:name="r-2284310"/>, la puissance : **<text:bookmark text:name="r-2284311"/><text:bookmark text:name="r-2284312"/>, le modulo (renvoie le reste de la division entière) : %.</text:p>
      <text:p text:style-name="P163"><text:soft-page-break/><text:span text:style-name="T25">Notez qu'il est possible aussi de contracter les commandes</text:span><text:span text:style-name="T25">.<text:line-break/></text:span><text:span text:style-name="T23">let "a = a * 3"</text:span><text:span text:style-name="T87"> <text:s/>→ </text:span><text:span text:style-name="T23">let "a *= 3"</text:span></text:p>
      <text:p text:style-name="P169"><text:span text:style-name="T32">Actuellement, les résultats renvoyés sont des nombres entiers et non des nombres décimaux. Si vous voulez travailler avec des nombres décimaux, renseignez-vous sur le fonctionnement de la commande </text:span><text:span text:style-name="Source_20_Text"><text:span text:style-name="T27">bc</text:span></text:span><text:span text:style-name="T32">.</text:span></text:p>
      <text:h text:style-name="P39" text:outline-level="3"><text:bookmark text:name="r-43058"/><text:span text:style-name="T88">Les variables d'environnem</text:span><text:span text:style-name="T88">ent</text:span></text:h>
      <text:p text:style-name="P169"><text:span text:style-name="T32">Actuellement, les variables que vous créez dans vos scripts bash n'existent que dans ces scripts. En clair, une variable définie dans un programme A ne sera pas utilisable dans un programme B.</text:span><text:span text:style-name="T27"><text:line-break/></text:span><text:span text:style-name="T32">Les variables d'environnement sont des variables que l'on peut utiliser dans n'importe quel programme. On parle aussi parfois de </text:span><text:span text:style-name="Strong_20_Emphasis"><text:span text:style-name="T33">variables globales</text:span></text:span><text:span text:style-name="T32">. Vous pouvez afficher toutes celles que vous avez actuellement en mémoire avec la commande </text:span><text:span text:style-name="Source_20_Text"><text:span text:style-name="T32">env</text:span></text:span><text:span text:style-name="Source_20_Text"><text:span text:style-name="T27"> </text:span></text:span><text:span text:style-name="T27">: $ env</text:span></text:p>
      <text:p text:style-name="P163"><text:span text:style-name="T26">Il y en a beaucoup. Certaines sont très utiles, d'autres moins. Parmi celles que je peux vous commenter et qui peuvent s'avérer utiles, on trouve </text:span><text:span text:style-name="T26">:</text:span><text:span text:style-name="T23"> </text:span></text:p>
      <text:p text:style-name="P169"><text:span text:style-name="Source_20_Text"><text:span text:style-name="T27">SHELL</text:span></text:span><text:span text:style-name="T27"> </text:span><text:span text:style-name="T32">: indique quel type de shell est en cours d'utilisation (sh, bash, ksh…) ;</text:span><text:span text:style-name="T27"><text:line-break/></text:span><text:span text:style-name="Source_20_Text"><text:span text:style-name="T27">PATH</text:span></text:span><text:span text:style-name="T27"> </text:span><text:span text:style-name="T32">: une liste des répertoires qui contiennent des exécutables que vous souhaitez pouvoir lancer sans indiquer leur répertoire. Nous en avons parlé un peu plus tôt. Si un programme se trouve dans un de ces dossiers, vous pourrez l'invoquer quel que soit le dossier dans lequel vous vous trouvez ;</text:span><text:span text:style-name="T20"><text:line-break/></text:span><text:span text:style-name="Source_20_Text"><text:span text:style-name="T21">EDITOR</text:span></text:span><text:span text:style-name="T20"> : l'éditeur de texte par défaut qui s'ouvre lorsque cela est nécessaire ;<text:line-break/></text:span><text:span text:style-name="Source_20_Text"><text:span text:style-name="T21">HOME</text:span></text:span><text:span text:style-name="T20"> : la position de votre dossier </text:span><text:span text:style-name="Source_20_Text"><text:span text:style-name="T20">home</text:span></text:span><text:span text:style-name="T20"> ; </text:span><text:span text:style-name="T21"><text:line-break/></text:span><text:span text:style-name="Source_20_Text"><text:span text:style-name="T21">PWD</text:span></text:span><text:span text:style-name="T21"> :</text:span><text:span text:style-name="T20"> le dossier dans lequel vous vous trouvez ;<text:line-break/></text:span><text:span text:style-name="Source_20_Text"><text:span text:style-name="T21">OLDPWD</text:span></text:span><text:span text:style-name="T21"> </text:span><text:span text:style-name="T20">: le dossier dans lequel vous vous trouviez auparavant.</text:span></text:p>
      <text:p text:style-name="P136">Notez que les noms de ces variables sont, par convention, écrits en majuscules.</text:p>
      <text:p text:style-name="P134">#!/bin/bash <text:line-break/>echo "Votre éditeur par défaut est $EDITOR" </text:p>
      <text:p text:style-name="P134">Votre éditeur par défaut est nano</text:p>
      <text:p text:style-name="P122"><text:span text:style-name="T38">Plus rarement, vous pourriez avoir besoin de définir votre propre variable d'environnement. Pour cela, on utilise la commande </text:span><text:span text:style-name="Source_20_Text"><text:span text:style-name="T39">export</text:span></text:span><text:span text:style-name="T39"> </text:span><text:span text:style-name="T38">que vous avez pu voir dans votre </text:span><text:span text:style-name="Source_20_Text"><text:span text:style-name="T38">.bashrc</text:span></text:span><text:span text:style-name="T38">.</text:span></text:p>
      <text:h text:style-name="P38" text:outline-level="3"><text:bookmark text:name="r-43089"/>Les variables des paramètres</text:h>
      <text:p text:style-name="P163"><text:span text:style-name="T13">Comme toutes les commandes, vos scripts bash peuvent eux aussi accepter des paramètres. Ainsi, on pourrait appeler notre script comme ceci :</text:span><text:span text:style-name="T13"><text:line-break/></text:span><text:span text:style-name="T14">./variables.sh param1 param2 param3</text:span></text:p>
      <text:p text:style-name="P163"><text:span text:style-name="T13">Le problème, c'est que nous n'avons toujours pas vu comment récupérer ces paramètres dans notre script. Pourtant, c'est très simple à réaliser !</text:span><text:span text:style-name="T14"> </text:span></text:p>
      <text:p text:style-name="P169"><text:bookmark text:name="r-2284356"/><text:span text:style-name="T19">En effet, des variables sont automatiquement créées</text:span><text:bookmark text:name="r-2284358"/><text:bookmark text:name="r-2284369"/><text:span text:style-name="T19">.<text:line-break/></text:span><text:span text:style-name="Source_20_Text"><text:span text:style-name="T21">$#</text:span></text:span><text:span text:style-name="T21"> </text:span><text:span text:style-name="T18">: contient le nombre de paramètres ;<text:line-break/></text:span><text:span text:style-name="Source_20_Text"><text:span text:style-name="T21">$0</text:span></text:span><text:span text:style-name="T21"> </text:span><text:span text:style-name="T18">: contient le nom du script exécuté (ici </text:span><text:span text:style-name="Source_20_Text"><text:span text:style-name="T18">./variables.sh</text:span></text:span><text:span text:style-name="T18">) ;<text:line-break/></text:span><text:span text:style-name="Source_20_Text"><text:span text:style-name="T21">$1</text:span></text:span><text:span text:style-name="T21"> </text:span><text:span text:style-name="T18">: contient le premier paramètre ;<text:line-break/>…<text:line-break/></text:span><text:span text:style-name="Strong_20_Emphasis"><text:span text:style-name="T22">$9</text:span></text:span><text:span text:style-name="T18"> : contient le 9e paramètre.</text:span></text:p>
      <text:p text:style-name="P163"><text:span text:style-name="T14">#!/bin/bash <text:line-break/>echo "Vous avez lancé $0, il y a $# paramètres" <text:line-break/></text:span><text:soft-page-break/><text:span text:style-name="T14">echo "Le paramètre 1 est $1"</text:span><text:span text:style-name="T11"> </text:span></text:p>
      <text:p text:style-name="P127"><text:span text:style-name="T37">$ ./variables.sh param1 param2 param3 Vous avez lancé ./variables.sh, il y a 3 paramètres <text:line-break/>Le paramètre 1 est param1</text:span><text:span text:style-name="T37"> </text:span></text:p>
      <text:p text:style-name="P169"><text:span text:style-name="T19">Il peut arriver qu'on ait plus de 9 paramètres.<text:line-break/></text:span><text:span text:style-name="T41">En général, pour traiter autant de paramètres, on s'occupera d'eux un par un… On peut « décaler » les paramètres dans les variables </text:span><text:span text:style-name="Source_20_Text"><text:span text:style-name="T41">$1</text:span></text:span><text:span text:style-name="T41">, </text:span><text:span text:style-name="Source_20_Text"><text:span text:style-name="T41">$2</text:span></text:span><text:span text:style-name="T41">, etc. à l’aide de la commande </text:span><text:span text:style-name="Source_20_Text"><text:span text:style-name="T41">shift</text:span></text:span><text:span text:style-name="T41">.</text:span></text:p>
      <text:p text:style-name="P134">#!/bin/bash <text:line-break/>echo "Le paramètre 1 est $1" shift <text:line-break/>echo "Le paramètre 1 est maintenant $1" </text:p>
      <text:p text:style-name="P127"><text:span text:style-name="T37">$ ./variables.sh param1 param2 param3 <text:line-break/></text:span><text:span text:style-name="T37">Le paramètre 1 est param1 <text:line-break/>Le paramètre 1 est maintenant param2</text:span></text:p>
      <text:p text:style-name="P169"><text:span text:style-name="T20">Comme vous le voyez, les paramètres ont été décalés : </text:span><text:span text:style-name="Source_20_Text"><text:span text:style-name="T20">$1</text:span></text:span><text:span text:style-name="T21"> </text:span><text:span text:style-name="T20">correspond après le </text:span><text:span text:style-name="Source_20_Text"><text:span text:style-name="T20">shift</text:span></text:span><text:span text:style-name="T21"> </text:span><text:span text:style-name="T20">au second paramètre, </text:span><text:span text:style-name="Source_20_Text"><text:span text:style-name="T20">$2</text:span></text:span><text:span text:style-name="T21"> </text:span><text:span text:style-name="T20">au troisième paramètre, etc.<text:line-break/>B</text:span><text:span text:style-name="T41">ien sûr, </text:span><text:span text:style-name="Source_20_Text"><text:span text:style-name="T41">shift</text:span></text:span><text:span text:style-name="T41"> est généralement utilisé dans une boucle qui permet de traiter les paramètres un par un. Nous verrons d'ailleurs comment faire des boucles dans peu de temps.</text:span></text:p>
      <text:h text:style-name="P38" text:outline-level="3"><text:bookmark text:name="r-43125"/>Les tableaux</text:h>
      <text:p text:style-name="P148">Le bash gère également les variables « tableaux ». Ce sont des variables qui contiennent plusieurs cases.</text:p>
      <text:p text:style-name="P169"><text:span text:style-name="T20">Pour définir un tableau, on peut faire comme ceci :</text:span><text:span text:style-name="T21"> <text:line-break/>tableau=('valeur0' 'valeur1' 'valeur2')<text:line-break/></text:span><text:span text:style-name="T20">Cela crée une variable </text:span><text:span text:style-name="Source_20_Text"><text:span text:style-name="T20">tableau</text:span></text:span><text:span text:style-name="T21"> </text:span><text:span text:style-name="T20">qui contient trois valeurs (</text:span><text:span text:style-name="Source_20_Text"><text:span text:style-name="T20">valeur0</text:span></text:span><text:span text:style-name="T20">, </text:span><text:span text:style-name="Source_20_Text"><text:span text:style-name="T20">valeur1</text:span></text:span><text:span text:style-name="T20">, </text:span><text:span text:style-name="Source_20_Text"><text:span text:style-name="T20">valeur2</text:span></text:span><text:span text:style-name="T20">)</text:span></text:p>
      <text:p text:style-name="P169"><text:span text:style-name="T20">Pour accéder à une case du tableau, il faut utiliser la syntaxe suivante :<text:line-break/></text:span><text:span text:style-name="T21">${tableau[2]} → </text:span><text:span text:style-name="T19">ceci affichera le contenu de la case n° 2 (donc </text:span><text:span text:style-name="Source_20_Text"><text:span text:style-name="T19">valeur2</text:span></text:span><text:span text:style-name="T19">)</text:span><text:span text:style-name="T20">.</text:span><text:span text:style-name="T21"> <text:line-break/></text:span><text:span text:style-name="T20">Les cases sont numérotées à partir de 0 ! </text:span></text:p>
      <text:p text:style-name="P163"><text:span text:style-name="T13">Vous pouvez aussi définir manuellement le contenu d'une case :</text:span><text:span text:style-name="T14"><text:line-break/>tableau[2]='valeur2'</text:span></text:p>
      <text:p text:style-name="P134">#!/bin/bash <text:line-break/>tableau=('valeur0' 'valeur1' 'valeur2') <text:line-break/>tableau[5]='valeur5' <text:line-break/>echo ${tableau[1]}</text:p>
      <text:p text:style-name="P136">Comme vous pouvez le constater, le tableau peut avoir autant de cases que vous le désirez. La numérotation n'a pas besoin d'être continue.</text:p>
      <text:p text:style-name="P169"><text:span text:style-name="T20">Vous pouvez afficher l'ensemble du contenu du tableau d'un seul coup en utilisant : <text:line-break/></text:span><text:span text:style-name="Source_20_Text"><text:span text:style-name="T42">${tableau[*]}</text:span></text:span><text:span text:style-name="T42"> </text:span></text:p>
      <text:p text:style-name="P134">#!/bin/bash <text:line-break/>tableau=('valeur0' 'valeur1' 'valeur2') <text:line-break/>tableau[5]='valeur5' <text:line-break/>echo ${tableau[*]} </text:p>
      <text:p text:style-name="P134">valeur0 valeur1 valeur2 valeur5</text:p>
      <text:h text:style-name="P1" text:outline-level="2"><text:soft-page-break/>Les conditions</text:h>
      <text:p text:style-name="P167"><text:bookmark text:name="r-43177"/>if : la condition la plus simple</text:p>
      <text:p text:style-name="P163"><text:span text:style-name="T26">La syntaxe en bash est la suivante :</text:span><text:span text:style-name="T87"> <text:line-break/></text:span><text:span text:style-name="T23">if [ test ] <text:line-break/>then <text:line-break/>        echo "C'est vrai" <text:line-break/>fi</text:span></text:p>
      <text:p text:style-name="P169"><text:span text:style-name="T32">Le mot </text:span><text:span text:style-name="Source_20_Text"><text:span text:style-name="T32">fi </text:span></text:span><text:span text:style-name="T32">à la fin indique que le </text:span><text:span text:style-name="Source_20_Text"><text:span text:style-name="T32">if </text:span></text:span><text:span text:style-name="T32">s'arrête là.</text:span><text:span text:style-name="T27"> </text:span><text:span text:style-name="T81"><text:s/><text:line-break/></text:span><text:span text:style-name="T82">V</text:span><text:span text:style-name="T31">ous noterez — c'est très important — qu'il y a des espaces à l'intérieur des crochets. On ne doit pas écrire </text:span><text:span text:style-name="Source_20_Text"><text:span text:style-name="T31">[test] </text:span></text:span><text:span text:style-name="T31">mais </text:span><text:span text:style-name="Source_20_Text"><text:span text:style-name="T31">[ test ]</text:span></text:span><text:span text:style-name="T36"> </text:span><text:span text:style-name="T31">!</text:span><text:span text:style-name="T82"> </text:span></text:p>
      <text:h text:style-name="P24" text:outline-level="4"><text:bookmark text:name="r-2284456"/>Sinon</text:h>
      <text:p text:style-name="P145">if [ test ] <text:line-break/>then<text:line-break/>         echo "C'est vrai" <text:line-break/>else<text:line-break/>         echo "C'est faux" <text:line-break/>fi</text:p>
      <text:h text:style-name="P24" text:outline-level="4"><text:bookmark text:name="r-2284467"/>Sinon si</text:h>
      <text:p text:style-name="P145">if [ test ] <text:line-break/>then<text:line-break/>         echo "Le premier test a été vérifié" <text:line-break/>elif [ autre_test ] <text:line-break/>then<text:line-break/>         echo "Le second test a été vérifié" <text:line-break/>else<text:line-break/>        echo "Aucun des tests précédents n'a été vérifié" <text:line-break/>fi</text:p>
      <text:h text:style-name="P38" text:outline-level="3"><text:bookmark text:name="r-43360"/>Les tests</text:h>
      <text:p text:style-name="P141"><text:bookmark text:name="r-2284469"/><text:span text:style-name="T65">Il est possible d’effectuer trois types de tests différents en bash</text:span><text:bookmark text:name="r-2284470"/><text:bookmark text:name="r-2284471"/><text:bookmark text:name="r-2284476"/><text:span text:style-name="T65"> : </text:span>des tests sur des chaînes de caractères<text:bookmark text:name="r-2284472"/><text:bookmark text:name="r-2284473"/>, des tests sur des nombres<text:bookmark text:name="r-2284474"/><text:bookmark text:name="r-2284475"/>, des tests sur des fichiers.</text:p>
      <text:h text:style-name="P32" text:outline-level="5"><text:bookmark text:name="r-2284515"/>Tests sur des chaînes de caractères</text:h>
      <text:p text:style-name="P163"><text:span text:style-name="T23">$chaine1 = $chaine2</text:span><text:span text:style-name="T23"> </text:span><text:span text:style-name="T24">→ </text:span><text:span text:style-name="T8">Vérifie si les deux chaînes sont identiques. Notez que bash est sensible à la casse : « b » est donc différent de « B ».</text:span></text:p>
      <text:p text:style-name="P163"><text:span text:style-name="T4">$chaine1 != $chaine2</text:span><text:span text:style-name="T8"> → Vérifie si les deux chaînes sont différentes.</text:span></text:p>
      <text:p text:style-name="P163"><text:span text:style-name="T4">-z $chaine</text:span><text:span text:style-name="T8"> → vérifié si la chaîne est vide.</text:span></text:p>
      <text:p text:style-name="P163"><text:span text:style-name="T4">-n $chaine </text:span><text:span text:style-name="T8">→ Vérifie si la chaîne est non vide.</text:span></text:p>
      <text:p text:style-name="P109"><text:span text:style-name="T61">Si une variable n'est pas définie, elle est considérée comme vide par bash. On peut donc par exemple s'assurer que</text:span><text:span text:style-name="Source_20_Text"><text:span text:style-name="T61">$1</text:span></text:span><text:span text:style-name="T61">existe en faisant comme suit : </text:span></text:p>
      <text:p text:style-name="P139">#!/bin/bash </text:p>
      <text:p text:style-name="P139">if [ -z $1 ] <text:line-break/>then<text:line-break/><text:soft-page-break/>         echo "Pas de paramètre" <text:line-break/>else<text:line-break/>         echo "Paramètre présent" <text:line-break/>fi</text:p>
      <text:p text:style-name="P141">Résultat :</text:p>
      <text:p text:style-name="P139">$ ./conditions.sh  <text:line-break/>Pas de paramètre</text:p>
      <text:p text:style-name="P127"><text:span text:style-name="T3">$ ./conditions.sh <text:line-break/>param Paramètre présent</text:span><text:span text:style-name="T3"> </text:span></text:p>
      <text:h text:style-name="P32" text:outline-level="5"><text:bookmark text:name="r-2284559"/>Tests sur des nombres</text:h>
      <text:p text:style-name="P141">Bien que bash gère les variables comme des chaînes de caractères pour son fonctionnement interne, rien ne nous empêche de faire des comparaisons de nombres si ces variables en contiennent.</text:p>
      <text:p text:style-name="P169"><text:span text:style-name="T27">$num1 -eq $num2</text:span><text:span text:style-name="T31"> → </text:span><text:span text:style-name="T47">Vérifie si les nombres sont égaux (</text:span><text:span text:style-name="Strong_20_Emphasis"><text:span text:style-name="T43">eq</text:span></text:span><text:span text:style-name="Emphasis"><text:span text:style-name="T106">ual</text:span></text:span><text:span text:style-name="T47">). À ne pas confondre avec le « = » qui, lui, compare deux chaînes de caractères.</text:span></text:p>
      <text:p text:style-name="P169"><text:span text:style-name="T45">$num1 -ne $num2</text:span><text:span text:style-name="T47"> → Vérifie si les nombres sont différents (</text:span><text:span text:style-name="Strong_20_Emphasis"><text:span text:style-name="T43">n</text:span></text:span><text:span text:style-name="Emphasis"><text:span text:style-name="T56">on</text:span></text:span><text:span text:style-name="Strong_20_Emphasis"><text:span text:style-name="T43">e</text:span></text:span><text:span text:style-name="Emphasis"><text:span text:style-name="T56">qual</text:span></text:span><text:span text:style-name="T47">).<text:line-break/>Encore une fois, ne confondez pas avec « != » qui est censé être utilisé sur des chaînes de caractères.</text:span></text:p>
      <text:p text:style-name="P169"><text:span text:style-name="T45">$num1 -lt $num2 </text:span><text:span text:style-name="T47">→ Vérifie si </text:span><text:span text:style-name="Source_20_Text"><text:span text:style-name="T47">num1</text:span></text:span><text:span text:style-name="T47">est inférieur ( &lt; ) à </text:span><text:span text:style-name="Source_20_Text"><text:span text:style-name="T47">num2 </text:span></text:span><text:span text:style-name="T47">(</text:span><text:span text:style-name="Strong_20_Emphasis"><text:span text:style-name="T43">l</text:span></text:span><text:span text:style-name="Emphasis"><text:span text:style-name="T56">ower</text:span></text:span><text:span text:style-name="Strong_20_Emphasis"><text:span text:style-name="T43">t</text:span></text:span><text:span text:style-name="Emphasis"><text:span text:style-name="T56">han</text:span></text:span><text:span text:style-name="T47">).</text:span></text:p>
      <text:p text:style-name="P169"><text:span text:style-name="T45">$num1 -le $num2 </text:span><text:span text:style-name="T47">→ Vérifie si </text:span><text:span text:style-name="Source_20_Text"><text:span text:style-name="T47">num1</text:span></text:span><text:span text:style-name="T47">est inférieur ou égal ( &lt;= ) à </text:span><text:span text:style-name="Source_20_Text"><text:span text:style-name="T47">num2 </text:span></text:span><text:span text:style-name="T47">(</text:span><text:span text:style-name="Strong_20_Emphasis"><text:span text:style-name="T43">l</text:span></text:span><text:span text:style-name="Emphasis"><text:span text:style-name="T56">oweror</text:span></text:span><text:span text:style-name="Strong_20_Emphasis"><text:span text:style-name="T43">e</text:span></text:span><text:span text:style-name="Emphasis"><text:span text:style-name="T56">qual</text:span></text:span><text:span text:style-name="T47">). </text:span></text:p>
      <text:p text:style-name="P169"><text:span text:style-name="T45">$num1 -gt $num2 </text:span><text:span text:style-name="T47">→ Vérifie si </text:span><text:span text:style-name="Source_20_Text"><text:span text:style-name="T47">num1</text:span></text:span><text:span text:style-name="T47">est supérieur ( &gt; ) à </text:span><text:span text:style-name="Source_20_Text"><text:span text:style-name="T47">num2 </text:span></text:span><text:span text:style-name="T47">(</text:span><text:span text:style-name="Strong_20_Emphasis"><text:span text:style-name="T43">g</text:span></text:span><text:span text:style-name="Emphasis"><text:span text:style-name="T56">reater</text:span></text:span><text:span text:style-name="Strong_20_Emphasis"><text:span text:style-name="T43">t</text:span></text:span><text:span text:style-name="Emphasis"><text:span text:style-name="T56">han</text:span></text:span><text:span text:style-name="T47">).</text:span></text:p>
      <text:p text:style-name="P169"><text:span text:style-name="T45">$num1 -ge $num2</text:span><text:span text:style-name="T47"> → Vérifie si </text:span><text:span text:style-name="Source_20_Text"><text:span text:style-name="T47">num1</text:span></text:span><text:span text:style-name="T47">est supérieur ou égal ( &gt;= ) à </text:span><text:span text:style-name="Source_20_Text"><text:span text:style-name="T47">num2 </text:span></text:span><text:span text:style-name="T47">(</text:span><text:span text:style-name="Strong_20_Emphasis"><text:span text:style-name="T43">g</text:span></text:span><text:span text:style-name="Emphasis"><text:span text:style-name="T56">reateror</text:span></text:span><text:span text:style-name="Strong_20_Emphasis"><text:span text:style-name="T43">e</text:span></text:span><text:span text:style-name="Emphasis"><text:span text:style-name="T56">qual</text:span></text:span><text:span text:style-name="T47">). </text:span></text:p>
      <text:p text:style-name="P141">Vérifions par exemple si un nombre est supérieur ou égal à un autre nombre :</text:p>
      <text:p text:style-name="P139">#!/bin/bash </text:p>
      <text:p text:style-name="P139">if [ $1 -ge 20 ] </text:p>
      <text:p text:style-name="P139">then</text:p>
      <text:p text:style-name="P139"><text:s/>        echo "Vous avez envoyé 20 ou plus" </text:p>
      <text:p text:style-name="P139">else</text:p>
      <text:p text:style-name="P139"><text:s/>        echo "Vous avez envoyé moins de 20" </text:p>
      <text:p text:style-name="P139">fi</text:p>
      <text:p text:style-name="P141">Test :</text:p>
      <text:p text:style-name="P139">$ ./conditions.sh 23 <text:line-break/>Vous avez envoyé 20 ou plus</text:p>
      <text:p text:style-name="P139">$ ./conditions.sh 11 <text:line-break/>Vous avez envoyé moins de 20</text:p>
      <text:h text:style-name="P31" text:outline-level="5"><text:bookmark text:name="r-2284619"/>Tests sur des fichiers</text:h>
      <text:p text:style-name="P142">Un des avantages de bash sur d'autres langages est que l'on peut très facilement faire des tests sur des fichiers : savoir s'ils existent, si on peut écrire dedans, s'ils sont plus vieux, plus récents, etc. Le tableau suivant présente les différents types de tests disponibles.</text:p>
      <text:p text:style-name="P163"><text:soft-page-break/><text:span text:style-name="T23">-e $nomfichier</text:span><text:span text:style-name="T23"> </text:span><text:span text:style-name="T26">→ </text:span><text:span text:style-name="T8">Vérifie si le fichier existe.</text:span></text:p>
      <text:p text:style-name="P163"><text:span text:style-name="T4">-d $nomfichier</text:span><text:span text:style-name="T8"> → Vérifie si le fichier est un répertoire. N'oubliez pas que sous Linux, tout est considéré comme un fichier, même un répertoire ! </text:span></text:p>
      <text:p text:style-name="P163"><text:span text:style-name="T4">-f $nomfichier</text:span><text:span text:style-name="T8"> → Vérifie si le fichier est un… fichier. Un vrai fichier cette fois, pas un dossier. </text:span></text:p>
      <text:p text:style-name="P163"><text:span text:style-name="T4">-L $nomfichier</text:span><text:span text:style-name="T4"> </text:span><text:span text:style-name="T8">→ Vérifie si le fichier est un lien symbolique (raccourci).</text:span></text:p>
      <text:p text:style-name="P163"><text:span text:style-name="T4">-r $nomfichier</text:span><text:span text:style-name="T4"> </text:span><text:span text:style-name="T8">→ Vérifie si le fichier est lisible (r). </text:span></text:p>
      <text:p text:style-name="P163"><text:span text:style-name="T4">-w $nomfichier</text:span><text:span text:style-name="T8"> → Vérifie si le fichier est modifiable (w).</text:span></text:p>
      <text:p text:style-name="P163"><text:span text:style-name="T4">-x $nomfichier</text:span><text:span text:style-name="T4"> </text:span><text:span text:style-name="T8">→ Vérifie si le fichier est exécutable (x). </text:span></text:p>
      <text:p text:style-name="P169"><text:span text:style-name="T45">$fichier1 -nt $fichier2 </text:span><text:span text:style-name="T47">→ Vérifie si </text:span><text:span text:style-name="Source_20_Text"><text:span text:style-name="T47">fichier1</text:span></text:span><text:span text:style-name="T47">est plus récent que </text:span><text:span text:style-name="Source_20_Text"><text:span text:style-name="T47">fichier2</text:span></text:span><text:span text:style-name="T47">(</text:span><text:span text:style-name="Strong_20_Emphasis"><text:span text:style-name="T43">n</text:span></text:span><text:span text:style-name="Emphasis"><text:span text:style-name="T56">ewer</text:span></text:span><text:span text:style-name="Strong_20_Emphasis"><text:span text:style-name="T43">t</text:span></text:span><text:span text:style-name="Emphasis"><text:span text:style-name="T56">han</text:span></text:span><text:span text:style-name="T47">).</text:span></text:p>
      <text:p text:style-name="P169"><text:span text:style-name="T45">$fichier1 -ot $fichier2</text:span><text:span text:style-name="T47"> → Vérifie si</text:span><text:span text:style-name="Source_20_Text"><text:span text:style-name="T47">fichier1</text:span></text:span><text:span text:style-name="T47">est plus vieux que</text:span><text:span text:style-name="Source_20_Text"><text:span text:style-name="T47">fichier2</text:span></text:span><text:span text:style-name="T47">(</text:span><text:span text:style-name="Strong_20_Emphasis"><text:span text:style-name="T43">o</text:span></text:span><text:span text:style-name="Emphasis"><text:span text:style-name="T56">lder</text:span></text:span><text:span text:style-name="Strong_20_Emphasis"><text:span text:style-name="T43">t</text:span></text:span><text:span text:style-name="Emphasis"><text:span text:style-name="T56">han</text:span></text:span><text:span text:style-name="T47">).</text:span></text:p>
      <text:p text:style-name="P163"><text:span text:style-name="T8">Je vous propose de faire un script qui demande à l'utilisateur d'entrer le nom d'un répertoire et qui vérifie si c'en est bien un :</text:span><text:span text:style-name="T8"> </text:span></text:p>
      <text:p text:style-name="P139">#!/bin/bash </text:p>
      <text:p text:style-name="P139">read -p 'Entrez un répertoire : ' repertoire </text:p>
      <text:p text:style-name="P139">if [ -d $repertoire ] </text:p>
      <text:p text:style-name="P139">then </text:p>
      <text:p text:style-name="P139">        echo "Bien, vous avez compris ce que j'ai dit !" </text:p>
      <text:p text:style-name="P139">else</text:p>
      <text:p text:style-name="P139"><text:s/>        echo "Vous n'avez rien compris..." </text:p>
      <text:p text:style-name="P139">fi</text:p>
      <text:p text:style-name="P141">Test : </text:p>
      <text:p text:style-name="P139">Entrez un répertoire : /home <text:line-break/>Bien, vous avez compris ce que j'ai dit !</text:p>
      <text:p text:style-name="P139">Entrez un répertoire : rienavoir.txt <text:line-break/>Vous n'avez rien compris... </text:p>
      <text:h text:style-name="P27" text:outline-level="4"><text:bookmark text:name="r-2284645"/><text:span text:style-name="T27">Effectuer plusieurs tests à la fois ( </text:span><text:span text:style-name="Strong_20_Emphasis"><text:span text:style-name="T43">&amp;&amp;, || )</text:span></text:span></text:h>
      <text:p text:style-name="P130"><text:span text:style-name="Strong_20_Emphasis"><text:span text:style-name="T109">#!/bin/bash </text:span></text:span></text:p>
      <text:p text:style-name="P130"><text:span text:style-name="Strong_20_Emphasis"><text:span text:style-name="T109">if [ $# -ge 1 ] &amp;&amp; [ $1 = 'koala' ] </text:span></text:span></text:p>
      <text:p text:style-name="P130"><text:span text:style-name="Strong_20_Emphasis"><text:span text:style-name="T109">then </text:span></text:span></text:p>
      <text:p text:style-name="P130"><text:span text:style-name="Strong_20_Emphasis"><text:span text:style-name="T109">        echo "Bravo !"<text:line-break/>        echo "Vous connaissez le mot de passe" </text:span></text:span></text:p>
      <text:p text:style-name="P130"><text:span text:style-name="Strong_20_Emphasis"><text:span text:style-name="T109">else</text:span></text:span></text:p>
      <text:p text:style-name="P130"><text:span text:style-name="Strong_20_Emphasis"><text:span text:style-name="T109"><text:s/>        echo "Vous n'avez pas le bon mot de passe" </text:span></text:span></text:p>
      <text:p text:style-name="P130"><text:span text:style-name="Strong_20_Emphasis"><text:span text:style-name="T109">fi</text:span></text:span></text:p>
      <text:p text:style-name="Text_20_body"><text:bookmark text:name="r-2284635"/><text:span text:style-name="Strong_20_Emphasis"><text:span text:style-name="T99">Le test vérifie deux choses :</text:span></text:span></text:p>
      <text:list xml:id="list5038938111487433580" text:style-name="L13">
        <text:list-item>
          <text:p text:style-name="P157"><text:bookmark text:name="r-2284636"/><text:bookmark text:name="r-2284637"/><text:bookmark text:name="r-2284640"/><text:span text:style-name="T30">qu'il y a au moins un paramètre (« si </text:span><text:span text:style-name="Source_20_Text"><text:span text:style-name="T27">$# </text:span></text:span><text:span text:style-name="T30">est supérieur ou égal à 1 ») ;</text:span></text:p>
        </text:list-item>
        <text:list-item>
          <text:p text:style-name="P157"><text:bookmark text:name="r-2284638"/><text:bookmark text:name="r-2284639"/><text:span text:style-name="T30">que le premier paramètre est bien </text:span><text:span text:style-name="Source_20_Text"><text:span text:style-name="T30">koala </text:span></text:span><text:span text:style-name="T30">(« si </text:span><text:span text:style-name="Source_20_Text"><text:span text:style-name="T27">$1</text:span></text:span><text:span text:style-name="Source_20_Text"><text:span text:style-name="T30"> </text:span></text:span><text:span text:style-name="T30">est égal à </text:span><text:span text:style-name="Source_20_Text"><text:span text:style-name="T30">koala</text:span></text:span><text:span text:style-name="T30"> »).</text:span></text:p>
        </text:list-item>
      </text:list>
      <text:p text:style-name="P110"><text:soft-page-break/><text:span text:style-name="T25">Si ces deux conditions sont remplies, alors le message indiquant que l'on a trouvé le bon mot de passe s'affichera</text:span><text:span text:style-name="T25">.</text:span><text:span text:style-name="T25"> </text:span></text:p>
      <text:p text:style-name="P138">$ ./conditions.sh koala <text:line-break/>Bravo ! Vous connaissez le mot de passe</text:p>
      <text:h text:style-name="P22" text:outline-level="4"><text:bookmark text:name="r-2284649"/>Inverser un test</text:h>
      <text:p text:style-name="P121"><text:span text:style-name="T61">Il est possible d'inverser un test en utilisant la négation. En bash, celle-ci est exprimée par le point d'exclamation « </text:span><text:span text:style-name="Source_20_Text"><text:span text:style-name="T61">!</text:span></text:span><text:span text:style-name="T63"> </text:span><text:span text:style-name="T61">».</text:span></text:p>
      <text:p text:style-name="P138"/>
      <text:p text:style-name="P138">if [ ! -e fichier ] </text:p>
      <text:p text:style-name="P138">then</text:p>
      <text:p text:style-name="P138"><text:s/>        echo "Le fichier n'existe pas" </text:p>
      <text:p text:style-name="P138">fi</text:p>
      <text:h text:style-name="P37" text:outline-level="3"><text:bookmark text:name="r-43393"/>case : tester plusieurs conditions à la fois</text:h>
      <text:p text:style-name="P121"><text:span text:style-name="T61">Le rôle de </text:span><text:span text:style-name="Source_20_Text"><text:span text:style-name="T61">case </text:span></text:span><text:span text:style-name="T61">est de tester la valeur d'une même variable, mais de manière plus concise et lisible.</text:span></text:p>
      <text:p text:style-name="P138">#!/bin/bash </text:p>
      <text:p text:style-name="P138">case $1 in</text:p>
      <text:p text:style-name="P138"><text:s/>        "Bruno")</text:p>
      <text:p text:style-name="P138"><text:s/>                echo "Salut Bruno !"</text:p>
      <text:p text:style-name="P138"><text:s/>                ;;</text:p>
      <text:p text:style-name="P138"><text:s/>        "Michel")</text:p>
      <text:p text:style-name="P138"><text:s/>                echo "Bien le bonjour Michel"</text:p>
      <text:p text:style-name="P138"><text:s/>                ;;</text:p>
      <text:p text:style-name="P138"><text:s/>        "Jean")</text:p>
      <text:p text:style-name="P138"><text:s/>                echo "Hé Jean, ça va ?"</text:p>
      <text:p text:style-name="P138"><text:s/>                ;;</text:p>
      <text:p text:style-name="P138"><text:s/>        *)</text:p>
      <text:p text:style-name="P138"><text:s/>                echo "J'te connais pas, ouste !"</text:p>
      <text:p text:style-name="P138"><text:s/>                ;; </text:p>
      <text:p text:style-name="P138">esac</text:p>
      <text:p text:style-name="P138"/>
      <text:p text:style-name="Text_20_body"><text:span text:style-name="T27">"Bruno") → </text:span><text:span text:style-name="T47">Notez que l'on peut aussi utiliser une étoile comme joker : «</text:span><text:span text:style-name="T45"> </text:span><text:span text:style-name="Source_20_Text"><text:span text:style-name="T45">B*</text:span></text:span><text:span text:style-name="T43"> </text:span><text:span text:style-name="T47">» acceptera tous les mots qui commencent par un B majuscule.</text:span></text:p>
      <text:p text:style-name="Text_20_body"><text:span text:style-name="T47">Nous pouvons aussi faire des « ou » dans un </text:span><text:span text:style-name="Source_20_Text"><text:span text:style-name="T47">case</text:span></text:span><text:span text:style-name="T47">. Dans ce cas, petit piège, il ne faut pas mettre deux </text:span><text:span text:style-name="Source_20_Text"><text:span text:style-name="T47">|| </text:span></text:span><text:span text:style-name="T47">mais un seul ! Exemple : </text:span></text:p>
      <text:p text:style-name="P138">#!/bin/bash </text:p>
      <text:p text:style-name="P138">case $1 in</text:p>
      <text:p text:style-name="P138"><text:soft-page-break/><text:s/>        "Chien" | "Chat" | "Souris")</text:p>
      <text:p text:style-name="P138"><text:s/>                echo "C'est un mammifère"</text:p>
      <text:p text:style-name="P138"><text:s/>                ;;</text:p>
      <text:p text:style-name="P138"><text:s/>        "Moineau" | "Pigeon")</text:p>
      <text:p text:style-name="P138"><text:s/>                echo "C'est un oiseau"</text:p>
      <text:p text:style-name="P138"><text:s/>                ;;</text:p>
      <text:p text:style-name="P138"><text:s/>        *)</text:p>
      <text:p text:style-name="P138"><text:s/>                echo "Je ne sais pas ce que c'est"</text:p>
      <text:p text:style-name="P138"><text:s/>                ;;</text:p>
      <text:p text:style-name="P138">esac</text:p>
      <text:h text:style-name="P2" text:outline-level="2">Les boucles</text:h>
      <text:p text:style-name="P167"><text:bookmark text:name="r-43420"/>while : boucler « tant que »</text:p>
      <text:p text:style-name="P153">En bash, on l'écrit comme ceci :</text:p>
      <text:p text:style-name="P146">while [ test ]</text:p>
      <text:p text:style-name="P146">do</text:p>
      <text:p text:style-name="P146"><text:s/>        echo 'Action en boucle'</text:p>
      <text:p text:style-name="P146">done</text:p>
      <text:p text:style-name="P123"><text:span text:style-name="T64">Il est aussi possible, comme pour le</text:span><text:span text:style-name="Source_20_Text"><text:span text:style-name="T64">i f</text:span></text:span><text:span text:style-name="T64">, d'assembler les deux premières lignes en une, à condition de mettre un point-virgule :</text:span></text:p>
      <text:p text:style-name="P146">while [ test ]; do</text:p>
      <text:p text:style-name="P146"><text:s/>echo 'Action en boucle'</text:p>
      <text:p text:style-name="P146">done</text:p>
      <text:p text:style-name="P144">Exemple :</text:p>
      <text:p text:style-name="P125"><text:span text:style-name="T5">On va demander à l'utilisateur de dire « oui » et répéter cette action tant qu’il n'a pas fait ce que l'on voulait.</text:span><text:span text:style-name="T5"> </text:span></text:p>
      <text:p text:style-name="P146">#!/bin/bash </text:p>
      <text:p text:style-name="P146">while [ -z $reponse ] || [ $reponse != 'oui' ] </text:p>
      <text:p text:style-name="P146">do</text:p>
      <text:p text:style-name="P146"><text:s/>        read -p 'Dites oui : ' reponse </text:p>
      <text:p text:style-name="P146">done </text:p>
      <text:p text:style-name="P165"><text:bookmark text:name="r-2284695"/>On fait deux tests : </text:p>
      <text:list xml:id="list5987200460226814961" text:style-name="L14">
        <text:list-item>
          <text:p text:style-name="P158"><text:bookmark text:name="r-2284696"/><text:bookmark text:name="r-2284697"/><text:bookmark text:name="r-2284700"/><text:span text:style-name="T30">Est-ce que </text:span><text:span text:style-name="Source_20_Text"><text:span text:style-name="T30">$reponse </text:span></text:span><text:span text:style-name="T30">est vide ?</text:span></text:p>
        </text:list-item>
        <text:list-item>
          <text:p text:style-name="P158"><text:bookmark text:name="r-2284698"/><text:bookmark text:name="r-2284699"/><text:span text:style-name="T30">Est-ce que </text:span><text:span text:style-name="Source_20_Text"><text:span text:style-name="T30">$reponse </text:span></text:span><text:span text:style-name="T30">est différent de </text:span><text:span text:style-name="Source_20_Text"><text:span text:style-name="T30">oui</text:span></text:span><text:span text:style-name="T30"> ?</text:span></text:p>
        </text:list-item>
      </text:list>
      <text:p text:style-name="P121"><text:span text:style-name="T64">Il existe aussi le mot clé </text:span><text:span text:style-name="Source_20_Text"><text:span text:style-name="T64">until</text:span></text:span><text:span text:style-name="T64">, qui est l'exact inverse de </text:span><text:span text:style-name="Source_20_Text"><text:span text:style-name="T64">while</text:span></text:span><text:span text:style-name="T64">. Il signifie « Jusqu'à ce que ».<text:line-break/>Remplacez juste </text:span><text:span text:style-name="Source_20_Text"><text:span text:style-name="T64">while </text:span></text:span><text:span text:style-name="T64">par </text:span><text:span text:style-name="Source_20_Text"><text:span text:style-name="T64">until </text:span></text:span><text:span text:style-name="T64">dans le code précédent pour l'essayer.</text:span></text:p>
      <text:p text:style-name="P154"/>
      <text:p text:style-name="P167"><text:bookmark text:name="r-43463"/>for : boucler sur une liste de valeurs</text:p>
      <text:p text:style-name="P121"><text:soft-page-break/><text:span text:style-name="T64">Avertissement pour ceux qui ont déjà fait de la programmation : le </text:span><text:span text:style-name="Source_20_Text"><text:span text:style-name="T64">for </text:span></text:span><text:span text:style-name="T64">en bash ne se comporte pas de la même manière que le </text:span><text:span text:style-name="Source_20_Text"><text:span text:style-name="T64">for </text:span></text:span><text:span text:style-name="T64">auquel vous êtes habitués dans un autre langage, comme le C ou le PHP. Lisez donc attentivement.</text:span></text:p>
      <text:h text:style-name="P23" text:outline-level="4"><text:bookmark text:name="r-2284733"/>Parcourir une liste de valeurs</text:h>
      <text:p text:style-name="P122"><text:span text:style-name="T61">En bash, la boucle</text:span><text:span text:style-name="Source_20_Text"><text:span text:style-name="T61">for</text:span></text:span><text:span text:style-name="T61">s'écrit comme ceci :</text:span></text:p>
      <text:p text:style-name="P139">#!/bin/bash </text:p>
      <text:p text:style-name="P139">for variable in 'valeur1' 'valeur2' 'valeur3' </text:p>
      <text:p text:style-name="P127"><text:span text:style-name="T3">do         echo "La variable vaut $variable" <text:line-break/></text:span><text:span text:style-name="T3">done</text:span></text:p>
      <text:p text:style-name="P141">Exemple : </text:p>
      <text:p text:style-name="P139">#!/bin/bash </text:p>
      <text:p text:style-name="P139">for animal in 'chien' 'souris' 'moineau' </text:p>
      <text:p text:style-name="P139">do</text:p>
      <text:p text:style-name="P139"><text:s/>        echo "Animal en cours d'analyse : $animal" </text:p>
      <text:p text:style-name="P139">done</text:p>
      <text:p text:style-name="P127"><text:span text:style-name="T8">Toutefois, la liste de valeurs n'a pas besoin d'être définie directement dans le code. On peut utiliser une variable :</text:span><text:span text:style-name="T3"> </text:span></text:p>
      <text:p text:style-name="P139">#!/bin/bash </text:p>
      <text:p text:style-name="P139">liste_fichiers=`ls` </text:p>
      <text:p text:style-name="P139">for fichier in $liste_fichiers </text:p>
      <text:p text:style-name="P139">do</text:p>
      <text:p text:style-name="P139"><text:s/>        echo "Fichier trouvé : $fichier" </text:p>
      <text:p text:style-name="P139">done</text:p>
      <text:p text:style-name="P127"><text:span text:style-name="T8">Ce script liste tous les fichiers trouvés dans le répertoire actuel :</text:span><text:span text:style-name="T3"> </text:span></text:p>
      <text:p text:style-name="P139">Fichier trouvé : boucles.sh <text:line-break/>Fichier trouvé : conditions.sh <text:line-break/>Fichier trouvé : variables.sh</text:p>
      <text:p text:style-name="P122"><text:span text:style-name="T61">On pourrait faire un code plus court sans passer par une variable </text:span><text:span text:style-name="Source_20_Text"><text:span text:style-name="T61">$liste_fichiers :</text:span></text:span></text:p>
      <text:p text:style-name="P122"><text:span text:style-name="Source_20_Text"><text:span text:style-name="T63">#!/bin/bash </text:span></text:span></text:p>
      <text:p text:style-name="P122"><text:span text:style-name="Source_20_Text"><text:span text:style-name="T63">for fichier in `ls` </text:span></text:span></text:p>
      <text:p text:style-name="P122"><text:span text:style-name="Source_20_Text"><text:span text:style-name="T63">do</text:span></text:span></text:p>
      <text:p text:style-name="P122"><text:span text:style-name="Source_20_Text"><text:span text:style-name="T63"><text:s/>        echo "Fichier trouvé : $fichier" </text:span></text:span></text:p>
      <text:p text:style-name="P122"><text:span text:style-name="Source_20_Text"><text:span text:style-name="T63">done</text:span></text:span></text:p>
      <text:p text:style-name="P122"><text:span text:style-name="Source_20_Text"><text:span text:style-name="T61">Bien entendu, ici, on ne fait qu'afficher le nom du fichier, ce qui n'est ni très amusant ni très utile. On pourrait se servir de notre script pour renommer chacun des fichiers du répertoire actuel en leur ajoutant un suffixe -old par exemple :</text:span></text:span></text:p>
      <text:p text:style-name="P122"><text:span text:style-name="Source_20_Text"><text:span text:style-name="T63">#!/bin/bash </text:span></text:span></text:p>
      <text:p text:style-name="P122"><text:span text:style-name="Source_20_Text"><text:span text:style-name="T63">for fichier in `ls` </text:span></text:span></text:p>
      <text:p text:style-name="P122"><text:soft-page-break/><text:span text:style-name="Source_20_Text"><text:span text:style-name="T63">do</text:span></text:span></text:p>
      <text:p text:style-name="P122"><text:span text:style-name="Source_20_Text"><text:span text:style-name="T63"><text:s/>        mv $fichier $fichier-old </text:span></text:span></text:p>
      <text:p text:style-name="P122"><text:span text:style-name="Source_20_Text"><text:span text:style-name="T63">done</text:span></text:span></text:p>
      <text:p text:style-name="P122"><text:span text:style-name="Source_20_Text"><text:span text:style-name="T62">Essayons de voir si l'exécution du script renomme bien tous les fichiers : </text:span></text:span></text:p>
      <text:p text:style-name="P122"><text:span text:style-name="Source_20_Text"><text:span text:style-name="T63">$ ls boucles.sh  conditions.sh  variables.sh <text:line-break/>$ ./boucles.sh  <text:line-break/>$ ls boucles.sh-old  conditions.sh-old  variables.sh-old </text:span></text:span></text:p>
      <text:p text:style-name="P122"><text:span text:style-name="Source_20_Text"><text:span text:style-name="T61">Pour les habitués d'autres langages de programmation, leforest une boucle qui permet de faire prendre à une variable une suite de nombres.</text:span></text:span></text:p>
      <text:p text:style-name="P122"><text:span text:style-name="Source_20_Text"><text:span text:style-name="T61">En bash, comme on l'a vu, le for permet de parcourir une liste de valeurs. Toutefois, en trichant un peu à l'aide de la commande </text:span></text:span><text:span text:style-name="Source_20_Text"><text:span text:style-name="T63">seq</text:span></text:span><text:span text:style-name="Source_20_Text"><text:span text:style-name="T61">, il est possible de simuler un for classique :</text:span></text:span></text:p>
      <text:p text:style-name="P122"><text:span text:style-name="Source_20_Text"><text:span text:style-name="T63">#!/bin/bash </text:span></text:span></text:p>
      <text:p text:style-name="P122"><text:span text:style-name="Source_20_Text"><text:span text:style-name="T63">for i in `seq 1 10`; </text:span></text:span></text:p>
      <text:p text:style-name="P122"><text:span text:style-name="Source_20_Text"><text:span text:style-name="T63">do</text:span></text:span></text:p>
      <text:p text:style-name="P122"><text:span text:style-name="Source_20_Text"><text:span text:style-name="T63"><text:s/>        echo $i </text:span></text:span></text:p>
      <text:p text:style-name="P122"><text:span text:style-name="Source_20_Text"><text:span text:style-name="T63">done</text:span></text:span></text:p>
      <text:p text:style-name="P122"><text:span text:style-name="Source_20_Text"><text:span text:style-name="T61">Explication :seq génère tous les nombres allant du premier paramètre au dernier paramètre, donc 1 2 3 4 5 6 7 8 9 10.</text:span></text:span></text:p>
      <text:p text:style-name="P122"><text:span text:style-name="Source_20_Text"><text:span text:style-name="T61">Si vous le voulez, vous pouvez changer le pas et avancer de deux en deux par exemple. Dans ce cas, il faut écrire seq 1 2 10 pour aller de 1 à 10 en avançant de deux en deux ; cela va donc générer les nombres 1 3 5 7 9.</text:span></text:span></text:p>
      <text:p text:style-name="P170"><text:span text:style-name="Source_20_Text"><text:span text:style-name="T34"/></text:span></text:p>
      <text:p text:style-name="P170"><text:span text:style-name="Source_20_Text"><text:span text:style-name="T34">Les fonctions</text:span></text:span></text:p>
      <text:h text:style-name="P40" text:outline-level="3"><text:bookmark text:name="r-4494358"/><text:span text:style-name="Source_20_Text"><text:span text:style-name="T40">Qu'est-ce qu'une fonction ? </text:span></text:span></text:h>
      <text:p text:style-name="P122"><text:span text:style-name="Source_20_Text"><text:span text:style-name="T62">Une fonction, c’est un ensemble d’instructions, permettant d'effectuer plusieurs tâches avec des </text:span></text:span><text:span text:style-name="Source_20_Text"><text:span text:style-name="Strong_20_Emphasis"><text:span text:style-name="T62">paramètres d'entrée différents</text:span></text:span></text:span><text:span text:style-name="Source_20_Text"><text:span text:style-name="T62">. </text:span></text:span></text:p>
      <text:p text:style-name="P122"><text:span text:style-name="Source_20_Text"><text:span text:style-name="T62"> </text:span></text:span></text:p>
      <text:list xml:id="list1898307354386436932" text:style-name="L15">
        <text:list-item>
          <text:p text:style-name="P171"><text:bookmark text:name="r-4480306"/><text:bookmark text:name="r-4480303"/><text:bookmark text:name="r-4480304"/><text:span text:style-name="T93">Vous n'êtes </text:span><text:span text:style-name="Strong_20_Emphasis"><text:span text:style-name="T93">pas limité</text:span></text:span><text:span text:style-name="T93"> dans le nombre de fonction. Par contre, elles ne doivent pas avoir le même nom.</text:span></text:p>
        </text:list-item>
        <text:list-item>
          <text:p text:style-name="P171"><text:bookmark text:name="r-4480307"/><text:bookmark text:name="r-4480308"/><text:span text:style-name="T93">Vous pouvez </text:span><text:span text:style-name="Strong_20_Emphasis"><text:span text:style-name="T93">réutiliser</text:span></text:span><text:span text:style-name="T93"> les variables globales initialiser dans votre script à l'intérieur ou à l'extérieur de votre fonction.</text:span></text:p>
        </text:list-item>
        <text:list-item>
          <text:p text:style-name="P171"><text:bookmark text:name="r-4480309"/><text:bookmark text:name="r-4480310"/><text:span text:style-name="T93">Vous pouvez déclarer des </text:span><text:span text:style-name="Strong_20_Emphasis"><text:span text:style-name="T93">variables locales</text:span></text:span><text:span text:style-name="T93"> à vos fonctions.</text:span></text:p>
        </text:list-item>
        <text:list-item>
          <text:p text:style-name="P171"><text:bookmark text:name="r-4480437"/><text:bookmark text:name="r-4480438"/><text:span text:style-name="T93">Une bonne fonction,  c'est une fonction qui traite d'un </text:span><text:span text:style-name="Strong_20_Emphasis"><text:span text:style-name="T93">élément spécifique et récurrent</text:span></text:span><text:span text:style-name="T93"> dans votre script.</text:span></text:p>
        </text:list-item>
      </text:list>
      <text:h text:style-name="P40" text:outline-level="3"><text:bookmark text:name="r-4494368"/><text:span text:style-name="Source_20_Text"><text:span text:style-name="T40">Comment déclarer une fonction ?</text:span></text:span></text:h>
      <text:p text:style-name="P122"><text:span text:style-name="Source_20_Text"><text:span text:style-name="T63"># déclaration méthode 1 </text:span></text:span></text:p>
      <text:p text:style-name="P122"><text:span text:style-name="Source_20_Text"><text:span text:style-name="T63">maFonction () </text:span></text:span></text:p>
      <text:p text:style-name="P122"><text:soft-page-break/><text:span text:style-name="Source_20_Text"><text:span text:style-name="T63">{ </text:span></text:span></text:p>
      <text:p text:style-name="P122"><text:span text:style-name="Source_20_Text"><text:span text:style-name="T63">bloc d’instructions</text:span></text:span></text:p>
      <text:p text:style-name="P122"><text:span text:style-name="Source_20_Text"><text:span text:style-name="T63">} </text:span></text:span></text:p>
      <text:p text:style-name="P122"><text:span text:style-name="Source_20_Text"><text:span text:style-name="T63">#appel de ma fonction </text:span></text:span></text:p>
      <text:p text:style-name="P122"><text:span text:style-name="Source_20_Text"><text:span text:style-name="T63">maFonction</text:span></text:span></text:p>
      <text:p text:style-name="P122"><text:span text:style-name="Source_20_Text"><text:span text:style-name="T63"># déclaration méthode 2 </text:span></text:span></text:p>
      <text:p text:style-name="P122"><text:span text:style-name="Source_20_Text"><text:span text:style-name="T63">function maFonction </text:span></text:span></text:p>
      <text:p text:style-name="P122"><text:span text:style-name="Source_20_Text"><text:span text:style-name="T63">{ </text:span></text:span></text:p>
      <text:p text:style-name="P122"><text:span text:style-name="Source_20_Text"><text:span text:style-name="T63">bloc d’instructions  </text:span></text:span></text:p>
      <text:p text:style-name="P122"><text:span text:style-name="Source_20_Text"><text:span text:style-name="T63">}</text:span></text:span></text:p>
      <text:p text:style-name="P122"><text:span text:style-name="Source_20_Text"><text:span text:style-name="T63"><text:s/>#appel de la fonction </text:span></text:span></text:p>
      <text:p text:style-name="P122"><text:span text:style-name="Source_20_Text"><text:span text:style-name="T63">maFonction</text:span></text:span></text:p>
      <text:p text:style-name="P122"><text:span text:style-name="Source_20_Text"><text:span text:style-name="T62">Exemple de cas pratique ou utiliser une ou des fonctions : </text:span></text:span></text:p>
      <text:p text:style-name="P163"><text:bookmark text:name="r-4480431"/><text:span text:style-name="T26">Maintenant, passons à la pratique et  sauvegardez votre répertoire personnel sous Linux.<text:line-break/></text:span><text:span text:style-name="T8">Posez-vous les bonnes questions...</text:span> </text:p>
      <text:p text:style-name="P151"><text:bookmark text:name="r-4480448"/>Par exemple :</text:p>
      <text:list xml:id="list3259940829275557306" text:style-name="L16">
        <text:list-item>
          <text:p text:style-name="P173"><text:bookmark text:name="r-4480449"/><text:bookmark text:name="r-4480450"/><text:bookmark text:name="r-4480459"/>Comment vais-je sauvegarder le répertoire ? (tar, cp , rysnc …)</text:p>
        </text:list-item>
        <text:list-item>
          <text:p text:style-name="P173"><text:bookmark text:name="r-4480451"/><text:bookmark text:name="r-4480452"/>Que faut-il sauvegarder dans mon répertoire personnel ? (tout ?, .bashrc, ….)</text:p>
        </text:list-item>
        <text:list-item>
          <text:p text:style-name="P173"><text:bookmark text:name="r-4480453"/><text:bookmark text:name="r-4480454"/>Ou vais-je sauvegarder le répertoire ? (/Repertoiredebackup,  sur mon autre serveur distant,  dans le cloud…) ?</text:p>
        </text:list-item>
        <text:list-item>
          <text:p text:style-name="P173"><text:bookmark text:name="r-4480455"/><text:bookmark text:name="r-4480456"/>Comment être averti et enregistrer un historique du bon ou du mauvais fonctionnement  de mon script? ( par MAIL, par fax ?, par téléphone ? dans un fichier, sur un site web, les deux … ? )</text:p>
        </text:list-item>
        <text:list-item>
          <text:p text:style-name="P173"><text:bookmark text:name="r-4480457"/><text:bookmark text:name="r-4480458"/>À quelle fréquence ?</text:p>
        </text:list-item>
      </text:list>
      <text:p text:style-name="P161">Lorsque vous ne vous posez plus de questions, c’est qu’il est temps d’ordonner toutes les<text:line-break/>informations.</text:p>
      <text:p text:style-name="P152"><text:bookmark text:name="r-4480466"/>Vous pourriez par exemple avoir trois fonctions :</text:p>
      <text:list xml:id="list153968329652177944" text:style-name="L17">
        <text:list-item>
          <text:p text:style-name="P172"><text:bookmark text:name="r-4480467"/><text:bookmark text:name="r-4480468"/><text:bookmark text:name="r-4480473"/><text:span text:style-name="T30">une fonction</text:span><text:span text:style-name="T27"> </text:span><text:span text:style-name="Strong_20_Emphasis"><text:span text:style-name="T27">sauvegarde </text:span></text:span><text:span text:style-name="Strong_20_Emphasis"><text:span text:style-name="T30">;</text:span></text:span></text:p>
        </text:list-item>
        <text:list-item>
          <text:p text:style-name="P172"><text:bookmark text:name="r-4480469"/><text:bookmark text:name="r-4480470"/><text:span text:style-name="T30">une fonction </text:span><text:span text:style-name="Strong_20_Emphasis"><text:span text:style-name="T27">log </text:span></text:span><text:span text:style-name="Strong_20_Emphasis"><text:span text:style-name="T30">;</text:span></text:span></text:p>
        </text:list-item>
        <text:list-item>
          <text:p text:style-name="P172"><text:bookmark text:name="r-4480471"/><text:bookmark text:name="r-4480472"/><text:span text:style-name="T30">une fonction </text:span><text:span text:style-name="Strong_20_Emphasis"><text:span text:style-name="T27">avertissement</text:span></text:span><text:span text:style-name="Strong_20_Emphasis"><text:span text:style-name="T30">.</text:span></text:span></text:p>
        </text:list-item>
      </text:list>
      <text:p text:style-name="Text_20_body"><text:span text:style-name="Strong_20_Emphasis"><text:span text:style-name="T30"> En plus de rendre notre programme plus lisible, la fonction doit rester </text:span></text:span><text:span text:style-name="Strong_20_Emphasis"><text:span text:style-name="T33">le plus générique</text:span></text:span><text:span text:style-name="Strong_20_Emphasis"><text:span text:style-name="T30"> possible, car le principe c’est aussi de réutiliser les fonctions sans coder un nouveau bloc d’instruction et faire des doublons. </text:span></text:span></text:p>
      <text:p text:style-name="P161"/>
      <text:p text:style-name="P163"/>
      <text:p text:style-name="P110"><text:line-break/></text:p>
      <text:p text:style-name="P147"><text:soft-page-break/></text:p>
      <text:p text:style-name="P128"/>
      <text:p text:style-name="P127"/>
      <text:p text:style-name="P134"/>
      <text:p text:style-name="P136"/>
      <text:p text:style-name="P169"><text:span text:style-name="Source_20_Text"><text:span text:style-name="T27"/></text:span></text:p>
      <text:p text:style-name="P169"><text:span text:style-name="Source_20_Text"><text:span text:style-name="T27"/></text:span></text:p>
      <text:p text:style-name="P134"/>
      <text:p text:style-name="P135"/>
      <text:p text:style-name="P133"/>
      <text:p text:style-name="P137"/>
      <text:p text:style-name="P51"/>
      <text:p text:style-name="Text_20_body"><text:span text:style-name="Emphasis"><text:span text:style-name="T31"/></text:span></text:p>
      <text:p text:style-name="P110"><text:line-break/></text:p>
      <text:p text:style-name="P166"/>
      <text:p text:style-name="P110"/>
      <text:p text:style-name="P85"><text:span text:style-name="Example"><text:span text:style-name="T94"/></text:span></text:p>
      <text:p text:style-name="P96"/>
      <text:p text:style-name="P85"><text:span text:style-name="Example"><text:span text:style-name="T94"/></text:span></text:p>
      <text:p text:style-name="P96"/>
      <text:p text:style-name="P86"/>
      <text:p text:style-name="Text_20_body"><text:span text:style-name="Example"><text:span text:style-name="T93"/></text:span></text:p>
      <text:p text:style-name="P159"/>
      <text:p text:style-name="Text_20_body"><text:span text:style-name="Example"><text:span text:style-name="T98"/></text:span></text:p>
      <text:p text:style-name="P167"/>
      <text:p text:style-name="P110"/>
      <text:p text:style-name="P72"/>
      <text:p text:style-name="P72"/>
      <text:p text:style-name="P72"/>
      <text:p text:style-name="P72"/>
      <text:p text:style-name="P168"><text:span text:style-name="Example"><text:span text:style-name="T1"/></text:span></text:p>
      <text:p text:style-name="Standard"><text:span text:style-name="Example"><text:span text:style-name="T98"/></text:span></text:p>
      <text:p text:style-name="Text_20_body"><text:span text:style-name="Example"><text:span text:style-name="T98"/></text:span></text:p>
      <text:p text:style-name="P85"><text:span text:style-name="Example"><text:span text:style-name="T94"/></text:span></text:p>
      <text:p text:style-name="P86"><text:s/></text:p>
      <text:p text:style-name="P85"><text:soft-page-break/><text:span text:style-name="Example"><text:span text:style-name="T94"/></text:span></text:p>
      <text:p text:style-name="P85"><text:span text:style-name="Example"><text:span text:style-name="T94"/></text:span></text:p>
      <text:p text:style-name="Text_20_body"><text:span text:style-name="Example"><text:span text:style-name="T94"/></text:span></text:p>
      <text:p text:style-name="P85"><text:span text:style-name="Example"><text:span text:style-name="T94"/></text:span></text:p>
      <text:p text:style-name="Text_20_body"><text:span text:style-name="Example"><text:span text:style-name="T98"/></text:span></text:p>
      <text:p text:style-name="Text_20_body"><text:span text:style-name="Example"><text:span text:style-name="T93"/></text:span></text:p>
      <text:p text:style-name="Text_20_body"><text:span text:style-name="Example"><text:span text:style-name="T94"/></text:span></text:p>
      <text:p text:style-name="Text_20_body"><text:span text:style-name="Example"><text:span text:style-name="T94"/></text:span></text:p>
      <text:p text:style-name="Text_20_body"><text:span text:style-name="Example"><text:span text:style-name="T94"/></text:span></text:p>
      <text:p text:style-name="P110"/>
      <text:p text:style-name="P11"><text:span text:style-name="Example"><text:span text:style-name="T94"/></text:span></text:p>
      <text:p text:style-name="P68"/>
      <text:p text:style-name="P110"/>
      <text:p text:style-name="P96"/>
      <text:p text:style-name="P174"/>
      <text:p text:style-name="P86"/>
      <text:p text:style-name="P12"/>
      <text:p text:style-name="P75"/>
      <text:p text:style-name="P71"/>
      <text:p text:style-name="P71"/>
      <text:p text:style-name="P65"/>
      <text:p text:style-name="P71"/>
      <text:p text:style-name="P71"/>
      <text:p text:style-name="P110"/>
      <text:p text:style-name="P110"/>
      <text:p text:style-name="P68"/>
      <text:p text:style-name="P110"/>
      <text:p text:style-name="P12"/>
      <text:p text:style-name="P11"><text:span text:style-name="Example"><text:span text:style-name="T94"/></text:span></text:p>
      <text:p text:style-name="P68"/>
      <text:p text:style-name="P68"/>
      <text:p text:style-name="P159"/>
      <text:p text:style-name="P110"/>
      <text:p text:style-name="P71"/>
      <text:p text:style-name="P68"/>
      <text:p text:style-name="P161"><text:s/></text:p>
      <text:p text:style-name="P96"><text:soft-page-break/></text:p>
      <text:p text:style-name="P91"/>
      <text:p text:style-name="P91"/>
      <text:p text:style-name="P91"><text:s/></text:p>
      <text:p text:style-name="P86"/>
      <text:p text:style-name="P96"/>
      <text:p text:style-name="P91"/>
      <text:p text:style-name="P86"/>
      <text:p text:style-name="P86"/>
      <text:p text:style-name="P96"/>
      <text:p text:style-name="P96"/>
      <text:p text:style-name="P85"><text:span text:style-name="Example"><text:span text:style-name="T94"/></text:span></text:p>
      <text:p text:style-name="P11"><text:span text:style-name="Example"><text:span text:style-name="T98"/></text:span></text:p>
      <text:p text:style-name="P110"/>
      <text:p text:style-name="P110"/>
      <text:p text:style-name="P92"/>
      <text:p text:style-name="P99"><text:span text:style-name="Example"><text:span text:style-name="T98"/></text:span></text:p>
      <text:p text:style-name="P92"/>
      <text:p text:style-name="P97"/>
      <text:p text:style-name="P92"/>
      <text:p text:style-name="P94"/>
      <text:p text:style-name="P96"/>
      <text:p text:style-name="P85"><text:span text:style-name="Source_20_Text"><text:span text:style-name="T94"/></text:span></text:p>
      <text:p text:style-name="P91"/>
      <text:p text:style-name="P91"/>
      <text:p text:style-name="P86"/>
      <text:p text:style-name="P85"><text:span text:style-name="Example"><text:span text:style-name="T98"/></text:span></text:p>
      <text:p text:style-name="P91"><text:soft-page-break/></text:p>
      <text:p text:style-name="P14"/>
      <text:p text:style-name="P14"/>
      <text:p text:style-name="P15"/>
      <text:p text:style-name="P11"><text:span text:style-name="Example"><text:span text:style-name="T93"/></text:span></text:p>
      <text:p text:style-name="P68"/>
      <text:p text:style-name="P68"/>
      <text:p text:style-name="P110"/>
      <text:p text:style-name="P91"/>
      <text:p text:style-name="P14"/>
      <text:p text:style-name="P11"><text:span text:style-name="Example"><text:span text:style-name="T94"/></text:span></text:p>
      <text:p text:style-name="P161"/>
      <text:p text:style-name="P96"/>
      <text:p text:style-name="P85"><text:span text:style-name="Source_20_Text"><text:span text:style-name="T98"/></text:span></text:p>
      <text:p text:style-name="P86"/>
      <text:p text:style-name="P85"><text:span text:style-name="Source_20_Text"><text:span text:style-name="T98"/></text:span></text:p>
      <text:p text:style-name="P85"><text:span text:style-name="Source_20_Text"><text:span text:style-name="T98"/></text:span></text:p>
      <text:p text:style-name="P91"/>
      <text:p text:style-name="P85"><text:span text:style-name="Example"><text:span text:style-name="T98"/></text:span></text:p>
      <text:p text:style-name="P91"/>
      <text:p text:style-name="P85"><text:span text:style-name="Example"><text:span text:style-name="T93"/></text:span></text:p>
      <text:p text:style-name="P91"/>
      <text:p text:style-name="P91"><text:s/></text:p>
      <text:p text:style-name="P91"/>
      <text:p text:style-name="P86"/>
      <text:p text:style-name="P96"/>
      <text:p text:style-name="P14"/>
      <text:p text:style-name="P65"/>
      <text:p text:style-name="Standard"><text:soft-page-break/><text:span text:style-name="Source_20_Text"><text:span text:style-name="T98"/></text:span></text:p>
      <text:p text:style-name="P110"/>
      <text:p text:style-name="P165"/>
      <text:p text:style-name="P61"/>
      <text:p text:style-name="P65"/>
      <text:p text:style-name="P71"/>
      <text:p text:style-name="P71"/>
      <text:p text:style-name="Standard"><text:span text:style-name="Source_20_Text"><text:span text:style-name="T98"/></text:span></text:p>
      <text:p text:style-name="P161"/>
      <text:p text:style-name="P97"/>
      <text:p text:style-name="P99"><text:span text:style-name="Source_20_Text"><text:span text:style-name="T98"/></text:span></text:p>
      <text:p text:style-name="P99"><text:span text:style-name="Source_20_Text"><text:span text:style-name="T94"/></text:span></text:p>
      <text:p text:style-name="P97"/>
      <text:p text:style-name="P92"><text:line-break/></text:p>
      <text:p text:style-name="P87"/>
      <text:p text:style-name="P92"/>
      <text:p text:style-name="P92"/>
      <text:p text:style-name="P92"/>
      <text:p text:style-name="P94"/>
      <text:p text:style-name="P92"><text:line-break/></text:p>
      <text:p text:style-name="P97"/>
      <text:p text:style-name="P87"/>
      <text:p text:style-name="P87"/>
      <text:p text:style-name="P110"><text:bookmark text:name="r-2282705"/></text:p>
      <text:p text:style-name="P92"/>
      <text:p text:style-name="P95"/>
      <text:p text:style-name="P94"/>
      <text:p text:style-name="P87"/>
      <text:p text:style-name="P86"/>
      <text:p text:style-name="P91"><text:soft-page-break/></text:p>
      <text:p text:style-name="P91"/>
      <text:p text:style-name="P91"/>
      <text:p text:style-name="P85"><text:span text:style-name="Source_20_Text"><text:span text:style-name="T98"/></text:span></text:p>
      <text:p text:style-name="P96"/>
      <text:p text:style-name="P96"><text:line-break/></text:p>
      <text:p text:style-name="P85"><text:span text:style-name="Source_20_Text"><text:span text:style-name="T98"/></text:span></text:p>
      <text:p text:style-name="P98"><text:span text:style-name="Source_20_Text"><text:span text:style-name="T93"/></text:span></text:p>
      <text:p text:style-name="P86"/>
      <text:p text:style-name="P91"/>
      <text:p text:style-name="P91"/>
      <text:p text:style-name="P85"><text:span text:style-name="Source_20_Text"><text:span text:style-name="T98"/></text:span></text:p>
      <text:p text:style-name="P91"/>
      <text:p text:style-name="P86"/>
      <text:p text:style-name="P86"/>
      <text:p text:style-name="P85"><text:span text:style-name="Source_20_Text"><text:span text:style-name="T94"/></text:span></text:p>
      <text:p text:style-name="P85"><text:span text:style-name="Source_20_Text"><text:span text:style-name="T98"/></text:span></text:p>
      <text:p text:style-name="P86"/>
      <text:p text:style-name="P91"/>
      <text:p text:style-name="P91"/>
      <text:p text:style-name="P91"/>
      <text:p text:style-name="P96"/>
      <text:p text:style-name="P91"/>
      <text:p text:style-name="P85"><text:span text:style-name="Source_20_Text"><text:span text:style-name="T94"/></text:span></text:p>
      <text:p text:style-name="P91"/>
      <text:p text:style-name="P91"/>
      <text:p text:style-name="P86"><text:soft-page-break/></text:p>
      <text:p text:style-name="P91"/>
      <text:p text:style-name="P93"/>
      <text:p text:style-name="P91"/>
      <text:p text:style-name="P91"/>
      <text:p text:style-name="P91"/>
      <text:p text:style-name="P16"><text:span text:style-name="Source_20_Text"><text:span text:style-name="T93"/></text:span></text:p>
      <text:p text:style-name="P12"/>
      <text:p text:style-name="P72"/>
      <text:p text:style-name="P42"><text:span text:style-name="Source_20_Text"><text:span text:style-name="T98"/></text:span></text:p>
      <text:p text:style-name="P72"/>
      <text:p text:style-name="P72"/>
      <text:p text:style-name="P72"/>
      <text:p text:style-name="P61"/>
      <text:p text:style-name="P72"/>
      <text:p text:style-name="P72"/>
      <text:p text:style-name="P42"><text:span text:style-name="Source_20_Text"><text:span text:style-name="T95"/></text:span></text:p>
      <text:p text:style-name="P72"/>
      <text:p text:style-name="P72"/>
      <text:p text:style-name="P72"/>
      <text:p text:style-name="P64"/>
      <text:p text:style-name="P61"/>
      <text:p text:style-name="P61"/>
      <text:p text:style-name="P58"/>
      <text:p text:style-name="P58"/>
      <text:p text:style-name="P61"/>
      <text:p text:style-name="P61"/>
      <text:p text:style-name="P79"><text:span text:style-name="Strong_20_Emphasis"><text:span text:style-name="T46"/></text:span></text:p>
      <text:p text:style-name="P79"><text:span text:style-name="Strong_20_Emphasis"><text:span text:style-name="T54"/></text:span></text:p>
      <text:p text:style-name="P79"><text:span text:style-name="Strong_20_Emphasis"><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ource Sans Pro" svg:font-family="'Source Sans Pro', sans-serif"/>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turpin</meta:initial-creator>
    <meta:creation-date>2018-01-05T15:54:23.85</meta:creation-date>
    <dc:date>2018-01-26T15:46:54.13</dc:date>
    <dc:creator>joseph turpin</dc:creator>
    <meta:editing-duration>P17DT13H25M52S</meta:editing-duration>
    <meta:editing-cycles>443</meta:editing-cycles>
    <meta:generator>OpenOffice/4.1.5$Win32 OpenOffice.org_project/415m1$Build-9789</meta:generator>
    <meta:document-statistic meta:table-count="0" meta:image-count="0" meta:object-count="0" meta:page-count="79" meta:paragraph-count="1427" meta:word-count="28294" meta:character-count="163116"/>
  </office:meta>
</office:document-meta>
</file>